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2.2335in"/>
    </style:style>
    <style:style style:name="co12" style:family="table-column">
      <style:table-column-properties fo:break-before="auto" style:column-width="1.6972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1.6437in"/>
    </style:style>
    <style:style style:name="co18" style:family="table-column">
      <style:table-column-properties fo:break-before="auto" style:column-width="1.782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AR PL SungtiL GB"/>
    </style:style>
  </office:automatic-styles>
  <office:body>
    <office:spreadsheet>
      <table:calculation-settings table:automatic-find-labels="false" table:use-regular-expressions="false" table:use-wildcards="true"/>
      <table:table table:name="tempora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</text:p>
          </table:table-cell>
          <table:table-cell office:value-type="string" calcext:value-type="string">
            <text:p>New Hospitalizations</text:p>
          </table:table-cell>
          <table:table-cell office:value-type="string" calcext:value-type="string">
            <text:p>Est. Net Cases</text:p>
          </table:table-cell>
          <table:table-cell office:value-type="string" calcext:value-type="string">
            <text:p>Est. Net Hospitalizations</text:p>
          </table:table-cell>
          <table:table-cell office:value-type="string" calcext:value-type="string">
            <text:p>Est. Newly Recovered</text:p>
          </table:table-cell>
          <table:table-cell office:value-type="string" calcext:value-type="string">
            <text:p>Est. Current Cases</text:p>
          </table:table-cell>
          <table:table-cell office:value-type="string" calcext:value-type="string">
            <text:p>Cumulative Cases</text:p>
          </table:table-cell>
          <table:table-cell office:value-type="string" calcext:value-type="string">
            <text:p>Recovered Population</text:p>
          </table:table-cell>
          <table:table-cell office:value-type="string" calcext:value-type="string">
            <text:p>Accumulative Deaths</text:p>
          </table:table-cell>
          <table:table-cell office:value-type="string" calcext:value-type="string">
            <text:p>Hospitalized Population</text:p>
          </table:table-cell>
          <table:table-cell office:value-type="string" calcext:value-type="string">
            <text:p>Measured Current Infected</text:p>
          </table:table-cell>
          <table:table-cell office:value-type="string" calcext:value-type="string">
            <text:p>Measured Unhospitalized Infected</text:p>
          </table:table-cell>
          <table:table-cell office:value-type="string" calcext:value-type="string">
            <text:p>Hospitalization Likelihood</text:p>
          </table:table-cell>
          <table:table-cell office:value-type="string" calcext:value-type="string">
            <text:p>Death likelihood</text:p>
          </table:table-cell>
          <table:table-cell office:value-type="string" calcext:value-type="string">
            <text:p>Susceptible Population</text:p>
          </table:table-cell>
          <table:table-cell table:style-name="Default" office:value-type="string" calcext:value-type="string">
            <text:p>True Unhospitalized Infected</text:p>
          </table:table-cell>
          <table:table-cell office:value-type="string" calcext:value-type="string">
            <text:p>True Current Infected</text:p>
          </table:table-cell>
          <table:table-cell office:value-type="string" calcext:value-type="string">
            <text:p>True Infection Rate</text:p>
          </table:table-cell>
          <table:table-cell office:value-type="string" calcext:value-type="string">
            <text:p>Measured Infection Rate</text:p>
          </table:table-cell>
          <table:table-cell office:value-type="string" calcext:value-type="string">
            <text:p>Hospitalization Rate</text:p>
          </table:table-cell>
          <table:table-cell office:value-type="string" calcext:value-type="string">
            <text:p>Closure Policy</text:p>
          </table:table-cell>
          <table:table-cell office:value-type="string" calcext:value-type="string">
            <text:p>Ventilators</text:p>
          </table:table-cell>
        </table:table-row>
        <table:table-row table:style-name="ro1">
          <table:table-cell office:value-type="string" calcext:value-type="string">
            <text:p>2020-02-10 0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G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1" calcext:value-type="float">
            <text:p>1</text:p>
          </table:table-cell>
          <table:table-cell table:formula="of:=[.H2]" office:value-type="float" office:value="1" calcext:value-type="float">
            <text:p>1</text:p>
          </table:table-cell>
          <table:table-cell table:formula="of:=[.M2]-[.L2]" office:value-type="float" office:value="0" calcext:value-type="float">
            <text:p>0</text:p>
          </table:table-cell>
          <table:table-cell table:formula="of:=[.L2]/[.M2]" office:value-type="float" office:value="1" calcext:value-type="float">
            <text:p>1</text:p>
          </table:table-cell>
          <table:table-cell table:formula="of:=[.K2]/[.I2]" office:value-type="float" office:value="0" calcext:value-type="float">
            <text:p>0</text:p>
          </table:table-cell>
          <table:table-cell table:formula="of:=2038372-[.M2]-[.K2]-[.J2]" office:value-type="float" office:value="2038371" calcext:value-type="float">
            <text:p>2038371</text:p>
          </table:table-cell>
          <table:table-cell/>
          <table:table-cell table:formula="of:=[.R2]+[.L2]" office:value-type="float" office:value="1" calcext:value-type="float">
            <text:p>1</text:p>
          </table:table-cell>
          <table:table-cell table:formula="of:=[.S2]" office:value-type="float" office:value="1" calcext:value-type="float">
            <text:p>1</text:p>
          </table:table-cell>
          <table:table-cell table:formula="of:=[.M2]" office:value-type="float" office:value="1" calcext:value-type="float">
            <text:p>1</text:p>
          </table:table-cell>
          <table:table-cell table:formula="of:=[.L2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]+[.E3]" office:value-type="float" office:value="1" calcext:value-type="float">
            <text:p>1</text:p>
          </table:table-cell>
          <table:table-cell table:formula="of:=[.I2]+[.B3]" office:value-type="float" office:value="1" calcext:value-type="float">
            <text:p>1</text:p>
          </table:table-cell>
          <table:table-cell table:formula="of:=[.J2]+[.G3]" office:value-type="float" office:value="0" calcext:value-type="float">
            <text:p>0</text:p>
          </table:table-cell>
          <table:table-cell table:formula="of:=[.K2]+[.C3]" office:value-type="float" office:value="0" calcext:value-type="float">
            <text:p>0</text:p>
          </table:table-cell>
          <table:table-cell table:formula="of:=[.L2]+[.F3]" office:value-type="float" office:value="1" calcext:value-type="float">
            <text:p>1</text:p>
          </table:table-cell>
          <table:table-cell table:formula="of:=[.H3]" office:value-type="float" office:value="1" calcext:value-type="float">
            <text:p>1</text:p>
          </table:table-cell>
          <table:table-cell table:formula="of:=[.M3]-[.L3]" office:value-type="float" office:value="0" calcext:value-type="float">
            <text:p>0</text:p>
          </table:table-cell>
          <table:table-cell table:formula="of:=[.L3]/[.M3]" office:value-type="float" office:value="1" calcext:value-type="float">
            <text:p>1</text:p>
          </table:table-cell>
          <table:table-cell table:formula="of:=[.K3]/[.I3]" office:value-type="float" office:value="0" calcext:value-type="float">
            <text:p>0</text:p>
          </table:table-cell>
          <table:table-cell table:formula="of:=2038372-[.M3]-[.K3]-[.J3]" office:value-type="float" office:value="2038371" calcext:value-type="float">
            <text:p>2038371</text:p>
          </table:table-cell>
          <table:table-cell/>
          <table:table-cell table:formula="of:=[.R3]+[.L3]" office:value-type="float" office:value="1" calcext:value-type="float">
            <text:p>1</text:p>
          </table:table-cell>
          <table:table-cell table:formula="of:=[.S3]-[.S2]" office:value-type="float" office:value="0" calcext:value-type="float">
            <text:p>0</text:p>
          </table:table-cell>
          <table:table-cell table:formula="of:=[.M3]-[.M2]" office:value-type="float" office:value="0" calcext:value-type="float">
            <text:p>0</text:p>
          </table:table-cell>
          <table:table-cell table:formula="of:=[.L3]-[.L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1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]+[.E4]" office:value-type="float" office:value="1" calcext:value-type="float">
            <text:p>1</text:p>
          </table:table-cell>
          <table:table-cell table:formula="of:=[.I3]+[.B4]" office:value-type="float" office:value="1" calcext:value-type="float">
            <text:p>1</text:p>
          </table:table-cell>
          <table:table-cell table:formula="of:=[.J3]+[.G4]" office:value-type="float" office:value="0" calcext:value-type="float">
            <text:p>0</text:p>
          </table:table-cell>
          <table:table-cell table:formula="of:=[.K3]+[.C4]" office:value-type="float" office:value="0" calcext:value-type="float">
            <text:p>0</text:p>
          </table:table-cell>
          <table:table-cell table:formula="of:=[.L3]+[.F4]" office:value-type="float" office:value="1" calcext:value-type="float">
            <text:p>1</text:p>
          </table:table-cell>
          <table:table-cell table:formula="of:=[.H4]" office:value-type="float" office:value="1" calcext:value-type="float">
            <text:p>1</text:p>
          </table:table-cell>
          <table:table-cell table:formula="of:=[.M4]-[.L4]" office:value-type="float" office:value="0" calcext:value-type="float">
            <text:p>0</text:p>
          </table:table-cell>
          <table:table-cell table:formula="of:=[.L4]/[.M4]" office:value-type="float" office:value="1" calcext:value-type="float">
            <text:p>1</text:p>
          </table:table-cell>
          <table:table-cell table:formula="of:=[.K4]/[.I4]" office:value-type="float" office:value="0" calcext:value-type="float">
            <text:p>0</text:p>
          </table:table-cell>
          <table:table-cell table:formula="of:=2038372-[.M4]-[.K4]-[.J4]" office:value-type="float" office:value="2038371" calcext:value-type="float">
            <text:p>2038371</text:p>
          </table:table-cell>
          <table:table-cell/>
          <table:table-cell table:formula="of:=[.R4]+[.L4]" office:value-type="float" office:value="1" calcext:value-type="float">
            <text:p>1</text:p>
          </table:table-cell>
          <table:table-cell table:formula="of:=[.S4]-[.S3]" office:value-type="float" office:value="0" calcext:value-type="float">
            <text:p>0</text:p>
          </table:table-cell>
          <table:table-cell table:formula="of:=[.M4]-[.M3]" office:value-type="float" office:value="0" calcext:value-type="float">
            <text:p>0</text:p>
          </table:table-cell>
          <table:table-cell table:formula="of:=[.L4]-[.L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1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]+[.E5]" office:value-type="float" office:value="1" calcext:value-type="float">
            <text:p>1</text:p>
          </table:table-cell>
          <table:table-cell table:formula="of:=[.I4]+[.B5]" office:value-type="float" office:value="1" calcext:value-type="float">
            <text:p>1</text:p>
          </table:table-cell>
          <table:table-cell table:formula="of:=[.J4]+[.G5]" office:value-type="float" office:value="0" calcext:value-type="float">
            <text:p>0</text:p>
          </table:table-cell>
          <table:table-cell table:formula="of:=[.K4]+[.C5]" office:value-type="float" office:value="0" calcext:value-type="float">
            <text:p>0</text:p>
          </table:table-cell>
          <table:table-cell table:formula="of:=[.L4]+[.F5]" office:value-type="float" office:value="1" calcext:value-type="float">
            <text:p>1</text:p>
          </table:table-cell>
          <table:table-cell table:formula="of:=[.H5]" office:value-type="float" office:value="1" calcext:value-type="float">
            <text:p>1</text:p>
          </table:table-cell>
          <table:table-cell table:formula="of:=[.M5]-[.L5]" office:value-type="float" office:value="0" calcext:value-type="float">
            <text:p>0</text:p>
          </table:table-cell>
          <table:table-cell table:formula="of:=[.L5]/[.M5]" office:value-type="float" office:value="1" calcext:value-type="float">
            <text:p>1</text:p>
          </table:table-cell>
          <table:table-cell table:formula="of:=[.K5]/[.I5]" office:value-type="float" office:value="0" calcext:value-type="float">
            <text:p>0</text:p>
          </table:table-cell>
          <table:table-cell table:formula="of:=2038372-[.M5]-[.K5]-[.J5]" office:value-type="float" office:value="2038371" calcext:value-type="float">
            <text:p>2038371</text:p>
          </table:table-cell>
          <table:table-cell/>
          <table:table-cell table:formula="of:=[.R5]+[.L5]" office:value-type="float" office:value="1" calcext:value-type="float">
            <text:p>1</text:p>
          </table:table-cell>
          <table:table-cell table:formula="of:=[.S5]-[.S4]" office:value-type="float" office:value="0" calcext:value-type="float">
            <text:p>0</text:p>
          </table:table-cell>
          <table:table-cell table:formula="of:=[.M5]-[.M4]" office:value-type="float" office:value="0" calcext:value-type="float">
            <text:p>0</text:p>
          </table:table-cell>
          <table:table-cell table:formula="of:=[.L5]-[.L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1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5]+[.E6]" office:value-type="float" office:value="1" calcext:value-type="float">
            <text:p>1</text:p>
          </table:table-cell>
          <table:table-cell table:formula="of:=[.I5]+[.B6]" office:value-type="float" office:value="1" calcext:value-type="float">
            <text:p>1</text:p>
          </table:table-cell>
          <table:table-cell table:formula="of:=[.J5]+[.G6]" office:value-type="float" office:value="0" calcext:value-type="float">
            <text:p>0</text:p>
          </table:table-cell>
          <table:table-cell table:formula="of:=[.K5]+[.C6]" office:value-type="float" office:value="0" calcext:value-type="float">
            <text:p>0</text:p>
          </table:table-cell>
          <table:table-cell table:formula="of:=[.L5]+[.F6]" office:value-type="float" office:value="1" calcext:value-type="float">
            <text:p>1</text:p>
          </table:table-cell>
          <table:table-cell table:formula="of:=[.H6]" office:value-type="float" office:value="1" calcext:value-type="float">
            <text:p>1</text:p>
          </table:table-cell>
          <table:table-cell table:formula="of:=[.M6]-[.L6]" office:value-type="float" office:value="0" calcext:value-type="float">
            <text:p>0</text:p>
          </table:table-cell>
          <table:table-cell table:formula="of:=[.L6]/[.M6]" office:value-type="float" office:value="1" calcext:value-type="float">
            <text:p>1</text:p>
          </table:table-cell>
          <table:table-cell table:formula="of:=[.K6]/[.I6]" office:value-type="float" office:value="0" calcext:value-type="float">
            <text:p>0</text:p>
          </table:table-cell>
          <table:table-cell table:formula="of:=2038372-[.M6]-[.K6]-[.J6]" office:value-type="float" office:value="2038371" calcext:value-type="float">
            <text:p>2038371</text:p>
          </table:table-cell>
          <table:table-cell/>
          <table:table-cell table:formula="of:=[.R6]+[.L6]" office:value-type="float" office:value="1" calcext:value-type="float">
            <text:p>1</text:p>
          </table:table-cell>
          <table:table-cell table:formula="of:=[.S6]-[.S5]" office:value-type="float" office:value="0" calcext:value-type="float">
            <text:p>0</text:p>
          </table:table-cell>
          <table:table-cell table:formula="of:=[.M6]-[.M5]" office:value-type="float" office:value="0" calcext:value-type="float">
            <text:p>0</text:p>
          </table:table-cell>
          <table:table-cell table:formula="of:=[.L6]-[.L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1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6]+[.E7]" office:value-type="float" office:value="1" calcext:value-type="float">
            <text:p>1</text:p>
          </table:table-cell>
          <table:table-cell table:formula="of:=[.I6]+[.B7]" office:value-type="float" office:value="1" calcext:value-type="float">
            <text:p>1</text:p>
          </table:table-cell>
          <table:table-cell table:formula="of:=[.J6]+[.G7]" office:value-type="float" office:value="0" calcext:value-type="float">
            <text:p>0</text:p>
          </table:table-cell>
          <table:table-cell table:formula="of:=[.K6]+[.C7]" office:value-type="float" office:value="0" calcext:value-type="float">
            <text:p>0</text:p>
          </table:table-cell>
          <table:table-cell table:formula="of:=[.L6]+[.F7]" office:value-type="float" office:value="1" calcext:value-type="float">
            <text:p>1</text:p>
          </table:table-cell>
          <table:table-cell table:formula="of:=[.H7]" office:value-type="float" office:value="1" calcext:value-type="float">
            <text:p>1</text:p>
          </table:table-cell>
          <table:table-cell table:formula="of:=[.M7]-[.L7]" office:value-type="float" office:value="0" calcext:value-type="float">
            <text:p>0</text:p>
          </table:table-cell>
          <table:table-cell table:formula="of:=[.L7]/[.M7]" office:value-type="float" office:value="1" calcext:value-type="float">
            <text:p>1</text:p>
          </table:table-cell>
          <table:table-cell table:formula="of:=[.K7]/[.I7]" office:value-type="float" office:value="0" calcext:value-type="float">
            <text:p>0</text:p>
          </table:table-cell>
          <table:table-cell table:formula="of:=2038372-[.M7]-[.K7]-[.J7]" office:value-type="float" office:value="2038371" calcext:value-type="float">
            <text:p>2038371</text:p>
          </table:table-cell>
          <table:table-cell/>
          <table:table-cell table:formula="of:=[.R7]+[.L7]" office:value-type="float" office:value="1" calcext:value-type="float">
            <text:p>1</text:p>
          </table:table-cell>
          <table:table-cell table:formula="of:=[.S7]-[.S6]" office:value-type="float" office:value="0" calcext:value-type="float">
            <text:p>0</text:p>
          </table:table-cell>
          <table:table-cell table:formula="of:=[.M7]-[.M6]" office:value-type="float" office:value="0" calcext:value-type="float">
            <text:p>0</text:p>
          </table:table-cell>
          <table:table-cell table:formula="of:=[.L7]-[.L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1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7]+[.E8]" office:value-type="float" office:value="1" calcext:value-type="float">
            <text:p>1</text:p>
          </table:table-cell>
          <table:table-cell table:formula="of:=[.I7]+[.B8]" office:value-type="float" office:value="1" calcext:value-type="float">
            <text:p>1</text:p>
          </table:table-cell>
          <table:table-cell table:formula="of:=[.J7]+[.G8]" office:value-type="float" office:value="0" calcext:value-type="float">
            <text:p>0</text:p>
          </table:table-cell>
          <table:table-cell table:formula="of:=[.K7]+[.C8]" office:value-type="float" office:value="0" calcext:value-type="float">
            <text:p>0</text:p>
          </table:table-cell>
          <table:table-cell table:formula="of:=[.L7]+[.F8]" office:value-type="float" office:value="1" calcext:value-type="float">
            <text:p>1</text:p>
          </table:table-cell>
          <table:table-cell table:formula="of:=[.H8]" office:value-type="float" office:value="1" calcext:value-type="float">
            <text:p>1</text:p>
          </table:table-cell>
          <table:table-cell table:formula="of:=[.M8]-[.L8]" office:value-type="float" office:value="0" calcext:value-type="float">
            <text:p>0</text:p>
          </table:table-cell>
          <table:table-cell table:formula="of:=[.L8]/[.M8]" office:value-type="float" office:value="1" calcext:value-type="float">
            <text:p>1</text:p>
          </table:table-cell>
          <table:table-cell table:formula="of:=[.K8]/[.I8]" office:value-type="float" office:value="0" calcext:value-type="float">
            <text:p>0</text:p>
          </table:table-cell>
          <table:table-cell table:formula="of:=2038372-[.M8]-[.K8]-[.J8]" office:value-type="float" office:value="2038371" calcext:value-type="float">
            <text:p>2038371</text:p>
          </table:table-cell>
          <table:table-cell/>
          <table:table-cell table:formula="of:=[.R8]+[.L8]" office:value-type="float" office:value="1" calcext:value-type="float">
            <text:p>1</text:p>
          </table:table-cell>
          <table:table-cell table:formula="of:=[.S8]-[.S7]" office:value-type="float" office:value="0" calcext:value-type="float">
            <text:p>0</text:p>
          </table:table-cell>
          <table:table-cell table:formula="of:=[.M8]-[.M7]" office:value-type="float" office:value="0" calcext:value-type="float">
            <text:p>0</text:p>
          </table:table-cell>
          <table:table-cell table:formula="of:=[.L8]-[.L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1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8]+[.E9]" office:value-type="float" office:value="1" calcext:value-type="float">
            <text:p>1</text:p>
          </table:table-cell>
          <table:table-cell table:formula="of:=[.I8]+[.B9]" office:value-type="float" office:value="1" calcext:value-type="float">
            <text:p>1</text:p>
          </table:table-cell>
          <table:table-cell table:formula="of:=[.J8]+[.G9]" office:value-type="float" office:value="0" calcext:value-type="float">
            <text:p>0</text:p>
          </table:table-cell>
          <table:table-cell table:formula="of:=[.K8]+[.C9]" office:value-type="float" office:value="0" calcext:value-type="float">
            <text:p>0</text:p>
          </table:table-cell>
          <table:table-cell table:formula="of:=[.L8]+[.F9]" office:value-type="float" office:value="1" calcext:value-type="float">
            <text:p>1</text:p>
          </table:table-cell>
          <table:table-cell table:formula="of:=[.H9]" office:value-type="float" office:value="1" calcext:value-type="float">
            <text:p>1</text:p>
          </table:table-cell>
          <table:table-cell table:formula="of:=[.M9]-[.L9]" office:value-type="float" office:value="0" calcext:value-type="float">
            <text:p>0</text:p>
          </table:table-cell>
          <table:table-cell table:formula="of:=[.L9]/[.M9]" office:value-type="float" office:value="1" calcext:value-type="float">
            <text:p>1</text:p>
          </table:table-cell>
          <table:table-cell table:formula="of:=[.K9]/[.I9]" office:value-type="float" office:value="0" calcext:value-type="float">
            <text:p>0</text:p>
          </table:table-cell>
          <table:table-cell table:formula="of:=2038372-[.M9]-[.K9]-[.J9]" office:value-type="float" office:value="2038371" calcext:value-type="float">
            <text:p>2038371</text:p>
          </table:table-cell>
          <table:table-cell/>
          <table:table-cell table:formula="of:=[.R9]+[.L9]" office:value-type="float" office:value="1" calcext:value-type="float">
            <text:p>1</text:p>
          </table:table-cell>
          <table:table-cell table:formula="of:=[.S9]-[.S8]" office:value-type="float" office:value="0" calcext:value-type="float">
            <text:p>0</text:p>
          </table:table-cell>
          <table:table-cell table:formula="of:=[.M9]-[.M8]" office:value-type="float" office:value="0" calcext:value-type="float">
            <text:p>0</text:p>
          </table:table-cell>
          <table:table-cell table:formula="of:=[.L9]-[.L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1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9]+[.E10]" office:value-type="float" office:value="1" calcext:value-type="float">
            <text:p>1</text:p>
          </table:table-cell>
          <table:table-cell table:formula="of:=[.I9]+[.B10]" office:value-type="float" office:value="1" calcext:value-type="float">
            <text:p>1</text:p>
          </table:table-cell>
          <table:table-cell table:formula="of:=[.J9]+[.G10]" office:value-type="float" office:value="0" calcext:value-type="float">
            <text:p>0</text:p>
          </table:table-cell>
          <table:table-cell table:formula="of:=[.K9]+[.C10]" office:value-type="float" office:value="0" calcext:value-type="float">
            <text:p>0</text:p>
          </table:table-cell>
          <table:table-cell table:formula="of:=[.L9]+[.F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M10]-[.L10]" office:value-type="float" office:value="0" calcext:value-type="float">
            <text:p>0</text:p>
          </table:table-cell>
          <table:table-cell table:formula="of:=[.L10]/[.M10]" office:value-type="float" office:value="1" calcext:value-type="float">
            <text:p>1</text:p>
          </table:table-cell>
          <table:table-cell table:formula="of:=[.K10]/[.I10]" office:value-type="float" office:value="0" calcext:value-type="float">
            <text:p>0</text:p>
          </table:table-cell>
          <table:table-cell table:formula="of:=2038372-[.M10]-[.K10]-[.J10]" office:value-type="float" office:value="2038371" calcext:value-type="float">
            <text:p>2038371</text:p>
          </table:table-cell>
          <table:table-cell/>
          <table:table-cell table:formula="of:=[.R10]+[.L10]" office:value-type="float" office:value="1" calcext:value-type="float">
            <text:p>1</text:p>
          </table:table-cell>
          <table:table-cell table:formula="of:=[.S10]-[.S9]" office:value-type="float" office:value="0" calcext:value-type="float">
            <text:p>0</text:p>
          </table:table-cell>
          <table:table-cell table:formula="of:=[.M10]-[.M9]" office:value-type="float" office:value="0" calcext:value-type="float">
            <text:p>0</text:p>
          </table:table-cell>
          <table:table-cell table:formula="of:=[.L10]-[.L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1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0]+[.E11]" office:value-type="float" office:value="1" calcext:value-type="float">
            <text:p>1</text:p>
          </table:table-cell>
          <table:table-cell table:formula="of:=[.I10]+[.B11]" office:value-type="float" office:value="1" calcext:value-type="float">
            <text:p>1</text:p>
          </table:table-cell>
          <table:table-cell table:formula="of:=[.J10]+[.G11]" office:value-type="float" office:value="0" calcext:value-type="float">
            <text:p>0</text:p>
          </table:table-cell>
          <table:table-cell table:formula="of:=[.K10]+[.C11]" office:value-type="float" office:value="0" calcext:value-type="float">
            <text:p>0</text:p>
          </table:table-cell>
          <table:table-cell table:formula="of:=[.L10]+[.F11]" office:value-type="float" office:value="1" calcext:value-type="float">
            <text:p>1</text:p>
          </table:table-cell>
          <table:table-cell table:formula="of:=[.H11]" office:value-type="float" office:value="1" calcext:value-type="float">
            <text:p>1</text:p>
          </table:table-cell>
          <table:table-cell table:formula="of:=[.M11]-[.L11]" office:value-type="float" office:value="0" calcext:value-type="float">
            <text:p>0</text:p>
          </table:table-cell>
          <table:table-cell table:formula="of:=[.L11]/[.M11]" office:value-type="float" office:value="1" calcext:value-type="float">
            <text:p>1</text:p>
          </table:table-cell>
          <table:table-cell table:formula="of:=[.K11]/[.I11]" office:value-type="float" office:value="0" calcext:value-type="float">
            <text:p>0</text:p>
          </table:table-cell>
          <table:table-cell table:formula="of:=2038372-[.M11]-[.K11]-[.J11]" office:value-type="float" office:value="2038371" calcext:value-type="float">
            <text:p>2038371</text:p>
          </table:table-cell>
          <table:table-cell/>
          <table:table-cell table:formula="of:=[.R11]+[.L11]" office:value-type="float" office:value="1" calcext:value-type="float">
            <text:p>1</text:p>
          </table:table-cell>
          <table:table-cell table:formula="of:=[.S11]-[.S10]" office:value-type="float" office:value="0" calcext:value-type="float">
            <text:p>0</text:p>
          </table:table-cell>
          <table:table-cell table:formula="of:=[.M11]-[.M10]" office:value-type="float" office:value="0" calcext:value-type="float">
            <text:p>0</text:p>
          </table:table-cell>
          <table:table-cell table:formula="of:=[.L11]-[.L1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0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1]+[.E12]" office:value-type="float" office:value="1" calcext:value-type="float">
            <text:p>1</text:p>
          </table:table-cell>
          <table:table-cell table:formula="of:=[.I11]+[.B12]" office:value-type="float" office:value="1" calcext:value-type="float">
            <text:p>1</text:p>
          </table:table-cell>
          <table:table-cell table:formula="of:=[.J11]+[.G12]" office:value-type="float" office:value="0" calcext:value-type="float">
            <text:p>0</text:p>
          </table:table-cell>
          <table:table-cell table:formula="of:=[.K11]+[.C12]" office:value-type="float" office:value="0" calcext:value-type="float">
            <text:p>0</text:p>
          </table:table-cell>
          <table:table-cell table:formula="of:=[.L11]+[.F12]" office:value-type="float" office:value="1" calcext:value-type="float">
            <text:p>1</text:p>
          </table:table-cell>
          <table:table-cell table:formula="of:=[.H12]" office:value-type="float" office:value="1" calcext:value-type="float">
            <text:p>1</text:p>
          </table:table-cell>
          <table:table-cell table:formula="of:=[.M12]-[.L12]" office:value-type="float" office:value="0" calcext:value-type="float">
            <text:p>0</text:p>
          </table:table-cell>
          <table:table-cell table:formula="of:=[.L12]/[.M12]" office:value-type="float" office:value="1" calcext:value-type="float">
            <text:p>1</text:p>
          </table:table-cell>
          <table:table-cell table:formula="of:=[.K12]/[.I12]" office:value-type="float" office:value="0" calcext:value-type="float">
            <text:p>0</text:p>
          </table:table-cell>
          <table:table-cell table:formula="of:=2038372-[.M12]-[.K12]-[.J12]" office:value-type="float" office:value="2038371" calcext:value-type="float">
            <text:p>2038371</text:p>
          </table:table-cell>
          <table:table-cell/>
          <table:table-cell table:formula="of:=[.R12]+[.L12]" office:value-type="float" office:value="1" calcext:value-type="float">
            <text:p>1</text:p>
          </table:table-cell>
          <table:table-cell table:formula="of:=[.S12]-[.S11]" office:value-type="float" office:value="0" calcext:value-type="float">
            <text:p>0</text:p>
          </table:table-cell>
          <table:table-cell table:formula="of:=[.M12]-[.M11]" office:value-type="float" office:value="0" calcext:value-type="float">
            <text:p>0</text:p>
          </table:table-cell>
          <table:table-cell table:formula="of:=[.L12]-[.L1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2]+[.E13]" office:value-type="float" office:value="1" calcext:value-type="float">
            <text:p>1</text:p>
          </table:table-cell>
          <table:table-cell table:formula="of:=[.I12]+[.B13]" office:value-type="float" office:value="1" calcext:value-type="float">
            <text:p>1</text:p>
          </table:table-cell>
          <table:table-cell table:formula="of:=[.J12]+[.G13]" office:value-type="float" office:value="0" calcext:value-type="float">
            <text:p>0</text:p>
          </table:table-cell>
          <table:table-cell table:formula="of:=[.K12]+[.C13]" office:value-type="float" office:value="0" calcext:value-type="float">
            <text:p>0</text:p>
          </table:table-cell>
          <table:table-cell table:formula="of:=[.L12]+[.F13]" office:value-type="float" office:value="1" calcext:value-type="float">
            <text:p>1</text:p>
          </table:table-cell>
          <table:table-cell table:formula="of:=[.H13]" office:value-type="float" office:value="1" calcext:value-type="float">
            <text:p>1</text:p>
          </table:table-cell>
          <table:table-cell table:formula="of:=[.M13]-[.L13]" office:value-type="float" office:value="0" calcext:value-type="float">
            <text:p>0</text:p>
          </table:table-cell>
          <table:table-cell table:formula="of:=[.L13]/[.M13]" office:value-type="float" office:value="1" calcext:value-type="float">
            <text:p>1</text:p>
          </table:table-cell>
          <table:table-cell table:formula="of:=[.K13]/[.I13]" office:value-type="float" office:value="0" calcext:value-type="float">
            <text:p>0</text:p>
          </table:table-cell>
          <table:table-cell table:formula="of:=2038372-[.M13]-[.K13]-[.J13]" office:value-type="float" office:value="2038371" calcext:value-type="float">
            <text:p>2038371</text:p>
          </table:table-cell>
          <table:table-cell/>
          <table:table-cell table:formula="of:=[.R13]+[.L13]" office:value-type="float" office:value="1" calcext:value-type="float">
            <text:p>1</text:p>
          </table:table-cell>
          <table:table-cell table:formula="of:=[.S13]-[.S12]" office:value-type="float" office:value="0" calcext:value-type="float">
            <text:p>0</text:p>
          </table:table-cell>
          <table:table-cell table:formula="of:=[.M13]-[.M12]" office:value-type="float" office:value="0" calcext:value-type="float">
            <text:p>0</text:p>
          </table:table-cell>
          <table:table-cell table:formula="of:=[.L13]-[.L1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3]+[.E14]" office:value-type="float" office:value="1" calcext:value-type="float">
            <text:p>1</text:p>
          </table:table-cell>
          <table:table-cell table:formula="of:=[.I13]+[.B14]" office:value-type="float" office:value="1" calcext:value-type="float">
            <text:p>1</text:p>
          </table:table-cell>
          <table:table-cell table:formula="of:=[.J13]+[.G14]" office:value-type="float" office:value="0" calcext:value-type="float">
            <text:p>0</text:p>
          </table:table-cell>
          <table:table-cell table:formula="of:=[.K13]+[.C14]" office:value-type="float" office:value="0" calcext:value-type="float">
            <text:p>0</text:p>
          </table:table-cell>
          <table:table-cell table:formula="of:=[.L13]+[.F14]" office:value-type="float" office:value="1" calcext:value-type="float">
            <text:p>1</text:p>
          </table:table-cell>
          <table:table-cell table:formula="of:=[.H14]" office:value-type="float" office:value="1" calcext:value-type="float">
            <text:p>1</text:p>
          </table:table-cell>
          <table:table-cell table:formula="of:=[.M14]-[.L14]" office:value-type="float" office:value="0" calcext:value-type="float">
            <text:p>0</text:p>
          </table:table-cell>
          <table:table-cell table:formula="of:=[.L14]/[.M14]" office:value-type="float" office:value="1" calcext:value-type="float">
            <text:p>1</text:p>
          </table:table-cell>
          <table:table-cell table:formula="of:=[.K14]/[.I14]" office:value-type="float" office:value="0" calcext:value-type="float">
            <text:p>0</text:p>
          </table:table-cell>
          <table:table-cell table:formula="of:=2038372-[.M14]-[.K14]-[.J14]" office:value-type="float" office:value="2038371" calcext:value-type="float">
            <text:p>2038371</text:p>
          </table:table-cell>
          <table:table-cell/>
          <table:table-cell table:formula="of:=[.R14]+[.L14]" office:value-type="float" office:value="1" calcext:value-type="float">
            <text:p>1</text:p>
          </table:table-cell>
          <table:table-cell table:formula="of:=[.S14]-[.S13]" office:value-type="float" office:value="0" calcext:value-type="float">
            <text:p>0</text:p>
          </table:table-cell>
          <table:table-cell table:formula="of:=[.M14]-[.M13]" office:value-type="float" office:value="0" calcext:value-type="float">
            <text:p>0</text:p>
          </table:table-cell>
          <table:table-cell table:formula="of:=[.L14]-[.L1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4]+[.E15]" office:value-type="float" office:value="1" calcext:value-type="float">
            <text:p>1</text:p>
          </table:table-cell>
          <table:table-cell table:formula="of:=[.I14]+[.B15]" office:value-type="float" office:value="1" calcext:value-type="float">
            <text:p>1</text:p>
          </table:table-cell>
          <table:table-cell table:formula="of:=[.J14]+[.G15]" office:value-type="float" office:value="0" calcext:value-type="float">
            <text:p>0</text:p>
          </table:table-cell>
          <table:table-cell table:formula="of:=[.K14]+[.C15]" office:value-type="float" office:value="0" calcext:value-type="float">
            <text:p>0</text:p>
          </table:table-cell>
          <table:table-cell table:formula="of:=[.L14]+[.F15]" office:value-type="float" office:value="1" calcext:value-type="float">
            <text:p>1</text:p>
          </table:table-cell>
          <table:table-cell table:formula="of:=[.H15]" office:value-type="float" office:value="1" calcext:value-type="float">
            <text:p>1</text:p>
          </table:table-cell>
          <table:table-cell table:formula="of:=[.M15]-[.L15]" office:value-type="float" office:value="0" calcext:value-type="float">
            <text:p>0</text:p>
          </table:table-cell>
          <table:table-cell table:formula="of:=[.L15]/[.M15]" office:value-type="float" office:value="1" calcext:value-type="float">
            <text:p>1</text:p>
          </table:table-cell>
          <table:table-cell table:formula="of:=[.K15]/[.I15]" office:value-type="float" office:value="0" calcext:value-type="float">
            <text:p>0</text:p>
          </table:table-cell>
          <table:table-cell table:formula="of:=2038372-[.M15]-[.K15]-[.J15]" office:value-type="float" office:value="2038371" calcext:value-type="float">
            <text:p>2038371</text:p>
          </table:table-cell>
          <table:table-cell/>
          <table:table-cell table:formula="of:=[.R15]+[.L15]" office:value-type="float" office:value="1" calcext:value-type="float">
            <text:p>1</text:p>
          </table:table-cell>
          <table:table-cell table:formula="of:=[.S15]-[.S14]" office:value-type="float" office:value="0" calcext:value-type="float">
            <text:p>0</text:p>
          </table:table-cell>
          <table:table-cell table:formula="of:=[.M15]-[.M14]" office:value-type="float" office:value="0" calcext:value-type="float">
            <text:p>0</text:p>
          </table:table-cell>
          <table:table-cell table:formula="of:=[.L15]-[.L1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5]+[.E16]" office:value-type="float" office:value="1" calcext:value-type="float">
            <text:p>1</text:p>
          </table:table-cell>
          <table:table-cell table:formula="of:=[.I15]+[.B16]" office:value-type="float" office:value="1" calcext:value-type="float">
            <text:p>1</text:p>
          </table:table-cell>
          <table:table-cell table:formula="of:=[.J15]+[.G16]" office:value-type="float" office:value="0" calcext:value-type="float">
            <text:p>0</text:p>
          </table:table-cell>
          <table:table-cell table:formula="of:=[.K15]+[.C16]" office:value-type="float" office:value="0" calcext:value-type="float">
            <text:p>0</text:p>
          </table:table-cell>
          <table:table-cell table:formula="of:=[.L15]+[.F16]" office:value-type="float" office:value="1" calcext:value-type="float">
            <text:p>1</text:p>
          </table:table-cell>
          <table:table-cell table:formula="of:=[.H16]" office:value-type="float" office:value="1" calcext:value-type="float">
            <text:p>1</text:p>
          </table:table-cell>
          <table:table-cell table:formula="of:=[.M16]-[.L16]" office:value-type="float" office:value="0" calcext:value-type="float">
            <text:p>0</text:p>
          </table:table-cell>
          <table:table-cell table:formula="of:=[.L16]/[.M16]" office:value-type="float" office:value="1" calcext:value-type="float">
            <text:p>1</text:p>
          </table:table-cell>
          <table:table-cell table:formula="of:=[.K16]/[.I16]" office:value-type="float" office:value="0" calcext:value-type="float">
            <text:p>0</text:p>
          </table:table-cell>
          <table:table-cell table:formula="of:=2038372-[.M16]-[.K16]-[.J16]" office:value-type="float" office:value="2038371" calcext:value-type="float">
            <text:p>2038371</text:p>
          </table:table-cell>
          <table:table-cell/>
          <table:table-cell table:formula="of:=[.R16]+[.L16]" office:value-type="float" office:value="1" calcext:value-type="float">
            <text:p>1</text:p>
          </table:table-cell>
          <table:table-cell table:formula="of:=[.S16]-[.S15]" office:value-type="float" office:value="0" calcext:value-type="float">
            <text:p>0</text:p>
          </table:table-cell>
          <table:table-cell table:formula="of:=[.M16]-[.M15]" office:value-type="float" office:value="0" calcext:value-type="float">
            <text:p>0</text:p>
          </table:table-cell>
          <table:table-cell table:formula="of:=[.L16]-[.L1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6]+[.E17]" office:value-type="float" office:value="1" calcext:value-type="float">
            <text:p>1</text:p>
          </table:table-cell>
          <table:table-cell table:formula="of:=[.I16]+[.B17]" office:value-type="float" office:value="1" calcext:value-type="float">
            <text:p>1</text:p>
          </table:table-cell>
          <table:table-cell table:formula="of:=[.J16]+[.G17]" office:value-type="float" office:value="0" calcext:value-type="float">
            <text:p>0</text:p>
          </table:table-cell>
          <table:table-cell table:formula="of:=[.K16]+[.C17]" office:value-type="float" office:value="0" calcext:value-type="float">
            <text:p>0</text:p>
          </table:table-cell>
          <table:table-cell table:formula="of:=[.L16]+[.F17]" office:value-type="float" office:value="1" calcext:value-type="float">
            <text:p>1</text:p>
          </table:table-cell>
          <table:table-cell table:formula="of:=[.H17]" office:value-type="float" office:value="1" calcext:value-type="float">
            <text:p>1</text:p>
          </table:table-cell>
          <table:table-cell table:formula="of:=[.M17]-[.L17]" office:value-type="float" office:value="0" calcext:value-type="float">
            <text:p>0</text:p>
          </table:table-cell>
          <table:table-cell table:formula="of:=[.L17]/[.M17]" office:value-type="float" office:value="1" calcext:value-type="float">
            <text:p>1</text:p>
          </table:table-cell>
          <table:table-cell table:formula="of:=[.K17]/[.I17]" office:value-type="float" office:value="0" calcext:value-type="float">
            <text:p>0</text:p>
          </table:table-cell>
          <table:table-cell table:formula="of:=2038372-[.M17]-[.K17]-[.J17]" office:value-type="float" office:value="2038371" calcext:value-type="float">
            <text:p>2038371</text:p>
          </table:table-cell>
          <table:table-cell/>
          <table:table-cell table:formula="of:=[.R17]+[.L17]" office:value-type="float" office:value="1" calcext:value-type="float">
            <text:p>1</text:p>
          </table:table-cell>
          <table:table-cell table:formula="of:=[.S17]-[.S16]" office:value-type="float" office:value="0" calcext:value-type="float">
            <text:p>0</text:p>
          </table:table-cell>
          <table:table-cell table:formula="of:=[.M17]-[.M16]" office:value-type="float" office:value="0" calcext:value-type="float">
            <text:p>0</text:p>
          </table:table-cell>
          <table:table-cell table:formula="of:=[.L17]-[.L1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7]+[.E18]" office:value-type="float" office:value="1" calcext:value-type="float">
            <text:p>1</text:p>
          </table:table-cell>
          <table:table-cell table:formula="of:=[.I17]+[.B18]" office:value-type="float" office:value="1" calcext:value-type="float">
            <text:p>1</text:p>
          </table:table-cell>
          <table:table-cell table:formula="of:=[.J17]+[.G18]" office:value-type="float" office:value="0" calcext:value-type="float">
            <text:p>0</text:p>
          </table:table-cell>
          <table:table-cell table:formula="of:=[.K17]+[.C18]" office:value-type="float" office:value="0" calcext:value-type="float">
            <text:p>0</text:p>
          </table:table-cell>
          <table:table-cell table:formula="of:=[.L17]+[.F18]" office:value-type="float" office:value="1" calcext:value-type="float">
            <text:p>1</text:p>
          </table:table-cell>
          <table:table-cell table:formula="of:=[.H18]" office:value-type="float" office:value="1" calcext:value-type="float">
            <text:p>1</text:p>
          </table:table-cell>
          <table:table-cell table:formula="of:=[.M18]-[.L18]" office:value-type="float" office:value="0" calcext:value-type="float">
            <text:p>0</text:p>
          </table:table-cell>
          <table:table-cell table:formula="of:=[.L18]/[.M18]" office:value-type="float" office:value="1" calcext:value-type="float">
            <text:p>1</text:p>
          </table:table-cell>
          <table:table-cell table:formula="of:=[.K18]/[.I18]" office:value-type="float" office:value="0" calcext:value-type="float">
            <text:p>0</text:p>
          </table:table-cell>
          <table:table-cell table:formula="of:=2038372-[.M18]-[.K18]-[.J18]" office:value-type="float" office:value="2038371" calcext:value-type="float">
            <text:p>2038371</text:p>
          </table:table-cell>
          <table:table-cell/>
          <table:table-cell table:formula="of:=[.R18]+[.L18]" office:value-type="float" office:value="1" calcext:value-type="float">
            <text:p>1</text:p>
          </table:table-cell>
          <table:table-cell table:formula="of:=[.S18]-[.S17]" office:value-type="float" office:value="0" calcext:value-type="float">
            <text:p>0</text:p>
          </table:table-cell>
          <table:table-cell table:formula="of:=[.M18]-[.M17]" office:value-type="float" office:value="0" calcext:value-type="float">
            <text:p>0</text:p>
          </table:table-cell>
          <table:table-cell table:formula="of:=[.L18]-[.L1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8]+[.E19]" office:value-type="float" office:value="1" calcext:value-type="float">
            <text:p>1</text:p>
          </table:table-cell>
          <table:table-cell table:formula="of:=[.I18]+[.B19]" office:value-type="float" office:value="1" calcext:value-type="float">
            <text:p>1</text:p>
          </table:table-cell>
          <table:table-cell table:formula="of:=[.J18]+[.G19]" office:value-type="float" office:value="0" calcext:value-type="float">
            <text:p>0</text:p>
          </table:table-cell>
          <table:table-cell table:formula="of:=[.K18]+[.C19]" office:value-type="float" office:value="0" calcext:value-type="float">
            <text:p>0</text:p>
          </table:table-cell>
          <table:table-cell table:formula="of:=[.L18]+[.F19]" office:value-type="float" office:value="1" calcext:value-type="float">
            <text:p>1</text:p>
          </table:table-cell>
          <table:table-cell table:formula="of:=[.H19]" office:value-type="float" office:value="1" calcext:value-type="float">
            <text:p>1</text:p>
          </table:table-cell>
          <table:table-cell table:formula="of:=[.M19]-[.L19]" office:value-type="float" office:value="0" calcext:value-type="float">
            <text:p>0</text:p>
          </table:table-cell>
          <table:table-cell table:formula="of:=[.L19]/[.M19]" office:value-type="float" office:value="1" calcext:value-type="float">
            <text:p>1</text:p>
          </table:table-cell>
          <table:table-cell table:formula="of:=[.K19]/[.I19]" office:value-type="float" office:value="0" calcext:value-type="float">
            <text:p>0</text:p>
          </table:table-cell>
          <table:table-cell table:formula="of:=2038372-[.M19]-[.K19]-[.J19]" office:value-type="float" office:value="2038371" calcext:value-type="float">
            <text:p>2038371</text:p>
          </table:table-cell>
          <table:table-cell/>
          <table:table-cell table:formula="of:=[.R19]+[.L19]" office:value-type="float" office:value="1" calcext:value-type="float">
            <text:p>1</text:p>
          </table:table-cell>
          <table:table-cell table:formula="of:=[.S19]-[.S18]" office:value-type="float" office:value="0" calcext:value-type="float">
            <text:p>0</text:p>
          </table:table-cell>
          <table:table-cell table:formula="of:=[.M19]-[.M18]" office:value-type="float" office:value="0" calcext:value-type="float">
            <text:p>0</text:p>
          </table:table-cell>
          <table:table-cell table:formula="of:=[.L19]-[.L1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9]+[.E20]" office:value-type="float" office:value="1" calcext:value-type="float">
            <text:p>1</text:p>
          </table:table-cell>
          <table:table-cell table:formula="of:=[.I19]+[.B20]" office:value-type="float" office:value="1" calcext:value-type="float">
            <text:p>1</text:p>
          </table:table-cell>
          <table:table-cell table:formula="of:=[.J19]+[.G20]" office:value-type="float" office:value="0" calcext:value-type="float">
            <text:p>0</text:p>
          </table:table-cell>
          <table:table-cell table:formula="of:=[.K19]+[.C20]" office:value-type="float" office:value="0" calcext:value-type="float">
            <text:p>0</text:p>
          </table:table-cell>
          <table:table-cell table:formula="of:=[.L19]+[.F20]" office:value-type="float" office:value="1" calcext:value-type="float">
            <text:p>1</text:p>
          </table:table-cell>
          <table:table-cell table:formula="of:=[.H20]" office:value-type="float" office:value="1" calcext:value-type="float">
            <text:p>1</text:p>
          </table:table-cell>
          <table:table-cell table:formula="of:=[.M20]-[.L20]" office:value-type="float" office:value="0" calcext:value-type="float">
            <text:p>0</text:p>
          </table:table-cell>
          <table:table-cell table:formula="of:=[.L20]/[.M20]" office:value-type="float" office:value="1" calcext:value-type="float">
            <text:p>1</text:p>
          </table:table-cell>
          <table:table-cell table:formula="of:=[.K20]/[.I20]" office:value-type="float" office:value="0" calcext:value-type="float">
            <text:p>0</text:p>
          </table:table-cell>
          <table:table-cell table:formula="of:=2038372-[.M20]-[.K20]-[.J20]" office:value-type="float" office:value="2038371" calcext:value-type="float">
            <text:p>2038371</text:p>
          </table:table-cell>
          <table:table-cell/>
          <table:table-cell table:formula="of:=[.R20]+[.L20]" office:value-type="float" office:value="1" calcext:value-type="float">
            <text:p>1</text:p>
          </table:table-cell>
          <table:table-cell table:formula="of:=[.S20]-[.S19]" office:value-type="float" office:value="0" calcext:value-type="float">
            <text:p>0</text:p>
          </table:table-cell>
          <table:table-cell table:formula="of:=[.M20]-[.M19]" office:value-type="float" office:value="0" calcext:value-type="float">
            <text:p>0</text:p>
          </table:table-cell>
          <table:table-cell table:formula="of:=[.L20]-[.L1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2-2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0]+[.E21]" office:value-type="float" office:value="1" calcext:value-type="float">
            <text:p>1</text:p>
          </table:table-cell>
          <table:table-cell table:formula="of:=[.I20]+[.B21]" office:value-type="float" office:value="1" calcext:value-type="float">
            <text:p>1</text:p>
          </table:table-cell>
          <table:table-cell table:formula="of:=[.J20]+[.G21]" office:value-type="float" office:value="0" calcext:value-type="float">
            <text:p>0</text:p>
          </table:table-cell>
          <table:table-cell table:formula="of:=[.K20]+[.C21]" office:value-type="float" office:value="0" calcext:value-type="float">
            <text:p>0</text:p>
          </table:table-cell>
          <table:table-cell table:formula="of:=[.L20]+[.F21]" office:value-type="float" office:value="1" calcext:value-type="float">
            <text:p>1</text:p>
          </table:table-cell>
          <table:table-cell table:formula="of:=[.H21]" office:value-type="float" office:value="1" calcext:value-type="float">
            <text:p>1</text:p>
          </table:table-cell>
          <table:table-cell table:formula="of:=[.M21]-[.L21]" office:value-type="float" office:value="0" calcext:value-type="float">
            <text:p>0</text:p>
          </table:table-cell>
          <table:table-cell table:formula="of:=[.L21]/[.M21]" office:value-type="float" office:value="1" calcext:value-type="float">
            <text:p>1</text:p>
          </table:table-cell>
          <table:table-cell table:formula="of:=[.K21]/[.I21]" office:value-type="float" office:value="0" calcext:value-type="float">
            <text:p>0</text:p>
          </table:table-cell>
          <table:table-cell table:formula="of:=2038372-[.M21]-[.K21]-[.J21]" office:value-type="float" office:value="2038371" calcext:value-type="float">
            <text:p>2038371</text:p>
          </table:table-cell>
          <table:table-cell/>
          <table:table-cell table:formula="of:=[.R21]+[.L21]" office:value-type="float" office:value="1" calcext:value-type="float">
            <text:p>1</text:p>
          </table:table-cell>
          <table:table-cell table:formula="of:=[.S21]-[.S20]" office:value-type="float" office:value="0" calcext:value-type="float">
            <text:p>0</text:p>
          </table:table-cell>
          <table:table-cell table:formula="of:=[.M21]-[.M20]" office:value-type="float" office:value="0" calcext:value-type="float">
            <text:p>0</text:p>
          </table:table-cell>
          <table:table-cell table:formula="of:=[.L21]-[.L2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0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1]+[.E22]" office:value-type="float" office:value="1" calcext:value-type="float">
            <text:p>1</text:p>
          </table:table-cell>
          <table:table-cell table:formula="of:=[.I21]+[.B22]" office:value-type="float" office:value="1" calcext:value-type="float">
            <text:p>1</text:p>
          </table:table-cell>
          <table:table-cell table:formula="of:=[.J21]+[.G22]" office:value-type="float" office:value="0" calcext:value-type="float">
            <text:p>0</text:p>
          </table:table-cell>
          <table:table-cell table:formula="of:=[.K21]+[.C22]" office:value-type="float" office:value="0" calcext:value-type="float">
            <text:p>0</text:p>
          </table:table-cell>
          <table:table-cell table:formula="of:=[.L21]+[.F22]" office:value-type="float" office:value="1" calcext:value-type="float">
            <text:p>1</text:p>
          </table:table-cell>
          <table:table-cell table:formula="of:=[.H22]" office:value-type="float" office:value="1" calcext:value-type="float">
            <text:p>1</text:p>
          </table:table-cell>
          <table:table-cell table:formula="of:=[.M22]-[.L22]" office:value-type="float" office:value="0" calcext:value-type="float">
            <text:p>0</text:p>
          </table:table-cell>
          <table:table-cell table:formula="of:=[.L22]/[.M22]" office:value-type="float" office:value="1" calcext:value-type="float">
            <text:p>1</text:p>
          </table:table-cell>
          <table:table-cell table:formula="of:=[.K22]/[.I22]" office:value-type="float" office:value="0" calcext:value-type="float">
            <text:p>0</text:p>
          </table:table-cell>
          <table:table-cell table:formula="of:=2038372-[.M22]-[.K22]-[.J22]" office:value-type="float" office:value="2038371" calcext:value-type="float">
            <text:p>2038371</text:p>
          </table:table-cell>
          <table:table-cell/>
          <table:table-cell table:formula="of:=[.R22]+[.L22]" office:value-type="float" office:value="1" calcext:value-type="float">
            <text:p>1</text:p>
          </table:table-cell>
          <table:table-cell table:formula="of:=[.S22]-[.S21]" office:value-type="float" office:value="0" calcext:value-type="float">
            <text:p>0</text:p>
          </table:table-cell>
          <table:table-cell table:formula="of:=[.M22]-[.M21]" office:value-type="float" office:value="0" calcext:value-type="float">
            <text:p>0</text:p>
          </table:table-cell>
          <table:table-cell table:formula="of:=[.L22]-[.L2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0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2]+[.E23]" office:value-type="float" office:value="1" calcext:value-type="float">
            <text:p>1</text:p>
          </table:table-cell>
          <table:table-cell table:formula="of:=[.I22]+[.B23]" office:value-type="float" office:value="1" calcext:value-type="float">
            <text:p>1</text:p>
          </table:table-cell>
          <table:table-cell table:formula="of:=[.J22]+[.G23]" office:value-type="float" office:value="0" calcext:value-type="float">
            <text:p>0</text:p>
          </table:table-cell>
          <table:table-cell table:formula="of:=[.K22]+[.C23]" office:value-type="float" office:value="0" calcext:value-type="float">
            <text:p>0</text:p>
          </table:table-cell>
          <table:table-cell table:formula="of:=[.L22]+[.F23]" office:value-type="float" office:value="1" calcext:value-type="float">
            <text:p>1</text:p>
          </table:table-cell>
          <table:table-cell table:formula="of:=[.H23]" office:value-type="float" office:value="1" calcext:value-type="float">
            <text:p>1</text:p>
          </table:table-cell>
          <table:table-cell table:formula="of:=[.M23]-[.L23]" office:value-type="float" office:value="0" calcext:value-type="float">
            <text:p>0</text:p>
          </table:table-cell>
          <table:table-cell table:formula="of:=[.L23]/[.M23]" office:value-type="float" office:value="1" calcext:value-type="float">
            <text:p>1</text:p>
          </table:table-cell>
          <table:table-cell table:formula="of:=[.K23]/[.I23]" office:value-type="float" office:value="0" calcext:value-type="float">
            <text:p>0</text:p>
          </table:table-cell>
          <table:table-cell table:formula="of:=2038372-[.M23]-[.K23]-[.J23]" office:value-type="float" office:value="2038371" calcext:value-type="float">
            <text:p>2038371</text:p>
          </table:table-cell>
          <table:table-cell/>
          <table:table-cell table:formula="of:=[.R23]+[.L23]" office:value-type="float" office:value="1" calcext:value-type="float">
            <text:p>1</text:p>
          </table:table-cell>
          <table:table-cell table:formula="of:=[.S23]-[.S22]" office:value-type="float" office:value="0" calcext:value-type="float">
            <text:p>0</text:p>
          </table:table-cell>
          <table:table-cell table:formula="of:=[.M23]-[.M22]" office:value-type="float" office:value="0" calcext:value-type="float">
            <text:p>0</text:p>
          </table:table-cell>
          <table:table-cell table:formula="of:=[.L23]-[.L2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0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3]+[.E24]" office:value-type="float" office:value="1" calcext:value-type="float">
            <text:p>1</text:p>
          </table:table-cell>
          <table:table-cell table:formula="of:=[.I23]+[.B24]" office:value-type="float" office:value="1" calcext:value-type="float">
            <text:p>1</text:p>
          </table:table-cell>
          <table:table-cell table:formula="of:=[.J23]+[.G24]" office:value-type="float" office:value="0" calcext:value-type="float">
            <text:p>0</text:p>
          </table:table-cell>
          <table:table-cell table:formula="of:=[.K23]+[.C24]" office:value-type="float" office:value="0" calcext:value-type="float">
            <text:p>0</text:p>
          </table:table-cell>
          <table:table-cell table:formula="of:=[.L23]+[.F24]" office:value-type="float" office:value="1" calcext:value-type="float">
            <text:p>1</text:p>
          </table:table-cell>
          <table:table-cell table:formula="of:=[.H24]" office:value-type="float" office:value="1" calcext:value-type="float">
            <text:p>1</text:p>
          </table:table-cell>
          <table:table-cell table:formula="of:=[.M24]-[.L24]" office:value-type="float" office:value="0" calcext:value-type="float">
            <text:p>0</text:p>
          </table:table-cell>
          <table:table-cell table:formula="of:=[.L24]/[.M24]" office:value-type="float" office:value="1" calcext:value-type="float">
            <text:p>1</text:p>
          </table:table-cell>
          <table:table-cell table:formula="of:=[.K24]/[.I24]" office:value-type="float" office:value="0" calcext:value-type="float">
            <text:p>0</text:p>
          </table:table-cell>
          <table:table-cell table:formula="of:=2038372-[.M24]-[.K24]-[.J24]" office:value-type="float" office:value="2038371" calcext:value-type="float">
            <text:p>2038371</text:p>
          </table:table-cell>
          <table:table-cell table:formula="of:=MAX([.N31];NORMINV(RAND();[.N31];0.25*[.N31]))" office:value-type="float" office:value="2" calcext:value-type="float">
            <text:p>2</text:p>
          </table:table-cell>
          <table:table-cell table:formula="of:=[.R24]+[.L24]" office:value-type="float" office:value="3" calcext:value-type="float">
            <text:p>3</text:p>
          </table:table-cell>
          <table:table-cell table:formula="of:=[.S24]-[.S23]" office:value-type="float" office:value="2" calcext:value-type="float">
            <text:p>2</text:p>
          </table:table-cell>
          <table:table-cell table:formula="of:=[.M24]-[.M23]" office:value-type="float" office:value="0" calcext:value-type="float">
            <text:p>0</text:p>
          </table:table-cell>
          <table:table-cell table:formula="of:=[.L24]-[.L2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0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4]+[.E25]" office:value-type="float" office:value="1" calcext:value-type="float">
            <text:p>1</text:p>
          </table:table-cell>
          <table:table-cell table:formula="of:=[.I24]+[.B25]" office:value-type="float" office:value="1" calcext:value-type="float">
            <text:p>1</text:p>
          </table:table-cell>
          <table:table-cell table:formula="of:=[.J24]+[.G25]" office:value-type="float" office:value="0" calcext:value-type="float">
            <text:p>0</text:p>
          </table:table-cell>
          <table:table-cell table:formula="of:=[.K24]+[.C25]" office:value-type="float" office:value="0" calcext:value-type="float">
            <text:p>0</text:p>
          </table:table-cell>
          <table:table-cell table:formula="of:=[.L24]+[.F25]" office:value-type="float" office:value="1" calcext:value-type="float">
            <text:p>1</text:p>
          </table:table-cell>
          <table:table-cell table:formula="of:=[.H25]" office:value-type="float" office:value="1" calcext:value-type="float">
            <text:p>1</text:p>
          </table:table-cell>
          <table:table-cell table:formula="of:=[.M25]-[.L25]" office:value-type="float" office:value="0" calcext:value-type="float">
            <text:p>0</text:p>
          </table:table-cell>
          <table:table-cell table:formula="of:=[.L25]/[.M25]" office:value-type="float" office:value="1" calcext:value-type="float">
            <text:p>1</text:p>
          </table:table-cell>
          <table:table-cell table:formula="of:=[.K25]/[.I25]" office:value-type="float" office:value="0" calcext:value-type="float">
            <text:p>0</text:p>
          </table:table-cell>
          <table:table-cell table:formula="of:=2038372-[.M25]-[.K25]-[.J25]" office:value-type="float" office:value="2038371" calcext:value-type="float">
            <text:p>2038371</text:p>
          </table:table-cell>
          <table:table-cell table:formula="of:=MAX([.N32];NORMINV(RAND();[.N32];0.25*[.N32]))" office:value-type="float" office:value="3" calcext:value-type="float">
            <text:p>3</text:p>
          </table:table-cell>
          <table:table-cell table:formula="of:=[.R25]+[.L25]" office:value-type="float" office:value="4" calcext:value-type="float">
            <text:p>4</text:p>
          </table:table-cell>
          <table:table-cell table:formula="of:=[.S25]-[.S24]" office:value-type="float" office:value="1" calcext:value-type="float">
            <text:p>1</text:p>
          </table:table-cell>
          <table:table-cell table:formula="of:=[.M25]-[.M24]" office:value-type="float" office:value="0" calcext:value-type="float">
            <text:p>0</text:p>
          </table:table-cell>
          <table:table-cell table:formula="of:=[.L25]-[.L2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0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5]+[.E26]" office:value-type="float" office:value="1" calcext:value-type="float">
            <text:p>1</text:p>
          </table:table-cell>
          <table:table-cell table:formula="of:=[.I25]+[.B26]" office:value-type="float" office:value="1" calcext:value-type="float">
            <text:p>1</text:p>
          </table:table-cell>
          <table:table-cell table:formula="of:=[.J25]+[.G26]" office:value-type="float" office:value="0" calcext:value-type="float">
            <text:p>0</text:p>
          </table:table-cell>
          <table:table-cell table:formula="of:=[.K25]+[.C26]" office:value-type="float" office:value="0" calcext:value-type="float">
            <text:p>0</text:p>
          </table:table-cell>
          <table:table-cell table:formula="of:=[.L25]+[.F26]" office:value-type="float" office:value="1" calcext:value-type="float">
            <text:p>1</text:p>
          </table:table-cell>
          <table:table-cell table:formula="of:=[.H26]" office:value-type="float" office:value="1" calcext:value-type="float">
            <text:p>1</text:p>
          </table:table-cell>
          <table:table-cell table:formula="of:=[.M26]-[.L26]" office:value-type="float" office:value="0" calcext:value-type="float">
            <text:p>0</text:p>
          </table:table-cell>
          <table:table-cell table:formula="of:=[.L26]/[.M26]" office:value-type="float" office:value="1" calcext:value-type="float">
            <text:p>1</text:p>
          </table:table-cell>
          <table:table-cell table:formula="of:=[.K26]/[.I26]" office:value-type="float" office:value="0" calcext:value-type="float">
            <text:p>0</text:p>
          </table:table-cell>
          <table:table-cell table:formula="of:=2038372-[.M26]-[.K26]-[.J26]" office:value-type="float" office:value="2038371" calcext:value-type="float">
            <text:p>2038371</text:p>
          </table:table-cell>
          <table:table-cell table:formula="of:=MAX([.N33];NORMINV(RAND();[.N33];0.25*[.N33]))" office:value-type="float" office:value="4" calcext:value-type="float">
            <text:p>4</text:p>
          </table:table-cell>
          <table:table-cell table:formula="of:=[.R26]+[.L26]" office:value-type="float" office:value="5" calcext:value-type="float">
            <text:p>5</text:p>
          </table:table-cell>
          <table:table-cell table:formula="of:=[.S26]-[.S25]" office:value-type="float" office:value="1" calcext:value-type="float">
            <text:p>1</text:p>
          </table:table-cell>
          <table:table-cell table:formula="of:=[.M26]-[.M25]" office:value-type="float" office:value="0" calcext:value-type="float">
            <text:p>0</text:p>
          </table:table-cell>
          <table:table-cell table:formula="of:=[.L26]-[.L2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0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6]+[.E27]" office:value-type="float" office:value="1" calcext:value-type="float">
            <text:p>1</text:p>
          </table:table-cell>
          <table:table-cell table:formula="of:=[.I26]+[.B27]" office:value-type="float" office:value="1" calcext:value-type="float">
            <text:p>1</text:p>
          </table:table-cell>
          <table:table-cell table:formula="of:=[.J26]+[.G27]" office:value-type="float" office:value="0" calcext:value-type="float">
            <text:p>0</text:p>
          </table:table-cell>
          <table:table-cell table:formula="of:=[.K26]+[.C27]" office:value-type="float" office:value="0" calcext:value-type="float">
            <text:p>0</text:p>
          </table:table-cell>
          <table:table-cell table:formula="of:=[.L26]+[.F27]" office:value-type="float" office:value="1" calcext:value-type="float">
            <text:p>1</text:p>
          </table:table-cell>
          <table:table-cell table:formula="of:=[.H27]" office:value-type="float" office:value="1" calcext:value-type="float">
            <text:p>1</text:p>
          </table:table-cell>
          <table:table-cell table:formula="of:=[.M27]-[.L27]" office:value-type="float" office:value="0" calcext:value-type="float">
            <text:p>0</text:p>
          </table:table-cell>
          <table:table-cell table:formula="of:=[.L27]/[.M27]" office:value-type="float" office:value="1" calcext:value-type="float">
            <text:p>1</text:p>
          </table:table-cell>
          <table:table-cell table:formula="of:=[.K27]/[.I27]" office:value-type="float" office:value="0" calcext:value-type="float">
            <text:p>0</text:p>
          </table:table-cell>
          <table:table-cell table:formula="of:=2038372-[.M27]-[.K27]-[.J27]" office:value-type="float" office:value="2038371" calcext:value-type="float">
            <text:p>2038371</text:p>
          </table:table-cell>
          <table:table-cell table:formula="of:=MAX([.N34];NORMINV(RAND();[.N34];0.25*[.N34]))" office:value-type="float" office:value="7.11888934604667" calcext:value-type="float">
            <text:p>7.11888934604667</text:p>
          </table:table-cell>
          <table:table-cell table:formula="of:=[.R27]+[.L27]" office:value-type="float" office:value="8.11888934604666" calcext:value-type="float">
            <text:p>8.11888934604666</text:p>
          </table:table-cell>
          <table:table-cell table:formula="of:=[.S27]-[.S26]" office:value-type="float" office:value="3.11888934604666" calcext:value-type="float">
            <text:p>3.11888934604666</text:p>
          </table:table-cell>
          <table:table-cell table:formula="of:=[.M27]-[.M26]" office:value-type="float" office:value="0" calcext:value-type="float">
            <text:p>0</text:p>
          </table:table-cell>
          <table:table-cell table:formula="of:=[.L27]-[.L2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0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7]+[.E28]" office:value-type="float" office:value="1" calcext:value-type="float">
            <text:p>1</text:p>
          </table:table-cell>
          <table:table-cell table:formula="of:=[.I27]+[.B28]" office:value-type="float" office:value="1" calcext:value-type="float">
            <text:p>1</text:p>
          </table:table-cell>
          <table:table-cell table:formula="of:=[.J27]+[.G28]" office:value-type="float" office:value="0" calcext:value-type="float">
            <text:p>0</text:p>
          </table:table-cell>
          <table:table-cell table:formula="of:=[.K27]+[.C28]" office:value-type="float" office:value="0" calcext:value-type="float">
            <text:p>0</text:p>
          </table:table-cell>
          <table:table-cell table:formula="of:=[.L27]+[.F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M28]-[.L28]" office:value-type="float" office:value="0" calcext:value-type="float">
            <text:p>0</text:p>
          </table:table-cell>
          <table:table-cell table:formula="of:=[.L28]/[.M28]" office:value-type="float" office:value="1" calcext:value-type="float">
            <text:p>1</text:p>
          </table:table-cell>
          <table:table-cell table:formula="of:=[.K28]/[.I28]" office:value-type="float" office:value="0" calcext:value-type="float">
            <text:p>0</text:p>
          </table:table-cell>
          <table:table-cell table:formula="of:=2038372-[.M28]-[.K28]-[.J28]" office:value-type="float" office:value="2038371" calcext:value-type="float">
            <text:p>2038371</text:p>
          </table:table-cell>
          <table:table-cell table:formula="of:=MAX([.N35];NORMINV(RAND();[.N35];0.25*[.N35]))" office:value-type="float" office:value="7" calcext:value-type="float">
            <text:p>7</text:p>
          </table:table-cell>
          <table:table-cell table:formula="of:=[.R28]+[.L28]" office:value-type="float" office:value="8" calcext:value-type="float">
            <text:p>8</text:p>
          </table:table-cell>
          <table:table-cell table:formula="of:=[.S28]-[.S27]" office:value-type="float" office:value="-0.118889346046664" calcext:value-type="float">
            <text:p>-0.118889346046664</text:p>
          </table:table-cell>
          <table:table-cell table:formula="of:=[.M28]-[.M27]" office:value-type="float" office:value="0" calcext:value-type="float">
            <text:p>0</text:p>
          </table:table-cell>
          <table:table-cell table:formula="of:=[.L28]-[.L2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0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8]+[.E29]" office:value-type="float" office:value="1" calcext:value-type="float">
            <text:p>1</text:p>
          </table:table-cell>
          <table:table-cell table:formula="of:=[.I28]+[.B29]" office:value-type="float" office:value="1" calcext:value-type="float">
            <text:p>1</text:p>
          </table:table-cell>
          <table:table-cell table:formula="of:=[.J28]+[.G29]" office:value-type="float" office:value="0" calcext:value-type="float">
            <text:p>0</text:p>
          </table:table-cell>
          <table:table-cell table:formula="of:=[.K28]+[.C29]" office:value-type="float" office:value="0" calcext:value-type="float">
            <text:p>0</text:p>
          </table:table-cell>
          <table:table-cell table:formula="of:=[.L28]+[.F29]" office:value-type="float" office:value="1" calcext:value-type="float">
            <text:p>1</text:p>
          </table:table-cell>
          <table:table-cell table:formula="of:=[.H29]" office:value-type="float" office:value="1" calcext:value-type="float">
            <text:p>1</text:p>
          </table:table-cell>
          <table:table-cell table:formula="of:=[.M29]-[.L29]" office:value-type="float" office:value="0" calcext:value-type="float">
            <text:p>0</text:p>
          </table:table-cell>
          <table:table-cell table:formula="of:=[.L29]/[.M29]" office:value-type="float" office:value="1" calcext:value-type="float">
            <text:p>1</text:p>
          </table:table-cell>
          <table:table-cell table:formula="of:=[.K29]/[.I29]" office:value-type="float" office:value="0" calcext:value-type="float">
            <text:p>0</text:p>
          </table:table-cell>
          <table:table-cell table:formula="of:=2038372-[.M29]-[.K29]-[.J29]" office:value-type="float" office:value="2038371" calcext:value-type="float">
            <text:p>2038371</text:p>
          </table:table-cell>
          <table:table-cell table:formula="of:=MAX([.N36];NORMINV(RAND();[.N36];0.25*[.N36]))" office:value-type="float" office:value="7" calcext:value-type="float">
            <text:p>7</text:p>
          </table:table-cell>
          <table:table-cell table:formula="of:=[.R29]+[.L29]" office:value-type="float" office:value="8" calcext:value-type="float">
            <text:p>8</text:p>
          </table:table-cell>
          <table:table-cell table:formula="of:=[.S29]-[.S28]" office:value-type="float" office:value="0" calcext:value-type="float">
            <text:p>0</text:p>
          </table:table-cell>
          <table:table-cell table:formula="of:=[.M29]-[.M28]" office:value-type="float" office:value="0" calcext:value-type="float">
            <text:p>0</text:p>
          </table:table-cell>
          <table:table-cell table:formula="of:=[.L29]-[.L2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0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9]+[.E30]" office:value-type="float" office:value="1" calcext:value-type="float">
            <text:p>1</text:p>
          </table:table-cell>
          <table:table-cell table:formula="of:=[.I29]+[.B30]" office:value-type="float" office:value="1" calcext:value-type="float">
            <text:p>1</text:p>
          </table:table-cell>
          <table:table-cell table:formula="of:=[.J29]+[.G30]" office:value-type="float" office:value="0" calcext:value-type="float">
            <text:p>0</text:p>
          </table:table-cell>
          <table:table-cell table:formula="of:=[.K29]+[.C30]" office:value-type="float" office:value="0" calcext:value-type="float">
            <text:p>0</text:p>
          </table:table-cell>
          <table:table-cell table:formula="of:=[.L29]+[.F30]" office:value-type="float" office:value="1" calcext:value-type="float">
            <text:p>1</text:p>
          </table:table-cell>
          <table:table-cell table:formula="of:=[.H30]" office:value-type="float" office:value="1" calcext:value-type="float">
            <text:p>1</text:p>
          </table:table-cell>
          <table:table-cell table:formula="of:=[.M30]-[.L30]" office:value-type="float" office:value="0" calcext:value-type="float">
            <text:p>0</text:p>
          </table:table-cell>
          <table:table-cell table:formula="of:=[.L30]/[.M30]" office:value-type="float" office:value="1" calcext:value-type="float">
            <text:p>1</text:p>
          </table:table-cell>
          <table:table-cell table:formula="of:=[.K30]/[.I30]" office:value-type="float" office:value="0" calcext:value-type="float">
            <text:p>0</text:p>
          </table:table-cell>
          <table:table-cell table:formula="of:=2038372-[.M30]-[.K30]-[.J30]" office:value-type="float" office:value="2038371" calcext:value-type="float">
            <text:p>2038371</text:p>
          </table:table-cell>
          <table:table-cell table:formula="of:=MAX([.N37];NORMINV(RAND();[.N37];0.25*[.N37]))" office:value-type="float" office:value="9.25371463089848" calcext:value-type="float">
            <text:p>9.25371463089848</text:p>
          </table:table-cell>
          <table:table-cell table:formula="of:=[.R30]+[.L30]" office:value-type="float" office:value="10.2537146308985" calcext:value-type="float">
            <text:p>10.2537146308985</text:p>
          </table:table-cell>
          <table:table-cell table:formula="of:=[.S30]-[.S29]" office:value-type="float" office:value="2.25371463089848" calcext:value-type="float">
            <text:p>2.25371463089848</text:p>
          </table:table-cell>
          <table:table-cell table:formula="of:=[.M30]-[.M29]" office:value-type="float" office:value="0" calcext:value-type="float">
            <text:p>0</text:p>
          </table:table-cell>
          <table:table-cell table:formula="of:=[.L30]-[.L2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0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0]+[.E31]" office:value-type="float" office:value="3" calcext:value-type="float">
            <text:p>3</text:p>
          </table:table-cell>
          <table:table-cell table:formula="of:=[.I30]+[.B31]" office:value-type="float" office:value="3" calcext:value-type="float">
            <text:p>3</text:p>
          </table:table-cell>
          <table:table-cell table:formula="of:=[.J30]+[.G31]" office:value-type="float" office:value="0" calcext:value-type="float">
            <text:p>0</text:p>
          </table:table-cell>
          <table:table-cell table:formula="of:=[.K30]+[.C31]" office:value-type="float" office:value="0" calcext:value-type="float">
            <text:p>0</text:p>
          </table:table-cell>
          <table:table-cell table:formula="of:=[.L30]+[.F31]" office:value-type="float" office:value="1" calcext:value-type="float">
            <text:p>1</text:p>
          </table:table-cell>
          <table:table-cell table:formula="of:=[.H31]" office:value-type="float" office:value="3" calcext:value-type="float">
            <text:p>3</text:p>
          </table:table-cell>
          <table:table-cell table:formula="of:=[.M31]-[.L31]" office:value-type="float" office:value="2" calcext:value-type="float">
            <text:p>2</text:p>
          </table:table-cell>
          <table:table-cell table:formula="of:=[.L31]/[.M31]" office:value-type="float" office:value="0.333333333333333" calcext:value-type="float">
            <text:p>0.333333333333333</text:p>
          </table:table-cell>
          <table:table-cell table:formula="of:=[.K31]/[.I31]" office:value-type="float" office:value="0" calcext:value-type="float">
            <text:p>0</text:p>
          </table:table-cell>
          <table:table-cell table:formula="of:=2038372-[.M31]-[.K31]-[.J31]" office:value-type="float" office:value="2038369" calcext:value-type="float">
            <text:p>2038369</text:p>
          </table:table-cell>
          <table:table-cell table:formula="of:=MAX([.N38];NORMINV(RAND();[.N38];0.25*[.N38]))" office:value-type="float" office:value="9" calcext:value-type="float">
            <text:p>9</text:p>
          </table:table-cell>
          <table:table-cell table:formula="of:=[.R31]+[.L31]" office:value-type="float" office:value="10" calcext:value-type="float">
            <text:p>10</text:p>
          </table:table-cell>
          <table:table-cell table:formula="of:=[.S31]-[.S30]" office:value-type="float" office:value="-0.253714630898479" calcext:value-type="float">
            <text:p>-0.253714630898479</text:p>
          </table:table-cell>
          <table:table-cell table:formula="of:=[.M31]-[.M30]" office:value-type="float" office:value="2" calcext:value-type="float">
            <text:p>2</text:p>
          </table:table-cell>
          <table:table-cell table:formula="of:=[.L31]-[.L3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1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1]+[.E32]" office:value-type="float" office:value="4" calcext:value-type="float">
            <text:p>4</text:p>
          </table:table-cell>
          <table:table-cell table:formula="of:=[.I31]+[.B32]" office:value-type="float" office:value="4" calcext:value-type="float">
            <text:p>4</text:p>
          </table:table-cell>
          <table:table-cell table:formula="of:=[.J31]+[.G32]" office:value-type="float" office:value="0" calcext:value-type="float">
            <text:p>0</text:p>
          </table:table-cell>
          <table:table-cell table:formula="of:=[.K31]+[.C32]" office:value-type="float" office:value="0" calcext:value-type="float">
            <text:p>0</text:p>
          </table:table-cell>
          <table:table-cell table:formula="of:=[.L31]+[.F32]" office:value-type="float" office:value="1" calcext:value-type="float">
            <text:p>1</text:p>
          </table:table-cell>
          <table:table-cell table:formula="of:=[.H32]" office:value-type="float" office:value="4" calcext:value-type="float">
            <text:p>4</text:p>
          </table:table-cell>
          <table:table-cell table:formula="of:=[.M32]-[.L32]" office:value-type="float" office:value="3" calcext:value-type="float">
            <text:p>3</text:p>
          </table:table-cell>
          <table:table-cell table:formula="of:=[.L32]/[.M32]" office:value-type="float" office:value="0.25" calcext:value-type="float">
            <text:p>0.25</text:p>
          </table:table-cell>
          <table:table-cell table:formula="of:=[.K32]/[.I32]" office:value-type="float" office:value="0" calcext:value-type="float">
            <text:p>0</text:p>
          </table:table-cell>
          <table:table-cell table:formula="of:=2038372-[.M32]-[.K32]-[.J32]" office:value-type="float" office:value="2038368" calcext:value-type="float">
            <text:p>2038368</text:p>
          </table:table-cell>
          <table:table-cell table:formula="of:=MAX([.N39];NORMINV(RAND();[.N39];0.25*[.N39]))" office:value-type="float" office:value="13.7822303928197" calcext:value-type="float">
            <text:p>13.7822303928197</text:p>
          </table:table-cell>
          <table:table-cell table:formula="of:=[.R32]+[.L32]" office:value-type="float" office:value="14.7822303928197" calcext:value-type="float">
            <text:p>14.7822303928197</text:p>
          </table:table-cell>
          <table:table-cell table:formula="of:=[.S32]-[.S31]" office:value-type="float" office:value="4.78223039281968" calcext:value-type="float">
            <text:p>4.78223039281968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[.L32]-[.L3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2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2]+[.E33]" office:value-type="float" office:value="5" calcext:value-type="float">
            <text:p>5</text:p>
          </table:table-cell>
          <table:table-cell table:formula="of:=[.I32]+[.B33]" office:value-type="float" office:value="5" calcext:value-type="float">
            <text:p>5</text:p>
          </table:table-cell>
          <table:table-cell table:formula="of:=[.J32]+[.G33]" office:value-type="float" office:value="0" calcext:value-type="float">
            <text:p>0</text:p>
          </table:table-cell>
          <table:table-cell table:formula="of:=[.K32]+[.C33]" office:value-type="float" office:value="0" calcext:value-type="float">
            <text:p>0</text:p>
          </table:table-cell>
          <table:table-cell table:formula="of:=[.L32]+[.F33]" office:value-type="float" office:value="1" calcext:value-type="float">
            <text:p>1</text:p>
          </table:table-cell>
          <table:table-cell table:formula="of:=[.H33]" office:value-type="float" office:value="5" calcext:value-type="float">
            <text:p>5</text:p>
          </table:table-cell>
          <table:table-cell table:formula="of:=[.M33]-[.L33]" office:value-type="float" office:value="4" calcext:value-type="float">
            <text:p>4</text:p>
          </table:table-cell>
          <table:table-cell table:formula="of:=[.L33]/[.M33]" office:value-type="float" office:value="0.2" calcext:value-type="float">
            <text:p>0.2</text:p>
          </table:table-cell>
          <table:table-cell table:formula="of:=[.K33]/[.I33]" office:value-type="float" office:value="0" calcext:value-type="float">
            <text:p>0</text:p>
          </table:table-cell>
          <table:table-cell table:formula="of:=2038372-[.M33]-[.K33]-[.J33]" office:value-type="float" office:value="2038367" calcext:value-type="float">
            <text:p>2038367</text:p>
          </table:table-cell>
          <table:table-cell table:formula="of:=MAX([.N40];NORMINV(RAND();[.N40];0.25*[.N40]))" office:value-type="float" office:value="14" calcext:value-type="float">
            <text:p>14</text:p>
          </table:table-cell>
          <table:table-cell table:formula="of:=[.R33]+[.L33]" office:value-type="float" office:value="15" calcext:value-type="float">
            <text:p>15</text:p>
          </table:table-cell>
          <table:table-cell table:formula="of:=[.S33]-[.S32]" office:value-type="float" office:value="0.217769607180315" calcext:value-type="float">
            <text:p>0.217769607180315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[.L33]-[.L3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3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3]+[.E34]" office:value-type="float" office:value="7" calcext:value-type="float">
            <text:p>7</text:p>
          </table:table-cell>
          <table:table-cell table:formula="of:=[.I33]+[.B34]" office:value-type="float" office:value="7" calcext:value-type="float">
            <text:p>7</text:p>
          </table:table-cell>
          <table:table-cell table:formula="of:=[.J33]+[.G34]" office:value-type="float" office:value="0" calcext:value-type="float">
            <text:p>0</text:p>
          </table:table-cell>
          <table:table-cell table:formula="of:=[.K33]+[.C34]" office:value-type="float" office:value="0" calcext:value-type="float">
            <text:p>0</text:p>
          </table:table-cell>
          <table:table-cell table:formula="of:=[.L33]+[.F34]" office:value-type="float" office:value="1" calcext:value-type="float">
            <text:p>1</text:p>
          </table:table-cell>
          <table:table-cell table:formula="of:=[.H34]" office:value-type="float" office:value="7" calcext:value-type="float">
            <text:p>7</text:p>
          </table:table-cell>
          <table:table-cell table:formula="of:=[.M34]-[.L34]" office:value-type="float" office:value="6" calcext:value-type="float">
            <text:p>6</text:p>
          </table:table-cell>
          <table:table-cell table:formula="of:=[.L34]/[.M34]" office:value-type="float" office:value="0.142857142857143" calcext:value-type="float">
            <text:p>0.142857142857143</text:p>
          </table:table-cell>
          <table:table-cell table:formula="of:=[.K34]/[.I34]" office:value-type="float" office:value="0" calcext:value-type="float">
            <text:p>0</text:p>
          </table:table-cell>
          <table:table-cell table:formula="of:=2038372-[.M34]-[.K34]-[.J34]" office:value-type="float" office:value="2038365" calcext:value-type="float">
            <text:p>2038365</text:p>
          </table:table-cell>
          <table:table-cell table:formula="of:=MAX([.N41];NORMINV(RAND();[.N41];0.25*[.N41]))" office:value-type="float" office:value="14" calcext:value-type="float">
            <text:p>14</text:p>
          </table:table-cell>
          <table:table-cell table:formula="of:=[.R34]+[.L34]" office:value-type="float" office:value="15" calcext:value-type="float">
            <text:p>15</text:p>
          </table:table-cell>
          <table:table-cell table:formula="of:=[.S34]-[.S33]" office:value-type="float" office:value="0" calcext:value-type="float">
            <text:p>0</text:p>
          </table:table-cell>
          <table:table-cell table:formula="of:=[.M34]-[.M33]" office:value-type="float" office:value="2" calcext:value-type="float">
            <text:p>2</text:p>
          </table:table-cell>
          <table:table-cell table:formula="of:=[.L34]-[.L3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4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4]+[.E35]" office:value-type="float" office:value="8" calcext:value-type="float">
            <text:p>8</text:p>
          </table:table-cell>
          <table:table-cell table:formula="of:=[.I34]+[.B35]" office:value-type="float" office:value="8" calcext:value-type="float">
            <text:p>8</text:p>
          </table:table-cell>
          <table:table-cell table:formula="of:=[.J34]+[.G35]" office:value-type="float" office:value="0" calcext:value-type="float">
            <text:p>0</text:p>
          </table:table-cell>
          <table:table-cell table:formula="of:=[.K34]+[.C35]" office:value-type="float" office:value="0" calcext:value-type="float">
            <text:p>0</text:p>
          </table:table-cell>
          <table:table-cell table:formula="of:=[.L34]+[.F35]" office:value-type="float" office:value="1" calcext:value-type="float">
            <text:p>1</text:p>
          </table:table-cell>
          <table:table-cell table:formula="of:=[.H35]" office:value-type="float" office:value="8" calcext:value-type="float">
            <text:p>8</text:p>
          </table:table-cell>
          <table:table-cell table:formula="of:=[.M35]-[.L35]" office:value-type="float" office:value="7" calcext:value-type="float">
            <text:p>7</text:p>
          </table:table-cell>
          <table:table-cell table:formula="of:=[.L35]/[.M35]" office:value-type="float" office:value="0.125" calcext:value-type="float">
            <text:p>0.125</text:p>
          </table:table-cell>
          <table:table-cell table:formula="of:=[.K35]/[.I35]" office:value-type="float" office:value="0" calcext:value-type="float">
            <text:p>0</text:p>
          </table:table-cell>
          <table:table-cell table:formula="of:=2038372-[.M35]-[.K35]-[.J35]" office:value-type="float" office:value="2038364" calcext:value-type="float">
            <text:p>2038364</text:p>
          </table:table-cell>
          <table:table-cell table:formula="of:=MAX([.N42];NORMINV(RAND();[.N42];0.25*[.N42]))" office:value-type="float" office:value="15.3557445542958" calcext:value-type="float">
            <text:p>15.3557445542958</text:p>
          </table:table-cell>
          <table:table-cell table:formula="of:=[.R35]+[.L35]" office:value-type="float" office:value="16.3557445542958" calcext:value-type="float">
            <text:p>16.3557445542958</text:p>
          </table:table-cell>
          <table:table-cell table:formula="of:=[.S35]-[.S34]" office:value-type="float" office:value="1.3557445542958" calcext:value-type="float">
            <text:p>1.3557445542958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[.L35]-[.L3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5]+[.E36]" office:value-type="float" office:value="8" calcext:value-type="float">
            <text:p>8</text:p>
          </table:table-cell>
          <table:table-cell table:formula="of:=[.I35]+[.B36]" office:value-type="float" office:value="8" calcext:value-type="float">
            <text:p>8</text:p>
          </table:table-cell>
          <table:table-cell table:formula="of:=[.J35]+[.G36]" office:value-type="float" office:value="0" calcext:value-type="float">
            <text:p>0</text:p>
          </table:table-cell>
          <table:table-cell table:formula="of:=[.K35]+[.C36]" office:value-type="float" office:value="0" calcext:value-type="float">
            <text:p>0</text:p>
          </table:table-cell>
          <table:table-cell table:formula="of:=[.L35]+[.F36]" office:value-type="float" office:value="1" calcext:value-type="float">
            <text:p>1</text:p>
          </table:table-cell>
          <table:table-cell table:formula="of:=[.H36]" office:value-type="float" office:value="8" calcext:value-type="float">
            <text:p>8</text:p>
          </table:table-cell>
          <table:table-cell table:formula="of:=[.M36]-[.L36]" office:value-type="float" office:value="7" calcext:value-type="float">
            <text:p>7</text:p>
          </table:table-cell>
          <table:table-cell table:formula="of:=[.L36]/[.M36]" office:value-type="float" office:value="0.125" calcext:value-type="float">
            <text:p>0.125</text:p>
          </table:table-cell>
          <table:table-cell table:formula="of:=[.K36]/[.I36]" office:value-type="float" office:value="0" calcext:value-type="float">
            <text:p>0</text:p>
          </table:table-cell>
          <table:table-cell table:formula="of:=2038372-[.M36]-[.K36]-[.J36]" office:value-type="float" office:value="2038364" calcext:value-type="float">
            <text:p>2038364</text:p>
          </table:table-cell>
          <table:table-cell table:formula="of:=MAX([.N43];NORMINV(RAND();[.N43];0.25*[.N43]))" office:value-type="float" office:value="15.4040537231245" calcext:value-type="float">
            <text:p>15.4040537231245</text:p>
          </table:table-cell>
          <table:table-cell table:formula="of:=[.R36]+[.L36]" office:value-type="float" office:value="16.4040537231245" calcext:value-type="float">
            <text:p>16.4040537231245</text:p>
          </table:table-cell>
          <table:table-cell table:formula="of:=[.S36]-[.S35]" office:value-type="float" office:value="0.0483091688287018" calcext:value-type="float">
            <text:p>0.048309168828702</text:p>
          </table:table-cell>
          <table:table-cell table:formula="of:=[.M36]-[.M35]" office:value-type="float" office:value="0" calcext:value-type="float">
            <text:p>0</text:p>
          </table:table-cell>
          <table:table-cell table:formula="of:=[.L36]-[.L3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6]+[.E37]" office:value-type="float" office:value="8" calcext:value-type="float">
            <text:p>8</text:p>
          </table:table-cell>
          <table:table-cell table:formula="of:=[.I36]+[.B37]" office:value-type="float" office:value="8" calcext:value-type="float">
            <text:p>8</text:p>
          </table:table-cell>
          <table:table-cell table:formula="of:=[.J36]+[.G37]" office:value-type="float" office:value="0" calcext:value-type="float">
            <text:p>0</text:p>
          </table:table-cell>
          <table:table-cell table:formula="of:=[.K36]+[.C37]" office:value-type="float" office:value="0" calcext:value-type="float">
            <text:p>0</text:p>
          </table:table-cell>
          <table:table-cell table:formula="of:=[.L36]+[.F37]" office:value-type="float" office:value="1" calcext:value-type="float">
            <text:p>1</text:p>
          </table:table-cell>
          <table:table-cell table:formula="of:=[.H37]" office:value-type="float" office:value="8" calcext:value-type="float">
            <text:p>8</text:p>
          </table:table-cell>
          <table:table-cell table:formula="of:=[.M37]-[.L37]" office:value-type="float" office:value="7" calcext:value-type="float">
            <text:p>7</text:p>
          </table:table-cell>
          <table:table-cell table:formula="of:=[.L37]/[.M37]" office:value-type="float" office:value="0.125" calcext:value-type="float">
            <text:p>0.125</text:p>
          </table:table-cell>
          <table:table-cell table:formula="of:=[.K37]/[.I37]" office:value-type="float" office:value="0" calcext:value-type="float">
            <text:p>0</text:p>
          </table:table-cell>
          <table:table-cell table:formula="of:=2038372-[.M37]-[.K37]-[.J37]" office:value-type="float" office:value="2038364" calcext:value-type="float">
            <text:p>2038364</text:p>
          </table:table-cell>
          <table:table-cell table:formula="of:=MAX([.N44];NORMINV(RAND();[.N44];0.25*[.N44]))" office:value-type="float" office:value="17" calcext:value-type="float">
            <text:p>17</text:p>
          </table:table-cell>
          <table:table-cell table:formula="of:=[.R37]+[.L37]" office:value-type="float" office:value="18" calcext:value-type="float">
            <text:p>18</text:p>
          </table:table-cell>
          <table:table-cell table:formula="of:=[.S37]-[.S36]" office:value-type="float" office:value="1.59594627687549" calcext:value-type="float">
            <text:p>1.59594627687549</text:p>
          </table:table-cell>
          <table:table-cell table:formula="of:=[.M37]-[.M36]" office:value-type="float" office:value="0" calcext:value-type="float">
            <text:p>0</text:p>
          </table:table-cell>
          <table:table-cell table:formula="of:=[.L37]-[.L3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7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7]+[.E38]" office:value-type="float" office:value="10" calcext:value-type="float">
            <text:p>10</text:p>
          </table:table-cell>
          <table:table-cell table:formula="of:=[.I37]+[.B38]" office:value-type="float" office:value="10" calcext:value-type="float">
            <text:p>10</text:p>
          </table:table-cell>
          <table:table-cell table:formula="of:=[.J37]+[.G38]" office:value-type="float" office:value="0" calcext:value-type="float">
            <text:p>0</text:p>
          </table:table-cell>
          <table:table-cell table:formula="of:=[.K37]+[.C38]" office:value-type="float" office:value="0" calcext:value-type="float">
            <text:p>0</text:p>
          </table:table-cell>
          <table:table-cell table:formula="of:=[.L37]+[.F38]" office:value-type="float" office:value="1" calcext:value-type="float">
            <text:p>1</text:p>
          </table:table-cell>
          <table:table-cell table:formula="of:=[.H38]" office:value-type="float" office:value="10" calcext:value-type="float">
            <text:p>10</text:p>
          </table:table-cell>
          <table:table-cell table:formula="of:=[.M38]-[.L38]" office:value-type="float" office:value="9" calcext:value-type="float">
            <text:p>9</text:p>
          </table:table-cell>
          <table:table-cell table:formula="of:=[.L38]/[.M38]" office:value-type="float" office:value="0.1" calcext:value-type="float">
            <text:p>0.1</text:p>
          </table:table-cell>
          <table:table-cell table:formula="of:=[.K38]/[.I38]" office:value-type="float" office:value="0" calcext:value-type="float">
            <text:p>0</text:p>
          </table:table-cell>
          <table:table-cell table:formula="of:=2038372-[.M38]-[.K38]-[.J38]" office:value-type="float" office:value="2038362" calcext:value-type="float">
            <text:p>2038362</text:p>
          </table:table-cell>
          <table:table-cell table:formula="of:=MAX([.N45];NORMINV(RAND();[.N45];0.25*[.N45]))" office:value-type="float" office:value="19" calcext:value-type="float">
            <text:p>19</text:p>
          </table:table-cell>
          <table:table-cell table:formula="of:=[.R38]+[.L38]" office:value-type="float" office:value="20" calcext:value-type="float">
            <text:p>20</text:p>
          </table:table-cell>
          <table:table-cell table:formula="of:=[.S38]-[.S37]" office:value-type="float" office:value="2" calcext:value-type="float">
            <text:p>2</text:p>
          </table:table-cell>
          <table:table-cell table:formula="of:=[.M38]-[.M37]" office:value-type="float" office:value="2" calcext:value-type="float">
            <text:p>2</text:p>
          </table:table-cell>
          <table:table-cell table:formula="of:=[.L38]-[.L3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8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8]+[.E39]" office:value-type="float" office:value="12" calcext:value-type="float">
            <text:p>12</text:p>
          </table:table-cell>
          <table:table-cell table:formula="of:=[.I38]+[.B39]" office:value-type="float" office:value="12" calcext:value-type="float">
            <text:p>12</text:p>
          </table:table-cell>
          <table:table-cell table:formula="of:=[.J38]+[.G39]" office:value-type="float" office:value="0" calcext:value-type="float">
            <text:p>0</text:p>
          </table:table-cell>
          <table:table-cell table:formula="of:=[.K38]+[.C39]" office:value-type="float" office:value="0" calcext:value-type="float">
            <text:p>0</text:p>
          </table:table-cell>
          <table:table-cell table:formula="of:=[.L38]+[.F39]" office:value-type="float" office:value="1" calcext:value-type="float">
            <text:p>1</text:p>
          </table:table-cell>
          <table:table-cell table:formula="of:=[.H39]" office:value-type="float" office:value="12" calcext:value-type="float">
            <text:p>12</text:p>
          </table:table-cell>
          <table:table-cell table:formula="of:=[.M39]-[.L39]" office:value-type="float" office:value="11" calcext:value-type="float">
            <text:p>11</text:p>
          </table:table-cell>
          <table:table-cell table:formula="of:=[.L39]/[.M39]" office:value-type="float" office:value="0.0833333333333333" calcext:value-type="float">
            <text:p>0.083333333333333</text:p>
          </table:table-cell>
          <table:table-cell table:formula="of:=[.K39]/[.I39]" office:value-type="float" office:value="0" calcext:value-type="float">
            <text:p>0</text:p>
          </table:table-cell>
          <table:table-cell table:formula="of:=2038372-[.M39]-[.K39]-[.J39]" office:value-type="float" office:value="2038360" calcext:value-type="float">
            <text:p>2038360</text:p>
          </table:table-cell>
          <table:table-cell table:formula="of:=MAX([.N46];NORMINV(RAND();[.N46];0.25*[.N46]))" office:value-type="float" office:value="20" calcext:value-type="float">
            <text:p>20</text:p>
          </table:table-cell>
          <table:table-cell table:formula="of:=[.R39]+[.L39]" office:value-type="float" office:value="21" calcext:value-type="float">
            <text:p>21</text:p>
          </table:table-cell>
          <table:table-cell table:formula="of:=[.S39]-[.S38]" office:value-type="float" office:value="1" calcext:value-type="float">
            <text:p>1</text:p>
          </table:table-cell>
          <table:table-cell table:formula="of:=[.M39]-[.M38]" office:value-type="float" office:value="2" calcext:value-type="float">
            <text:p>2</text:p>
          </table:table-cell>
          <table:table-cell table:formula="of:=[.L39]-[.L3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19 00:0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9]+[.E40]" office:value-type="float" office:value="15" calcext:value-type="float">
            <text:p>15</text:p>
          </table:table-cell>
          <table:table-cell table:formula="of:=[.I39]+[.B40]" office:value-type="float" office:value="15" calcext:value-type="float">
            <text:p>15</text:p>
          </table:table-cell>
          <table:table-cell table:formula="of:=[.J39]+[.G40]" office:value-type="float" office:value="0" calcext:value-type="float">
            <text:p>0</text:p>
          </table:table-cell>
          <table:table-cell table:formula="of:=[.K39]+[.C40]" office:value-type="float" office:value="0" calcext:value-type="float">
            <text:p>0</text:p>
          </table:table-cell>
          <table:table-cell table:formula="of:=[.L39]+[.F40]" office:value-type="float" office:value="1" calcext:value-type="float">
            <text:p>1</text:p>
          </table:table-cell>
          <table:table-cell table:formula="of:=[.H40]" office:value-type="float" office:value="15" calcext:value-type="float">
            <text:p>15</text:p>
          </table:table-cell>
          <table:table-cell table:formula="of:=[.M40]-[.L40]" office:value-type="float" office:value="14" calcext:value-type="float">
            <text:p>14</text:p>
          </table:table-cell>
          <table:table-cell table:formula="of:=[.L40]/[.M40]" office:value-type="float" office:value="0.0666666666666667" calcext:value-type="float">
            <text:p>0.066666666666667</text:p>
          </table:table-cell>
          <table:table-cell table:formula="of:=[.K40]/[.I40]" office:value-type="float" office:value="0" calcext:value-type="float">
            <text:p>0</text:p>
          </table:table-cell>
          <table:table-cell table:formula="of:=2038372-[.M40]-[.K40]-[.J40]" office:value-type="float" office:value="2038357" calcext:value-type="float">
            <text:p>2038357</text:p>
          </table:table-cell>
          <table:table-cell table:formula="of:=MAX([.N47];NORMINV(RAND();[.N47];0.25*[.N47]))" office:value-type="float" office:value="19" calcext:value-type="float">
            <text:p>19</text:p>
          </table:table-cell>
          <table:table-cell table:formula="of:=[.R40]+[.L40]" office:value-type="float" office:value="20" calcext:value-type="float">
            <text:p>20</text:p>
          </table:table-cell>
          <table:table-cell table:formula="of:=[.S40]-[.S39]" office:value-type="float" office:value="-1" calcext:value-type="float">
            <text:p>-1</text:p>
          </table:table-cell>
          <table:table-cell table:formula="of:=[.M40]-[.M39]" office:value-type="float" office:value="3" calcext:value-type="float">
            <text:p>3</text:p>
          </table:table-cell>
          <table:table-cell table:formula="of:=[.L40]-[.L3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0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0]+[.E41]" office:value-type="float" office:value="15" calcext:value-type="float">
            <text:p>15</text:p>
          </table:table-cell>
          <table:table-cell table:formula="of:=[.I40]+[.B41]" office:value-type="float" office:value="15" calcext:value-type="float">
            <text:p>15</text:p>
          </table:table-cell>
          <table:table-cell table:formula="of:=[.J40]+[.G41]" office:value-type="float" office:value="0" calcext:value-type="float">
            <text:p>0</text:p>
          </table:table-cell>
          <table:table-cell table:formula="of:=[.K40]+[.C41]" office:value-type="float" office:value="0" calcext:value-type="float">
            <text:p>0</text:p>
          </table:table-cell>
          <table:table-cell table:formula="of:=[.L40]+[.F41]" office:value-type="float" office:value="1" calcext:value-type="float">
            <text:p>1</text:p>
          </table:table-cell>
          <table:table-cell table:formula="of:=[.H41]" office:value-type="float" office:value="15" calcext:value-type="float">
            <text:p>15</text:p>
          </table:table-cell>
          <table:table-cell table:formula="of:=[.M41]-[.L41]" office:value-type="float" office:value="14" calcext:value-type="float">
            <text:p>14</text:p>
          </table:table-cell>
          <table:table-cell table:formula="of:=[.L41]/[.M41]" office:value-type="float" office:value="0.0666666666666667" calcext:value-type="float">
            <text:p>0.066666666666667</text:p>
          </table:table-cell>
          <table:table-cell table:formula="of:=[.K41]/[.I41]" office:value-type="float" office:value="0" calcext:value-type="float">
            <text:p>0</text:p>
          </table:table-cell>
          <table:table-cell table:formula="of:=2038372-[.M41]-[.K41]-[.J41]" office:value-type="float" office:value="2038357" calcext:value-type="float">
            <text:p>2038357</text:p>
          </table:table-cell>
          <table:table-cell table:formula="of:=MAX([.N48];NORMINV(RAND();[.N48];0.25*[.N48]))" office:value-type="float" office:value="19" calcext:value-type="float">
            <text:p>19</text:p>
          </table:table-cell>
          <table:table-cell table:formula="of:=[.R41]+[.L41]" office:value-type="float" office:value="20" calcext:value-type="float">
            <text:p>20</text:p>
          </table:table-cell>
          <table:table-cell table:formula="of:=[.S41]-[.S40]" office:value-type="float" office:value="0" calcext:value-type="float">
            <text:p>0</text:p>
          </table:table-cell>
          <table:table-cell table:formula="of:=[.M41]-[.M40]" office:value-type="float" office:value="0" calcext:value-type="float">
            <text:p>0</text:p>
          </table:table-cell>
          <table:table-cell table:formula="of:=[.L41]-[.L4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1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1]+[.E42]" office:value-type="float" office:value="16" calcext:value-type="float">
            <text:p>16</text:p>
          </table:table-cell>
          <table:table-cell table:formula="of:=[.I41]+[.B42]" office:value-type="float" office:value="16" calcext:value-type="float">
            <text:p>16</text:p>
          </table:table-cell>
          <table:table-cell table:formula="of:=[.J41]+[.G42]" office:value-type="float" office:value="0" calcext:value-type="float">
            <text:p>0</text:p>
          </table:table-cell>
          <table:table-cell table:formula="of:=[.K41]+[.C42]" office:value-type="float" office:value="0" calcext:value-type="float">
            <text:p>0</text:p>
          </table:table-cell>
          <table:table-cell table:formula="of:=[.L41]+[.F42]" office:value-type="float" office:value="1" calcext:value-type="float">
            <text:p>1</text:p>
          </table:table-cell>
          <table:table-cell table:formula="of:=[.H42]" office:value-type="float" office:value="16" calcext:value-type="float">
            <text:p>16</text:p>
          </table:table-cell>
          <table:table-cell table:formula="of:=[.M42]-[.L42]" office:value-type="float" office:value="15" calcext:value-type="float">
            <text:p>15</text:p>
          </table:table-cell>
          <table:table-cell table:formula="of:=[.L42]/[.M42]" office:value-type="float" office:value="0.0625" calcext:value-type="float">
            <text:p>0.0625</text:p>
          </table:table-cell>
          <table:table-cell table:formula="of:=[.K42]/[.I42]" office:value-type="float" office:value="0" calcext:value-type="float">
            <text:p>0</text:p>
          </table:table-cell>
          <table:table-cell table:formula="of:=2038372-[.M42]-[.K42]-[.J42]" office:value-type="float" office:value="2038356" calcext:value-type="float">
            <text:p>2038356</text:p>
          </table:table-cell>
          <table:table-cell table:formula="of:=MAX([.N49];NORMINV(RAND();[.N49];0.25*[.N49]))" office:value-type="float" office:value="20" calcext:value-type="float">
            <text:p>20</text:p>
          </table:table-cell>
          <table:table-cell table:formula="of:=[.R42]+[.L42]" office:value-type="float" office:value="21" calcext:value-type="float">
            <text:p>21</text:p>
          </table:table-cell>
          <table:table-cell table:formula="of:=[.S42]-[.S41]" office:value-type="float" office:value="1" calcext:value-type="float">
            <text:p>1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[.L42]-[.L4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2]+[.E43]" office:value-type="float" office:value="16" calcext:value-type="float">
            <text:p>16</text:p>
          </table:table-cell>
          <table:table-cell table:formula="of:=[.I42]+[.B43]" office:value-type="float" office:value="16" calcext:value-type="float">
            <text:p>16</text:p>
          </table:table-cell>
          <table:table-cell table:formula="of:=[.J42]+[.G43]" office:value-type="float" office:value="0" calcext:value-type="float">
            <text:p>0</text:p>
          </table:table-cell>
          <table:table-cell table:formula="of:=[.K42]+[.C43]" office:value-type="float" office:value="0" calcext:value-type="float">
            <text:p>0</text:p>
          </table:table-cell>
          <table:table-cell table:formula="of:=[.L42]+[.F43]" office:value-type="float" office:value="1" calcext:value-type="float">
            <text:p>1</text:p>
          </table:table-cell>
          <table:table-cell table:formula="of:=[.H43]" office:value-type="float" office:value="16" calcext:value-type="float">
            <text:p>16</text:p>
          </table:table-cell>
          <table:table-cell table:formula="of:=[.M43]-[.L43]" office:value-type="float" office:value="15" calcext:value-type="float">
            <text:p>15</text:p>
          </table:table-cell>
          <table:table-cell table:formula="of:=[.L43]/[.M43]" office:value-type="float" office:value="0.0625" calcext:value-type="float">
            <text:p>0.0625</text:p>
          </table:table-cell>
          <table:table-cell table:formula="of:=[.K43]/[.I43]" office:value-type="float" office:value="0" calcext:value-type="float">
            <text:p>0</text:p>
          </table:table-cell>
          <table:table-cell table:formula="of:=2038372-[.M43]-[.K43]-[.J43]" office:value-type="float" office:value="2038356" calcext:value-type="float">
            <text:p>2038356</text:p>
          </table:table-cell>
          <table:table-cell table:formula="of:=MAX([.N50];NORMINV(RAND();[.N50];0.25*[.N50]))" office:value-type="float" office:value="25.5496864247209" calcext:value-type="float">
            <text:p>25.5496864247209</text:p>
          </table:table-cell>
          <table:table-cell table:formula="of:=[.R43]+[.L43]" office:value-type="float" office:value="26.5496864247209" calcext:value-type="float">
            <text:p>26.5496864247209</text:p>
          </table:table-cell>
          <table:table-cell table:formula="of:=[.S43]-[.S42]" office:value-type="float" office:value="5.54968642472088" calcext:value-type="float">
            <text:p>5.54968642472088</text:p>
          </table:table-cell>
          <table:table-cell table:formula="of:=[.M43]-[.M42]" office:value-type="float" office:value="0" calcext:value-type="float">
            <text:p>0</text:p>
          </table:table-cell>
          <table:table-cell table:formula="of:=[.L43]-[.L4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3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3]+[.E44]" office:value-type="float" office:value="19" calcext:value-type="float">
            <text:p>19</text:p>
          </table:table-cell>
          <table:table-cell table:formula="of:=[.I43]+[.B44]" office:value-type="float" office:value="19" calcext:value-type="float">
            <text:p>19</text:p>
          </table:table-cell>
          <table:table-cell table:formula="of:=[.J43]+[.G44]" office:value-type="float" office:value="0" calcext:value-type="float">
            <text:p>0</text:p>
          </table:table-cell>
          <table:table-cell table:formula="of:=[.K43]+[.C44]" office:value-type="float" office:value="0" calcext:value-type="float">
            <text:p>0</text:p>
          </table:table-cell>
          <table:table-cell table:formula="of:=[.L43]+[.F44]" office:value-type="float" office:value="2" calcext:value-type="float">
            <text:p>2</text:p>
          </table:table-cell>
          <table:table-cell table:formula="of:=[.H44]" office:value-type="float" office:value="19" calcext:value-type="float">
            <text:p>19</text:p>
          </table:table-cell>
          <table:table-cell table:formula="of:=[.M44]-[.L44]" office:value-type="float" office:value="17" calcext:value-type="float">
            <text:p>17</text:p>
          </table:table-cell>
          <table:table-cell table:formula="of:=[.L44]/[.M44]" office:value-type="float" office:value="0.105263157894737" calcext:value-type="float">
            <text:p>0.105263157894737</text:p>
          </table:table-cell>
          <table:table-cell table:formula="of:=[.K44]/[.I44]" office:value-type="float" office:value="0" calcext:value-type="float">
            <text:p>0</text:p>
          </table:table-cell>
          <table:table-cell table:formula="of:=2038372-[.M44]-[.K44]-[.J44]" office:value-type="float" office:value="2038353" calcext:value-type="float">
            <text:p>2038353</text:p>
          </table:table-cell>
          <table:table-cell table:formula="of:=MAX([.N51];NORMINV(RAND();[.N51];0.25*[.N51]))" office:value-type="float" office:value="26.5879057244596" calcext:value-type="float">
            <text:p>26.5879057244596</text:p>
          </table:table-cell>
          <table:table-cell table:formula="of:=[.R44]+[.L44]" office:value-type="float" office:value="28.5879057244596" calcext:value-type="float">
            <text:p>28.5879057244596</text:p>
          </table:table-cell>
          <table:table-cell table:formula="of:=[.S44]-[.S43]" office:value-type="float" office:value="2.03821929973876" calcext:value-type="float">
            <text:p>2.03821929973876</text:p>
          </table:table-cell>
          <table:table-cell table:formula="of:=[.M44]-[.M43]" office:value-type="float" office:value="3" calcext:value-type="float">
            <text:p>3</text:p>
          </table:table-cell>
          <table:table-cell table:formula="of:=[.L44]-[.L43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4 00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44]+[.E45]" office:value-type="float" office:value="21" calcext:value-type="float">
            <text:p>21</text:p>
          </table:table-cell>
          <table:table-cell table:formula="of:=[.I44]+[.B45]" office:value-type="float" office:value="23" calcext:value-type="float">
            <text:p>23</text:p>
          </table:table-cell>
          <table:table-cell table:formula="of:=[.J44]+[.G45]" office:value-type="float" office:value="2" calcext:value-type="float">
            <text:p>2</text:p>
          </table:table-cell>
          <table:table-cell table:formula="of:=[.K44]+[.C45]" office:value-type="float" office:value="0" calcext:value-type="float">
            <text:p>0</text:p>
          </table:table-cell>
          <table:table-cell table:formula="of:=[.L44]+[.F45]" office:value-type="float" office:value="2" calcext:value-type="float">
            <text:p>2</text:p>
          </table:table-cell>
          <table:table-cell table:formula="of:=[.H45]" office:value-type="float" office:value="21" calcext:value-type="float">
            <text:p>21</text:p>
          </table:table-cell>
          <table:table-cell table:formula="of:=[.M45]-[.L45]" office:value-type="float" office:value="19" calcext:value-type="float">
            <text:p>19</text:p>
          </table:table-cell>
          <table:table-cell table:formula="of:=[.L45]/[.M45]" office:value-type="float" office:value="0.0952380952380952" calcext:value-type="float">
            <text:p>0.095238095238095</text:p>
          </table:table-cell>
          <table:table-cell table:formula="of:=[.K45]/[.I45]" office:value-type="float" office:value="0" calcext:value-type="float">
            <text:p>0</text:p>
          </table:table-cell>
          <table:table-cell table:formula="of:=2038372-[.M45]-[.K45]-[.J45]" office:value-type="float" office:value="2038349" calcext:value-type="float">
            <text:p>2038349</text:p>
          </table:table-cell>
          <table:table-cell table:formula="of:=MAX([.N52];NORMINV(RAND();[.N52];0.25*[.N52]))" office:value-type="float" office:value="24" calcext:value-type="float">
            <text:p>24</text:p>
          </table:table-cell>
          <table:table-cell table:formula="of:=[.R45]+[.L45]" office:value-type="float" office:value="26" calcext:value-type="float">
            <text:p>26</text:p>
          </table:table-cell>
          <table:table-cell table:formula="of:=[.S45]-[.S44]" office:value-type="float" office:value="-2.58790572445965" calcext:value-type="float">
            <text:p>-2.58790572445965</text:p>
          </table:table-cell>
          <table:table-cell table:formula="of:=[.M45]-[.M44]" office:value-type="float" office:value="2" calcext:value-type="float">
            <text:p>2</text:p>
          </table:table-cell>
          <table:table-cell table:formula="of:=[.L45]-[.L4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5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5]+[.E46]" office:value-type="float" office:value="22" calcext:value-type="float">
            <text:p>22</text:p>
          </table:table-cell>
          <table:table-cell table:formula="of:=[.I45]+[.B46]" office:value-type="float" office:value="25" calcext:value-type="float">
            <text:p>25</text:p>
          </table:table-cell>
          <table:table-cell table:formula="of:=[.J45]+[.G46]" office:value-type="float" office:value="3" calcext:value-type="float">
            <text:p>3</text:p>
          </table:table-cell>
          <table:table-cell table:formula="of:=[.K45]+[.C46]" office:value-type="float" office:value="0" calcext:value-type="float">
            <text:p>0</text:p>
          </table:table-cell>
          <table:table-cell table:formula="of:=[.L45]+[.F46]" office:value-type="float" office:value="2" calcext:value-type="float">
            <text:p>2</text:p>
          </table:table-cell>
          <table:table-cell table:formula="of:=[.H46]" office:value-type="float" office:value="22" calcext:value-type="float">
            <text:p>22</text:p>
          </table:table-cell>
          <table:table-cell table:formula="of:=[.M46]-[.L46]" office:value-type="float" office:value="20" calcext:value-type="float">
            <text:p>20</text:p>
          </table:table-cell>
          <table:table-cell table:formula="of:=[.L46]/[.M46]" office:value-type="float" office:value="0.0909090909090909" calcext:value-type="float">
            <text:p>0.090909090909091</text:p>
          </table:table-cell>
          <table:table-cell table:formula="of:=[.K46]/[.I46]" office:value-type="float" office:value="0" calcext:value-type="float">
            <text:p>0</text:p>
          </table:table-cell>
          <table:table-cell table:formula="of:=2038372-[.M46]-[.K46]-[.J46]" office:value-type="float" office:value="2038347" calcext:value-type="float">
            <text:p>2038347</text:p>
          </table:table-cell>
          <table:table-cell table:formula="of:=MAX([.N53];NORMINV(RAND();[.N53];0.25*[.N53]))" office:value-type="float" office:value="24" calcext:value-type="float">
            <text:p>24</text:p>
          </table:table-cell>
          <table:table-cell table:formula="of:=[.R46]+[.L46]" office:value-type="float" office:value="26" calcext:value-type="float">
            <text:p>26</text:p>
          </table:table-cell>
          <table:table-cell table:formula="of:=[.S46]-[.S45]" office:value-type="float" office:value="0" calcext:value-type="float">
            <text:p>0</text:p>
          </table:table-cell>
          <table:table-cell table:formula="of:=[.M46]-[.M45]" office:value-type="float" office:value="1" calcext:value-type="float">
            <text:p>1</text:p>
          </table:table-cell>
          <table:table-cell table:formula="of:=[.L46]-[.L4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6 0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46]+[.E47]" office:value-type="float" office:value="22" calcext:value-type="float">
            <text:p>22</text:p>
          </table:table-cell>
          <table:table-cell table:formula="of:=[.I46]+[.B47]" office:value-type="float" office:value="26" calcext:value-type="float">
            <text:p>26</text:p>
          </table:table-cell>
          <table:table-cell table:formula="of:=[.J46]+[.G47]" office:value-type="float" office:value="4" calcext:value-type="float">
            <text:p>4</text:p>
          </table:table-cell>
          <table:table-cell table:formula="of:=[.K46]+[.C47]" office:value-type="float" office:value="0" calcext:value-type="float">
            <text:p>0</text:p>
          </table:table-cell>
          <table:table-cell table:formula="of:=[.L46]+[.F47]" office:value-type="float" office:value="3" calcext:value-type="float">
            <text:p>3</text:p>
          </table:table-cell>
          <table:table-cell table:formula="of:=[.H47]" office:value-type="float" office:value="22" calcext:value-type="float">
            <text:p>22</text:p>
          </table:table-cell>
          <table:table-cell table:formula="of:=[.M47]-[.L47]" office:value-type="float" office:value="19" calcext:value-type="float">
            <text:p>19</text:p>
          </table:table-cell>
          <table:table-cell table:formula="of:=[.L47]/[.M47]" office:value-type="float" office:value="0.136363636363636" calcext:value-type="float">
            <text:p>0.136363636363636</text:p>
          </table:table-cell>
          <table:table-cell table:formula="of:=[.K47]/[.I47]" office:value-type="float" office:value="0" calcext:value-type="float">
            <text:p>0</text:p>
          </table:table-cell>
          <table:table-cell table:formula="of:=2038372-[.M47]-[.K47]-[.J47]" office:value-type="float" office:value="2038346" calcext:value-type="float">
            <text:p>2038346</text:p>
          </table:table-cell>
          <table:table-cell table:formula="of:=MAX([.N54];NORMINV(RAND();[.N54];0.25*[.N54]))" office:value-type="float" office:value="21" calcext:value-type="float">
            <text:p>21</text:p>
          </table:table-cell>
          <table:table-cell table:formula="of:=[.R47]+[.L47]" office:value-type="float" office:value="24" calcext:value-type="float">
            <text:p>24</text:p>
          </table:table-cell>
          <table:table-cell table:formula="of:=[.S47]-[.S46]" office:value-type="float" office:value="-2" calcext:value-type="float">
            <text:p>-2</text:p>
          </table:table-cell>
          <table:table-cell table:formula="of:=[.M47]-[.M46]" office:value-type="float" office:value="0" calcext:value-type="float">
            <text:p>0</text:p>
          </table:table-cell>
          <table:table-cell table:formula="of:=[.L47]-[.L46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7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H47]+[.E48]" office:value-type="float" office:value="24" calcext:value-type="float">
            <text:p>24</text:p>
          </table:table-cell>
          <table:table-cell table:formula="of:=[.I47]+[.B48]" office:value-type="float" office:value="30" calcext:value-type="float">
            <text:p>30</text:p>
          </table:table-cell>
          <table:table-cell table:formula="of:=[.J47]+[.G48]" office:value-type="float" office:value="6" calcext:value-type="float">
            <text:p>6</text:p>
          </table:table-cell>
          <table:table-cell table:formula="of:=[.K47]+[.C48]" office:value-type="float" office:value="0" calcext:value-type="float">
            <text:p>0</text:p>
          </table:table-cell>
          <table:table-cell table:formula="of:=[.L47]+[.F48]" office:value-type="float" office:value="5" calcext:value-type="float">
            <text:p>5</text:p>
          </table:table-cell>
          <table:table-cell table:formula="of:=[.H48]" office:value-type="float" office:value="24" calcext:value-type="float">
            <text:p>24</text:p>
          </table:table-cell>
          <table:table-cell table:formula="of:=[.M48]-[.L48]" office:value-type="float" office:value="19" calcext:value-type="float">
            <text:p>19</text:p>
          </table:table-cell>
          <table:table-cell table:formula="of:=[.L48]/[.M48]" office:value-type="float" office:value="0.208333333333333" calcext:value-type="float">
            <text:p>0.208333333333333</text:p>
          </table:table-cell>
          <table:table-cell table:formula="of:=[.K48]/[.I48]" office:value-type="float" office:value="0" calcext:value-type="float">
            <text:p>0</text:p>
          </table:table-cell>
          <table:table-cell table:formula="of:=2038372-[.M48]-[.K48]-[.J48]" office:value-type="float" office:value="2038342" calcext:value-type="float">
            <text:p>2038342</text:p>
          </table:table-cell>
          <table:table-cell table:formula="of:=MAX([.N55];NORMINV(RAND();[.N55];0.25*[.N55]))" office:value-type="float" office:value="21" calcext:value-type="float">
            <text:p>21</text:p>
          </table:table-cell>
          <table:table-cell table:formula="of:=[.R48]+[.L48]" office:value-type="float" office:value="26" calcext:value-type="float">
            <text:p>26</text:p>
          </table:table-cell>
          <table:table-cell table:formula="of:=[.S48]-[.S47]" office:value-type="float" office:value="2" calcext:value-type="float">
            <text:p>2</text:p>
          </table:table-cell>
          <table:table-cell table:formula="of:=[.M48]-[.M47]" office:value-type="float" office:value="2" calcext:value-type="float">
            <text:p>2</text:p>
          </table:table-cell>
          <table:table-cell table:formula="of:=[.L48]-[.L47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8 00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H48]+[.E49]" office:value-type="float" office:value="24" calcext:value-type="float">
            <text:p>24</text:p>
          </table:table-cell>
          <table:table-cell table:formula="of:=[.I48]+[.B49]" office:value-type="float" office:value="32" calcext:value-type="float">
            <text:p>32</text:p>
          </table:table-cell>
          <table:table-cell table:formula="of:=[.J48]+[.G49]" office:value-type="float" office:value="7" calcext:value-type="float">
            <text:p>7</text:p>
          </table:table-cell>
          <table:table-cell table:formula="of:=[.K48]+[.C49]" office:value-type="float" office:value="1" calcext:value-type="float">
            <text:p>1</text:p>
          </table:table-cell>
          <table:table-cell table:formula="of:=[.L48]+[.F49]" office:value-type="float" office:value="4" calcext:value-type="float">
            <text:p>4</text:p>
          </table:table-cell>
          <table:table-cell table:formula="of:=[.H49]" office:value-type="float" office:value="24" calcext:value-type="float">
            <text:p>24</text:p>
          </table:table-cell>
          <table:table-cell table:formula="of:=[.M49]-[.L49]" office:value-type="float" office:value="20" calcext:value-type="float">
            <text:p>20</text:p>
          </table:table-cell>
          <table:table-cell table:formula="of:=[.L49]/[.M49]" office:value-type="float" office:value="0.166666666666667" calcext:value-type="float">
            <text:p>0.166666666666667</text:p>
          </table:table-cell>
          <table:table-cell table:formula="of:=[.K49]/[.I49]" office:value-type="float" office:value="0.03125" calcext:value-type="float">
            <text:p>0.03125</text:p>
          </table:table-cell>
          <table:table-cell table:formula="of:=2038372-[.M49]-[.K49]-[.J49]" office:value-type="float" office:value="2038340" calcext:value-type="float">
            <text:p>2038340</text:p>
          </table:table-cell>
          <table:table-cell table:formula="of:=MAX([.N56];NORMINV(RAND();[.N56];0.25*[.N56]))" office:value-type="float" office:value="28.3132987968106" calcext:value-type="float">
            <text:p>28.3132987968106</text:p>
          </table:table-cell>
          <table:table-cell table:formula="of:=[.R49]+[.L49]" office:value-type="float" office:value="32.3132987968106" calcext:value-type="float">
            <text:p>32.3132987968106</text:p>
          </table:table-cell>
          <table:table-cell table:formula="of:=[.S49]-[.S48]" office:value-type="float" office:value="6.31329879681058" calcext:value-type="float">
            <text:p>6.31329879681058</text:p>
          </table:table-cell>
          <table:table-cell table:formula="of:=[.M49]-[.M48]" office:value-type="float" office:value="0" calcext:value-type="float">
            <text:p>0</text:p>
          </table:table-cell>
          <table:table-cell table:formula="of:=[.L49]-[.L48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29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9]+[.E50]" office:value-type="float" office:value="25" calcext:value-type="float">
            <text:p>25</text:p>
          </table:table-cell>
          <table:table-cell table:formula="of:=[.I49]+[.B50]" office:value-type="float" office:value="33" calcext:value-type="float">
            <text:p>33</text:p>
          </table:table-cell>
          <table:table-cell table:formula="of:=[.J49]+[.G50]" office:value-type="float" office:value="7" calcext:value-type="float">
            <text:p>7</text:p>
          </table:table-cell>
          <table:table-cell table:formula="of:=[.K49]+[.C50]" office:value-type="float" office:value="1" calcext:value-type="float">
            <text:p>1</text:p>
          </table:table-cell>
          <table:table-cell table:formula="of:=[.L49]+[.F50]" office:value-type="float" office:value="4" calcext:value-type="float">
            <text:p>4</text:p>
          </table:table-cell>
          <table:table-cell table:formula="of:=[.H50]" office:value-type="float" office:value="25" calcext:value-type="float">
            <text:p>25</text:p>
          </table:table-cell>
          <table:table-cell table:formula="of:=[.M50]-[.L50]" office:value-type="float" office:value="21" calcext:value-type="float">
            <text:p>21</text:p>
          </table:table-cell>
          <table:table-cell table:formula="of:=[.L50]/[.M50]" office:value-type="float" office:value="0.16" calcext:value-type="float">
            <text:p>0.16</text:p>
          </table:table-cell>
          <table:table-cell table:formula="of:=[.K50]/[.I50]" office:value-type="float" office:value="0.0303030303030303" calcext:value-type="float">
            <text:p>0.03030303030303</text:p>
          </table:table-cell>
          <table:table-cell table:formula="of:=2038372-[.M50]-[.K50]-[.J50]" office:value-type="float" office:value="2038339" calcext:value-type="float">
            <text:p>2038339</text:p>
          </table:table-cell>
          <table:table-cell table:formula="of:=MAX([.N57];NORMINV(RAND();[.N57];0.25*[.N57]))" office:value-type="float" office:value="29.2199133040884" calcext:value-type="float">
            <text:p>29.2199133040884</text:p>
          </table:table-cell>
          <table:table-cell table:formula="of:=[.R50]+[.L50]" office:value-type="float" office:value="33.2199133040884" calcext:value-type="float">
            <text:p>33.2199133040884</text:p>
          </table:table-cell>
          <table:table-cell table:formula="of:=[.S50]-[.S49]" office:value-type="float" office:value="0.90661450727778" calcext:value-type="float">
            <text:p>0.90661450727778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[.L50]-[.L4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30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0]+[.E51]" office:value-type="float" office:value="26" calcext:value-type="float">
            <text:p>26</text:p>
          </table:table-cell>
          <table:table-cell table:formula="of:=[.I50]+[.B51]" office:value-type="float" office:value="34" calcext:value-type="float">
            <text:p>34</text:p>
          </table:table-cell>
          <table:table-cell table:formula="of:=[.J50]+[.G51]" office:value-type="float" office:value="7" calcext:value-type="float">
            <text:p>7</text:p>
          </table:table-cell>
          <table:table-cell table:formula="of:=[.K50]+[.C51]" office:value-type="float" office:value="1" calcext:value-type="float">
            <text:p>1</text:p>
          </table:table-cell>
          <table:table-cell table:formula="of:=[.L50]+[.F51]" office:value-type="float" office:value="4" calcext:value-type="float">
            <text:p>4</text:p>
          </table:table-cell>
          <table:table-cell table:formula="of:=[.H51]" office:value-type="float" office:value="26" calcext:value-type="float">
            <text:p>26</text:p>
          </table:table-cell>
          <table:table-cell table:formula="of:=[.M51]-[.L51]" office:value-type="float" office:value="22" calcext:value-type="float">
            <text:p>22</text:p>
          </table:table-cell>
          <table:table-cell table:formula="of:=[.L51]/[.M51]" office:value-type="float" office:value="0.153846153846154" calcext:value-type="float">
            <text:p>0.153846153846154</text:p>
          </table:table-cell>
          <table:table-cell table:formula="of:=[.K51]/[.I51]" office:value-type="float" office:value="0.0294117647058823" calcext:value-type="float">
            <text:p>0.029411764705882</text:p>
          </table:table-cell>
          <table:table-cell table:formula="of:=2038372-[.M51]-[.K51]-[.J51]" office:value-type="float" office:value="2038338" calcext:value-type="float">
            <text:p>2038338</text:p>
          </table:table-cell>
          <table:table-cell table:formula="of:=MAX([.N58];NORMINV(RAND();[.N58];0.25*[.N58]))" office:value-type="float" office:value="20" calcext:value-type="float">
            <text:p>20</text:p>
          </table:table-cell>
          <table:table-cell table:formula="of:=[.R51]+[.L51]" office:value-type="float" office:value="24" calcext:value-type="float">
            <text:p>24</text:p>
          </table:table-cell>
          <table:table-cell table:formula="of:=[.S51]-[.S50]" office:value-type="float" office:value="-9.21991330408836" calcext:value-type="float">
            <text:p>-9.21991330408836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[.L51]-[.L5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3-31 00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51]+[.E52]" office:value-type="float" office:value="28" calcext:value-type="float">
            <text:p>28</text:p>
          </table:table-cell>
          <table:table-cell table:formula="of:=[.I51]+[.B52]" office:value-type="float" office:value="38" calcext:value-type="float">
            <text:p>38</text:p>
          </table:table-cell>
          <table:table-cell table:formula="of:=[.J51]+[.G52]" office:value-type="float" office:value="9" calcext:value-type="float">
            <text:p>9</text:p>
          </table:table-cell>
          <table:table-cell table:formula="of:=[.K51]+[.C52]" office:value-type="float" office:value="1" calcext:value-type="float">
            <text:p>1</text:p>
          </table:table-cell>
          <table:table-cell table:formula="of:=[.L51]+[.F52]" office:value-type="float" office:value="4" calcext:value-type="float">
            <text:p>4</text:p>
          </table:table-cell>
          <table:table-cell table:formula="of:=[.H52]" office:value-type="float" office:value="28" calcext:value-type="float">
            <text:p>28</text:p>
          </table:table-cell>
          <table:table-cell table:formula="of:=[.M52]-[.L52]" office:value-type="float" office:value="24" calcext:value-type="float">
            <text:p>24</text:p>
          </table:table-cell>
          <table:table-cell table:formula="of:=[.L52]/[.M52]" office:value-type="float" office:value="0.142857142857143" calcext:value-type="float">
            <text:p>0.142857142857143</text:p>
          </table:table-cell>
          <table:table-cell table:formula="of:=[.K52]/[.I52]" office:value-type="float" office:value="0.0263157894736842" calcext:value-type="float">
            <text:p>0.026315789473684</text:p>
          </table:table-cell>
          <table:table-cell table:formula="of:=2038372-[.M52]-[.K52]-[.J52]" office:value-type="float" office:value="2038334" calcext:value-type="float">
            <text:p>2038334</text:p>
          </table:table-cell>
          <table:table-cell table:formula="of:=MAX([.N59];NORMINV(RAND();[.N59];0.25*[.N59]))" office:value-type="float" office:value="20" calcext:value-type="float">
            <text:p>20</text:p>
          </table:table-cell>
          <table:table-cell table:formula="of:=[.R52]+[.L52]" office:value-type="float" office:value="24" calcext:value-type="float">
            <text:p>24</text:p>
          </table:table-cell>
          <table:table-cell table:formula="of:=[.S52]-[.S51]" office:value-type="float" office:value="0" calcext:value-type="float">
            <text:p>0</text:p>
          </table:table-cell>
          <table:table-cell table:formula="of:=[.M52]-[.M51]" office:value-type="float" office:value="2" calcext:value-type="float">
            <text:p>2</text:p>
          </table:table-cell>
          <table:table-cell table:formula="of:=[.L52]-[.L5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01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52]+[.E53]" office:value-type="float" office:value="29" calcext:value-type="float">
            <text:p>29</text:p>
          </table:table-cell>
          <table:table-cell table:formula="of:=[.I52]+[.B53]" office:value-type="float" office:value="41" calcext:value-type="float">
            <text:p>41</text:p>
          </table:table-cell>
          <table:table-cell table:formula="of:=[.J52]+[.G53]" office:value-type="float" office:value="11" calcext:value-type="float">
            <text:p>11</text:p>
          </table:table-cell>
          <table:table-cell table:formula="of:=[.K52]+[.C53]" office:value-type="float" office:value="1" calcext:value-type="float">
            <text:p>1</text:p>
          </table:table-cell>
          <table:table-cell table:formula="of:=[.L52]+[.F53]" office:value-type="float" office:value="5" calcext:value-type="float">
            <text:p>5</text:p>
          </table:table-cell>
          <table:table-cell table:formula="of:=[.H53]" office:value-type="float" office:value="29" calcext:value-type="float">
            <text:p>29</text:p>
          </table:table-cell>
          <table:table-cell table:formula="of:=[.M53]-[.L53]" office:value-type="float" office:value="24" calcext:value-type="float">
            <text:p>24</text:p>
          </table:table-cell>
          <table:table-cell table:formula="of:=[.L53]/[.M53]" office:value-type="float" office:value="0.172413793103448" calcext:value-type="float">
            <text:p>0.172413793103448</text:p>
          </table:table-cell>
          <table:table-cell table:formula="of:=[.K53]/[.I53]" office:value-type="float" office:value="0.024390243902439" calcext:value-type="float">
            <text:p>0.024390243902439</text:p>
          </table:table-cell>
          <table:table-cell table:formula="of:=2038372-[.M53]-[.K53]-[.J53]" office:value-type="float" office:value="2038331" calcext:value-type="float">
            <text:p>2038331</text:p>
          </table:table-cell>
          <table:table-cell table:formula="of:=MAX([.N60];NORMINV(RAND();[.N60];0.25*[.N60]))" office:value-type="float" office:value="19.0953237075568" calcext:value-type="float">
            <text:p>19.0953237075568</text:p>
          </table:table-cell>
          <table:table-cell table:formula="of:=[.R53]+[.L53]" office:value-type="float" office:value="24.0953237075568" calcext:value-type="float">
            <text:p>24.0953237075568</text:p>
          </table:table-cell>
          <table:table-cell table:formula="of:=[.S53]-[.S52]" office:value-type="float" office:value="0.0953237075568225" calcext:value-type="float">
            <text:p>0.095323707556823</text:p>
          </table:table-cell>
          <table:table-cell table:formula="of:=[.M53]-[.M52]" office:value-type="float" office:value="1" calcext:value-type="float">
            <text:p>1</text:p>
          </table:table-cell>
          <table:table-cell table:formula="of:=[.L53]-[.L52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02 00:0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53]+[.E54]" office:value-type="float" office:value="26" calcext:value-type="float">
            <text:p>26</text:p>
          </table:table-cell>
          <table:table-cell table:formula="of:=[.I53]+[.B54]" office:value-type="float" office:value="42" calcext:value-type="float">
            <text:p>42</text:p>
          </table:table-cell>
          <table:table-cell table:formula="of:=[.J53]+[.G54]" office:value-type="float" office:value="14" calcext:value-type="float">
            <text:p>14</text:p>
          </table:table-cell>
          <table:table-cell table:formula="of:=[.K53]+[.C54]" office:value-type="float" office:value="2" calcext:value-type="float">
            <text:p>2</text:p>
          </table:table-cell>
          <table:table-cell table:formula="of:=[.L53]+[.F54]" office:value-type="float" office:value="5" calcext:value-type="float">
            <text:p>5</text:p>
          </table:table-cell>
          <table:table-cell table:formula="of:=[.H54]" office:value-type="float" office:value="26" calcext:value-type="float">
            <text:p>26</text:p>
          </table:table-cell>
          <table:table-cell table:formula="of:=[.M54]-[.L54]" office:value-type="float" office:value="21" calcext:value-type="float">
            <text:p>21</text:p>
          </table:table-cell>
          <table:table-cell table:formula="of:=[.L54]/[.M54]" office:value-type="float" office:value="0.192307692307692" calcext:value-type="float">
            <text:p>0.192307692307692</text:p>
          </table:table-cell>
          <table:table-cell table:formula="of:=[.K54]/[.I54]" office:value-type="float" office:value="0.0476190476190476" calcext:value-type="float">
            <text:p>0.047619047619048</text:p>
          </table:table-cell>
          <table:table-cell table:formula="of:=2038372-[.M54]-[.K54]-[.J54]" office:value-type="float" office:value="2038330" calcext:value-type="float">
            <text:p>2038330</text:p>
          </table:table-cell>
          <table:table-cell table:formula="of:=MAX([.N61];NORMINV(RAND();[.N61];0.25*[.N61]))" office:value-type="float" office:value="21.5604176051845" calcext:value-type="float">
            <text:p>21.5604176051845</text:p>
          </table:table-cell>
          <table:table-cell table:formula="of:=[.R54]+[.L54]" office:value-type="float" office:value="26.5604176051845" calcext:value-type="float">
            <text:p>26.5604176051845</text:p>
          </table:table-cell>
          <table:table-cell table:formula="of:=[.S54]-[.S53]" office:value-type="float" office:value="2.46509389762766" calcext:value-type="float">
            <text:p>2.46509389762766</text:p>
          </table:table-cell>
          <table:table-cell table:formula="of:=[.M54]-[.M53]" office:value-type="float" office:value="-3" calcext:value-type="float">
            <text:p>-3</text:p>
          </table:table-cell>
          <table:table-cell table:formula="of:=[.L54]-[.L5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03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54]+[.E55]" office:value-type="float" office:value="29" calcext:value-type="float">
            <text:p>29</text:p>
          </table:table-cell>
          <table:table-cell table:formula="of:=[.I54]+[.B55]" office:value-type="float" office:value="45" calcext:value-type="float">
            <text:p>45</text:p>
          </table:table-cell>
          <table:table-cell table:formula="of:=[.J54]+[.G55]" office:value-type="float" office:value="14" calcext:value-type="float">
            <text:p>14</text:p>
          </table:table-cell>
          <table:table-cell table:formula="of:=[.K54]+[.C55]" office:value-type="float" office:value="2" calcext:value-type="float">
            <text:p>2</text:p>
          </table:table-cell>
          <table:table-cell table:formula="of:=[.L54]+[.F55]" office:value-type="float" office:value="8" calcext:value-type="float">
            <text:p>8</text:p>
          </table:table-cell>
          <table:table-cell table:formula="of:=[.H55]" office:value-type="float" office:value="29" calcext:value-type="float">
            <text:p>29</text:p>
          </table:table-cell>
          <table:table-cell table:formula="of:=[.M55]-[.L55]" office:value-type="float" office:value="21" calcext:value-type="float">
            <text:p>21</text:p>
          </table:table-cell>
          <table:table-cell table:formula="of:=[.L55]/[.M55]" office:value-type="float" office:value="0.275862068965517" calcext:value-type="float">
            <text:p>0.275862068965517</text:p>
          </table:table-cell>
          <table:table-cell table:formula="of:=[.K55]/[.I55]" office:value-type="float" office:value="0.0444444444444444" calcext:value-type="float">
            <text:p>0.044444444444445</text:p>
          </table:table-cell>
          <table:table-cell table:formula="of:=2038372-[.M55]-[.K55]-[.J55]" office:value-type="float" office:value="2038327" calcext:value-type="float">
            <text:p>2038327</text:p>
          </table:table-cell>
          <table:table-cell table:formula="of:=MAX([.N62];NORMINV(RAND();[.N62];0.25*[.N62]))" office:value-type="float" office:value="22.0736978732634" calcext:value-type="float">
            <text:p>22.0736978732634</text:p>
          </table:table-cell>
          <table:table-cell table:formula="of:=[.R55]+[.L55]" office:value-type="float" office:value="30.0736978732634" calcext:value-type="float">
            <text:p>30.0736978732634</text:p>
          </table:table-cell>
          <table:table-cell table:formula="of:=[.S55]-[.S54]" office:value-type="float" office:value="3.51328026807889" calcext:value-type="float">
            <text:p>3.51328026807889</text:p>
          </table:table-cell>
          <table:table-cell table:formula="of:=[.M55]-[.M54]" office:value-type="float" office:value="3" calcext:value-type="float">
            <text:p>3</text:p>
          </table:table-cell>
          <table:table-cell table:formula="of:=[.L55]-[.L54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04 00:0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5]+[.E56]" office:value-type="float" office:value="29" calcext:value-type="float">
            <text:p>29</text:p>
          </table:table-cell>
          <table:table-cell table:formula="of:=[.I55]+[.B56]" office:value-type="float" office:value="46" calcext:value-type="float">
            <text:p>46</text:p>
          </table:table-cell>
          <table:table-cell table:formula="of:=[.J55]+[.G56]" office:value-type="float" office:value="15" calcext:value-type="float">
            <text:p>15</text:p>
          </table:table-cell>
          <table:table-cell table:formula="of:=[.K55]+[.C56]" office:value-type="float" office:value="2" calcext:value-type="float">
            <text:p>2</text:p>
          </table:table-cell>
          <table:table-cell table:formula="of:=[.L55]+[.F56]" office:value-type="float" office:value="8" calcext:value-type="float">
            <text:p>8</text:p>
          </table:table-cell>
          <table:table-cell table:formula="of:=[.H56]" office:value-type="float" office:value="29" calcext:value-type="float">
            <text:p>29</text:p>
          </table:table-cell>
          <table:table-cell table:formula="of:=[.M56]-[.L56]" office:value-type="float" office:value="21" calcext:value-type="float">
            <text:p>21</text:p>
          </table:table-cell>
          <table:table-cell table:formula="of:=[.L56]/[.M56]" office:value-type="float" office:value="0.275862068965517" calcext:value-type="float">
            <text:p>0.275862068965517</text:p>
          </table:table-cell>
          <table:table-cell table:formula="of:=[.K56]/[.I56]" office:value-type="float" office:value="0.0434782608695652" calcext:value-type="float">
            <text:p>0.043478260869565</text:p>
          </table:table-cell>
          <table:table-cell table:formula="of:=2038372-[.M56]-[.K56]-[.J56]" office:value-type="float" office:value="2038326" calcext:value-type="float">
            <text:p>2038326</text:p>
          </table:table-cell>
          <table:table-cell table:formula="of:=MAX([.N63];NORMINV(RAND();[.N63];0.25*[.N63]))" office:value-type="float" office:value="21.616104028646" calcext:value-type="float">
            <text:p>21.616104028646</text:p>
          </table:table-cell>
          <table:table-cell table:formula="of:=[.R56]+[.L56]" office:value-type="float" office:value="29.616104028646" calcext:value-type="float">
            <text:p>29.616104028646</text:p>
          </table:table-cell>
          <table:table-cell table:formula="of:=[.S56]-[.S55]" office:value-type="float" office:value="-0.457593844617389" calcext:value-type="float">
            <text:p>-0.457593844617389</text:p>
          </table:table-cell>
          <table:table-cell table:formula="of:=[.M56]-[.M55]" office:value-type="float" office:value="0" calcext:value-type="float">
            <text:p>0</text:p>
          </table:table-cell>
          <table:table-cell table:formula="of:=[.L56]-[.L5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0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56]+[.E57]" office:value-type="float" office:value="29" calcext:value-type="float">
            <text:p>29</text:p>
          </table:table-cell>
          <table:table-cell table:formula="of:=[.I56]+[.B57]" office:value-type="float" office:value="46" calcext:value-type="float">
            <text:p>46</text:p>
          </table:table-cell>
          <table:table-cell table:formula="of:=[.J56]+[.G57]" office:value-type="float" office:value="15" calcext:value-type="float">
            <text:p>15</text:p>
          </table:table-cell>
          <table:table-cell table:formula="of:=[.K56]+[.C57]" office:value-type="float" office:value="2" calcext:value-type="float">
            <text:p>2</text:p>
          </table:table-cell>
          <table:table-cell table:formula="of:=[.L56]+[.F57]" office:value-type="float" office:value="8" calcext:value-type="float">
            <text:p>8</text:p>
          </table:table-cell>
          <table:table-cell table:formula="of:=[.H57]" office:value-type="float" office:value="29" calcext:value-type="float">
            <text:p>29</text:p>
          </table:table-cell>
          <table:table-cell table:formula="of:=[.M57]-[.L57]" office:value-type="float" office:value="21" calcext:value-type="float">
            <text:p>21</text:p>
          </table:table-cell>
          <table:table-cell table:formula="of:=[.L57]/[.M57]" office:value-type="float" office:value="0.275862068965517" calcext:value-type="float">
            <text:p>0.275862068965517</text:p>
          </table:table-cell>
          <table:table-cell table:formula="of:=[.K57]/[.I57]" office:value-type="float" office:value="0.0434782608695652" calcext:value-type="float">
            <text:p>0.043478260869565</text:p>
          </table:table-cell>
          <table:table-cell table:formula="of:=2038372-[.M57]-[.K57]-[.J57]" office:value-type="float" office:value="2038326" calcext:value-type="float">
            <text:p>2038326</text:p>
          </table:table-cell>
          <table:table-cell table:formula="of:=MAX([.N64];NORMINV(RAND();[.N64];0.25*[.N64]))" office:value-type="float" office:value="22.5879358232706" calcext:value-type="float">
            <text:p>22.5879358232706</text:p>
          </table:table-cell>
          <table:table-cell table:formula="of:=[.R57]+[.L57]" office:value-type="float" office:value="30.5879358232706" calcext:value-type="float">
            <text:p>30.5879358232706</text:p>
          </table:table-cell>
          <table:table-cell table:formula="of:=[.S57]-[.S56]" office:value-type="float" office:value="0.971831794624659" calcext:value-type="float">
            <text:p>0.971831794624659</text:p>
          </table:table-cell>
          <table:table-cell table:formula="of:=[.M57]-[.M56]" office:value-type="float" office:value="0" calcext:value-type="float">
            <text:p>0</text:p>
          </table:table-cell>
          <table:table-cell table:formula="of:=[.L57]-[.L5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06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57]+[.E58]" office:value-type="float" office:value="31" calcext:value-type="float">
            <text:p>31</text:p>
          </table:table-cell>
          <table:table-cell table:formula="of:=[.I57]+[.B58]" office:value-type="float" office:value="50" calcext:value-type="float">
            <text:p>50</text:p>
          </table:table-cell>
          <table:table-cell table:formula="of:=[.J57]+[.G58]" office:value-type="float" office:value="17" calcext:value-type="float">
            <text:p>17</text:p>
          </table:table-cell>
          <table:table-cell table:formula="of:=[.K57]+[.C58]" office:value-type="float" office:value="2" calcext:value-type="float">
            <text:p>2</text:p>
          </table:table-cell>
          <table:table-cell table:formula="of:=[.L57]+[.F58]" office:value-type="float" office:value="11" calcext:value-type="float">
            <text:p>11</text:p>
          </table:table-cell>
          <table:table-cell table:formula="of:=[.H58]" office:value-type="float" office:value="31" calcext:value-type="float">
            <text:p>31</text:p>
          </table:table-cell>
          <table:table-cell table:formula="of:=[.M58]-[.L58]" office:value-type="float" office:value="20" calcext:value-type="float">
            <text:p>20</text:p>
          </table:table-cell>
          <table:table-cell table:formula="of:=[.L58]/[.M58]" office:value-type="float" office:value="0.354838709677419" calcext:value-type="float">
            <text:p>0.354838709677419</text:p>
          </table:table-cell>
          <table:table-cell table:formula="of:=[.K58]/[.I58]" office:value-type="float" office:value="0.04" calcext:value-type="float">
            <text:p>0.04</text:p>
          </table:table-cell>
          <table:table-cell table:formula="of:=2038372-[.M58]-[.K58]-[.J58]" office:value-type="float" office:value="2038322" calcext:value-type="float">
            <text:p>2038322</text:p>
          </table:table-cell>
          <table:table-cell table:formula="of:=MAX([.N65];NORMINV(RAND();[.N65];0.25*[.N65]))" office:value-type="float" office:value="25" calcext:value-type="float">
            <text:p>25</text:p>
          </table:table-cell>
          <table:table-cell table:formula="of:=[.R58]+[.L58]" office:value-type="float" office:value="36" calcext:value-type="float">
            <text:p>36</text:p>
          </table:table-cell>
          <table:table-cell table:formula="of:=[.S58]-[.S57]" office:value-type="float" office:value="5.41206417672936" calcext:value-type="float">
            <text:p>5.41206417672936</text:p>
          </table:table-cell>
          <table:table-cell table:formula="of:=[.M58]-[.M57]" office:value-type="float" office:value="2" calcext:value-type="float">
            <text:p>2</text:p>
          </table:table-cell>
          <table:table-cell table:formula="of:=[.L58]-[.L57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07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58]+[.E59]" office:value-type="float" office:value="33" calcext:value-type="float">
            <text:p>33</text:p>
          </table:table-cell>
          <table:table-cell table:formula="of:=[.I58]+[.B59]" office:value-type="float" office:value="55" calcext:value-type="float">
            <text:p>55</text:p>
          </table:table-cell>
          <table:table-cell table:formula="of:=[.J58]+[.G59]" office:value-type="float" office:value="20" calcext:value-type="float">
            <text:p>20</text:p>
          </table:table-cell>
          <table:table-cell table:formula="of:=[.K58]+[.C59]" office:value-type="float" office:value="2" calcext:value-type="float">
            <text:p>2</text:p>
          </table:table-cell>
          <table:table-cell table:formula="of:=[.L58]+[.F59]" office:value-type="float" office:value="13" calcext:value-type="float">
            <text:p>13</text:p>
          </table:table-cell>
          <table:table-cell table:formula="of:=[.H59]" office:value-type="float" office:value="33" calcext:value-type="float">
            <text:p>33</text:p>
          </table:table-cell>
          <table:table-cell table:formula="of:=[.M59]-[.L59]" office:value-type="float" office:value="20" calcext:value-type="float">
            <text:p>20</text:p>
          </table:table-cell>
          <table:table-cell table:formula="of:=[.L59]/[.M59]" office:value-type="float" office:value="0.393939393939394" calcext:value-type="float">
            <text:p>0.393939393939394</text:p>
          </table:table-cell>
          <table:table-cell table:formula="of:=[.K59]/[.I59]" office:value-type="float" office:value="0.0363636363636364" calcext:value-type="float">
            <text:p>0.036363636363636</text:p>
          </table:table-cell>
          <table:table-cell table:formula="of:=2038372-[.M59]-[.K59]-[.J59]" office:value-type="float" office:value="2038317" calcext:value-type="float">
            <text:p>2038317</text:p>
          </table:table-cell>
          <table:table-cell table:formula="of:=MAX([.N66];NORMINV(RAND();[.N66];0.25*[.N66]))" office:value-type="float" office:value="26" calcext:value-type="float">
            <text:p>26</text:p>
          </table:table-cell>
          <table:table-cell table:formula="of:=[.R59]+[.L59]" office:value-type="float" office:value="39" calcext:value-type="float">
            <text:p>39</text:p>
          </table:table-cell>
          <table:table-cell table:formula="of:=[.S59]-[.S58]" office:value-type="float" office:value="3" calcext:value-type="float">
            <text:p>3</text:p>
          </table:table-cell>
          <table:table-cell table:formula="of:=[.M59]-[.M58]" office:value-type="float" office:value="2" calcext:value-type="float">
            <text:p>2</text:p>
          </table:table-cell>
          <table:table-cell table:formula="of:=[.L59]-[.L58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08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59]+[.E60]" office:value-type="float" office:value="34" calcext:value-type="float">
            <text:p>34</text:p>
          </table:table-cell>
          <table:table-cell table:formula="of:=[.I59]+[.B60]" office:value-type="float" office:value="58" calcext:value-type="float">
            <text:p>58</text:p>
          </table:table-cell>
          <table:table-cell table:formula="of:=[.J59]+[.G60]" office:value-type="float" office:value="22" calcext:value-type="float">
            <text:p>22</text:p>
          </table:table-cell>
          <table:table-cell table:formula="of:=[.K59]+[.C60]" office:value-type="float" office:value="2" calcext:value-type="float">
            <text:p>2</text:p>
          </table:table-cell>
          <table:table-cell table:formula="of:=[.L59]+[.F60]" office:value-type="float" office:value="15" calcext:value-type="float">
            <text:p>15</text:p>
          </table:table-cell>
          <table:table-cell table:formula="of:=[.H60]" office:value-type="float" office:value="34" calcext:value-type="float">
            <text:p>34</text:p>
          </table:table-cell>
          <table:table-cell table:formula="of:=[.M60]-[.L60]" office:value-type="float" office:value="19" calcext:value-type="float">
            <text:p>19</text:p>
          </table:table-cell>
          <table:table-cell table:formula="of:=[.L60]/[.M60]" office:value-type="float" office:value="0.441176470588235" calcext:value-type="float">
            <text:p>0.441176470588235</text:p>
          </table:table-cell>
          <table:table-cell table:formula="of:=[.K60]/[.I60]" office:value-type="float" office:value="0.0344827586206897" calcext:value-type="float">
            <text:p>0.03448275862069</text:p>
          </table:table-cell>
          <table:table-cell table:formula="of:=2038372-[.M60]-[.K60]-[.J60]" office:value-type="float" office:value="2038314" calcext:value-type="float">
            <text:p>2038314</text:p>
          </table:table-cell>
          <table:table-cell table:formula="of:=MAX([.N67];NORMINV(RAND();[.N67];0.25*[.N67]))" office:value-type="float" office:value="34.9385732386076" calcext:value-type="float">
            <text:p>34.9385732386076</text:p>
          </table:table-cell>
          <table:table-cell table:formula="of:=[.R60]+[.L60]" office:value-type="float" office:value="49.9385732386076" calcext:value-type="float">
            <text:p>49.9385732386076</text:p>
          </table:table-cell>
          <table:table-cell table:formula="of:=[.S60]-[.S59]" office:value-type="float" office:value="10.9385732386076" calcext:value-type="float">
            <text:p>10.9385732386076</text:p>
          </table:table-cell>
          <table:table-cell table:formula="of:=[.M60]-[.M59]" office:value-type="float" office:value="1" calcext:value-type="float">
            <text:p>1</text:p>
          </table:table-cell>
          <table:table-cell table:formula="of:=[.L60]-[.L59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09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0]+[.E61]" office:value-type="float" office:value="37" calcext:value-type="float">
            <text:p>37</text:p>
          </table:table-cell>
          <table:table-cell table:formula="of:=[.I60]+[.B61]" office:value-type="float" office:value="61" calcext:value-type="float">
            <text:p>61</text:p>
          </table:table-cell>
          <table:table-cell table:formula="of:=[.J60]+[.G61]" office:value-type="float" office:value="22" calcext:value-type="float">
            <text:p>22</text:p>
          </table:table-cell>
          <table:table-cell table:formula="of:=[.K60]+[.C61]" office:value-type="float" office:value="2" calcext:value-type="float">
            <text:p>2</text:p>
          </table:table-cell>
          <table:table-cell table:formula="of:=[.L60]+[.F61]" office:value-type="float" office:value="17" calcext:value-type="float">
            <text:p>17</text:p>
          </table:table-cell>
          <table:table-cell table:formula="of:=[.H61]" office:value-type="float" office:value="37" calcext:value-type="float">
            <text:p>37</text:p>
          </table:table-cell>
          <table:table-cell table:formula="of:=[.M61]-[.L61]" office:value-type="float" office:value="20" calcext:value-type="float">
            <text:p>20</text:p>
          </table:table-cell>
          <table:table-cell table:formula="of:=[.L61]/[.M61]" office:value-type="float" office:value="0.45945945945946" calcext:value-type="float">
            <text:p>0.45945945945946</text:p>
          </table:table-cell>
          <table:table-cell table:formula="of:=[.K61]/[.I61]" office:value-type="float" office:value="0.0327868852459016" calcext:value-type="float">
            <text:p>0.032786885245902</text:p>
          </table:table-cell>
          <table:table-cell table:formula="of:=2038372-[.M61]-[.K61]-[.J61]" office:value-type="float" office:value="2038311" calcext:value-type="float">
            <text:p>2038311</text:p>
          </table:table-cell>
          <table:table-cell table:formula="of:=MAX([.N68];NORMINV(RAND();[.N68];0.25*[.N68]))" office:value-type="float" office:value="35.0891202150349" calcext:value-type="float">
            <text:p>35.0891202150349</text:p>
          </table:table-cell>
          <table:table-cell table:formula="of:=[.R61]+[.L61]" office:value-type="float" office:value="52.0891202150349" calcext:value-type="float">
            <text:p>52.0891202150349</text:p>
          </table:table-cell>
          <table:table-cell table:formula="of:=[.S61]-[.S60]" office:value-type="float" office:value="2.15054697642736" calcext:value-type="float">
            <text:p>2.15054697642736</text:p>
          </table:table-cell>
          <table:table-cell table:formula="of:=[.M61]-[.M60]" office:value-type="float" office:value="3" calcext:value-type="float">
            <text:p>3</text:p>
          </table:table-cell>
          <table:table-cell table:formula="of:=[.L61]-[.L60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0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61]+[.E62]" office:value-type="float" office:value="36" calcext:value-type="float">
            <text:p>36</text:p>
          </table:table-cell>
          <table:table-cell table:formula="of:=[.I61]+[.B62]" office:value-type="float" office:value="63" calcext:value-type="float">
            <text:p>63</text:p>
          </table:table-cell>
          <table:table-cell table:formula="of:=[.J61]+[.G62]" office:value-type="float" office:value="25" calcext:value-type="float">
            <text:p>25</text:p>
          </table:table-cell>
          <table:table-cell table:formula="of:=[.K61]+[.C62]" office:value-type="float" office:value="2" calcext:value-type="float">
            <text:p>2</text:p>
          </table:table-cell>
          <table:table-cell table:formula="of:=[.L61]+[.F62]" office:value-type="float" office:value="17" calcext:value-type="float">
            <text:p>17</text:p>
          </table:table-cell>
          <table:table-cell table:formula="of:=[.H62]" office:value-type="float" office:value="36" calcext:value-type="float">
            <text:p>36</text:p>
          </table:table-cell>
          <table:table-cell table:formula="of:=[.M62]-[.L62]" office:value-type="float" office:value="19" calcext:value-type="float">
            <text:p>19</text:p>
          </table:table-cell>
          <table:table-cell table:formula="of:=[.L62]/[.M62]" office:value-type="float" office:value="0.472222222222222" calcext:value-type="float">
            <text:p>0.472222222222222</text:p>
          </table:table-cell>
          <table:table-cell table:formula="of:=[.K62]/[.I62]" office:value-type="float" office:value="0.0317460317460317" calcext:value-type="float">
            <text:p>0.031746031746032</text:p>
          </table:table-cell>
          <table:table-cell table:formula="of:=2038372-[.M62]-[.K62]-[.J62]" office:value-type="float" office:value="2038309" calcext:value-type="float">
            <text:p>2038309</text:p>
          </table:table-cell>
          <table:table-cell table:formula="of:=MAX([.N69];NORMINV(RAND();[.N69];0.25*[.N69]))" office:value-type="float" office:value="37.312269271048" calcext:value-type="float">
            <text:p>37.312269271048</text:p>
          </table:table-cell>
          <table:table-cell table:formula="of:=[.R62]+[.L62]" office:value-type="float" office:value="54.312269271048" calcext:value-type="float">
            <text:p>54.312269271048</text:p>
          </table:table-cell>
          <table:table-cell table:formula="of:=[.S62]-[.S61]" office:value-type="float" office:value="2.22314905601306" calcext:value-type="float">
            <text:p>2.22314905601306</text:p>
          </table:table-cell>
          <table:table-cell table:formula="of:=[.M62]-[.M61]" office:value-type="float" office:value="-1" calcext:value-type="float">
            <text:p>-1</text:p>
          </table:table-cell>
          <table:table-cell table:formula="of:=[.L62]-[.L6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1 00:0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62]+[.E63]" office:value-type="float" office:value="36" calcext:value-type="float">
            <text:p>36</text:p>
          </table:table-cell>
          <table:table-cell table:formula="of:=[.I62]+[.B63]" office:value-type="float" office:value="66" calcext:value-type="float">
            <text:p>66</text:p>
          </table:table-cell>
          <table:table-cell table:formula="of:=[.J62]+[.G63]" office:value-type="float" office:value="27" calcext:value-type="float">
            <text:p>27</text:p>
          </table:table-cell>
          <table:table-cell table:formula="of:=[.K62]+[.C63]" office:value-type="float" office:value="3" calcext:value-type="float">
            <text:p>3</text:p>
          </table:table-cell>
          <table:table-cell table:formula="of:=[.L62]+[.F63]" office:value-type="float" office:value="17" calcext:value-type="float">
            <text:p>17</text:p>
          </table:table-cell>
          <table:table-cell table:formula="of:=[.H63]" office:value-type="float" office:value="36" calcext:value-type="float">
            <text:p>36</text:p>
          </table:table-cell>
          <table:table-cell table:formula="of:=[.M63]-[.L63]" office:value-type="float" office:value="19" calcext:value-type="float">
            <text:p>19</text:p>
          </table:table-cell>
          <table:table-cell table:formula="of:=[.L63]/[.M63]" office:value-type="float" office:value="0.472222222222222" calcext:value-type="float">
            <text:p>0.472222222222222</text:p>
          </table:table-cell>
          <table:table-cell table:formula="of:=[.K63]/[.I63]" office:value-type="float" office:value="0.0454545454545455" calcext:value-type="float">
            <text:p>0.045454545454546</text:p>
          </table:table-cell>
          <table:table-cell table:formula="of:=2038372-[.M63]-[.K63]-[.J63]" office:value-type="float" office:value="2038306" calcext:value-type="float">
            <text:p>2038306</text:p>
          </table:table-cell>
          <table:table-cell table:formula="of:=MAX([.N70];NORMINV(RAND();[.N70];0.25*[.N70]))" office:value-type="float" office:value="32.3763835062046" calcext:value-type="float">
            <text:p>32.3763835062046</text:p>
          </table:table-cell>
          <table:table-cell table:formula="of:=[.R63]+[.L63]" office:value-type="float" office:value="49.3763835062046" calcext:value-type="float">
            <text:p>49.3763835062046</text:p>
          </table:table-cell>
          <table:table-cell table:formula="of:=[.S63]-[.S62]" office:value-type="float" office:value="-4.93588576484341" calcext:value-type="float">
            <text:p>-4.93588576484341</text:p>
          </table:table-cell>
          <table:table-cell table:formula="of:=[.M63]-[.M62]" office:value-type="float" office:value="0" calcext:value-type="float">
            <text:p>0</text:p>
          </table:table-cell>
          <table:table-cell table:formula="of:=[.L63]-[.L6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2 00:0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3]+[.E64]" office:value-type="float" office:value="36" calcext:value-type="float">
            <text:p>36</text:p>
          </table:table-cell>
          <table:table-cell table:formula="of:=[.I63]+[.B64]" office:value-type="float" office:value="67" calcext:value-type="float">
            <text:p>67</text:p>
          </table:table-cell>
          <table:table-cell table:formula="of:=[.J63]+[.G64]" office:value-type="float" office:value="28" calcext:value-type="float">
            <text:p>28</text:p>
          </table:table-cell>
          <table:table-cell table:formula="of:=[.K63]+[.C64]" office:value-type="float" office:value="3" calcext:value-type="float">
            <text:p>3</text:p>
          </table:table-cell>
          <table:table-cell table:formula="of:=[.L63]+[.F64]" office:value-type="float" office:value="17" calcext:value-type="float">
            <text:p>17</text:p>
          </table:table-cell>
          <table:table-cell table:formula="of:=[.H64]" office:value-type="float" office:value="36" calcext:value-type="float">
            <text:p>36</text:p>
          </table:table-cell>
          <table:table-cell table:formula="of:=[.M64]-[.L64]" office:value-type="float" office:value="19" calcext:value-type="float">
            <text:p>19</text:p>
          </table:table-cell>
          <table:table-cell table:formula="of:=[.L64]/[.M64]" office:value-type="float" office:value="0.472222222222222" calcext:value-type="float">
            <text:p>0.472222222222222</text:p>
          </table:table-cell>
          <table:table-cell table:formula="of:=[.K64]/[.I64]" office:value-type="float" office:value="0.0447761194029851" calcext:value-type="float">
            <text:p>0.044776119402985</text:p>
          </table:table-cell>
          <table:table-cell table:formula="of:=2038372-[.M64]-[.K64]-[.J64]" office:value-type="float" office:value="2038305" calcext:value-type="float">
            <text:p>2038305</text:p>
          </table:table-cell>
          <table:table-cell table:formula="of:=MAX([.N71];NORMINV(RAND();[.N71];0.25*[.N71]))" office:value-type="float" office:value="36.8674005341042" calcext:value-type="float">
            <text:p>36.8674005341042</text:p>
          </table:table-cell>
          <table:table-cell table:formula="of:=[.R64]+[.L64]" office:value-type="float" office:value="53.8674005341042" calcext:value-type="float">
            <text:p>53.8674005341042</text:p>
          </table:table-cell>
          <table:table-cell table:formula="of:=[.S64]-[.S63]" office:value-type="float" office:value="4.49101702789958" calcext:value-type="float">
            <text:p>4.49101702789958</text:p>
          </table:table-cell>
          <table:table-cell table:formula="of:=[.M64]-[.M63]" office:value-type="float" office:value="0" calcext:value-type="float">
            <text:p>0</text:p>
          </table:table-cell>
          <table:table-cell table:formula="of:=[.L64]-[.L6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3 00:00: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64]+[.E65]" office:value-type="float" office:value="43" calcext:value-type="float">
            <text:p>43</text:p>
          </table:table-cell>
          <table:table-cell table:formula="of:=[.I64]+[.B65]" office:value-type="float" office:value="75" calcext:value-type="float">
            <text:p>75</text:p>
          </table:table-cell>
          <table:table-cell table:formula="of:=[.J64]+[.G65]" office:value-type="float" office:value="29" calcext:value-type="float">
            <text:p>29</text:p>
          </table:table-cell>
          <table:table-cell table:formula="of:=[.K64]+[.C65]" office:value-type="float" office:value="3" calcext:value-type="float">
            <text:p>3</text:p>
          </table:table-cell>
          <table:table-cell table:formula="of:=[.L64]+[.F65]" office:value-type="float" office:value="18" calcext:value-type="float">
            <text:p>18</text:p>
          </table:table-cell>
          <table:table-cell table:formula="of:=[.H65]" office:value-type="float" office:value="43" calcext:value-type="float">
            <text:p>43</text:p>
          </table:table-cell>
          <table:table-cell table:formula="of:=[.M65]-[.L65]" office:value-type="float" office:value="25" calcext:value-type="float">
            <text:p>25</text:p>
          </table:table-cell>
          <table:table-cell table:formula="of:=[.L65]/[.M65]" office:value-type="float" office:value="0.418604651162791" calcext:value-type="float">
            <text:p>0.418604651162791</text:p>
          </table:table-cell>
          <table:table-cell table:formula="of:=[.K65]/[.I65]" office:value-type="float" office:value="0.04" calcext:value-type="float">
            <text:p>0.04</text:p>
          </table:table-cell>
          <table:table-cell table:formula="of:=2038372-[.M65]-[.K65]-[.J65]" office:value-type="float" office:value="2038297" calcext:value-type="float">
            <text:p>2038297</text:p>
          </table:table-cell>
          <table:table-cell table:formula="of:=MAX([.N72];NORMINV(RAND();[.N72];0.25*[.N72]))" office:value-type="float" office:value="33" calcext:value-type="float">
            <text:p>33</text:p>
          </table:table-cell>
          <table:table-cell table:formula="of:=[.R65]+[.L65]" office:value-type="float" office:value="51" calcext:value-type="float">
            <text:p>51</text:p>
          </table:table-cell>
          <table:table-cell table:formula="of:=[.S65]-[.S64]" office:value-type="float" office:value="-2.86740053410416" calcext:value-type="float">
            <text:p>-2.86740053410416</text:p>
          </table:table-cell>
          <table:table-cell table:formula="of:=[.M65]-[.M64]" office:value-type="float" office:value="7" calcext:value-type="float">
            <text:p>7</text:p>
          </table:table-cell>
          <table:table-cell table:formula="of:=[.L65]-[.L64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4 00:00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65]+[.E66]" office:value-type="float" office:value="46" calcext:value-type="float">
            <text:p>46</text:p>
          </table:table-cell>
          <table:table-cell table:formula="of:=[.I65]+[.B66]" office:value-type="float" office:value="83" calcext:value-type="float">
            <text:p>83</text:p>
          </table:table-cell>
          <table:table-cell table:formula="of:=[.J65]+[.G66]" office:value-type="float" office:value="33" calcext:value-type="float">
            <text:p>33</text:p>
          </table:table-cell>
          <table:table-cell table:formula="of:=[.K65]+[.C66]" office:value-type="float" office:value="4" calcext:value-type="float">
            <text:p>4</text:p>
          </table:table-cell>
          <table:table-cell table:formula="of:=[.L65]+[.F66]" office:value-type="float" office:value="20" calcext:value-type="float">
            <text:p>20</text:p>
          </table:table-cell>
          <table:table-cell table:formula="of:=[.H66]" office:value-type="float" office:value="46" calcext:value-type="float">
            <text:p>46</text:p>
          </table:table-cell>
          <table:table-cell table:formula="of:=[.M66]-[.L66]" office:value-type="float" office:value="26" calcext:value-type="float">
            <text:p>26</text:p>
          </table:table-cell>
          <table:table-cell table:formula="of:=[.L66]/[.M66]" office:value-type="float" office:value="0.434782608695652" calcext:value-type="float">
            <text:p>0.434782608695652</text:p>
          </table:table-cell>
          <table:table-cell table:formula="of:=[.K66]/[.I66]" office:value-type="float" office:value="0.0481927710843374" calcext:value-type="float">
            <text:p>0.048192771084337</text:p>
          </table:table-cell>
          <table:table-cell table:formula="of:=2038372-[.M66]-[.K66]-[.J66]" office:value-type="float" office:value="2038289" calcext:value-type="float">
            <text:p>2038289</text:p>
          </table:table-cell>
          <table:table-cell table:formula="of:=MAX([.N73];NORMINV(RAND();[.N73];0.25*[.N73]))" office:value-type="float" office:value="38.45320694337" calcext:value-type="float">
            <text:p>38.45320694337</text:p>
          </table:table-cell>
          <table:table-cell table:formula="of:=[.R66]+[.L66]" office:value-type="float" office:value="58.45320694337" calcext:value-type="float">
            <text:p>58.45320694337</text:p>
          </table:table-cell>
          <table:table-cell table:formula="of:=[.S66]-[.S65]" office:value-type="float" office:value="7.45320694337003" calcext:value-type="float">
            <text:p>7.45320694337003</text:p>
          </table:table-cell>
          <table:table-cell table:formula="of:=[.M66]-[.M65]" office:value-type="float" office:value="3" calcext:value-type="float">
            <text:p>3</text:p>
          </table:table-cell>
          <table:table-cell table:formula="of:=[.L66]-[.L65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5 00:0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H66]+[.E67]" office:value-type="float" office:value="45" calcext:value-type="float">
            <text:p>45</text:p>
          </table:table-cell>
          <table:table-cell table:formula="of:=[.I66]+[.B67]" office:value-type="float" office:value="86" calcext:value-type="float">
            <text:p>86</text:p>
          </table:table-cell>
          <table:table-cell table:formula="of:=[.J66]+[.G67]" office:value-type="float" office:value="36" calcext:value-type="float">
            <text:p>36</text:p>
          </table:table-cell>
          <table:table-cell table:formula="of:=[.K66]+[.C67]" office:value-type="float" office:value="5" calcext:value-type="float">
            <text:p>5</text:p>
          </table:table-cell>
          <table:table-cell table:formula="of:=[.L66]+[.F67]" office:value-type="float" office:value="18" calcext:value-type="float">
            <text:p>18</text:p>
          </table:table-cell>
          <table:table-cell table:formula="of:=[.H67]" office:value-type="float" office:value="45" calcext:value-type="float">
            <text:p>45</text:p>
          </table:table-cell>
          <table:table-cell table:formula="of:=[.M67]-[.L67]" office:value-type="float" office:value="27" calcext:value-type="float">
            <text:p>27</text:p>
          </table:table-cell>
          <table:table-cell table:formula="of:=[.L67]/[.M67]" office:value-type="float" office:value="0.4" calcext:value-type="float">
            <text:p>0.4</text:p>
          </table:table-cell>
          <table:table-cell table:formula="of:=[.K67]/[.I67]" office:value-type="float" office:value="0.0581395348837209" calcext:value-type="float">
            <text:p>0.058139534883721</text:p>
          </table:table-cell>
          <table:table-cell table:formula="of:=2038372-[.M67]-[.K67]-[.J67]" office:value-type="float" office:value="2038286" calcext:value-type="float">
            <text:p>2038286</text:p>
          </table:table-cell>
          <table:table-cell table:formula="of:=MAX([.N74];NORMINV(RAND();[.N74];0.25*[.N74]))" office:value-type="float" office:value="40.4709468636499" calcext:value-type="float">
            <text:p>40.4709468636499</text:p>
          </table:table-cell>
          <table:table-cell table:formula="of:=[.R67]+[.L67]" office:value-type="float" office:value="58.4709468636499" calcext:value-type="float">
            <text:p>58.4709468636499</text:p>
          </table:table-cell>
          <table:table-cell table:formula="of:=[.S67]-[.S66]" office:value-type="float" office:value="0.0177399202799009" calcext:value-type="float">
            <text:p>0.017739920279901</text:p>
          </table:table-cell>
          <table:table-cell table:formula="of:=[.M67]-[.M66]" office:value-type="float" office:value="-1" calcext:value-type="float">
            <text:p>-1</text:p>
          </table:table-cell>
          <table:table-cell table:formula="of:=[.L67]-[.L66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6 00:0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67]+[.E68]" office:value-type="float" office:value="51" calcext:value-type="float">
            <text:p>51</text:p>
          </table:table-cell>
          <table:table-cell table:formula="of:=[.I67]+[.B68]" office:value-type="float" office:value="93" calcext:value-type="float">
            <text:p>93</text:p>
          </table:table-cell>
          <table:table-cell table:formula="of:=[.J67]+[.G68]" office:value-type="float" office:value="37" calcext:value-type="float">
            <text:p>37</text:p>
          </table:table-cell>
          <table:table-cell table:formula="of:=[.K67]+[.C68]" office:value-type="float" office:value="5" calcext:value-type="float">
            <text:p>5</text:p>
          </table:table-cell>
          <table:table-cell table:formula="of:=[.L67]+[.F68]" office:value-type="float" office:value="22" calcext:value-type="float">
            <text:p>22</text:p>
          </table:table-cell>
          <table:table-cell table:formula="of:=[.H68]" office:value-type="float" office:value="51" calcext:value-type="float">
            <text:p>51</text:p>
          </table:table-cell>
          <table:table-cell table:formula="of:=[.M68]-[.L68]" office:value-type="float" office:value="29" calcext:value-type="float">
            <text:p>29</text:p>
          </table:table-cell>
          <table:table-cell table:formula="of:=[.L68]/[.M68]" office:value-type="float" office:value="0.431372549019608" calcext:value-type="float">
            <text:p>0.431372549019608</text:p>
          </table:table-cell>
          <table:table-cell table:formula="of:=[.K68]/[.I68]" office:value-type="float" office:value="0.0537634408602151" calcext:value-type="float">
            <text:p>0.053763440860215</text:p>
          </table:table-cell>
          <table:table-cell table:formula="of:=2038372-[.M68]-[.K68]-[.J68]" office:value-type="float" office:value="2038279" calcext:value-type="float">
            <text:p>2038279</text:p>
          </table:table-cell>
          <table:table-cell table:formula="of:=MAX([.N75];NORMINV(RAND();[.N75];0.25*[.N75]))" office:value-type="float" office:value="38" calcext:value-type="float">
            <text:p>38</text:p>
          </table:table-cell>
          <table:table-cell table:formula="of:=[.R68]+[.L68]" office:value-type="float" office:value="60" calcext:value-type="float">
            <text:p>60</text:p>
          </table:table-cell>
          <table:table-cell table:formula="of:=[.S68]-[.S67]" office:value-type="float" office:value="1.52905313635007" calcext:value-type="float">
            <text:p>1.52905313635007</text:p>
          </table:table-cell>
          <table:table-cell table:formula="of:=[.M68]-[.M67]" office:value-type="float" office:value="6" calcext:value-type="float">
            <text:p>6</text:p>
          </table:table-cell>
          <table:table-cell table:formula="of:=[.L68]-[.L67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7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68]+[.E69]" office:value-type="float" office:value="54" calcext:value-type="float">
            <text:p>54</text:p>
          </table:table-cell>
          <table:table-cell table:formula="of:=[.I68]+[.B69]" office:value-type="float" office:value="98" calcext:value-type="float">
            <text:p>98</text:p>
          </table:table-cell>
          <table:table-cell table:formula="of:=[.J68]+[.G69]" office:value-type="float" office:value="39" calcext:value-type="float">
            <text:p>39</text:p>
          </table:table-cell>
          <table:table-cell table:formula="of:=[.K68]+[.C69]" office:value-type="float" office:value="5" calcext:value-type="float">
            <text:p>5</text:p>
          </table:table-cell>
          <table:table-cell table:formula="of:=[.L68]+[.F69]" office:value-type="float" office:value="23" calcext:value-type="float">
            <text:p>23</text:p>
          </table:table-cell>
          <table:table-cell table:formula="of:=[.H69]" office:value-type="float" office:value="54" calcext:value-type="float">
            <text:p>54</text:p>
          </table:table-cell>
          <table:table-cell table:formula="of:=[.M69]-[.L69]" office:value-type="float" office:value="31" calcext:value-type="float">
            <text:p>31</text:p>
          </table:table-cell>
          <table:table-cell table:formula="of:=[.L69]/[.M69]" office:value-type="float" office:value="0.425925925925926" calcext:value-type="float">
            <text:p>0.425925925925926</text:p>
          </table:table-cell>
          <table:table-cell table:formula="of:=[.K69]/[.I69]" office:value-type="float" office:value="0.0510204081632653" calcext:value-type="float">
            <text:p>0.051020408163265</text:p>
          </table:table-cell>
          <table:table-cell table:formula="of:=2038372-[.M69]-[.K69]-[.J69]" office:value-type="float" office:value="2038274" calcext:value-type="float">
            <text:p>2038274</text:p>
          </table:table-cell>
          <table:table-cell table:formula="of:=MAX([.N76];NORMINV(RAND();[.N76];0.25*[.N76]))" office:value-type="float" office:value="44" calcext:value-type="float">
            <text:p>44</text:p>
          </table:table-cell>
          <table:table-cell table:formula="of:=[.R69]+[.L69]" office:value-type="float" office:value="67" calcext:value-type="float">
            <text:p>67</text:p>
          </table:table-cell>
          <table:table-cell table:formula="of:=[.S69]-[.S68]" office:value-type="float" office:value="7" calcext:value-type="float">
            <text:p>7</text:p>
          </table:table-cell>
          <table:table-cell table:formula="of:=[.M69]-[.M68]" office:value-type="float" office:value="3" calcext:value-type="float">
            <text:p>3</text:p>
          </table:table-cell>
          <table:table-cell table:formula="of:=[.L69]-[.L68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8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H69]+[.E70]" office:value-type="float" office:value="55" calcext:value-type="float">
            <text:p>55</text:p>
          </table:table-cell>
          <table:table-cell table:formula="of:=[.I69]+[.B70]" office:value-type="float" office:value="100" calcext:value-type="float">
            <text:p>100</text:p>
          </table:table-cell>
          <table:table-cell table:formula="of:=[.J69]+[.G70]" office:value-type="float" office:value="40" calcext:value-type="float">
            <text:p>40</text:p>
          </table:table-cell>
          <table:table-cell table:formula="of:=[.K69]+[.C70]" office:value-type="float" office:value="5" calcext:value-type="float">
            <text:p>5</text:p>
          </table:table-cell>
          <table:table-cell table:formula="of:=[.L69]+[.F70]" office:value-type="float" office:value="24" calcext:value-type="float">
            <text:p>24</text:p>
          </table:table-cell>
          <table:table-cell table:formula="of:=[.H70]" office:value-type="float" office:value="55" calcext:value-type="float">
            <text:p>55</text:p>
          </table:table-cell>
          <table:table-cell table:formula="of:=[.M70]-[.L70]" office:value-type="float" office:value="31" calcext:value-type="float">
            <text:p>31</text:p>
          </table:table-cell>
          <table:table-cell table:formula="of:=[.L70]/[.M70]" office:value-type="float" office:value="0.436363636363636" calcext:value-type="float">
            <text:p>0.436363636363636</text:p>
          </table:table-cell>
          <table:table-cell table:formula="of:=[.K70]/[.I70]" office:value-type="float" office:value="0.05" calcext:value-type="float">
            <text:p>0.05</text:p>
          </table:table-cell>
          <table:table-cell table:formula="of:=2038372-[.M70]-[.K70]-[.J70]" office:value-type="float" office:value="2038272" calcext:value-type="float">
            <text:p>2038272</text:p>
          </table:table-cell>
          <table:table-cell table:formula="of:=MAX([.N77];NORMINV(RAND();[.N77];0.25*[.N77]))" office:value-type="float" office:value="53.7744583600428" calcext:value-type="float">
            <text:p>53.7744583600428</text:p>
          </table:table-cell>
          <table:table-cell table:formula="of:=[.R70]+[.L70]" office:value-type="float" office:value="77.7744583600428" calcext:value-type="float">
            <text:p>77.7744583600428</text:p>
          </table:table-cell>
          <table:table-cell table:formula="of:=[.S70]-[.S69]" office:value-type="float" office:value="10.7744583600428" calcext:value-type="float">
            <text:p>10.7744583600428</text:p>
          </table:table-cell>
          <table:table-cell table:formula="of:=[.M70]-[.M69]" office:value-type="float" office:value="1" calcext:value-type="float">
            <text:p>1</text:p>
          </table:table-cell>
          <table:table-cell table:formula="of:=[.L70]-[.L69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19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0]+[.E71]" office:value-type="float" office:value="57" calcext:value-type="float">
            <text:p>57</text:p>
          </table:table-cell>
          <table:table-cell table:formula="of:=[.I70]+[.B71]" office:value-type="float" office:value="102" calcext:value-type="float">
            <text:p>102</text:p>
          </table:table-cell>
          <table:table-cell table:formula="of:=[.J70]+[.G71]" office:value-type="float" office:value="40" calcext:value-type="float">
            <text:p>40</text:p>
          </table:table-cell>
          <table:table-cell table:formula="of:=[.K70]+[.C71]" office:value-type="float" office:value="5" calcext:value-type="float">
            <text:p>5</text:p>
          </table:table-cell>
          <table:table-cell table:formula="of:=[.L70]+[.F71]" office:value-type="float" office:value="26" calcext:value-type="float">
            <text:p>26</text:p>
          </table:table-cell>
          <table:table-cell table:formula="of:=[.H71]" office:value-type="float" office:value="57" calcext:value-type="float">
            <text:p>57</text:p>
          </table:table-cell>
          <table:table-cell table:formula="of:=[.M71]-[.L71]" office:value-type="float" office:value="31" calcext:value-type="float">
            <text:p>31</text:p>
          </table:table-cell>
          <table:table-cell table:formula="of:=[.L71]/[.M71]" office:value-type="float" office:value="0.456140350877193" calcext:value-type="float">
            <text:p>0.456140350877193</text:p>
          </table:table-cell>
          <table:table-cell table:formula="of:=[.K71]/[.I71]" office:value-type="float" office:value="0.0490196078431373" calcext:value-type="float">
            <text:p>0.049019607843137</text:p>
          </table:table-cell>
          <table:table-cell table:formula="of:=2038372-[.M71]-[.K71]-[.J71]" office:value-type="float" office:value="2038270" calcext:value-type="float">
            <text:p>2038270</text:p>
          </table:table-cell>
          <table:table-cell table:formula="of:=MAX([.N78];NORMINV(RAND();[.N78];0.25*[.N78]))" office:value-type="float" office:value="43.4344873280609" calcext:value-type="float">
            <text:p>43.4344873280609</text:p>
          </table:table-cell>
          <table:table-cell table:formula="of:=[.R71]+[.L71]" office:value-type="float" office:value="69.4344873280609" calcext:value-type="float">
            <text:p>69.4344873280609</text:p>
          </table:table-cell>
          <table:table-cell table:formula="of:=[.S71]-[.S70]" office:value-type="float" office:value="-8.33997103198193" calcext:value-type="float">
            <text:p>-8.33997103198193</text:p>
          </table:table-cell>
          <table:table-cell table:formula="of:=[.M71]-[.M70]" office:value-type="float" office:value="2" calcext:value-type="float">
            <text:p>2</text:p>
          </table:table-cell>
          <table:table-cell table:formula="of:=[.L71]-[.L70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0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H71]+[.E72]" office:value-type="float" office:value="58" calcext:value-type="float">
            <text:p>58</text:p>
          </table:table-cell>
          <table:table-cell table:formula="of:=[.I71]+[.B72]" office:value-type="float" office:value="107" calcext:value-type="float">
            <text:p>107</text:p>
          </table:table-cell>
          <table:table-cell table:formula="of:=[.J71]+[.G72]" office:value-type="float" office:value="44" calcext:value-type="float">
            <text:p>44</text:p>
          </table:table-cell>
          <table:table-cell table:formula="of:=[.K71]+[.C72]" office:value-type="float" office:value="5" calcext:value-type="float">
            <text:p>5</text:p>
          </table:table-cell>
          <table:table-cell table:formula="of:=[.L71]+[.F72]" office:value-type="float" office:value="25" calcext:value-type="float">
            <text:p>25</text:p>
          </table:table-cell>
          <table:table-cell table:formula="of:=[.H72]" office:value-type="float" office:value="58" calcext:value-type="float">
            <text:p>58</text:p>
          </table:table-cell>
          <table:table-cell table:formula="of:=[.M72]-[.L72]" office:value-type="float" office:value="33" calcext:value-type="float">
            <text:p>33</text:p>
          </table:table-cell>
          <table:table-cell table:formula="of:=[.L72]/[.M72]" office:value-type="float" office:value="0.431034482758621" calcext:value-type="float">
            <text:p>0.431034482758621</text:p>
          </table:table-cell>
          <table:table-cell table:formula="of:=[.K72]/[.I72]" office:value-type="float" office:value="0.0467289719626168" calcext:value-type="float">
            <text:p>0.046728971962617</text:p>
          </table:table-cell>
          <table:table-cell table:formula="of:=2038372-[.M72]-[.K72]-[.J72]" office:value-type="float" office:value="2038265" calcext:value-type="float">
            <text:p>2038265</text:p>
          </table:table-cell>
          <table:table-cell table:formula="of:=MAX([.N79];NORMINV(RAND();[.N79];0.25*[.N79]))" office:value-type="float" office:value="38.1355848265004" calcext:value-type="float">
            <text:p>38.1355848265004</text:p>
          </table:table-cell>
          <table:table-cell table:formula="of:=[.R72]+[.L72]" office:value-type="float" office:value="63.1355848265004" calcext:value-type="float">
            <text:p>63.1355848265004</text:p>
          </table:table-cell>
          <table:table-cell table:formula="of:=[.S72]-[.S71]" office:value-type="float" office:value="-6.29890250156046" calcext:value-type="float">
            <text:p>-6.29890250156046</text:p>
          </table:table-cell>
          <table:table-cell table:formula="of:=[.M72]-[.M71]" office:value-type="float" office:value="1" calcext:value-type="float">
            <text:p>1</text:p>
          </table:table-cell>
          <table:table-cell table:formula="of:=[.L72]-[.L71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1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H72]+[.E73]" office:value-type="float" office:value="54" calcext:value-type="float">
            <text:p>54</text:p>
          </table:table-cell>
          <table:table-cell table:formula="of:=[.I72]+[.B73]" office:value-type="float" office:value="109" calcext:value-type="float">
            <text:p>109</text:p>
          </table:table-cell>
          <table:table-cell table:formula="of:=[.J72]+[.G73]" office:value-type="float" office:value="49" calcext:value-type="float">
            <text:p>49</text:p>
          </table:table-cell>
          <table:table-cell table:formula="of:=[.K72]+[.C73]" office:value-type="float" office:value="6" calcext:value-type="float">
            <text:p>6</text:p>
          </table:table-cell>
          <table:table-cell table:formula="of:=[.L72]+[.F73]" office:value-type="float" office:value="23" calcext:value-type="float">
            <text:p>23</text:p>
          </table:table-cell>
          <table:table-cell table:formula="of:=[.H73]" office:value-type="float" office:value="54" calcext:value-type="float">
            <text:p>54</text:p>
          </table:table-cell>
          <table:table-cell table:formula="of:=[.M73]-[.L73]" office:value-type="float" office:value="31" calcext:value-type="float">
            <text:p>31</text:p>
          </table:table-cell>
          <table:table-cell table:formula="of:=[.L73]/[.M73]" office:value-type="float" office:value="0.425925925925926" calcext:value-type="float">
            <text:p>0.425925925925926</text:p>
          </table:table-cell>
          <table:table-cell table:formula="of:=[.K73]/[.I73]" office:value-type="float" office:value="0.055045871559633" calcext:value-type="float">
            <text:p>0.055045871559633</text:p>
          </table:table-cell>
          <table:table-cell table:formula="of:=2038372-[.M73]-[.K73]-[.J73]" office:value-type="float" office:value="2038263" calcext:value-type="float">
            <text:p>2038263</text:p>
          </table:table-cell>
          <table:table-cell table:formula="of:=MAX([.N80];NORMINV(RAND();[.N80];0.25*[.N80]))" office:value-type="float" office:value="38" calcext:value-type="float">
            <text:p>38</text:p>
          </table:table-cell>
          <table:table-cell table:formula="of:=[.R73]+[.L73]" office:value-type="float" office:value="61" calcext:value-type="float">
            <text:p>61</text:p>
          </table:table-cell>
          <table:table-cell table:formula="of:=[.S73]-[.S72]" office:value-type="float" office:value="-2.13558482650043" calcext:value-type="float">
            <text:p>-2.13558482650043</text:p>
          </table:table-cell>
          <table:table-cell table:formula="of:=[.M73]-[.M72]" office:value-type="float" office:value="-4" calcext:value-type="float">
            <text:p>-4</text:p>
          </table:table-cell>
          <table:table-cell table:formula="of:=[.L73]-[.L72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2 00:0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73]+[.E74]" office:value-type="float" office:value="59" calcext:value-type="float">
            <text:p>59</text:p>
          </table:table-cell>
          <table:table-cell table:formula="of:=[.I73]+[.B74]" office:value-type="float" office:value="116" calcext:value-type="float">
            <text:p>116</text:p>
          </table:table-cell>
          <table:table-cell table:formula="of:=[.J73]+[.G74]" office:value-type="float" office:value="51" calcext:value-type="float">
            <text:p>51</text:p>
          </table:table-cell>
          <table:table-cell table:formula="of:=[.K73]+[.C74]" office:value-type="float" office:value="6" calcext:value-type="float">
            <text:p>6</text:p>
          </table:table-cell>
          <table:table-cell table:formula="of:=[.L73]+[.F74]" office:value-type="float" office:value="25" calcext:value-type="float">
            <text:p>25</text:p>
          </table:table-cell>
          <table:table-cell table:formula="of:=[.H74]" office:value-type="float" office:value="59" calcext:value-type="float">
            <text:p>59</text:p>
          </table:table-cell>
          <table:table-cell table:formula="of:=[.M74]-[.L74]" office:value-type="float" office:value="34" calcext:value-type="float">
            <text:p>34</text:p>
          </table:table-cell>
          <table:table-cell table:formula="of:=[.L74]/[.M74]" office:value-type="float" office:value="0.423728813559322" calcext:value-type="float">
            <text:p>0.423728813559322</text:p>
          </table:table-cell>
          <table:table-cell table:formula="of:=[.K74]/[.I74]" office:value-type="float" office:value="0.0517241379310345" calcext:value-type="float">
            <text:p>0.051724137931035</text:p>
          </table:table-cell>
          <table:table-cell table:formula="of:=2038372-[.M74]-[.K74]-[.J74]" office:value-type="float" office:value="2038256" calcext:value-type="float">
            <text:p>2038256</text:p>
          </table:table-cell>
          <table:table-cell table:formula="of:=MAX([.N81];NORMINV(RAND();[.N81];0.25*[.N81]))" office:value-type="float" office:value="61.0199091435293" calcext:value-type="float">
            <text:p>61.0199091435293</text:p>
          </table:table-cell>
          <table:table-cell table:formula="of:=[.R74]+[.L74]" office:value-type="float" office:value="86.0199091435293" calcext:value-type="float">
            <text:p>86.0199091435293</text:p>
          </table:table-cell>
          <table:table-cell table:formula="of:=[.S74]-[.S73]" office:value-type="float" office:value="25.0199091435292" calcext:value-type="float">
            <text:p>25.0199091435292</text:p>
          </table:table-cell>
          <table:table-cell table:formula="of:=[.M74]-[.M73]" office:value-type="float" office:value="5" calcext:value-type="float">
            <text:p>5</text:p>
          </table:table-cell>
          <table:table-cell table:formula="of:=[.L74]-[.L73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3 00:00: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74]+[.E75]" office:value-type="float" office:value="65" calcext:value-type="float">
            <text:p>65</text:p>
          </table:table-cell>
          <table:table-cell table:formula="of:=[.I74]+[.B75]" office:value-type="float" office:value="125" calcext:value-type="float">
            <text:p>125</text:p>
          </table:table-cell>
          <table:table-cell table:formula="of:=[.J74]+[.G75]" office:value-type="float" office:value="54" calcext:value-type="float">
            <text:p>54</text:p>
          </table:table-cell>
          <table:table-cell table:formula="of:=[.K74]+[.C75]" office:value-type="float" office:value="6" calcext:value-type="float">
            <text:p>6</text:p>
          </table:table-cell>
          <table:table-cell table:formula="of:=[.L74]+[.F75]" office:value-type="float" office:value="27" calcext:value-type="float">
            <text:p>27</text:p>
          </table:table-cell>
          <table:table-cell table:formula="of:=[.H75]" office:value-type="float" office:value="65" calcext:value-type="float">
            <text:p>65</text:p>
          </table:table-cell>
          <table:table-cell table:formula="of:=[.M75]-[.L75]" office:value-type="float" office:value="38" calcext:value-type="float">
            <text:p>38</text:p>
          </table:table-cell>
          <table:table-cell table:formula="of:=[.L75]/[.M75]" office:value-type="float" office:value="0.415384615384615" calcext:value-type="float">
            <text:p>0.415384615384615</text:p>
          </table:table-cell>
          <table:table-cell table:formula="of:=[.K75]/[.I75]" office:value-type="float" office:value="0.048" calcext:value-type="float">
            <text:p>0.048</text:p>
          </table:table-cell>
          <table:table-cell table:formula="of:=2038372-[.M75]-[.K75]-[.J75]" office:value-type="float" office:value="2038247" calcext:value-type="float">
            <text:p>2038247</text:p>
          </table:table-cell>
          <table:table-cell table:formula="of:=MAX([.N82];NORMINV(RAND();[.N82];0.25*[.N82]))" office:value-type="float" office:value="44" calcext:value-type="float">
            <text:p>44</text:p>
          </table:table-cell>
          <table:table-cell table:formula="of:=[.R75]+[.L75]" office:value-type="float" office:value="71" calcext:value-type="float">
            <text:p>71</text:p>
          </table:table-cell>
          <table:table-cell table:formula="of:=[.S75]-[.S74]" office:value-type="float" office:value="-15.0199091435292" calcext:value-type="float">
            <text:p>-15.0199091435292</text:p>
          </table:table-cell>
          <table:table-cell table:formula="of:=[.M75]-[.M74]" office:value-type="float" office:value="6" calcext:value-type="float">
            <text:p>6</text:p>
          </table:table-cell>
          <table:table-cell table:formula="of:=[.L75]-[.L74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4 00:00: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75]+[.E76]" office:value-type="float" office:value="73" calcext:value-type="float">
            <text:p>73</text:p>
          </table:table-cell>
          <table:table-cell table:formula="of:=[.I75]+[.B76]" office:value-type="float" office:value="135" calcext:value-type="float">
            <text:p>135</text:p>
          </table:table-cell>
          <table:table-cell table:formula="of:=[.J75]+[.G76]" office:value-type="float" office:value="56" calcext:value-type="float">
            <text:p>56</text:p>
          </table:table-cell>
          <table:table-cell table:formula="of:=[.K75]+[.C76]" office:value-type="float" office:value="6" calcext:value-type="float">
            <text:p>6</text:p>
          </table:table-cell>
          <table:table-cell table:formula="of:=[.L75]+[.F76]" office:value-type="float" office:value="29" calcext:value-type="float">
            <text:p>29</text:p>
          </table:table-cell>
          <table:table-cell table:formula="of:=[.H76]" office:value-type="float" office:value="73" calcext:value-type="float">
            <text:p>73</text:p>
          </table:table-cell>
          <table:table-cell table:formula="of:=[.M76]-[.L76]" office:value-type="float" office:value="44" calcext:value-type="float">
            <text:p>44</text:p>
          </table:table-cell>
          <table:table-cell table:formula="of:=[.L76]/[.M76]" office:value-type="float" office:value="0.397260273972603" calcext:value-type="float">
            <text:p>0.397260273972603</text:p>
          </table:table-cell>
          <table:table-cell table:formula="of:=[.K76]/[.I76]" office:value-type="float" office:value="0.0444444444444444" calcext:value-type="float">
            <text:p>0.044444444444445</text:p>
          </table:table-cell>
          <table:table-cell table:formula="of:=2038372-[.M76]-[.K76]-[.J76]" office:value-type="float" office:value="2038237" calcext:value-type="float">
            <text:p>2038237</text:p>
          </table:table-cell>
          <table:table-cell table:formula="of:=MAX([.N83];NORMINV(RAND();[.N83];0.25*[.N83]))" office:value-type="float" office:value="58.8573730046822" calcext:value-type="float">
            <text:p>58.8573730046822</text:p>
          </table:table-cell>
          <table:table-cell table:formula="of:=[.R76]+[.L76]" office:value-type="float" office:value="87.8573730046822" calcext:value-type="float">
            <text:p>87.8573730046822</text:p>
          </table:table-cell>
          <table:table-cell table:formula="of:=[.S76]-[.S75]" office:value-type="float" office:value="16.8573730046822" calcext:value-type="float">
            <text:p>16.8573730046822</text:p>
          </table:table-cell>
          <table:table-cell table:formula="of:=[.M76]-[.M75]" office:value-type="float" office:value="8" calcext:value-type="float">
            <text:p>8</text:p>
          </table:table-cell>
          <table:table-cell table:formula="of:=[.L76]-[.L75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5 00:00: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[.H76]+[.E77]" office:value-type="float" office:value="70" calcext:value-type="float">
            <text:p>70</text:p>
          </table:table-cell>
          <table:table-cell table:formula="of:=[.I76]+[.B77]" office:value-type="float" office:value="136" calcext:value-type="float">
            <text:p>136</text:p>
          </table:table-cell>
          <table:table-cell table:formula="of:=[.J76]+[.G77]" office:value-type="float" office:value="59" calcext:value-type="float">
            <text:p>59</text:p>
          </table:table-cell>
          <table:table-cell table:formula="of:=[.K76]+[.C77]" office:value-type="float" office:value="7" calcext:value-type="float">
            <text:p>7</text:p>
          </table:table-cell>
          <table:table-cell table:formula="of:=[.L76]+[.F77]" office:value-type="float" office:value="28" calcext:value-type="float">
            <text:p>28</text:p>
          </table:table-cell>
          <table:table-cell table:formula="of:=[.H77]" office:value-type="float" office:value="70" calcext:value-type="float">
            <text:p>70</text:p>
          </table:table-cell>
          <table:table-cell table:formula="of:=[.M77]-[.L77]" office:value-type="float" office:value="42" calcext:value-type="float">
            <text:p>42</text:p>
          </table:table-cell>
          <table:table-cell table:formula="of:=[.L77]/[.M77]" office:value-type="float" office:value="0.4" calcext:value-type="float">
            <text:p>0.4</text:p>
          </table:table-cell>
          <table:table-cell table:formula="of:=[.K77]/[.I77]" office:value-type="float" office:value="0.0514705882352941" calcext:value-type="float">
            <text:p>0.051470588235294</text:p>
          </table:table-cell>
          <table:table-cell table:formula="of:=2038372-[.M77]-[.K77]-[.J77]" office:value-type="float" office:value="2038236" calcext:value-type="float">
            <text:p>2038236</text:p>
          </table:table-cell>
          <table:table-cell table:formula="of:=MAX([.N84];NORMINV(RAND();[.N84];0.25*[.N84]))" office:value-type="float" office:value="67.2512883803893" calcext:value-type="float">
            <text:p>67.2512883803893</text:p>
          </table:table-cell>
          <table:table-cell table:formula="of:=[.R77]+[.L77]" office:value-type="float" office:value="95.2512883803893" calcext:value-type="float">
            <text:p>95.2512883803893</text:p>
          </table:table-cell>
          <table:table-cell table:formula="of:=[.S77]-[.S76]" office:value-type="float" office:value="7.39391537570704" calcext:value-type="float">
            <text:p>7.39391537570704</text:p>
          </table:table-cell>
          <table:table-cell table:formula="of:=[.M77]-[.M76]" office:value-type="float" office:value="-3" calcext:value-type="float">
            <text:p>-3</text:p>
          </table:table-cell>
          <table:table-cell table:formula="of:=[.L77]-[.L76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6 00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77]+[.E78]" office:value-type="float" office:value="70" calcext:value-type="float">
            <text:p>70</text:p>
          </table:table-cell>
          <table:table-cell table:formula="of:=[.I77]+[.B78]" office:value-type="float" office:value="138" calcext:value-type="float">
            <text:p>138</text:p>
          </table:table-cell>
          <table:table-cell table:formula="of:=[.J77]+[.G78]" office:value-type="float" office:value="60" calcext:value-type="float">
            <text:p>60</text:p>
          </table:table-cell>
          <table:table-cell table:formula="of:=[.K77]+[.C78]" office:value-type="float" office:value="8" calcext:value-type="float">
            <text:p>8</text:p>
          </table:table-cell>
          <table:table-cell table:formula="of:=[.L77]+[.F78]" office:value-type="float" office:value="29" calcext:value-type="float">
            <text:p>29</text:p>
          </table:table-cell>
          <table:table-cell table:formula="of:=[.H78]" office:value-type="float" office:value="70" calcext:value-type="float">
            <text:p>70</text:p>
          </table:table-cell>
          <table:table-cell table:formula="of:=[.M78]-[.L78]" office:value-type="float" office:value="41" calcext:value-type="float">
            <text:p>41</text:p>
          </table:table-cell>
          <table:table-cell table:formula="of:=[.L78]/[.M78]" office:value-type="float" office:value="0.414285714285714" calcext:value-type="float">
            <text:p>0.414285714285714</text:p>
          </table:table-cell>
          <table:table-cell table:formula="of:=[.K78]/[.I78]" office:value-type="float" office:value="0.0579710144927536" calcext:value-type="float">
            <text:p>0.057971014492754</text:p>
          </table:table-cell>
          <table:table-cell table:formula="of:=2038372-[.M78]-[.K78]-[.J78]" office:value-type="float" office:value="2038234" calcext:value-type="float">
            <text:p>2038234</text:p>
          </table:table-cell>
          <table:table-cell table:formula="of:=MAX([.N85];NORMINV(RAND();[.N85];0.25*[.N85]))" office:value-type="float" office:value="51" calcext:value-type="float">
            <text:p>51</text:p>
          </table:table-cell>
          <table:table-cell table:formula="of:=[.R78]+[.L78]" office:value-type="float" office:value="80" calcext:value-type="float">
            <text:p>80</text:p>
          </table:table-cell>
          <table:table-cell table:formula="of:=[.S78]-[.S77]" office:value-type="float" office:value="-15.2512883803893" calcext:value-type="float">
            <text:p>-15.2512883803893</text:p>
          </table:table-cell>
          <table:table-cell table:formula="of:=[.M78]-[.M77]" office:value-type="float" office:value="0" calcext:value-type="float">
            <text:p>0</text:p>
          </table:table-cell>
          <table:table-cell table:formula="of:=[.L78]-[.L77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7 00:0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H78]+[.E79]" office:value-type="float" office:value="64" calcext:value-type="float">
            <text:p>64</text:p>
          </table:table-cell>
          <table:table-cell table:formula="of:=[.I78]+[.B79]" office:value-type="float" office:value="141" calcext:value-type="float">
            <text:p>141</text:p>
          </table:table-cell>
          <table:table-cell table:formula="of:=[.J78]+[.G79]" office:value-type="float" office:value="68" calcext:value-type="float">
            <text:p>68</text:p>
          </table:table-cell>
          <table:table-cell table:formula="of:=[.K78]+[.C79]" office:value-type="float" office:value="9" calcext:value-type="float">
            <text:p>9</text:p>
          </table:table-cell>
          <table:table-cell table:formula="of:=[.L78]+[.F79]" office:value-type="float" office:value="29" calcext:value-type="float">
            <text:p>29</text:p>
          </table:table-cell>
          <table:table-cell table:formula="of:=[.H79]" office:value-type="float" office:value="64" calcext:value-type="float">
            <text:p>64</text:p>
          </table:table-cell>
          <table:table-cell table:formula="of:=[.M79]-[.L79]" office:value-type="float" office:value="35" calcext:value-type="float">
            <text:p>35</text:p>
          </table:table-cell>
          <table:table-cell table:formula="of:=[.L79]/[.M79]" office:value-type="float" office:value="0.453125" calcext:value-type="float">
            <text:p>0.453125</text:p>
          </table:table-cell>
          <table:table-cell table:formula="of:=[.K79]/[.I79]" office:value-type="float" office:value="0.0638297872340425" calcext:value-type="float">
            <text:p>0.063829787234043</text:p>
          </table:table-cell>
          <table:table-cell table:formula="of:=2038372-[.M79]-[.K79]-[.J79]" office:value-type="float" office:value="2038231" calcext:value-type="float">
            <text:p>2038231</text:p>
          </table:table-cell>
          <table:table-cell table:formula="of:=MAX([.N86];NORMINV(RAND();[.N86];0.25*[.N86]))" office:value-type="float" office:value="90.5189984822862" calcext:value-type="float">
            <text:p>90.5189984822862</text:p>
          </table:table-cell>
          <table:table-cell table:formula="of:=[.R79]+[.L79]" office:value-type="float" office:value="119.518998482286" calcext:value-type="float">
            <text:p>119.518998482286</text:p>
          </table:table-cell>
          <table:table-cell table:formula="of:=[.S79]-[.S78]" office:value-type="float" office:value="39.5189984822862" calcext:value-type="float">
            <text:p>39.5189984822862</text:p>
          </table:table-cell>
          <table:table-cell table:formula="of:=[.M79]-[.M78]" office:value-type="float" office:value="-6" calcext:value-type="float">
            <text:p>-6</text:p>
          </table:table-cell>
          <table:table-cell table:formula="of:=[.L79]-[.L7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8 00:00: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[.H79]+[.E80]" office:value-type="float" office:value="66" calcext:value-type="float">
            <text:p>66</text:p>
          </table:table-cell>
          <table:table-cell table:formula="of:=[.I79]+[.B80]" office:value-type="float" office:value="150" calcext:value-type="float">
            <text:p>150</text:p>
          </table:table-cell>
          <table:table-cell table:formula="of:=[.J79]+[.G80]" office:value-type="float" office:value="75" calcext:value-type="float">
            <text:p>75</text:p>
          </table:table-cell>
          <table:table-cell table:formula="of:=[.K79]+[.C80]" office:value-type="float" office:value="9" calcext:value-type="float">
            <text:p>9</text:p>
          </table:table-cell>
          <table:table-cell table:formula="of:=[.L79]+[.F80]" office:value-type="float" office:value="28" calcext:value-type="float">
            <text:p>28</text:p>
          </table:table-cell>
          <table:table-cell table:formula="of:=[.H80]" office:value-type="float" office:value="66" calcext:value-type="float">
            <text:p>66</text:p>
          </table:table-cell>
          <table:table-cell table:formula="of:=[.M80]-[.L80]" office:value-type="float" office:value="38" calcext:value-type="float">
            <text:p>38</text:p>
          </table:table-cell>
          <table:table-cell table:formula="of:=[.L80]/[.M80]" office:value-type="float" office:value="0.424242424242424" calcext:value-type="float">
            <text:p>0.424242424242424</text:p>
          </table:table-cell>
          <table:table-cell table:formula="of:=[.K80]/[.I80]" office:value-type="float" office:value="0.06" calcext:value-type="float">
            <text:p>0.06</text:p>
          </table:table-cell>
          <table:table-cell table:formula="of:=2038372-[.M80]-[.K80]-[.J80]" office:value-type="float" office:value="2038222" calcext:value-type="float">
            <text:p>2038222</text:p>
          </table:table-cell>
          <table:table-cell table:formula="of:=MAX([.N87];NORMINV(RAND();[.N87];0.25*[.N87]))" office:value-type="float" office:value="83.7454899440861" calcext:value-type="float">
            <text:p>83.7454899440861</text:p>
          </table:table-cell>
          <table:table-cell table:formula="of:=[.R80]+[.L80]" office:value-type="float" office:value="111.745489944086" calcext:value-type="float">
            <text:p>111.745489944086</text:p>
          </table:table-cell>
          <table:table-cell table:formula="of:=[.S80]-[.S79]" office:value-type="float" office:value="-7.77350853820013" calcext:value-type="float">
            <text:p>-7.77350853820013</text:p>
          </table:table-cell>
          <table:table-cell table:formula="of:=[.M80]-[.M79]" office:value-type="float" office:value="2" calcext:value-type="float">
            <text:p>2</text:p>
          </table:table-cell>
          <table:table-cell table:formula="of:=[.L80]-[.L79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29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80]+[.E81]" office:value-type="float" office:value="74" calcext:value-type="float">
            <text:p>74</text:p>
          </table:table-cell>
          <table:table-cell table:formula="of:=[.I80]+[.B81]" office:value-type="float" office:value="162" calcext:value-type="float">
            <text:p>162</text:p>
          </table:table-cell>
          <table:table-cell table:formula="of:=[.J80]+[.G81]" office:value-type="float" office:value="78" calcext:value-type="float">
            <text:p>78</text:p>
          </table:table-cell>
          <table:table-cell table:formula="of:=[.K80]+[.C81]" office:value-type="float" office:value="10" calcext:value-type="float">
            <text:p>10</text:p>
          </table:table-cell>
          <table:table-cell table:formula="of:=[.L80]+[.F81]" office:value-type="float" office:value="32" calcext:value-type="float">
            <text:p>32</text:p>
          </table:table-cell>
          <table:table-cell table:formula="of:=[.H81]" office:value-type="float" office:value="74" calcext:value-type="float">
            <text:p>74</text:p>
          </table:table-cell>
          <table:table-cell table:formula="of:=[.M81]-[.L81]" office:value-type="float" office:value="42" calcext:value-type="float">
            <text:p>42</text:p>
          </table:table-cell>
          <table:table-cell table:formula="of:=[.L81]/[.M81]" office:value-type="float" office:value="0.432432432432432" calcext:value-type="float">
            <text:p>0.432432432432432</text:p>
          </table:table-cell>
          <table:table-cell table:formula="of:=[.K81]/[.I81]" office:value-type="float" office:value="0.0617283950617284" calcext:value-type="float">
            <text:p>0.061728395061728</text:p>
          </table:table-cell>
          <table:table-cell table:formula="of:=2038372-[.M81]-[.K81]-[.J81]" office:value-type="float" office:value="2038210" calcext:value-type="float">
            <text:p>2038210</text:p>
          </table:table-cell>
          <table:table-cell table:formula="of:=MAX([.N88];NORMINV(RAND();[.N88];0.25*[.N88]))" office:value-type="float" office:value="62" calcext:value-type="float">
            <text:p>62</text:p>
          </table:table-cell>
          <table:table-cell table:formula="of:=[.R81]+[.L81]" office:value-type="float" office:value="94" calcext:value-type="float">
            <text:p>94</text:p>
          </table:table-cell>
          <table:table-cell table:formula="of:=[.S81]-[.S80]" office:value-type="float" office:value="-17.7454899440861" calcext:value-type="float">
            <text:p>-17.7454899440861</text:p>
          </table:table-cell>
          <table:table-cell table:formula="of:=[.M81]-[.M80]" office:value-type="float" office:value="8" calcext:value-type="float">
            <text:p>8</text:p>
          </table:table-cell>
          <table:table-cell table:formula="of:=[.L81]-[.L80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4-30 00:00: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formula="of:=[.H81]+[.E82]" office:value-type="float" office:value="73" calcext:value-type="float">
            <text:p>73</text:p>
          </table:table-cell>
          <table:table-cell table:formula="of:=[.I81]+[.B82]" office:value-type="float" office:value="168" calcext:value-type="float">
            <text:p>168</text:p>
          </table:table-cell>
          <table:table-cell table:formula="of:=[.J81]+[.G82]" office:value-type="float" office:value="84" calcext:value-type="float">
            <text:p>84</text:p>
          </table:table-cell>
          <table:table-cell table:formula="of:=[.K81]+[.C82]" office:value-type="float" office:value="11" calcext:value-type="float">
            <text:p>11</text:p>
          </table:table-cell>
          <table:table-cell table:formula="of:=[.L81]+[.F82]" office:value-type="float" office:value="29" calcext:value-type="float">
            <text:p>29</text:p>
          </table:table-cell>
          <table:table-cell table:formula="of:=[.H82]" office:value-type="float" office:value="73" calcext:value-type="float">
            <text:p>73</text:p>
          </table:table-cell>
          <table:table-cell table:formula="of:=[.M82]-[.L82]" office:value-type="float" office:value="44" calcext:value-type="float">
            <text:p>44</text:p>
          </table:table-cell>
          <table:table-cell table:formula="of:=[.L82]/[.M82]" office:value-type="float" office:value="0.397260273972603" calcext:value-type="float">
            <text:p>0.397260273972603</text:p>
          </table:table-cell>
          <table:table-cell table:formula="of:=[.K82]/[.I82]" office:value-type="float" office:value="0.0654761904761905" calcext:value-type="float">
            <text:p>0.065476190476191</text:p>
          </table:table-cell>
          <table:table-cell table:formula="of:=2038372-[.M82]-[.K82]-[.J82]" office:value-type="float" office:value="2038204" calcext:value-type="float">
            <text:p>2038204</text:p>
          </table:table-cell>
          <table:table-cell table:formula="of:=MAX([.N89];NORMINV(RAND();[.N89];0.25*[.N89]))" office:value-type="float" office:value="66" calcext:value-type="float">
            <text:p>66</text:p>
          </table:table-cell>
          <table:table-cell table:formula="of:=[.R82]+[.L82]" office:value-type="float" office:value="95" calcext:value-type="float">
            <text:p>95</text:p>
          </table:table-cell>
          <table:table-cell table:formula="of:=[.S82]-[.S81]" office:value-type="float" office:value="1" calcext:value-type="float">
            <text:p>1</text:p>
          </table:table-cell>
          <table:table-cell table:formula="of:=[.M82]-[.M81]" office:value-type="float" office:value="-1" calcext:value-type="float">
            <text:p>-1</text:p>
          </table:table-cell>
          <table:table-cell table:formula="of:=[.L82]-[.L81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01 00:00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82]+[.E83]" office:value-type="float" office:value="76" calcext:value-type="float">
            <text:p>76</text:p>
          </table:table-cell>
          <table:table-cell table:formula="of:=[.I82]+[.B83]" office:value-type="float" office:value="176" calcext:value-type="float">
            <text:p>176</text:p>
          </table:table-cell>
          <table:table-cell table:formula="of:=[.J82]+[.G83]" office:value-type="float" office:value="88" calcext:value-type="float">
            <text:p>88</text:p>
          </table:table-cell>
          <table:table-cell table:formula="of:=[.K82]+[.C83]" office:value-type="float" office:value="12" calcext:value-type="float">
            <text:p>12</text:p>
          </table:table-cell>
          <table:table-cell table:formula="of:=[.L82]+[.F83]" office:value-type="float" office:value="30" calcext:value-type="float">
            <text:p>30</text:p>
          </table:table-cell>
          <table:table-cell table:formula="of:=[.H83]" office:value-type="float" office:value="76" calcext:value-type="float">
            <text:p>76</text:p>
          </table:table-cell>
          <table:table-cell table:formula="of:=[.M83]-[.L83]" office:value-type="float" office:value="46" calcext:value-type="float">
            <text:p>46</text:p>
          </table:table-cell>
          <table:table-cell table:formula="of:=[.L83]/[.M83]" office:value-type="float" office:value="0.394736842105263" calcext:value-type="float">
            <text:p>0.394736842105263</text:p>
          </table:table-cell>
          <table:table-cell table:formula="of:=[.K83]/[.I83]" office:value-type="float" office:value="0.0681818181818182" calcext:value-type="float">
            <text:p>0.068181818181818</text:p>
          </table:table-cell>
          <table:table-cell table:formula="of:=2038372-[.M83]-[.K83]-[.J83]" office:value-type="float" office:value="2038196" calcext:value-type="float">
            <text:p>2038196</text:p>
          </table:table-cell>
          <table:table-cell table:formula="of:=MAX([.N90];NORMINV(RAND();[.N90];0.25*[.N90]))" office:value-type="float" office:value="78" calcext:value-type="float">
            <text:p>78</text:p>
          </table:table-cell>
          <table:table-cell table:formula="of:=[.R83]+[.L83]" office:value-type="float" office:value="108" calcext:value-type="float">
            <text:p>108</text:p>
          </table:table-cell>
          <table:table-cell table:formula="of:=[.S83]-[.S82]" office:value-type="float" office:value="13" calcext:value-type="float">
            <text:p>13</text:p>
          </table:table-cell>
          <table:table-cell table:formula="of:=[.M83]-[.M82]" office:value-type="float" office:value="3" calcext:value-type="float">
            <text:p>3</text:p>
          </table:table-cell>
          <table:table-cell table:formula="of:=[.L83]-[.L82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02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83]+[.E84]" office:value-type="float" office:value="86" calcext:value-type="float">
            <text:p>86</text:p>
          </table:table-cell>
          <table:table-cell table:formula="of:=[.I83]+[.B84]" office:value-type="float" office:value="188" calcext:value-type="float">
            <text:p>188</text:p>
          </table:table-cell>
          <table:table-cell table:formula="of:=[.J83]+[.G84]" office:value-type="float" office:value="89" calcext:value-type="float">
            <text:p>89</text:p>
          </table:table-cell>
          <table:table-cell table:formula="of:=[.K83]+[.C84]" office:value-type="float" office:value="13" calcext:value-type="float">
            <text:p>13</text:p>
          </table:table-cell>
          <table:table-cell table:formula="of:=[.L83]+[.F84]" office:value-type="float" office:value="37" calcext:value-type="float">
            <text:p>37</text:p>
          </table:table-cell>
          <table:table-cell table:formula="of:=[.H84]" office:value-type="float" office:value="86" calcext:value-type="float">
            <text:p>86</text:p>
          </table:table-cell>
          <table:table-cell table:formula="of:=[.M84]-[.L84]" office:value-type="float" office:value="49" calcext:value-type="float">
            <text:p>49</text:p>
          </table:table-cell>
          <table:table-cell table:formula="of:=[.L84]/[.M84]" office:value-type="float" office:value="0.430232558139535" calcext:value-type="float">
            <text:p>0.430232558139535</text:p>
          </table:table-cell>
          <table:table-cell table:formula="of:=[.K84]/[.I84]" office:value-type="float" office:value="0.0691489361702128" calcext:value-type="float">
            <text:p>0.069148936170213</text:p>
          </table:table-cell>
          <table:table-cell table:formula="of:=2038372-[.M84]-[.K84]-[.J84]" office:value-type="float" office:value="2038184" calcext:value-type="float">
            <text:p>2038184</text:p>
          </table:table-cell>
          <table:table-cell table:formula="of:=MAX([.N91];NORMINV(RAND();[.N91];0.25*[.N91]))" office:value-type="float" office:value="100" calcext:value-type="float">
            <text:p>100</text:p>
          </table:table-cell>
          <table:table-cell table:formula="of:=[.R84]+[.L84]" office:value-type="float" office:value="137" calcext:value-type="float">
            <text:p>137</text:p>
          </table:table-cell>
          <table:table-cell table:formula="of:=[.S84]-[.S83]" office:value-type="float" office:value="29" calcext:value-type="float">
            <text:p>29</text:p>
          </table:table-cell>
          <table:table-cell table:formula="of:=[.M84]-[.M83]" office:value-type="float" office:value="10" calcext:value-type="float">
            <text:p>10</text:p>
          </table:table-cell>
          <table:table-cell table:formula="of:=[.L84]-[.L83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03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84]+[.E85]" office:value-type="float" office:value="88" calcext:value-type="float">
            <text:p>88</text:p>
          </table:table-cell>
          <table:table-cell table:formula="of:=[.I84]+[.B85]" office:value-type="float" office:value="192" calcext:value-type="float">
            <text:p>192</text:p>
          </table:table-cell>
          <table:table-cell table:formula="of:=[.J84]+[.G85]" office:value-type="float" office:value="90" calcext:value-type="float">
            <text:p>90</text:p>
          </table:table-cell>
          <table:table-cell table:formula="of:=[.K84]+[.C85]" office:value-type="float" office:value="14" calcext:value-type="float">
            <text:p>14</text:p>
          </table:table-cell>
          <table:table-cell table:formula="of:=[.L84]+[.F85]" office:value-type="float" office:value="37" calcext:value-type="float">
            <text:p>37</text:p>
          </table:table-cell>
          <table:table-cell table:formula="of:=[.H85]" office:value-type="float" office:value="88" calcext:value-type="float">
            <text:p>88</text:p>
          </table:table-cell>
          <table:table-cell table:formula="of:=[.M85]-[.L85]" office:value-type="float" office:value="51" calcext:value-type="float">
            <text:p>51</text:p>
          </table:table-cell>
          <table:table-cell table:formula="of:=[.L85]/[.M85]" office:value-type="float" office:value="0.420454545454545" calcext:value-type="float">
            <text:p>0.420454545454545</text:p>
          </table:table-cell>
          <table:table-cell table:formula="of:=[.K85]/[.I85]" office:value-type="float" office:value="0.0729166666666667" calcext:value-type="float">
            <text:p>0.072916666666667</text:p>
          </table:table-cell>
          <table:table-cell table:formula="of:=2038372-[.M85]-[.K85]-[.J85]" office:value-type="float" office:value="2038180" calcext:value-type="float">
            <text:p>2038180</text:p>
          </table:table-cell>
          <table:table-cell table:formula="of:=MAX([.N92];NORMINV(RAND();[.N92];0.25*[.N92]))" office:value-type="float" office:value="149.165164655572" calcext:value-type="float">
            <text:p>149.165164655572</text:p>
          </table:table-cell>
          <table:table-cell table:formula="of:=[.R85]+[.L85]" office:value-type="float" office:value="186.165164655572" calcext:value-type="float">
            <text:p>186.165164655572</text:p>
          </table:table-cell>
          <table:table-cell table:formula="of:=[.S85]-[.S84]" office:value-type="float" office:value="49.1651646555722" calcext:value-type="float">
            <text:p>49.1651646555722</text:p>
          </table:table-cell>
          <table:table-cell table:formula="of:=[.M85]-[.M84]" office:value-type="float" office:value="2" calcext:value-type="float">
            <text:p>2</text:p>
          </table:table-cell>
          <table:table-cell table:formula="of:=[.L85]-[.L8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04 00:00: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H85]+[.E86]" office:value-type="float" office:value="92" calcext:value-type="float">
            <text:p>92</text:p>
          </table:table-cell>
          <table:table-cell table:formula="of:=[.I85]+[.B86]" office:value-type="float" office:value="202" calcext:value-type="float">
            <text:p>202</text:p>
          </table:table-cell>
          <table:table-cell table:formula="of:=[.J85]+[.G86]" office:value-type="float" office:value="94" calcext:value-type="float">
            <text:p>94</text:p>
          </table:table-cell>
          <table:table-cell table:formula="of:=[.K85]+[.C86]" office:value-type="float" office:value="16" calcext:value-type="float">
            <text:p>16</text:p>
          </table:table-cell>
          <table:table-cell table:formula="of:=[.L85]+[.F86]" office:value-type="float" office:value="36" calcext:value-type="float">
            <text:p>36</text:p>
          </table:table-cell>
          <table:table-cell table:formula="of:=[.H86]" office:value-type="float" office:value="92" calcext:value-type="float">
            <text:p>92</text:p>
          </table:table-cell>
          <table:table-cell table:formula="of:=[.M86]-[.L86]" office:value-type="float" office:value="56" calcext:value-type="float">
            <text:p>56</text:p>
          </table:table-cell>
          <table:table-cell table:formula="of:=[.L86]/[.M86]" office:value-type="float" office:value="0.391304347826087" calcext:value-type="float">
            <text:p>0.391304347826087</text:p>
          </table:table-cell>
          <table:table-cell table:formula="of:=[.K86]/[.I86]" office:value-type="float" office:value="0.0792079207920792" calcext:value-type="float">
            <text:p>0.079207920792079</text:p>
          </table:table-cell>
          <table:table-cell table:formula="of:=2038372-[.M86]-[.K86]-[.J86]" office:value-type="float" office:value="2038170" calcext:value-type="float">
            <text:p>2038170</text:p>
          </table:table-cell>
          <table:table-cell table:formula="of:=MAX([.N93];NORMINV(RAND();[.N93];0.25*[.N93]))" office:value-type="float" office:value="141" calcext:value-type="float">
            <text:p>141</text:p>
          </table:table-cell>
          <table:table-cell table:formula="of:=[.R86]+[.L86]" office:value-type="float" office:value="177" calcext:value-type="float">
            <text:p>177</text:p>
          </table:table-cell>
          <table:table-cell table:formula="of:=[.S86]-[.S85]" office:value-type="float" office:value="-9.1651646555722" calcext:value-type="float">
            <text:p>-9.1651646555722</text:p>
          </table:table-cell>
          <table:table-cell table:formula="of:=[.M86]-[.M85]" office:value-type="float" office:value="4" calcext:value-type="float">
            <text:p>4</text:p>
          </table:table-cell>
          <table:table-cell table:formula="of:=[.L86]-[.L85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05 00:00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86]+[.E87]" office:value-type="float" office:value="101" calcext:value-type="float">
            <text:p>101</text:p>
          </table:table-cell>
          <table:table-cell table:formula="of:=[.I86]+[.B87]" office:value-type="float" office:value="213" calcext:value-type="float">
            <text:p>213</text:p>
          </table:table-cell>
          <table:table-cell table:formula="of:=[.J86]+[.G87]" office:value-type="float" office:value="95" calcext:value-type="float">
            <text:p>95</text:p>
          </table:table-cell>
          <table:table-cell table:formula="of:=[.K86]+[.C87]" office:value-type="float" office:value="17" calcext:value-type="float">
            <text:p>17</text:p>
          </table:table-cell>
          <table:table-cell table:formula="of:=[.L86]+[.F87]" office:value-type="float" office:value="40" calcext:value-type="float">
            <text:p>40</text:p>
          </table:table-cell>
          <table:table-cell table:formula="of:=[.H87]" office:value-type="float" office:value="101" calcext:value-type="float">
            <text:p>101</text:p>
          </table:table-cell>
          <table:table-cell table:formula="of:=[.M87]-[.L87]" office:value-type="float" office:value="61" calcext:value-type="float">
            <text:p>61</text:p>
          </table:table-cell>
          <table:table-cell table:formula="of:=[.L87]/[.M87]" office:value-type="float" office:value="0.396039603960396" calcext:value-type="float">
            <text:p>0.396039603960396</text:p>
          </table:table-cell>
          <table:table-cell table:formula="of:=[.K87]/[.I87]" office:value-type="float" office:value="0.07981220657277" calcext:value-type="float">
            <text:p>0.07981220657277</text:p>
          </table:table-cell>
          <table:table-cell table:formula="of:=2038372-[.M87]-[.K87]-[.J87]" office:value-type="float" office:value="2038159" calcext:value-type="float">
            <text:p>2038159</text:p>
          </table:table-cell>
          <table:table-cell table:formula="of:=MAX([.N94];NORMINV(RAND();[.N94];0.25*[.N94]))" office:value-type="float" office:value="159" calcext:value-type="float">
            <text:p>159</text:p>
          </table:table-cell>
          <table:table-cell table:formula="of:=[.R87]+[.L87]" office:value-type="float" office:value="199" calcext:value-type="float">
            <text:p>199</text:p>
          </table:table-cell>
          <table:table-cell table:formula="of:=[.S87]-[.S86]" office:value-type="float" office:value="22" calcext:value-type="float">
            <text:p>22</text:p>
          </table:table-cell>
          <table:table-cell table:formula="of:=[.M87]-[.M86]" office:value-type="float" office:value="9" calcext:value-type="float">
            <text:p>9</text:p>
          </table:table-cell>
          <table:table-cell table:formula="of:=[.L87]-[.L86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06 00:00: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87]+[.E88]" office:value-type="float" office:value="104" calcext:value-type="float">
            <text:p>104</text:p>
          </table:table-cell>
          <table:table-cell table:formula="of:=[.I87]+[.B88]" office:value-type="float" office:value="222" calcext:value-type="float">
            <text:p>222</text:p>
          </table:table-cell>
          <table:table-cell table:formula="of:=[.J87]+[.G88]" office:value-type="float" office:value="99" calcext:value-type="float">
            <text:p>99</text:p>
          </table:table-cell>
          <table:table-cell table:formula="of:=[.K87]+[.C88]" office:value-type="float" office:value="19" calcext:value-type="float">
            <text:p>19</text:p>
          </table:table-cell>
          <table:table-cell table:formula="of:=[.L87]+[.F88]" office:value-type="float" office:value="42" calcext:value-type="float">
            <text:p>42</text:p>
          </table:table-cell>
          <table:table-cell table:formula="of:=[.H88]" office:value-type="float" office:value="104" calcext:value-type="float">
            <text:p>104</text:p>
          </table:table-cell>
          <table:table-cell table:formula="of:=[.M88]-[.L88]" office:value-type="float" office:value="62" calcext:value-type="float">
            <text:p>62</text:p>
          </table:table-cell>
          <table:table-cell table:formula="of:=[.L88]/[.M88]" office:value-type="float" office:value="0.403846153846154" calcext:value-type="float">
            <text:p>0.403846153846154</text:p>
          </table:table-cell>
          <table:table-cell table:formula="of:=[.K88]/[.I88]" office:value-type="float" office:value="0.0855855855855856" calcext:value-type="float">
            <text:p>0.085585585585586</text:p>
          </table:table-cell>
          <table:table-cell table:formula="of:=2038372-[.M88]-[.K88]-[.J88]" office:value-type="float" office:value="2038150" calcext:value-type="float">
            <text:p>2038150</text:p>
          </table:table-cell>
          <table:table-cell table:formula="of:=MAX([.N95];NORMINV(RAND();[.N95];0.25*[.N95]))" office:value-type="float" office:value="172" calcext:value-type="float">
            <text:p>172</text:p>
          </table:table-cell>
          <table:table-cell table:formula="of:=[.R88]+[.L88]" office:value-type="float" office:value="214" calcext:value-type="float">
            <text:p>214</text:p>
          </table:table-cell>
          <table:table-cell table:formula="of:=[.S88]-[.S87]" office:value-type="float" office:value="15" calcext:value-type="float">
            <text:p>15</text:p>
          </table:table-cell>
          <table:table-cell table:formula="of:=[.M88]-[.M87]" office:value-type="float" office:value="3" calcext:value-type="float">
            <text:p>3</text:p>
          </table:table-cell>
          <table:table-cell table:formula="of:=[.L88]-[.L87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07 00:00: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H88]+[.E89]" office:value-type="float" office:value="110" calcext:value-type="float">
            <text:p>110</text:p>
          </table:table-cell>
          <table:table-cell table:formula="of:=[.I88]+[.B89]" office:value-type="float" office:value="236" calcext:value-type="float">
            <text:p>236</text:p>
          </table:table-cell>
          <table:table-cell table:formula="of:=[.J88]+[.G89]" office:value-type="float" office:value="107" calcext:value-type="float">
            <text:p>107</text:p>
          </table:table-cell>
          <table:table-cell table:formula="of:=[.K88]+[.C89]" office:value-type="float" office:value="19" calcext:value-type="float">
            <text:p>19</text:p>
          </table:table-cell>
          <table:table-cell table:formula="of:=[.L88]+[.F89]" office:value-type="float" office:value="44" calcext:value-type="float">
            <text:p>44</text:p>
          </table:table-cell>
          <table:table-cell table:formula="of:=[.H89]" office:value-type="float" office:value="110" calcext:value-type="float">
            <text:p>110</text:p>
          </table:table-cell>
          <table:table-cell table:formula="of:=[.M89]-[.L89]" office:value-type="float" office:value="66" calcext:value-type="float">
            <text:p>66</text:p>
          </table:table-cell>
          <table:table-cell table:formula="of:=[.L89]/[.M89]" office:value-type="float" office:value="0.4" calcext:value-type="float">
            <text:p>0.4</text:p>
          </table:table-cell>
          <table:table-cell table:formula="of:=[.K89]/[.I89]" office:value-type="float" office:value="0.0805084745762712" calcext:value-type="float">
            <text:p>0.080508474576271</text:p>
          </table:table-cell>
          <table:table-cell table:formula="of:=2038372-[.M89]-[.K89]-[.J89]" office:value-type="float" office:value="2038136" calcext:value-type="float">
            <text:p>2038136</text:p>
          </table:table-cell>
          <table:table-cell table:formula="of:=MAX([.N96];NORMINV(RAND();[.N96];0.25*[.N96]))" office:value-type="float" office:value="223.066950839736" calcext:value-type="float">
            <text:p>223.066950839736</text:p>
          </table:table-cell>
          <table:table-cell table:formula="of:=[.R89]+[.L89]" office:value-type="float" office:value="267.066950839736" calcext:value-type="float">
            <text:p>267.066950839736</text:p>
          </table:table-cell>
          <table:table-cell table:formula="of:=[.S89]-[.S88]" office:value-type="float" office:value="53.0669508397359" calcext:value-type="float">
            <text:p>53.0669508397359</text:p>
          </table:table-cell>
          <table:table-cell table:formula="of:=[.M89]-[.M88]" office:value-type="float" office:value="6" calcext:value-type="float">
            <text:p>6</text:p>
          </table:table-cell>
          <table:table-cell table:formula="of:=[.L89]-[.L88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08 00:00: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H89]+[.E90]" office:value-type="float" office:value="126" calcext:value-type="float">
            <text:p>126</text:p>
          </table:table-cell>
          <table:table-cell table:formula="of:=[.I89]+[.B90]" office:value-type="float" office:value="262" calcext:value-type="float">
            <text:p>262</text:p>
          </table:table-cell>
          <table:table-cell table:formula="of:=[.J89]+[.G90]" office:value-type="float" office:value="117" calcext:value-type="float">
            <text:p>117</text:p>
          </table:table-cell>
          <table:table-cell table:formula="of:=[.K89]+[.C90]" office:value-type="float" office:value="19" calcext:value-type="float">
            <text:p>19</text:p>
          </table:table-cell>
          <table:table-cell table:formula="of:=[.L89]+[.F90]" office:value-type="float" office:value="48" calcext:value-type="float">
            <text:p>48</text:p>
          </table:table-cell>
          <table:table-cell table:formula="of:=[.H90]" office:value-type="float" office:value="126" calcext:value-type="float">
            <text:p>126</text:p>
          </table:table-cell>
          <table:table-cell table:formula="of:=[.M90]-[.L90]" office:value-type="float" office:value="78" calcext:value-type="float">
            <text:p>78</text:p>
          </table:table-cell>
          <table:table-cell table:formula="of:=[.L90]/[.M90]" office:value-type="float" office:value="0.380952380952381" calcext:value-type="float">
            <text:p>0.380952380952381</text:p>
          </table:table-cell>
          <table:table-cell table:formula="of:=[.K90]/[.I90]" office:value-type="float" office:value="0.0725190839694657" calcext:value-type="float">
            <text:p>0.072519083969466</text:p>
          </table:table-cell>
          <table:table-cell table:formula="of:=2038372-[.M90]-[.K90]-[.J90]" office:value-type="float" office:value="2038110" calcext:value-type="float">
            <text:p>2038110</text:p>
          </table:table-cell>
          <table:table-cell table:formula="of:=MAX([.N97];NORMINV(RAND();[.N97];0.25*[.N97]))" office:value-type="float" office:value="309.618726276846" calcext:value-type="float">
            <text:p>309.618726276846</text:p>
          </table:table-cell>
          <table:table-cell table:formula="of:=[.R90]+[.L90]" office:value-type="float" office:value="357.618726276846" calcext:value-type="float">
            <text:p>357.618726276846</text:p>
          </table:table-cell>
          <table:table-cell table:formula="of:=[.S90]-[.S89]" office:value-type="float" office:value="90.5517754371097" calcext:value-type="float">
            <text:p>90.5517754371097</text:p>
          </table:table-cell>
          <table:table-cell table:formula="of:=[.M90]-[.M89]" office:value-type="float" office:value="16" calcext:value-type="float">
            <text:p>16</text:p>
          </table:table-cell>
          <table:table-cell table:formula="of:=[.L90]-[.L89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09 00:00: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90]+[.E91]" office:value-type="float" office:value="151" calcext:value-type="float">
            <text:p>151</text:p>
          </table:table-cell>
          <table:table-cell table:formula="of:=[.I90]+[.B91]" office:value-type="float" office:value="288" calcext:value-type="float">
            <text:p>288</text:p>
          </table:table-cell>
          <table:table-cell table:formula="of:=[.J90]+[.G91]" office:value-type="float" office:value="118" calcext:value-type="float">
            <text:p>118</text:p>
          </table:table-cell>
          <table:table-cell table:formula="of:=[.K90]+[.C91]" office:value-type="float" office:value="19" calcext:value-type="float">
            <text:p>19</text:p>
          </table:table-cell>
          <table:table-cell table:formula="of:=[.L90]+[.F91]" office:value-type="float" office:value="51" calcext:value-type="float">
            <text:p>51</text:p>
          </table:table-cell>
          <table:table-cell table:formula="of:=[.H91]" office:value-type="float" office:value="151" calcext:value-type="float">
            <text:p>151</text:p>
          </table:table-cell>
          <table:table-cell table:formula="of:=[.M91]-[.L91]" office:value-type="float" office:value="100" calcext:value-type="float">
            <text:p>100</text:p>
          </table:table-cell>
          <table:table-cell table:formula="of:=[.L91]/[.M91]" office:value-type="float" office:value="0.337748344370861" calcext:value-type="float">
            <text:p>0.337748344370861</text:p>
          </table:table-cell>
          <table:table-cell table:formula="of:=[.K91]/[.I91]" office:value-type="float" office:value="0.0659722222222222" calcext:value-type="float">
            <text:p>0.065972222222222</text:p>
          </table:table-cell>
          <table:table-cell table:formula="of:=2038372-[.M91]-[.K91]-[.J91]" office:value-type="float" office:value="2038084" calcext:value-type="float">
            <text:p>2038084</text:p>
          </table:table-cell>
          <table:table-cell table:formula="of:=MAX([.N98];NORMINV(RAND();[.N98];0.25*[.N98]))" office:value-type="float" office:value="317.060516402606" calcext:value-type="float">
            <text:p>317.060516402606</text:p>
          </table:table-cell>
          <table:table-cell table:formula="of:=[.R91]+[.L91]" office:value-type="float" office:value="368.060516402606" calcext:value-type="float">
            <text:p>368.060516402606</text:p>
          </table:table-cell>
          <table:table-cell table:formula="of:=[.S91]-[.S90]" office:value-type="float" office:value="10.4417901257602" calcext:value-type="float">
            <text:p>10.4417901257602</text:p>
          </table:table-cell>
          <table:table-cell table:formula="of:=[.M91]-[.M90]" office:value-type="float" office:value="25" calcext:value-type="float">
            <text:p>25</text:p>
          </table:table-cell>
          <table:table-cell table:formula="of:=[.L91]-[.L90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0 00:00: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91]+[.E92]" office:value-type="float" office:value="166" calcext:value-type="float">
            <text:p>166</text:p>
          </table:table-cell>
          <table:table-cell table:formula="of:=[.I91]+[.B92]" office:value-type="float" office:value="307" calcext:value-type="float">
            <text:p>307</text:p>
          </table:table-cell>
          <table:table-cell table:formula="of:=[.J91]+[.G92]" office:value-type="float" office:value="118" calcext:value-type="float">
            <text:p>118</text:p>
          </table:table-cell>
          <table:table-cell table:formula="of:=[.K91]+[.C92]" office:value-type="float" office:value="23" calcext:value-type="float">
            <text:p>23</text:p>
          </table:table-cell>
          <table:table-cell table:formula="of:=[.L91]+[.F92]" office:value-type="float" office:value="58" calcext:value-type="float">
            <text:p>58</text:p>
          </table:table-cell>
          <table:table-cell table:formula="of:=[.H92]" office:value-type="float" office:value="166" calcext:value-type="float">
            <text:p>166</text:p>
          </table:table-cell>
          <table:table-cell table:formula="of:=[.M92]-[.L92]" office:value-type="float" office:value="108" calcext:value-type="float">
            <text:p>108</text:p>
          </table:table-cell>
          <table:table-cell table:formula="of:=[.L92]/[.M92]" office:value-type="float" office:value="0.349397590361446" calcext:value-type="float">
            <text:p>0.349397590361446</text:p>
          </table:table-cell>
          <table:table-cell table:formula="of:=[.K92]/[.I92]" office:value-type="float" office:value="0.0749185667752443" calcext:value-type="float">
            <text:p>0.074918566775244</text:p>
          </table:table-cell>
          <table:table-cell table:formula="of:=2038372-[.M92]-[.K92]-[.J92]" office:value-type="float" office:value="2038065" calcext:value-type="float">
            <text:p>2038065</text:p>
          </table:table-cell>
          <table:table-cell table:formula="of:=MAX([.N99];NORMINV(RAND();[.N99];0.25*[.N99]))" office:value-type="float" office:value="286.286685529033" calcext:value-type="float">
            <text:p>286.286685529033</text:p>
          </table:table-cell>
          <table:table-cell table:formula="of:=[.R92]+[.L92]" office:value-type="float" office:value="344.286685529033" calcext:value-type="float">
            <text:p>344.286685529033</text:p>
          </table:table-cell>
          <table:table-cell table:formula="of:=[.S92]-[.S91]" office:value-type="float" office:value="-23.7738308735726" calcext:value-type="float">
            <text:p>-23.7738308735726</text:p>
          </table:table-cell>
          <table:table-cell table:formula="of:=[.M92]-[.M91]" office:value-type="float" office:value="15" calcext:value-type="float">
            <text:p>15</text:p>
          </table:table-cell>
          <table:table-cell table:formula="of:=[.L92]-[.L91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1 00:00:0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H92]+[.E93]" office:value-type="float" office:value="209" calcext:value-type="float">
            <text:p>209</text:p>
          </table:table-cell>
          <table:table-cell table:formula="of:=[.I92]+[.B93]" office:value-type="float" office:value="354" calcext:value-type="float">
            <text:p>354</text:p>
          </table:table-cell>
          <table:table-cell table:formula="of:=[.J92]+[.G93]" office:value-type="float" office:value="120" calcext:value-type="float">
            <text:p>120</text:p>
          </table:table-cell>
          <table:table-cell table:formula="of:=[.K92]+[.C93]" office:value-type="float" office:value="25" calcext:value-type="float">
            <text:p>25</text:p>
          </table:table-cell>
          <table:table-cell table:formula="of:=[.L92]+[.F93]" office:value-type="float" office:value="68" calcext:value-type="float">
            <text:p>68</text:p>
          </table:table-cell>
          <table:table-cell table:formula="of:=[.H93]" office:value-type="float" office:value="209" calcext:value-type="float">
            <text:p>209</text:p>
          </table:table-cell>
          <table:table-cell table:formula="of:=[.M93]-[.L93]" office:value-type="float" office:value="141" calcext:value-type="float">
            <text:p>141</text:p>
          </table:table-cell>
          <table:table-cell table:formula="of:=[.L93]/[.M93]" office:value-type="float" office:value="0.325358851674641" calcext:value-type="float">
            <text:p>0.325358851674641</text:p>
          </table:table-cell>
          <table:table-cell table:formula="of:=[.K93]/[.I93]" office:value-type="float" office:value="0.0706214689265537" calcext:value-type="float">
            <text:p>0.070621468926554</text:p>
          </table:table-cell>
          <table:table-cell table:formula="of:=2038372-[.M93]-[.K93]-[.J93]" office:value-type="float" office:value="2038018" calcext:value-type="float">
            <text:p>2038018</text:p>
          </table:table-cell>
          <table:table-cell table:formula="of:=MAX([.N100];NORMINV(RAND();[.N100];0.25*[.N100]))" office:value-type="float" office:value="259" calcext:value-type="float">
            <text:p>259</text:p>
          </table:table-cell>
          <table:table-cell table:formula="of:=[.R93]+[.L93]" office:value-type="float" office:value="327" calcext:value-type="float">
            <text:p>327</text:p>
          </table:table-cell>
          <table:table-cell table:formula="of:=[.S93]-[.S92]" office:value-type="float" office:value="-17.2866855290331" calcext:value-type="float">
            <text:p>-17.2866855290331</text:p>
          </table:table-cell>
          <table:table-cell table:formula="of:=[.M93]-[.M92]" office:value-type="float" office:value="43" calcext:value-type="float">
            <text:p>43</text:p>
          </table:table-cell>
          <table:table-cell table:formula="of:=[.L93]-[.L92]" office:value-type="float" office:value="10" calcext:value-type="float">
            <text:p>1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2 00:00:0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H93]+[.E94]" office:value-type="float" office:value="230" calcext:value-type="float">
            <text:p>230</text:p>
          </table:table-cell>
          <table:table-cell table:formula="of:=[.I93]+[.B94]" office:value-type="float" office:value="388" calcext:value-type="float">
            <text:p>388</text:p>
          </table:table-cell>
          <table:table-cell table:formula="of:=[.J93]+[.G94]" office:value-type="float" office:value="129" calcext:value-type="float">
            <text:p>129</text:p>
          </table:table-cell>
          <table:table-cell table:formula="of:=[.K93]+[.C94]" office:value-type="float" office:value="29" calcext:value-type="float">
            <text:p>29</text:p>
          </table:table-cell>
          <table:table-cell table:formula="of:=[.L93]+[.F94]" office:value-type="float" office:value="71" calcext:value-type="float">
            <text:p>71</text:p>
          </table:table-cell>
          <table:table-cell table:formula="of:=[.H94]" office:value-type="float" office:value="230" calcext:value-type="float">
            <text:p>230</text:p>
          </table:table-cell>
          <table:table-cell table:formula="of:=[.M94]-[.L94]" office:value-type="float" office:value="159" calcext:value-type="float">
            <text:p>159</text:p>
          </table:table-cell>
          <table:table-cell table:formula="of:=[.L94]/[.M94]" office:value-type="float" office:value="0.308695652173913" calcext:value-type="float">
            <text:p>0.308695652173913</text:p>
          </table:table-cell>
          <table:table-cell table:formula="of:=[.K94]/[.I94]" office:value-type="float" office:value="0.0747422680412371" calcext:value-type="float">
            <text:p>0.074742268041237</text:p>
          </table:table-cell>
          <table:table-cell table:formula="of:=2038372-[.M94]-[.K94]-[.J94]" office:value-type="float" office:value="2037984" calcext:value-type="float">
            <text:p>2037984</text:p>
          </table:table-cell>
          <table:table-cell table:formula="of:=MAX([.N101];NORMINV(RAND();[.N101];0.25*[.N101]))" office:value-type="float" office:value="396.454698542377" calcext:value-type="float">
            <text:p>396.454698542377</text:p>
          </table:table-cell>
          <table:table-cell table:formula="of:=[.R94]+[.L94]" office:value-type="float" office:value="467.454698542377" calcext:value-type="float">
            <text:p>467.454698542377</text:p>
          </table:table-cell>
          <table:table-cell table:formula="of:=[.S94]-[.S93]" office:value-type="float" office:value="140.454698542377" calcext:value-type="float">
            <text:p>140.454698542377</text:p>
          </table:table-cell>
          <table:table-cell table:formula="of:=[.M94]-[.M93]" office:value-type="float" office:value="21" calcext:value-type="float">
            <text:p>21</text:p>
          </table:table-cell>
          <table:table-cell table:formula="of:=[.L94]-[.L93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3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H94]+[.E95]" office:value-type="float" office:value="248" calcext:value-type="float">
            <text:p>248</text:p>
          </table:table-cell>
          <table:table-cell table:formula="of:=[.I94]+[.B95]" office:value-type="float" office:value="417" calcext:value-type="float">
            <text:p>417</text:p>
          </table:table-cell>
          <table:table-cell table:formula="of:=[.J94]+[.G95]" office:value-type="float" office:value="139" calcext:value-type="float">
            <text:p>139</text:p>
          </table:table-cell>
          <table:table-cell table:formula="of:=[.K94]+[.C95]" office:value-type="float" office:value="30" calcext:value-type="float">
            <text:p>30</text:p>
          </table:table-cell>
          <table:table-cell table:formula="of:=[.L94]+[.F95]" office:value-type="float" office:value="76" calcext:value-type="float">
            <text:p>76</text:p>
          </table:table-cell>
          <table:table-cell table:formula="of:=[.H95]" office:value-type="float" office:value="248" calcext:value-type="float">
            <text:p>248</text:p>
          </table:table-cell>
          <table:table-cell table:formula="of:=[.M95]-[.L95]" office:value-type="float" office:value="172" calcext:value-type="float">
            <text:p>172</text:p>
          </table:table-cell>
          <table:table-cell table:formula="of:=[.L95]/[.M95]" office:value-type="float" office:value="0.306451612903226" calcext:value-type="float">
            <text:p>0.306451612903226</text:p>
          </table:table-cell>
          <table:table-cell table:formula="of:=[.K95]/[.I95]" office:value-type="float" office:value="0.0719424460431655" calcext:value-type="float">
            <text:p>0.071942446043166</text:p>
          </table:table-cell>
          <table:table-cell table:formula="of:=2038372-[.M95]-[.K95]-[.J95]" office:value-type="float" office:value="2037955" calcext:value-type="float">
            <text:p>2037955</text:p>
          </table:table-cell>
          <table:table-cell table:formula="of:=MAX([.N102];NORMINV(RAND();[.N102];0.25*[.N102]))" office:value-type="float" office:value="399.91375597425" calcext:value-type="float">
            <text:p>399.91375597425</text:p>
          </table:table-cell>
          <table:table-cell table:formula="of:=[.R95]+[.L95]" office:value-type="float" office:value="475.91375597425" calcext:value-type="float">
            <text:p>475.91375597425</text:p>
          </table:table-cell>
          <table:table-cell table:formula="of:=[.S95]-[.S94]" office:value-type="float" office:value="8.45905743187296" calcext:value-type="float">
            <text:p>8.45905743187296</text:p>
          </table:table-cell>
          <table:table-cell table:formula="of:=[.M95]-[.M94]" office:value-type="float" office:value="18" calcext:value-type="float">
            <text:p>18</text:p>
          </table:table-cell>
          <table:table-cell table:formula="of:=[.L95]-[.L94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4 00:00: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H95]+[.E96]" office:value-type="float" office:value="281" calcext:value-type="float">
            <text:p>281</text:p>
          </table:table-cell>
          <table:table-cell table:formula="of:=[.I95]+[.B96]" office:value-type="float" office:value="458" calcext:value-type="float">
            <text:p>458</text:p>
          </table:table-cell>
          <table:table-cell table:formula="of:=[.J95]+[.G96]" office:value-type="float" office:value="145" calcext:value-type="float">
            <text:p>145</text:p>
          </table:table-cell>
          <table:table-cell table:formula="of:=[.K95]+[.C96]" office:value-type="float" office:value="32" calcext:value-type="float">
            <text:p>32</text:p>
          </table:table-cell>
          <table:table-cell table:formula="of:=[.L95]+[.F96]" office:value-type="float" office:value="85" calcext:value-type="float">
            <text:p>85</text:p>
          </table:table-cell>
          <table:table-cell table:formula="of:=[.H96]" office:value-type="float" office:value="281" calcext:value-type="float">
            <text:p>281</text:p>
          </table:table-cell>
          <table:table-cell table:formula="of:=[.M96]-[.L96]" office:value-type="float" office:value="196" calcext:value-type="float">
            <text:p>196</text:p>
          </table:table-cell>
          <table:table-cell table:formula="of:=[.L96]/[.M96]" office:value-type="float" office:value="0.302491103202847" calcext:value-type="float">
            <text:p>0.302491103202847</text:p>
          </table:table-cell>
          <table:table-cell table:formula="of:=[.K96]/[.I96]" office:value-type="float" office:value="0.0698689956331878" calcext:value-type="float">
            <text:p>0.069868995633188</text:p>
          </table:table-cell>
          <table:table-cell table:formula="of:=2038372-[.M96]-[.K96]-[.J96]" office:value-type="float" office:value="2037914" calcext:value-type="float">
            <text:p>2037914</text:p>
          </table:table-cell>
          <table:table-cell table:formula="of:=MAX([.N103];NORMINV(RAND();[.N103];0.25*[.N103]))" office:value-type="float" office:value="441.184977643005" calcext:value-type="float">
            <text:p>441.184977643005</text:p>
          </table:table-cell>
          <table:table-cell table:formula="of:=[.R96]+[.L96]" office:value-type="float" office:value="526.184977643005" calcext:value-type="float">
            <text:p>526.184977643005</text:p>
          </table:table-cell>
          <table:table-cell table:formula="of:=[.S96]-[.S95]" office:value-type="float" office:value="50.2712216687549" calcext:value-type="float">
            <text:p>50.2712216687549</text:p>
          </table:table-cell>
          <table:table-cell table:formula="of:=[.M96]-[.M95]" office:value-type="float" office:value="33" calcext:value-type="float">
            <text:p>33</text:p>
          </table:table-cell>
          <table:table-cell table:formula="of:=[.L96]-[.L95]" office:value-type="float" office:value="9" calcext:value-type="float">
            <text:p>9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5 00:00:0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H96]+[.E97]" office:value-type="float" office:value="321" calcext:value-type="float">
            <text:p>321</text:p>
          </table:table-cell>
          <table:table-cell table:formula="of:=[.I96]+[.B97]" office:value-type="float" office:value="507" calcext:value-type="float">
            <text:p>507</text:p>
          </table:table-cell>
          <table:table-cell table:formula="of:=[.J96]+[.G97]" office:value-type="float" office:value="150" calcext:value-type="float">
            <text:p>150</text:p>
          </table:table-cell>
          <table:table-cell table:formula="of:=[.K96]+[.C97]" office:value-type="float" office:value="36" calcext:value-type="float">
            <text:p>36</text:p>
          </table:table-cell>
          <table:table-cell table:formula="of:=[.L96]+[.F97]" office:value-type="float" office:value="95" calcext:value-type="float">
            <text:p>95</text:p>
          </table:table-cell>
          <table:table-cell table:formula="of:=[.H97]" office:value-type="float" office:value="321" calcext:value-type="float">
            <text:p>321</text:p>
          </table:table-cell>
          <table:table-cell table:formula="of:=[.M97]-[.L97]" office:value-type="float" office:value="226" calcext:value-type="float">
            <text:p>226</text:p>
          </table:table-cell>
          <table:table-cell table:formula="of:=[.L97]/[.M97]" office:value-type="float" office:value="0.29595015576324" calcext:value-type="float">
            <text:p>0.29595015576324</text:p>
          </table:table-cell>
          <table:table-cell table:formula="of:=[.K97]/[.I97]" office:value-type="float" office:value="0.0710059171597633" calcext:value-type="float">
            <text:p>0.071005917159763</text:p>
          </table:table-cell>
          <table:table-cell table:formula="of:=2038372-[.M97]-[.K97]-[.J97]" office:value-type="float" office:value="2037865" calcext:value-type="float">
            <text:p>2037865</text:p>
          </table:table-cell>
          <table:table-cell table:formula="of:=MAX([.N104];NORMINV(RAND();[.N104];0.25*[.N104]))" office:value-type="float" office:value="343" calcext:value-type="float">
            <text:p>343</text:p>
          </table:table-cell>
          <table:table-cell table:formula="of:=[.R97]+[.L97]" office:value-type="float" office:value="438" calcext:value-type="float">
            <text:p>438</text:p>
          </table:table-cell>
          <table:table-cell table:formula="of:=[.S97]-[.S96]" office:value-type="float" office:value="-88.1849776430046" calcext:value-type="float">
            <text:p>-88.1849776430046</text:p>
          </table:table-cell>
          <table:table-cell table:formula="of:=[.M97]-[.M96]" office:value-type="float" office:value="40" calcext:value-type="float">
            <text:p>40</text:p>
          </table:table-cell>
          <table:table-cell table:formula="of:=[.L97]-[.L96]" office:value-type="float" office:value="10" calcext:value-type="float">
            <text:p>1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6 00:00:0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H97]+[.E98]" office:value-type="float" office:value="332" calcext:value-type="float">
            <text:p>332</text:p>
          </table:table-cell>
          <table:table-cell table:formula="of:=[.I97]+[.B98]" office:value-type="float" office:value="535" calcext:value-type="float">
            <text:p>535</text:p>
          </table:table-cell>
          <table:table-cell table:formula="of:=[.J97]+[.G98]" office:value-type="float" office:value="159" calcext:value-type="float">
            <text:p>159</text:p>
          </table:table-cell>
          <table:table-cell table:formula="of:=[.K97]+[.C98]" office:value-type="float" office:value="44" calcext:value-type="float">
            <text:p>44</text:p>
          </table:table-cell>
          <table:table-cell table:formula="of:=[.L97]+[.F98]" office:value-type="float" office:value="96" calcext:value-type="float">
            <text:p>96</text:p>
          </table:table-cell>
          <table:table-cell table:formula="of:=[.H98]" office:value-type="float" office:value="332" calcext:value-type="float">
            <text:p>332</text:p>
          </table:table-cell>
          <table:table-cell table:formula="of:=[.M98]-[.L98]" office:value-type="float" office:value="236" calcext:value-type="float">
            <text:p>236</text:p>
          </table:table-cell>
          <table:table-cell table:formula="of:=[.L98]/[.M98]" office:value-type="float" office:value="0.289156626506024" calcext:value-type="float">
            <text:p>0.289156626506024</text:p>
          </table:table-cell>
          <table:table-cell table:formula="of:=[.K98]/[.I98]" office:value-type="float" office:value="0.0822429906542056" calcext:value-type="float">
            <text:p>0.082242990654206</text:p>
          </table:table-cell>
          <table:table-cell table:formula="of:=2038372-[.M98]-[.K98]-[.J98]" office:value-type="float" office:value="2037837" calcext:value-type="float">
            <text:p>2037837</text:p>
          </table:table-cell>
          <table:table-cell table:formula="of:=MAX([.N105];NORMINV(RAND();[.N105];0.25*[.N105]))" office:value-type="float" office:value="343.851510171815" calcext:value-type="float">
            <text:p>343.851510171815</text:p>
          </table:table-cell>
          <table:table-cell table:formula="of:=[.R98]+[.L98]" office:value-type="float" office:value="439.851510171815" calcext:value-type="float">
            <text:p>439.851510171815</text:p>
          </table:table-cell>
          <table:table-cell table:formula="of:=[.S98]-[.S97]" office:value-type="float" office:value="1.8515101718146" calcext:value-type="float">
            <text:p>1.8515101718146</text:p>
          </table:table-cell>
          <table:table-cell table:formula="of:=[.M98]-[.M97]" office:value-type="float" office:value="11" calcext:value-type="float">
            <text:p>11</text:p>
          </table:table-cell>
          <table:table-cell table:formula="of:=[.L98]-[.L97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7 00:00: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H98]+[.E99]" office:value-type="float" office:value="337" calcext:value-type="float">
            <text:p>337</text:p>
          </table:table-cell>
          <table:table-cell table:formula="of:=[.I98]+[.B99]" office:value-type="float" office:value="552" calcext:value-type="float">
            <text:p>552</text:p>
          </table:table-cell>
          <table:table-cell table:formula="of:=[.J98]+[.G99]" office:value-type="float" office:value="163" calcext:value-type="float">
            <text:p>163</text:p>
          </table:table-cell>
          <table:table-cell table:formula="of:=[.K98]+[.C99]" office:value-type="float" office:value="52" calcext:value-type="float">
            <text:p>52</text:p>
          </table:table-cell>
          <table:table-cell table:formula="of:=[.L98]+[.F99]" office:value-type="float" office:value="94" calcext:value-type="float">
            <text:p>94</text:p>
          </table:table-cell>
          <table:table-cell table:formula="of:=[.H99]" office:value-type="float" office:value="337" calcext:value-type="float">
            <text:p>337</text:p>
          </table:table-cell>
          <table:table-cell table:formula="of:=[.M99]-[.L99]" office:value-type="float" office:value="243" calcext:value-type="float">
            <text:p>243</text:p>
          </table:table-cell>
          <table:table-cell table:formula="of:=[.L99]/[.M99]" office:value-type="float" office:value="0.27893175074184" calcext:value-type="float">
            <text:p>0.27893175074184</text:p>
          </table:table-cell>
          <table:table-cell table:formula="of:=[.K99]/[.I99]" office:value-type="float" office:value="0.0942028985507246" calcext:value-type="float">
            <text:p>0.094202898550725</text:p>
          </table:table-cell>
          <table:table-cell table:formula="of:=2038372-[.M99]-[.K99]-[.J99]" office:value-type="float" office:value="2037820" calcext:value-type="float">
            <text:p>2037820</text:p>
          </table:table-cell>
          <table:table-cell table:formula="of:=MAX([.N106];NORMINV(RAND();[.N106];0.25*[.N106]))" office:value-type="float" office:value="340.780642463363" calcext:value-type="float">
            <text:p>340.780642463363</text:p>
          </table:table-cell>
          <table:table-cell table:formula="of:=[.R99]+[.L99]" office:value-type="float" office:value="434.780642463363" calcext:value-type="float">
            <text:p>434.780642463363</text:p>
          </table:table-cell>
          <table:table-cell table:formula="of:=[.S99]-[.S98]" office:value-type="float" office:value="-5.07086770845137" calcext:value-type="float">
            <text:p>-5.07086770845137</text:p>
          </table:table-cell>
          <table:table-cell table:formula="of:=[.M99]-[.M98]" office:value-type="float" office:value="5" calcext:value-type="float">
            <text:p>5</text:p>
          </table:table-cell>
          <table:table-cell table:formula="of:=[.L99]-[.L98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8 00:00: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H99]+[.E100]" office:value-type="float" office:value="375" calcext:value-type="float">
            <text:p>375</text:p>
          </table:table-cell>
          <table:table-cell table:formula="of:=[.I99]+[.B100]" office:value-type="float" office:value="599" calcext:value-type="float">
            <text:p>599</text:p>
          </table:table-cell>
          <table:table-cell table:formula="of:=[.J99]+[.G100]" office:value-type="float" office:value="171" calcext:value-type="float">
            <text:p>171</text:p>
          </table:table-cell>
          <table:table-cell table:formula="of:=[.K99]+[.C100]" office:value-type="float" office:value="53" calcext:value-type="float">
            <text:p>53</text:p>
          </table:table-cell>
          <table:table-cell table:formula="of:=[.L99]+[.F100]" office:value-type="float" office:value="116" calcext:value-type="float">
            <text:p>116</text:p>
          </table:table-cell>
          <table:table-cell table:formula="of:=[.H100]" office:value-type="float" office:value="375" calcext:value-type="float">
            <text:p>375</text:p>
          </table:table-cell>
          <table:table-cell table:formula="of:=[.M100]-[.L100]" office:value-type="float" office:value="259" calcext:value-type="float">
            <text:p>259</text:p>
          </table:table-cell>
          <table:table-cell table:formula="of:=[.L100]/[.M100]" office:value-type="float" office:value="0.309333333333333" calcext:value-type="float">
            <text:p>0.309333333333333</text:p>
          </table:table-cell>
          <table:table-cell table:formula="of:=[.K100]/[.I100]" office:value-type="float" office:value="0.0884808013355593" calcext:value-type="float">
            <text:p>0.088480801335559</text:p>
          </table:table-cell>
          <table:table-cell table:formula="of:=2038372-[.M100]-[.K100]-[.J100]" office:value-type="float" office:value="2037773" calcext:value-type="float">
            <text:p>2037773</text:p>
          </table:table-cell>
          <table:table-cell table:formula="of:=MAX([.N107];NORMINV(RAND();[.N107];0.25*[.N107]))" office:value-type="float" office:value="352.159498319815" calcext:value-type="float">
            <text:p>352.159498319815</text:p>
          </table:table-cell>
          <table:table-cell table:formula="of:=[.R100]+[.L100]" office:value-type="float" office:value="468.159498319815" calcext:value-type="float">
            <text:p>468.159498319815</text:p>
          </table:table-cell>
          <table:table-cell table:formula="of:=[.S100]-[.S99]" office:value-type="float" office:value="33.3788558564514" calcext:value-type="float">
            <text:p>33.3788558564514</text:p>
          </table:table-cell>
          <table:table-cell table:formula="of:=[.M100]-[.M99]" office:value-type="float" office:value="38" calcext:value-type="float">
            <text:p>38</text:p>
          </table:table-cell>
          <table:table-cell table:formula="of:=[.L100]-[.L99]" office:value-type="float" office:value="22" calcext:value-type="float">
            <text:p>2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19 00:00:0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H100]+[.E101]" office:value-type="float" office:value="424" calcext:value-type="float">
            <text:p>424</text:p>
          </table:table-cell>
          <table:table-cell table:formula="of:=[.I100]+[.B101]" office:value-type="float" office:value="660" calcext:value-type="float">
            <text:p>660</text:p>
          </table:table-cell>
          <table:table-cell table:formula="of:=[.J100]+[.G101]" office:value-type="float" office:value="180" calcext:value-type="float">
            <text:p>180</text:p>
          </table:table-cell>
          <table:table-cell table:formula="of:=[.K100]+[.C101]" office:value-type="float" office:value="56" calcext:value-type="float">
            <text:p>56</text:p>
          </table:table-cell>
          <table:table-cell table:formula="of:=[.L100]+[.F101]" office:value-type="float" office:value="132" calcext:value-type="float">
            <text:p>132</text:p>
          </table:table-cell>
          <table:table-cell table:formula="of:=[.H101]" office:value-type="float" office:value="424" calcext:value-type="float">
            <text:p>424</text:p>
          </table:table-cell>
          <table:table-cell table:formula="of:=[.M101]-[.L101]" office:value-type="float" office:value="292" calcext:value-type="float">
            <text:p>292</text:p>
          </table:table-cell>
          <table:table-cell table:formula="of:=[.L101]/[.M101]" office:value-type="float" office:value="0.311320754716981" calcext:value-type="float">
            <text:p>0.311320754716981</text:p>
          </table:table-cell>
          <table:table-cell table:formula="of:=[.K101]/[.I101]" office:value-type="float" office:value="0.0848484848484848" calcext:value-type="float">
            <text:p>0.084848484848485</text:p>
          </table:table-cell>
          <table:table-cell table:formula="of:=2038372-[.M101]-[.K101]-[.J101]" office:value-type="float" office:value="2037712" calcext:value-type="float">
            <text:p>2037712</text:p>
          </table:table-cell>
          <table:table-cell table:formula="of:=MAX([.N108];NORMINV(RAND();[.N108];0.25*[.N108]))" office:value-type="float" office:value="341" calcext:value-type="float">
            <text:p>341</text:p>
          </table:table-cell>
          <table:table-cell table:formula="of:=[.R101]+[.L101]" office:value-type="float" office:value="473" calcext:value-type="float">
            <text:p>473</text:p>
          </table:table-cell>
          <table:table-cell table:formula="of:=[.S101]-[.S100]" office:value-type="float" office:value="4.84050168018536" calcext:value-type="float">
            <text:p>4.84050168018536</text:p>
          </table:table-cell>
          <table:table-cell table:formula="of:=[.M101]-[.M100]" office:value-type="float" office:value="49" calcext:value-type="float">
            <text:p>49</text:p>
          </table:table-cell>
          <table:table-cell table:formula="of:=[.L101]-[.L100]" office:value-type="float" office:value="16" calcext:value-type="float">
            <text:p>16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0 00:00:0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H101]+[.E102]" office:value-type="float" office:value="455" calcext:value-type="float">
            <text:p>455</text:p>
          </table:table-cell>
          <table:table-cell table:formula="of:=[.I101]+[.B102]" office:value-type="float" office:value="702" calcext:value-type="float">
            <text:p>702</text:p>
          </table:table-cell>
          <table:table-cell table:formula="of:=[.J101]+[.G102]" office:value-type="float" office:value="186" calcext:value-type="float">
            <text:p>186</text:p>
          </table:table-cell>
          <table:table-cell table:formula="of:=[.K101]+[.C102]" office:value-type="float" office:value="61" calcext:value-type="float">
            <text:p>61</text:p>
          </table:table-cell>
          <table:table-cell table:formula="of:=[.L101]+[.F102]" office:value-type="float" office:value="139" calcext:value-type="float">
            <text:p>139</text:p>
          </table:table-cell>
          <table:table-cell table:formula="of:=[.H102]" office:value-type="float" office:value="455" calcext:value-type="float">
            <text:p>455</text:p>
          </table:table-cell>
          <table:table-cell table:formula="of:=[.M102]-[.L102]" office:value-type="float" office:value="316" calcext:value-type="float">
            <text:p>316</text:p>
          </table:table-cell>
          <table:table-cell table:formula="of:=[.L102]/[.M102]" office:value-type="float" office:value="0.305494505494506" calcext:value-type="float">
            <text:p>0.305494505494506</text:p>
          </table:table-cell>
          <table:table-cell table:formula="of:=[.K102]/[.I102]" office:value-type="float" office:value="0.0868945868945869" calcext:value-type="float">
            <text:p>0.086894586894587</text:p>
          </table:table-cell>
          <table:table-cell table:formula="of:=2038372-[.M102]-[.K102]-[.J102]" office:value-type="float" office:value="2037670" calcext:value-type="float">
            <text:p>2037670</text:p>
          </table:table-cell>
          <table:table-cell table:formula="of:=MAX([.N109];NORMINV(RAND();[.N109];0.25*[.N109]))" office:value-type="float" office:value="345" calcext:value-type="float">
            <text:p>345</text:p>
          </table:table-cell>
          <table:table-cell table:formula="of:=[.R102]+[.L102]" office:value-type="float" office:value="484" calcext:value-type="float">
            <text:p>484</text:p>
          </table:table-cell>
          <table:table-cell table:formula="of:=[.S102]-[.S101]" office:value-type="float" office:value="11" calcext:value-type="float">
            <text:p>11</text:p>
          </table:table-cell>
          <table:table-cell table:formula="of:=[.M102]-[.M101]" office:value-type="float" office:value="31" calcext:value-type="float">
            <text:p>31</text:p>
          </table:table-cell>
          <table:table-cell table:formula="of:=[.L102]-[.L101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1 00:00:0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[.H102]+[.E103]" office:value-type="float" office:value="473" calcext:value-type="float">
            <text:p>473</text:p>
          </table:table-cell>
          <table:table-cell table:formula="of:=[.I102]+[.B103]" office:value-type="float" office:value="739" calcext:value-type="float">
            <text:p>739</text:p>
          </table:table-cell>
          <table:table-cell table:formula="of:=[.J102]+[.G103]" office:value-type="float" office:value="196" calcext:value-type="float">
            <text:p>196</text:p>
          </table:table-cell>
          <table:table-cell table:formula="of:=[.K102]+[.C103]" office:value-type="float" office:value="70" calcext:value-type="float">
            <text:p>70</text:p>
          </table:table-cell>
          <table:table-cell table:formula="of:=[.L102]+[.F103]" office:value-type="float" office:value="138" calcext:value-type="float">
            <text:p>138</text:p>
          </table:table-cell>
          <table:table-cell table:formula="of:=[.H103]" office:value-type="float" office:value="473" calcext:value-type="float">
            <text:p>473</text:p>
          </table:table-cell>
          <table:table-cell table:formula="of:=[.M103]-[.L103]" office:value-type="float" office:value="335" calcext:value-type="float">
            <text:p>335</text:p>
          </table:table-cell>
          <table:table-cell table:formula="of:=[.L103]/[.M103]" office:value-type="float" office:value="0.291754756871036" calcext:value-type="float">
            <text:p>0.291754756871036</text:p>
          </table:table-cell>
          <table:table-cell table:formula="of:=[.K103]/[.I103]" office:value-type="float" office:value="0.094722598105548" calcext:value-type="float">
            <text:p>0.094722598105548</text:p>
          </table:table-cell>
          <table:table-cell table:formula="of:=2038372-[.M103]-[.K103]-[.J103]" office:value-type="float" office:value="2037633" calcext:value-type="float">
            <text:p>2037633</text:p>
          </table:table-cell>
          <table:table-cell table:formula="of:=MAX([.N110];NORMINV(RAND();[.N110];0.25*[.N110]))" office:value-type="float" office:value="439.821833183961" calcext:value-type="float">
            <text:p>439.821833183961</text:p>
          </table:table-cell>
          <table:table-cell table:formula="of:=[.R103]+[.L103]" office:value-type="float" office:value="577.821833183961" calcext:value-type="float">
            <text:p>577.821833183961</text:p>
          </table:table-cell>
          <table:table-cell table:formula="of:=[.S103]-[.S102]" office:value-type="float" office:value="93.8218331839614" calcext:value-type="float">
            <text:p>93.8218331839614</text:p>
          </table:table-cell>
          <table:table-cell table:formula="of:=[.M103]-[.M102]" office:value-type="float" office:value="18" calcext:value-type="float">
            <text:p>18</text:p>
          </table:table-cell>
          <table:table-cell table:formula="of:=[.L103]-[.L102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2 00:00: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H103]+[.E104]" office:value-type="float" office:value="486" calcext:value-type="float">
            <text:p>486</text:p>
          </table:table-cell>
          <table:table-cell table:formula="of:=[.I103]+[.B104]" office:value-type="float" office:value="775" calcext:value-type="float">
            <text:p>775</text:p>
          </table:table-cell>
          <table:table-cell table:formula="of:=[.J103]+[.G104]" office:value-type="float" office:value="217" calcext:value-type="float">
            <text:p>217</text:p>
          </table:table-cell>
          <table:table-cell table:formula="of:=[.K103]+[.C104]" office:value-type="float" office:value="72" calcext:value-type="float">
            <text:p>72</text:p>
          </table:table-cell>
          <table:table-cell table:formula="of:=[.L103]+[.F104]" office:value-type="float" office:value="143" calcext:value-type="float">
            <text:p>143</text:p>
          </table:table-cell>
          <table:table-cell table:formula="of:=[.H104]" office:value-type="float" office:value="486" calcext:value-type="float">
            <text:p>486</text:p>
          </table:table-cell>
          <table:table-cell table:formula="of:=[.M104]-[.L104]" office:value-type="float" office:value="343" calcext:value-type="float">
            <text:p>343</text:p>
          </table:table-cell>
          <table:table-cell table:formula="of:=[.L104]/[.M104]" office:value-type="float" office:value="0.294238683127572" calcext:value-type="float">
            <text:p>0.294238683127572</text:p>
          </table:table-cell>
          <table:table-cell table:formula="of:=[.K104]/[.I104]" office:value-type="float" office:value="0.0929032258064516" calcext:value-type="float">
            <text:p>0.092903225806452</text:p>
          </table:table-cell>
          <table:table-cell table:formula="of:=2038372-[.M104]-[.K104]-[.J104]" office:value-type="float" office:value="2037597" calcext:value-type="float">
            <text:p>2037597</text:p>
          </table:table-cell>
          <table:table-cell table:formula="of:=MAX([.N111];NORMINV(RAND();[.N111];0.25*[.N111]))" office:value-type="float" office:value="327" calcext:value-type="float">
            <text:p>327</text:p>
          </table:table-cell>
          <table:table-cell table:formula="of:=[.R104]+[.L104]" office:value-type="float" office:value="470" calcext:value-type="float">
            <text:p>470</text:p>
          </table:table-cell>
          <table:table-cell table:formula="of:=[.S104]-[.S103]" office:value-type="float" office:value="-107.821833183961" calcext:value-type="float">
            <text:p>-107.821833183961</text:p>
          </table:table-cell>
          <table:table-cell table:formula="of:=[.M104]-[.M103]" office:value-type="float" office:value="13" calcext:value-type="float">
            <text:p>13</text:p>
          </table:table-cell>
          <table:table-cell table:formula="of:=[.L104]-[.L103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3 00:00: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H104]+[.E105]" office:value-type="float" office:value="478" calcext:value-type="float">
            <text:p>478</text:p>
          </table:table-cell>
          <table:table-cell table:formula="of:=[.I104]+[.B105]" office:value-type="float" office:value="797" calcext:value-type="float">
            <text:p>797</text:p>
          </table:table-cell>
          <table:table-cell table:formula="of:=[.J104]+[.G105]" office:value-type="float" office:value="242" calcext:value-type="float">
            <text:p>242</text:p>
          </table:table-cell>
          <table:table-cell table:formula="of:=[.K104]+[.C105]" office:value-type="float" office:value="77" calcext:value-type="float">
            <text:p>77</text:p>
          </table:table-cell>
          <table:table-cell table:formula="of:=[.L104]+[.F105]" office:value-type="float" office:value="143" calcext:value-type="float">
            <text:p>143</text:p>
          </table:table-cell>
          <table:table-cell table:formula="of:=[.H105]" office:value-type="float" office:value="478" calcext:value-type="float">
            <text:p>478</text:p>
          </table:table-cell>
          <table:table-cell table:formula="of:=[.M105]-[.L105]" office:value-type="float" office:value="335" calcext:value-type="float">
            <text:p>335</text:p>
          </table:table-cell>
          <table:table-cell table:formula="of:=[.L105]/[.M105]" office:value-type="float" office:value="0.299163179916318" calcext:value-type="float">
            <text:p>0.299163179916318</text:p>
          </table:table-cell>
          <table:table-cell table:formula="of:=[.K105]/[.I105]" office:value-type="float" office:value="0.096612296110414" calcext:value-type="float">
            <text:p>0.096612296110414</text:p>
          </table:table-cell>
          <table:table-cell table:formula="of:=2038372-[.M105]-[.K105]-[.J105]" office:value-type="float" office:value="2037575" calcext:value-type="float">
            <text:p>2037575</text:p>
          </table:table-cell>
          <table:table-cell table:formula="of:=MAX([.N112];NORMINV(RAND();[.N112];0.25*[.N112]))" office:value-type="float" office:value="323" calcext:value-type="float">
            <text:p>323</text:p>
          </table:table-cell>
          <table:table-cell table:formula="of:=[.R105]+[.L105]" office:value-type="float" office:value="466" calcext:value-type="float">
            <text:p>466</text:p>
          </table:table-cell>
          <table:table-cell table:formula="of:=[.S105]-[.S104]" office:value-type="float" office:value="-4" calcext:value-type="float">
            <text:p>-4</text:p>
          </table:table-cell>
          <table:table-cell table:formula="of:=[.M105]-[.M104]" office:value-type="float" office:value="-8" calcext:value-type="float">
            <text:p>-8</text:p>
          </table:table-cell>
          <table:table-cell table:formula="of:=[.L105]-[.L10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4 00:00: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table:formula="of:=[.H105]+[.E106]" office:value-type="float" office:value="472" calcext:value-type="float">
            <text:p>472</text:p>
          </table:table-cell>
          <table:table-cell table:formula="of:=[.I105]+[.B106]" office:value-type="float" office:value="809" calcext:value-type="float">
            <text:p>809</text:p>
          </table:table-cell>
          <table:table-cell table:formula="of:=[.J105]+[.G106]" office:value-type="float" office:value="257" calcext:value-type="float">
            <text:p>257</text:p>
          </table:table-cell>
          <table:table-cell table:formula="of:=[.K105]+[.C106]" office:value-type="float" office:value="80" calcext:value-type="float">
            <text:p>80</text:p>
          </table:table-cell>
          <table:table-cell table:formula="of:=[.L105]+[.F106]" office:value-type="float" office:value="137" calcext:value-type="float">
            <text:p>137</text:p>
          </table:table-cell>
          <table:table-cell table:formula="of:=[.H106]" office:value-type="float" office:value="472" calcext:value-type="float">
            <text:p>472</text:p>
          </table:table-cell>
          <table:table-cell table:formula="of:=[.M106]-[.L106]" office:value-type="float" office:value="335" calcext:value-type="float">
            <text:p>335</text:p>
          </table:table-cell>
          <table:table-cell table:formula="of:=[.L106]/[.M106]" office:value-type="float" office:value="0.290254237288136" calcext:value-type="float">
            <text:p>0.290254237288136</text:p>
          </table:table-cell>
          <table:table-cell table:formula="of:=[.K106]/[.I106]" office:value-type="float" office:value="0.0988875154511743" calcext:value-type="float">
            <text:p>0.098887515451174</text:p>
          </table:table-cell>
          <table:table-cell table:formula="of:=2038372-[.M106]-[.K106]-[.J106]" office:value-type="float" office:value="2037563" calcext:value-type="float">
            <text:p>2037563</text:p>
          </table:table-cell>
          <table:table-cell table:formula="of:=MAX([.N113];NORMINV(RAND();[.N113];0.25*[.N113]))" office:value-type="float" office:value="320" calcext:value-type="float">
            <text:p>320</text:p>
          </table:table-cell>
          <table:table-cell table:formula="of:=[.R106]+[.L106]" office:value-type="float" office:value="457" calcext:value-type="float">
            <text:p>457</text:p>
          </table:table-cell>
          <table:table-cell table:formula="of:=[.S106]-[.S105]" office:value-type="float" office:value="-9" calcext:value-type="float">
            <text:p>-9</text:p>
          </table:table-cell>
          <table:table-cell table:formula="of:=[.M106]-[.M105]" office:value-type="float" office:value="-6" calcext:value-type="float">
            <text:p>-6</text:p>
          </table:table-cell>
          <table:table-cell table:formula="of:=[.L106]-[.L105]" office:value-type="float" office:value="-6" calcext:value-type="float">
            <text:p>-6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5 00:00:0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H106]+[.E107]" office:value-type="float" office:value="479" calcext:value-type="float">
            <text:p>479</text:p>
          </table:table-cell>
          <table:table-cell table:formula="of:=[.I106]+[.B107]" office:value-type="float" office:value="861" calcext:value-type="float">
            <text:p>861</text:p>
          </table:table-cell>
          <table:table-cell table:formula="of:=[.J106]+[.G107]" office:value-type="float" office:value="297" calcext:value-type="float">
            <text:p>297</text:p>
          </table:table-cell>
          <table:table-cell table:formula="of:=[.K106]+[.C107]" office:value-type="float" office:value="85" calcext:value-type="float">
            <text:p>85</text:p>
          </table:table-cell>
          <table:table-cell table:formula="of:=[.L106]+[.F107]" office:value-type="float" office:value="143" calcext:value-type="float">
            <text:p>143</text:p>
          </table:table-cell>
          <table:table-cell table:formula="of:=[.H107]" office:value-type="float" office:value="479" calcext:value-type="float">
            <text:p>479</text:p>
          </table:table-cell>
          <table:table-cell table:formula="of:=[.M107]-[.L107]" office:value-type="float" office:value="336" calcext:value-type="float">
            <text:p>336</text:p>
          </table:table-cell>
          <table:table-cell table:formula="of:=[.L107]/[.M107]" office:value-type="float" office:value="0.298538622129436" calcext:value-type="float">
            <text:p>0.298538622129436</text:p>
          </table:table-cell>
          <table:table-cell table:formula="of:=[.K107]/[.I107]" office:value-type="float" office:value="0.0987224157955865" calcext:value-type="float">
            <text:p>0.098722415795587</text:p>
          </table:table-cell>
          <table:table-cell table:formula="of:=2038372-[.M107]-[.K107]-[.J107]" office:value-type="float" office:value="2037511" calcext:value-type="float">
            <text:p>2037511</text:p>
          </table:table-cell>
          <table:table-cell table:formula="of:=MAX([.N114];NORMINV(RAND();[.N114];0.25*[.N114]))" office:value-type="float" office:value="435.669293441177" calcext:value-type="float">
            <text:p>435.669293441177</text:p>
          </table:table-cell>
          <table:table-cell table:formula="of:=[.R107]+[.L107]" office:value-type="float" office:value="578.669293441177" calcext:value-type="float">
            <text:p>578.669293441177</text:p>
          </table:table-cell>
          <table:table-cell table:formula="of:=[.S107]-[.S106]" office:value-type="float" office:value="121.669293441177" calcext:value-type="float">
            <text:p>121.669293441177</text:p>
          </table:table-cell>
          <table:table-cell table:formula="of:=[.M107]-[.M106]" office:value-type="float" office:value="7" calcext:value-type="float">
            <text:p>7</text:p>
          </table:table-cell>
          <table:table-cell table:formula="of:=[.L107]-[.L106]" office:value-type="float" office:value="6" calcext:value-type="float">
            <text:p>6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6 00:00:0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table:formula="of:=[.H107]+[.E108]" office:value-type="float" office:value="481" calcext:value-type="float">
            <text:p>481</text:p>
          </table:table-cell>
          <table:table-cell table:formula="of:=[.I107]+[.B108]" office:value-type="float" office:value="899" calcext:value-type="float">
            <text:p>899</text:p>
          </table:table-cell>
          <table:table-cell table:formula="of:=[.J107]+[.G108]" office:value-type="float" office:value="328" calcext:value-type="float">
            <text:p>328</text:p>
          </table:table-cell>
          <table:table-cell table:formula="of:=[.K107]+[.C108]" office:value-type="float" office:value="90" calcext:value-type="float">
            <text:p>90</text:p>
          </table:table-cell>
          <table:table-cell table:formula="of:=[.L107]+[.F108]" office:value-type="float" office:value="140" calcext:value-type="float">
            <text:p>140</text:p>
          </table:table-cell>
          <table:table-cell table:formula="of:=[.H108]" office:value-type="float" office:value="481" calcext:value-type="float">
            <text:p>481</text:p>
          </table:table-cell>
          <table:table-cell table:formula="of:=[.M108]-[.L108]" office:value-type="float" office:value="341" calcext:value-type="float">
            <text:p>341</text:p>
          </table:table-cell>
          <table:table-cell table:formula="of:=[.L108]/[.M108]" office:value-type="float" office:value="0.291060291060291" calcext:value-type="float">
            <text:p>0.291060291060291</text:p>
          </table:table-cell>
          <table:table-cell table:formula="of:=[.K108]/[.I108]" office:value-type="float" office:value="0.100111234705228" calcext:value-type="float">
            <text:p>0.100111234705228</text:p>
          </table:table-cell>
          <table:table-cell table:formula="of:=2038372-[.M108]-[.K108]-[.J108]" office:value-type="float" office:value="2037473" calcext:value-type="float">
            <text:p>2037473</text:p>
          </table:table-cell>
          <table:table-cell table:formula="of:=MAX([.N115];NORMINV(RAND();[.N115];0.25*[.N115]))" office:value-type="float" office:value="393.312778463684" calcext:value-type="float">
            <text:p>393.312778463684</text:p>
          </table:table-cell>
          <table:table-cell table:formula="of:=[.R108]+[.L108]" office:value-type="float" office:value="533.312778463684" calcext:value-type="float">
            <text:p>533.312778463684</text:p>
          </table:table-cell>
          <table:table-cell table:formula="of:=[.S108]-[.S107]" office:value-type="float" office:value="-45.3565149774934" calcext:value-type="float">
            <text:p>-45.3565149774934</text:p>
          </table:table-cell>
          <table:table-cell table:formula="of:=[.M108]-[.M107]" office:value-type="float" office:value="2" calcext:value-type="float">
            <text:p>2</text:p>
          </table:table-cell>
          <table:table-cell table:formula="of:=[.L108]-[.L107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7 00:00:0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H108]+[.E109]" office:value-type="float" office:value="485" calcext:value-type="float">
            <text:p>485</text:p>
          </table:table-cell>
          <table:table-cell table:formula="of:=[.I108]+[.B109]" office:value-type="float" office:value="935" calcext:value-type="float">
            <text:p>935</text:p>
          </table:table-cell>
          <table:table-cell table:formula="of:=[.J108]+[.G109]" office:value-type="float" office:value="354" calcext:value-type="float">
            <text:p>354</text:p>
          </table:table-cell>
          <table:table-cell table:formula="of:=[.K108]+[.C109]" office:value-type="float" office:value="96" calcext:value-type="float">
            <text:p>96</text:p>
          </table:table-cell>
          <table:table-cell table:formula="of:=[.L108]+[.F109]" office:value-type="float" office:value="140" calcext:value-type="float">
            <text:p>140</text:p>
          </table:table-cell>
          <table:table-cell table:formula="of:=[.H109]" office:value-type="float" office:value="485" calcext:value-type="float">
            <text:p>485</text:p>
          </table:table-cell>
          <table:table-cell table:formula="of:=[.M109]-[.L109]" office:value-type="float" office:value="345" calcext:value-type="float">
            <text:p>345</text:p>
          </table:table-cell>
          <table:table-cell table:formula="of:=[.L109]/[.M109]" office:value-type="float" office:value="0.288659793814433" calcext:value-type="float">
            <text:p>0.288659793814433</text:p>
          </table:table-cell>
          <table:table-cell table:formula="of:=[.K109]/[.I109]" office:value-type="float" office:value="0.102673796791444" calcext:value-type="float">
            <text:p>0.102673796791444</text:p>
          </table:table-cell>
          <table:table-cell table:formula="of:=2038372-[.M109]-[.K109]-[.J109]" office:value-type="float" office:value="2037437" calcext:value-type="float">
            <text:p>2037437</text:p>
          </table:table-cell>
          <table:table-cell table:formula="of:=MAX([.N116];NORMINV(RAND();[.N116];0.25*[.N116]))" office:value-type="float" office:value="313" calcext:value-type="float">
            <text:p>313</text:p>
          </table:table-cell>
          <table:table-cell table:formula="of:=[.R109]+[.L109]" office:value-type="float" office:value="453" calcext:value-type="float">
            <text:p>453</text:p>
          </table:table-cell>
          <table:table-cell table:formula="of:=[.S109]-[.S108]" office:value-type="float" office:value="-80.3127784636836" calcext:value-type="float">
            <text:p>-80.3127784636836</text:p>
          </table:table-cell>
          <table:table-cell table:formula="of:=[.M109]-[.M108]" office:value-type="float" office:value="4" calcext:value-type="float">
            <text:p>4</text:p>
          </table:table-cell>
          <table:table-cell table:formula="of:=[.L109]-[.L10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8 00:00: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5" calcext:value-type="float">
            <text:p>35</text:p>
          </table:table-cell>
          <table:table-cell table:formula="of:=[.H109]+[.E110]" office:value-type="float" office:value="479" calcext:value-type="float">
            <text:p>479</text:p>
          </table:table-cell>
          <table:table-cell table:formula="of:=[.I109]+[.B110]" office:value-type="float" office:value="966" calcext:value-type="float">
            <text:p>966</text:p>
          </table:table-cell>
          <table:table-cell table:formula="of:=[.J109]+[.G110]" office:value-type="float" office:value="389" calcext:value-type="float">
            <text:p>389</text:p>
          </table:table-cell>
          <table:table-cell table:formula="of:=[.K109]+[.C110]" office:value-type="float" office:value="98" calcext:value-type="float">
            <text:p>98</text:p>
          </table:table-cell>
          <table:table-cell table:formula="of:=[.L109]+[.F110]" office:value-type="float" office:value="138" calcext:value-type="float">
            <text:p>138</text:p>
          </table:table-cell>
          <table:table-cell table:formula="of:=[.H110]" office:value-type="float" office:value="479" calcext:value-type="float">
            <text:p>479</text:p>
          </table:table-cell>
          <table:table-cell table:formula="of:=[.M110]-[.L110]" office:value-type="float" office:value="341" calcext:value-type="float">
            <text:p>341</text:p>
          </table:table-cell>
          <table:table-cell table:formula="of:=[.L110]/[.M110]" office:value-type="float" office:value="0.288100208768267" calcext:value-type="float">
            <text:p>0.288100208768267</text:p>
          </table:table-cell>
          <table:table-cell table:formula="of:=[.K110]/[.I110]" office:value-type="float" office:value="0.101449275362319" calcext:value-type="float">
            <text:p>0.101449275362319</text:p>
          </table:table-cell>
          <table:table-cell table:formula="of:=2038372-[.M110]-[.K110]-[.J110]" office:value-type="float" office:value="2037406" calcext:value-type="float">
            <text:p>2037406</text:p>
          </table:table-cell>
          <table:table-cell table:formula="of:=MAX([.N117];NORMINV(RAND();[.N117];0.25*[.N117]))" office:value-type="float" office:value="351.935551322325" calcext:value-type="float">
            <text:p>351.935551322325</text:p>
          </table:table-cell>
          <table:table-cell table:formula="of:=[.R110]+[.L110]" office:value-type="float" office:value="489.935551322325" calcext:value-type="float">
            <text:p>489.935551322325</text:p>
          </table:table-cell>
          <table:table-cell table:formula="of:=[.S110]-[.S109]" office:value-type="float" office:value="36.9355513223246" calcext:value-type="float">
            <text:p>36.9355513223246</text:p>
          </table:table-cell>
          <table:table-cell table:formula="of:=[.M110]-[.M109]" office:value-type="float" office:value="-6" calcext:value-type="float">
            <text:p>-6</text:p>
          </table:table-cell>
          <table:table-cell table:formula="of:=[.L110]-[.L109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29 00:00:0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[.H110]+[.E111]" office:value-type="float" office:value="469" calcext:value-type="float">
            <text:p>469</text:p>
          </table:table-cell>
          <table:table-cell table:formula="of:=[.I110]+[.B111]" office:value-type="float" office:value="1003" calcext:value-type="float">
            <text:p>1003</text:p>
          </table:table-cell>
          <table:table-cell table:formula="of:=[.J110]+[.G111]" office:value-type="float" office:value="430" calcext:value-type="float">
            <text:p>430</text:p>
          </table:table-cell>
          <table:table-cell table:formula="of:=[.K110]+[.C111]" office:value-type="float" office:value="104" calcext:value-type="float">
            <text:p>104</text:p>
          </table:table-cell>
          <table:table-cell table:formula="of:=[.L110]+[.F111]" office:value-type="float" office:value="142" calcext:value-type="float">
            <text:p>142</text:p>
          </table:table-cell>
          <table:table-cell table:formula="of:=[.H111]" office:value-type="float" office:value="469" calcext:value-type="float">
            <text:p>469</text:p>
          </table:table-cell>
          <table:table-cell table:formula="of:=[.M111]-[.L111]" office:value-type="float" office:value="327" calcext:value-type="float">
            <text:p>327</text:p>
          </table:table-cell>
          <table:table-cell table:formula="of:=[.L111]/[.M111]" office:value-type="float" office:value="0.302771855010661" calcext:value-type="float">
            <text:p>0.302771855010661</text:p>
          </table:table-cell>
          <table:table-cell table:formula="of:=[.K111]/[.I111]" office:value-type="float" office:value="0.103688933200399" calcext:value-type="float">
            <text:p>0.103688933200399</text:p>
          </table:table-cell>
          <table:table-cell table:formula="of:=2038372-[.M111]-[.K111]-[.J111]" office:value-type="float" office:value="2037369" calcext:value-type="float">
            <text:p>2037369</text:p>
          </table:table-cell>
          <table:table-cell table:formula="of:=MAX([.N118];NORMINV(RAND();[.N118];0.25*[.N118]))" office:value-type="float" office:value="315" calcext:value-type="float">
            <text:p>315</text:p>
          </table:table-cell>
          <table:table-cell table:formula="of:=[.R111]+[.L111]" office:value-type="float" office:value="457" calcext:value-type="float">
            <text:p>457</text:p>
          </table:table-cell>
          <table:table-cell table:formula="of:=[.S111]-[.S110]" office:value-type="float" office:value="-32.9355513223246" calcext:value-type="float">
            <text:p>-32.9355513223246</text:p>
          </table:table-cell>
          <table:table-cell table:formula="of:=[.M111]-[.M110]" office:value-type="float" office:value="-10" calcext:value-type="float">
            <text:p>-10</text:p>
          </table:table-cell>
          <table:table-cell table:formula="of:=[.L111]-[.L110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30 00:00: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H111]+[.E112]" office:value-type="float" office:value="473" calcext:value-type="float">
            <text:p>473</text:p>
          </table:table-cell>
          <table:table-cell table:formula="of:=[.I111]+[.B112]" office:value-type="float" office:value="1030" calcext:value-type="float">
            <text:p>1030</text:p>
          </table:table-cell>
          <table:table-cell table:formula="of:=[.J111]+[.G112]" office:value-type="float" office:value="451" calcext:value-type="float">
            <text:p>451</text:p>
          </table:table-cell>
          <table:table-cell table:formula="of:=[.K111]+[.C112]" office:value-type="float" office:value="106" calcext:value-type="float">
            <text:p>106</text:p>
          </table:table-cell>
          <table:table-cell table:formula="of:=[.L111]+[.F112]" office:value-type="float" office:value="150" calcext:value-type="float">
            <text:p>150</text:p>
          </table:table-cell>
          <table:table-cell table:formula="of:=[.H112]" office:value-type="float" office:value="473" calcext:value-type="float">
            <text:p>473</text:p>
          </table:table-cell>
          <table:table-cell table:formula="of:=[.M112]-[.L112]" office:value-type="float" office:value="323" calcext:value-type="float">
            <text:p>323</text:p>
          </table:table-cell>
          <table:table-cell table:formula="of:=[.L112]/[.M112]" office:value-type="float" office:value="0.317124735729387" calcext:value-type="float">
            <text:p>0.317124735729387</text:p>
          </table:table-cell>
          <table:table-cell table:formula="of:=[.K112]/[.I112]" office:value-type="float" office:value="0.102912621359223" calcext:value-type="float">
            <text:p>0.102912621359223</text:p>
          </table:table-cell>
          <table:table-cell table:formula="of:=2038372-[.M112]-[.K112]-[.J112]" office:value-type="float" office:value="2037342" calcext:value-type="float">
            <text:p>2037342</text:p>
          </table:table-cell>
          <table:table-cell table:formula="of:=MAX([.N119];NORMINV(RAND();[.N119];0.25*[.N119]))" office:value-type="float" office:value="314" calcext:value-type="float">
            <text:p>314</text:p>
          </table:table-cell>
          <table:table-cell table:formula="of:=[.R112]+[.L112]" office:value-type="float" office:value="464" calcext:value-type="float">
            <text:p>464</text:p>
          </table:table-cell>
          <table:table-cell table:formula="of:=[.S112]-[.S111]" office:value-type="float" office:value="7" calcext:value-type="float">
            <text:p>7</text:p>
          </table:table-cell>
          <table:table-cell table:formula="of:=[.M112]-[.M111]" office:value-type="float" office:value="4" calcext:value-type="float">
            <text:p>4</text:p>
          </table:table-cell>
          <table:table-cell table:formula="of:=[.L112]-[.L111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5-31 00:00: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H112]+[.E113]" office:value-type="float" office:value="471" calcext:value-type="float">
            <text:p>471</text:p>
          </table:table-cell>
          <table:table-cell table:formula="of:=[.I112]+[.B113]" office:value-type="float" office:value="1051" calcext:value-type="float">
            <text:p>1051</text:p>
          </table:table-cell>
          <table:table-cell table:formula="of:=[.J112]+[.G113]" office:value-type="float" office:value="467" calcext:value-type="float">
            <text:p>467</text:p>
          </table:table-cell>
          <table:table-cell table:formula="of:=[.K112]+[.C113]" office:value-type="float" office:value="113" calcext:value-type="float">
            <text:p>113</text:p>
          </table:table-cell>
          <table:table-cell table:formula="of:=[.L112]+[.F113]" office:value-type="float" office:value="151" calcext:value-type="float">
            <text:p>151</text:p>
          </table:table-cell>
          <table:table-cell table:formula="of:=[.H113]" office:value-type="float" office:value="471" calcext:value-type="float">
            <text:p>471</text:p>
          </table:table-cell>
          <table:table-cell table:formula="of:=[.M113]-[.L113]" office:value-type="float" office:value="320" calcext:value-type="float">
            <text:p>320</text:p>
          </table:table-cell>
          <table:table-cell table:formula="of:=[.L113]/[.M113]" office:value-type="float" office:value="0.320594479830149" calcext:value-type="float">
            <text:p>0.320594479830149</text:p>
          </table:table-cell>
          <table:table-cell table:formula="of:=[.K113]/[.I113]" office:value-type="float" office:value="0.107516650808754" calcext:value-type="float">
            <text:p>0.107516650808754</text:p>
          </table:table-cell>
          <table:table-cell table:formula="of:=2038372-[.M113]-[.K113]-[.J113]" office:value-type="float" office:value="2037321" calcext:value-type="float">
            <text:p>2037321</text:p>
          </table:table-cell>
          <table:table-cell table:formula="of:=MAX([.N120];NORMINV(RAND();[.N120];0.25*[.N120]))" office:value-type="float" office:value="367.504081268583" calcext:value-type="float">
            <text:p>367.504081268583</text:p>
          </table:table-cell>
          <table:table-cell table:formula="of:=[.R113]+[.L113]" office:value-type="float" office:value="518.504081268583" calcext:value-type="float">
            <text:p>518.504081268583</text:p>
          </table:table-cell>
          <table:table-cell table:formula="of:=[.S113]-[.S112]" office:value-type="float" office:value="54.5040812685832" calcext:value-type="float">
            <text:p>54.5040812685832</text:p>
          </table:table-cell>
          <table:table-cell table:formula="of:=[.M113]-[.M112]" office:value-type="float" office:value="-2" calcext:value-type="float">
            <text:p>-2</text:p>
          </table:table-cell>
          <table:table-cell table:formula="of:=[.L113]-[.L112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01 00:00:0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table:formula="of:=[.H113]+[.E114]" office:value-type="float" office:value="466" calcext:value-type="float">
            <text:p>466</text:p>
          </table:table-cell>
          <table:table-cell table:formula="of:=[.I113]+[.B114]" office:value-type="float" office:value="1090" calcext:value-type="float">
            <text:p>1090</text:p>
          </table:table-cell>
          <table:table-cell table:formula="of:=[.J113]+[.G114]" office:value-type="float" office:value="506" calcext:value-type="float">
            <text:p>506</text:p>
          </table:table-cell>
          <table:table-cell table:formula="of:=[.K113]+[.C114]" office:value-type="float" office:value="118" calcext:value-type="float">
            <text:p>118</text:p>
          </table:table-cell>
          <table:table-cell table:formula="of:=[.L113]+[.F114]" office:value-type="float" office:value="141" calcext:value-type="float">
            <text:p>141</text:p>
          </table:table-cell>
          <table:table-cell table:formula="of:=[.H114]" office:value-type="float" office:value="466" calcext:value-type="float">
            <text:p>466</text:p>
          </table:table-cell>
          <table:table-cell table:formula="of:=[.M114]-[.L114]" office:value-type="float" office:value="325" calcext:value-type="float">
            <text:p>325</text:p>
          </table:table-cell>
          <table:table-cell table:formula="of:=[.L114]/[.M114]" office:value-type="float" office:value="0.302575107296137" calcext:value-type="float">
            <text:p>0.302575107296137</text:p>
          </table:table-cell>
          <table:table-cell table:formula="of:=[.K114]/[.I114]" office:value-type="float" office:value="0.108256880733945" calcext:value-type="float">
            <text:p>0.108256880733945</text:p>
          </table:table-cell>
          <table:table-cell table:formula="of:=2038372-[.M114]-[.K114]-[.J114]" office:value-type="float" office:value="2037282" calcext:value-type="float">
            <text:p>2037282</text:p>
          </table:table-cell>
          <table:table-cell table:formula="of:=MAX([.N121];NORMINV(RAND();[.N121];0.25*[.N121]))" office:value-type="float" office:value="313" calcext:value-type="float">
            <text:p>313</text:p>
          </table:table-cell>
          <table:table-cell table:formula="of:=[.R114]+[.L114]" office:value-type="float" office:value="454" calcext:value-type="float">
            <text:p>454</text:p>
          </table:table-cell>
          <table:table-cell table:formula="of:=[.S114]-[.S113]" office:value-type="float" office:value="-64.5040812685832" calcext:value-type="float">
            <text:p>-64.5040812685832</text:p>
          </table:table-cell>
          <table:table-cell table:formula="of:=[.M114]-[.M113]" office:value-type="float" office:value="-5" calcext:value-type="float">
            <text:p>-5</text:p>
          </table:table-cell>
          <table:table-cell table:formula="of:=[.L114]-[.L113]" office:value-type="float" office:value="-10" calcext:value-type="float">
            <text:p>-1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02 00:00: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[.H114]+[.E115]" office:value-type="float" office:value="458" calcext:value-type="float">
            <text:p>458</text:p>
          </table:table-cell>
          <table:table-cell table:formula="of:=[.I114]+[.B115]" office:value-type="float" office:value="1140" calcext:value-type="float">
            <text:p>1140</text:p>
          </table:table-cell>
          <table:table-cell table:formula="of:=[.J114]+[.G115]" office:value-type="float" office:value="558" calcext:value-type="float">
            <text:p>558</text:p>
          </table:table-cell>
          <table:table-cell table:formula="of:=[.K114]+[.C115]" office:value-type="float" office:value="124" calcext:value-type="float">
            <text:p>124</text:p>
          </table:table-cell>
          <table:table-cell table:formula="of:=[.L114]+[.F115]" office:value-type="float" office:value="150" calcext:value-type="float">
            <text:p>150</text:p>
          </table:table-cell>
          <table:table-cell table:formula="of:=[.H115]" office:value-type="float" office:value="458" calcext:value-type="float">
            <text:p>458</text:p>
          </table:table-cell>
          <table:table-cell table:formula="of:=[.M115]-[.L115]" office:value-type="float" office:value="308" calcext:value-type="float">
            <text:p>308</text:p>
          </table:table-cell>
          <table:table-cell table:formula="of:=[.L115]/[.M115]" office:value-type="float" office:value="0.327510917030568" calcext:value-type="float">
            <text:p>0.327510917030568</text:p>
          </table:table-cell>
          <table:table-cell table:formula="of:=[.K115]/[.I115]" office:value-type="float" office:value="0.108771929824561" calcext:value-type="float">
            <text:p>0.108771929824561</text:p>
          </table:table-cell>
          <table:table-cell table:formula="of:=2038372-[.M115]-[.K115]-[.J115]" office:value-type="float" office:value="2037232" calcext:value-type="float">
            <text:p>2037232</text:p>
          </table:table-cell>
          <table:table-cell table:formula="of:=MAX([.N122];NORMINV(RAND();[.N122];0.25*[.N122]))" office:value-type="float" office:value="400.565610762317" calcext:value-type="float">
            <text:p>400.565610762317</text:p>
          </table:table-cell>
          <table:table-cell table:formula="of:=[.R115]+[.L115]" office:value-type="float" office:value="550.565610762317" calcext:value-type="float">
            <text:p>550.565610762317</text:p>
          </table:table-cell>
          <table:table-cell table:formula="of:=[.S115]-[.S114]" office:value-type="float" office:value="96.5656107623169" calcext:value-type="float">
            <text:p>96.5656107623169</text:p>
          </table:table-cell>
          <table:table-cell table:formula="of:=[.M115]-[.M114]" office:value-type="float" office:value="-8" calcext:value-type="float">
            <text:p>-8</text:p>
          </table:table-cell>
          <table:table-cell table:formula="of:=[.L115]-[.L114]" office:value-type="float" office:value="9" calcext:value-type="float">
            <text:p>9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03 00:00:0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H115]+[.E116]" office:value-type="float" office:value="464" calcext:value-type="float">
            <text:p>464</text:p>
          </table:table-cell>
          <table:table-cell table:formula="of:=[.I115]+[.B116]" office:value-type="float" office:value="1187" calcext:value-type="float">
            <text:p>1187</text:p>
          </table:table-cell>
          <table:table-cell table:formula="of:=[.J115]+[.G116]" office:value-type="float" office:value="594" calcext:value-type="float">
            <text:p>594</text:p>
          </table:table-cell>
          <table:table-cell table:formula="of:=[.K115]+[.C116]" office:value-type="float" office:value="129" calcext:value-type="float">
            <text:p>129</text:p>
          </table:table-cell>
          <table:table-cell table:formula="of:=[.L115]+[.F116]" office:value-type="float" office:value="151" calcext:value-type="float">
            <text:p>151</text:p>
          </table:table-cell>
          <table:table-cell table:formula="of:=[.H116]" office:value-type="float" office:value="464" calcext:value-type="float">
            <text:p>464</text:p>
          </table:table-cell>
          <table:table-cell table:formula="of:=[.M116]-[.L116]" office:value-type="float" office:value="313" calcext:value-type="float">
            <text:p>313</text:p>
          </table:table-cell>
          <table:table-cell table:formula="of:=[.L116]/[.M116]" office:value-type="float" office:value="0.325431034482759" calcext:value-type="float">
            <text:p>0.325431034482759</text:p>
          </table:table-cell>
          <table:table-cell table:formula="of:=[.K116]/[.I116]" office:value-type="float" office:value="0.108677337826453" calcext:value-type="float">
            <text:p>0.108677337826453</text:p>
          </table:table-cell>
          <table:table-cell table:formula="of:=2038372-[.M116]-[.K116]-[.J116]" office:value-type="float" office:value="2037185" calcext:value-type="float">
            <text:p>2037185</text:p>
          </table:table-cell>
          <table:table-cell table:formula="of:=MAX([.N123];NORMINV(RAND();[.N123];0.25*[.N123]))" office:value-type="float" office:value="310" calcext:value-type="float">
            <text:p>310</text:p>
          </table:table-cell>
          <table:table-cell table:formula="of:=[.R116]+[.L116]" office:value-type="float" office:value="461" calcext:value-type="float">
            <text:p>461</text:p>
          </table:table-cell>
          <table:table-cell table:formula="of:=[.S116]-[.S115]" office:value-type="float" office:value="-89.5656107623169" calcext:value-type="float">
            <text:p>-89.5656107623169</text:p>
          </table:table-cell>
          <table:table-cell table:formula="of:=[.M116]-[.M115]" office:value-type="float" office:value="6" calcext:value-type="float">
            <text:p>6</text:p>
          </table:table-cell>
          <table:table-cell table:formula="of:=[.L116]-[.L115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04 00:00:0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H116]+[.E117]" office:value-type="float" office:value="471" calcext:value-type="float">
            <text:p>471</text:p>
          </table:table-cell>
          <table:table-cell table:formula="of:=[.I116]+[.B117]" office:value-type="float" office:value="1233" calcext:value-type="float">
            <text:p>1233</text:p>
          </table:table-cell>
          <table:table-cell table:formula="of:=[.J116]+[.G117]" office:value-type="float" office:value="624" calcext:value-type="float">
            <text:p>624</text:p>
          </table:table-cell>
          <table:table-cell table:formula="of:=[.K116]+[.C117]" office:value-type="float" office:value="138" calcext:value-type="float">
            <text:p>138</text:p>
          </table:table-cell>
          <table:table-cell table:formula="of:=[.L116]+[.F117]" office:value-type="float" office:value="153" calcext:value-type="float">
            <text:p>153</text:p>
          </table:table-cell>
          <table:table-cell table:formula="of:=[.H117]" office:value-type="float" office:value="471" calcext:value-type="float">
            <text:p>471</text:p>
          </table:table-cell>
          <table:table-cell table:formula="of:=[.M117]-[.L117]" office:value-type="float" office:value="318" calcext:value-type="float">
            <text:p>318</text:p>
          </table:table-cell>
          <table:table-cell table:formula="of:=[.L117]/[.M117]" office:value-type="float" office:value="0.32484076433121" calcext:value-type="float">
            <text:p>0.32484076433121</text:p>
          </table:table-cell>
          <table:table-cell table:formula="of:=[.K117]/[.I117]" office:value-type="float" office:value="0.111922141119221" calcext:value-type="float">
            <text:p>0.111922141119221</text:p>
          </table:table-cell>
          <table:table-cell table:formula="of:=2038372-[.M117]-[.K117]-[.J117]" office:value-type="float" office:value="2037139" calcext:value-type="float">
            <text:p>2037139</text:p>
          </table:table-cell>
          <table:table-cell table:formula="of:=MAX([.N124];NORMINV(RAND();[.N124];0.25*[.N124]))" office:value-type="float" office:value="306" calcext:value-type="float">
            <text:p>306</text:p>
          </table:table-cell>
          <table:table-cell table:formula="of:=[.R117]+[.L117]" office:value-type="float" office:value="459" calcext:value-type="float">
            <text:p>459</text:p>
          </table:table-cell>
          <table:table-cell table:formula="of:=[.S117]-[.S116]" office:value-type="float" office:value="-2" calcext:value-type="float">
            <text:p>-2</text:p>
          </table:table-cell>
          <table:table-cell table:formula="of:=[.M117]-[.M116]" office:value-type="float" office:value="7" calcext:value-type="float">
            <text:p>7</text:p>
          </table:table-cell>
          <table:table-cell table:formula="of:=[.L117]-[.L116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05 00:00:0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H117]+[.E118]" office:value-type="float" office:value="472" calcext:value-type="float">
            <text:p>472</text:p>
          </table:table-cell>
          <table:table-cell table:formula="of:=[.I117]+[.B118]" office:value-type="float" office:value="1269" calcext:value-type="float">
            <text:p>1269</text:p>
          </table:table-cell>
          <table:table-cell table:formula="of:=[.J117]+[.G118]" office:value-type="float" office:value="656" calcext:value-type="float">
            <text:p>656</text:p>
          </table:table-cell>
          <table:table-cell table:formula="of:=[.K117]+[.C118]" office:value-type="float" office:value="141" calcext:value-type="float">
            <text:p>141</text:p>
          </table:table-cell>
          <table:table-cell table:formula="of:=[.L117]+[.F118]" office:value-type="float" office:value="157" calcext:value-type="float">
            <text:p>157</text:p>
          </table:table-cell>
          <table:table-cell table:formula="of:=[.H118]" office:value-type="float" office:value="472" calcext:value-type="float">
            <text:p>472</text:p>
          </table:table-cell>
          <table:table-cell table:formula="of:=[.M118]-[.L118]" office:value-type="float" office:value="315" calcext:value-type="float">
            <text:p>315</text:p>
          </table:table-cell>
          <table:table-cell table:formula="of:=[.L118]/[.M118]" office:value-type="float" office:value="0.332627118644068" calcext:value-type="float">
            <text:p>0.332627118644068</text:p>
          </table:table-cell>
          <table:table-cell table:formula="of:=[.K118]/[.I118]" office:value-type="float" office:value="0.111111111111111" calcext:value-type="float">
            <text:p>0.111111111111111</text:p>
          </table:table-cell>
          <table:table-cell table:formula="of:=2038372-[.M118]-[.K118]-[.J118]" office:value-type="float" office:value="2037103" calcext:value-type="float">
            <text:p>2037103</text:p>
          </table:table-cell>
          <table:table-cell table:formula="of:=MAX([.N125];NORMINV(RAND();[.N125];0.25*[.N125]))" office:value-type="float" office:value="315" calcext:value-type="float">
            <text:p>315</text:p>
          </table:table-cell>
          <table:table-cell table:formula="of:=[.R118]+[.L118]" office:value-type="float" office:value="472" calcext:value-type="float">
            <text:p>472</text:p>
          </table:table-cell>
          <table:table-cell table:formula="of:=[.S118]-[.S117]" office:value-type="float" office:value="13" calcext:value-type="float">
            <text:p>13</text:p>
          </table:table-cell>
          <table:table-cell table:formula="of:=[.M118]-[.M117]" office:value-type="float" office:value="1" calcext:value-type="float">
            <text:p>1</text:p>
          </table:table-cell>
          <table:table-cell table:formula="of:=[.L118]-[.L117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06 00:00: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118]+[.E119]" office:value-type="float" office:value="478" calcext:value-type="float">
            <text:p>478</text:p>
          </table:table-cell>
          <table:table-cell table:formula="of:=[.I118]+[.B119]" office:value-type="float" office:value="1299" calcext:value-type="float">
            <text:p>1299</text:p>
          </table:table-cell>
          <table:table-cell table:formula="of:=[.J118]+[.G119]" office:value-type="float" office:value="673" calcext:value-type="float">
            <text:p>673</text:p>
          </table:table-cell>
          <table:table-cell table:formula="of:=[.K118]+[.C119]" office:value-type="float" office:value="148" calcext:value-type="float">
            <text:p>148</text:p>
          </table:table-cell>
          <table:table-cell table:formula="of:=[.L118]+[.F119]" office:value-type="float" office:value="164" calcext:value-type="float">
            <text:p>164</text:p>
          </table:table-cell>
          <table:table-cell table:formula="of:=[.H119]" office:value-type="float" office:value="478" calcext:value-type="float">
            <text:p>478</text:p>
          </table:table-cell>
          <table:table-cell table:formula="of:=[.M119]-[.L119]" office:value-type="float" office:value="314" calcext:value-type="float">
            <text:p>314</text:p>
          </table:table-cell>
          <table:table-cell table:formula="of:=[.L119]/[.M119]" office:value-type="float" office:value="0.343096234309623" calcext:value-type="float">
            <text:p>0.343096234309623</text:p>
          </table:table-cell>
          <table:table-cell table:formula="of:=[.K119]/[.I119]" office:value-type="float" office:value="0.113933795227098" calcext:value-type="float">
            <text:p>0.113933795227098</text:p>
          </table:table-cell>
          <table:table-cell table:formula="of:=2038372-[.M119]-[.K119]-[.J119]" office:value-type="float" office:value="2037073" calcext:value-type="float">
            <text:p>2037073</text:p>
          </table:table-cell>
          <table:table-cell table:formula="of:=MAX([.N126];NORMINV(RAND();[.N126];0.25*[.N126]))" office:value-type="float" office:value="327" calcext:value-type="float">
            <text:p>327</text:p>
          </table:table-cell>
          <table:table-cell table:formula="of:=[.R119]+[.L119]" office:value-type="float" office:value="491" calcext:value-type="float">
            <text:p>491</text:p>
          </table:table-cell>
          <table:table-cell table:formula="of:=[.S119]-[.S118]" office:value-type="float" office:value="19" calcext:value-type="float">
            <text:p>19</text:p>
          </table:table-cell>
          <table:table-cell table:formula="of:=[.M119]-[.M118]" office:value-type="float" office:value="6" calcext:value-type="float">
            <text:p>6</text:p>
          </table:table-cell>
          <table:table-cell table:formula="of:=[.L119]-[.L118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07 00:00:0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119]+[.E120]" office:value-type="float" office:value="490" calcext:value-type="float">
            <text:p>490</text:p>
          </table:table-cell>
          <table:table-cell table:formula="of:=[.I119]+[.B120]" office:value-type="float" office:value="1327" calcext:value-type="float">
            <text:p>1327</text:p>
          </table:table-cell>
          <table:table-cell table:formula="of:=[.J119]+[.G120]" office:value-type="float" office:value="682" calcext:value-type="float">
            <text:p>682</text:p>
          </table:table-cell>
          <table:table-cell table:formula="of:=[.K119]+[.C120]" office:value-type="float" office:value="155" calcext:value-type="float">
            <text:p>155</text:p>
          </table:table-cell>
          <table:table-cell table:formula="of:=[.L119]+[.F120]" office:value-type="float" office:value="175" calcext:value-type="float">
            <text:p>175</text:p>
          </table:table-cell>
          <table:table-cell table:formula="of:=[.H120]" office:value-type="float" office:value="490" calcext:value-type="float">
            <text:p>490</text:p>
          </table:table-cell>
          <table:table-cell table:formula="of:=[.M120]-[.L120]" office:value-type="float" office:value="315" calcext:value-type="float">
            <text:p>315</text:p>
          </table:table-cell>
          <table:table-cell table:formula="of:=[.L120]/[.M120]" office:value-type="float" office:value="0.357142857142857" calcext:value-type="float">
            <text:p>0.357142857142857</text:p>
          </table:table-cell>
          <table:table-cell table:formula="of:=[.K120]/[.I120]" office:value-type="float" office:value="0.116804822908817" calcext:value-type="float">
            <text:p>0.116804822908817</text:p>
          </table:table-cell>
          <table:table-cell table:formula="of:=2038372-[.M120]-[.K120]-[.J120]" office:value-type="float" office:value="2037045" calcext:value-type="float">
            <text:p>2037045</text:p>
          </table:table-cell>
          <table:table-cell table:formula="of:=MAX([.N127];NORMINV(RAND();[.N127];0.25*[.N127]))" office:value-type="float" office:value="529.630675912823" calcext:value-type="float">
            <text:p>529.630675912823</text:p>
          </table:table-cell>
          <table:table-cell table:formula="of:=[.R120]+[.L120]" office:value-type="float" office:value="704.630675912823" calcext:value-type="float">
            <text:p>704.630675912823</text:p>
          </table:table-cell>
          <table:table-cell table:formula="of:=[.S120]-[.S119]" office:value-type="float" office:value="213.630675912823" calcext:value-type="float">
            <text:p>213.630675912823</text:p>
          </table:table-cell>
          <table:table-cell table:formula="of:=[.M120]-[.M119]" office:value-type="float" office:value="12" calcext:value-type="float">
            <text:p>12</text:p>
          </table:table-cell>
          <table:table-cell table:formula="of:=[.L120]-[.L119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08 00:00:0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[.H120]+[.E121]" office:value-type="float" office:value="493" calcext:value-type="float">
            <text:p>493</text:p>
          </table:table-cell>
          <table:table-cell table:formula="of:=[.I120]+[.B121]" office:value-type="float" office:value="1380" calcext:value-type="float">
            <text:p>1380</text:p>
          </table:table-cell>
          <table:table-cell table:formula="of:=[.J120]+[.G121]" office:value-type="float" office:value="729" calcext:value-type="float">
            <text:p>729</text:p>
          </table:table-cell>
          <table:table-cell table:formula="of:=[.K120]+[.C121]" office:value-type="float" office:value="158" calcext:value-type="float">
            <text:p>158</text:p>
          </table:table-cell>
          <table:table-cell table:formula="of:=[.L120]+[.F121]" office:value-type="float" office:value="180" calcext:value-type="float">
            <text:p>180</text:p>
          </table:table-cell>
          <table:table-cell table:formula="of:=[.H121]" office:value-type="float" office:value="493" calcext:value-type="float">
            <text:p>493</text:p>
          </table:table-cell>
          <table:table-cell table:formula="of:=[.M121]-[.L121]" office:value-type="float" office:value="313" calcext:value-type="float">
            <text:p>313</text:p>
          </table:table-cell>
          <table:table-cell table:formula="of:=[.L121]/[.M121]" office:value-type="float" office:value="0.365111561866126" calcext:value-type="float">
            <text:p>0.365111561866126</text:p>
          </table:table-cell>
          <table:table-cell table:formula="of:=[.K121]/[.I121]" office:value-type="float" office:value="0.114492753623188" calcext:value-type="float">
            <text:p>0.114492753623188</text:p>
          </table:table-cell>
          <table:table-cell table:formula="of:=2038372-[.M121]-[.K121]-[.J121]" office:value-type="float" office:value="2036992" calcext:value-type="float">
            <text:p>2036992</text:p>
          </table:table-cell>
          <table:table-cell table:formula="of:=MAX([.N128];NORMINV(RAND();[.N128];0.25*[.N128]))" office:value-type="float" office:value="408.922432794631" calcext:value-type="float">
            <text:p>408.922432794631</text:p>
          </table:table-cell>
          <table:table-cell table:formula="of:=[.R121]+[.L121]" office:value-type="float" office:value="588.922432794631" calcext:value-type="float">
            <text:p>588.922432794631</text:p>
          </table:table-cell>
          <table:table-cell table:formula="of:=[.S121]-[.S120]" office:value-type="float" office:value="-115.708243118192" calcext:value-type="float">
            <text:p>-115.708243118192</text:p>
          </table:table-cell>
          <table:table-cell table:formula="of:=[.M121]-[.M120]" office:value-type="float" office:value="3" calcext:value-type="float">
            <text:p>3</text:p>
          </table:table-cell>
          <table:table-cell table:formula="of:=[.L121]-[.L120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09 00:00:0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H121]+[.E122]" office:value-type="float" office:value="496" calcext:value-type="float">
            <text:p>496</text:p>
          </table:table-cell>
          <table:table-cell table:formula="of:=[.I121]+[.B122]" office:value-type="float" office:value="1423" calcext:value-type="float">
            <text:p>1423</text:p>
          </table:table-cell>
          <table:table-cell table:formula="of:=[.J121]+[.G122]" office:value-type="float" office:value="762" calcext:value-type="float">
            <text:p>762</text:p>
          </table:table-cell>
          <table:table-cell table:formula="of:=[.K121]+[.C122]" office:value-type="float" office:value="165" calcext:value-type="float">
            <text:p>165</text:p>
          </table:table-cell>
          <table:table-cell table:formula="of:=[.L121]+[.F122]" office:value-type="float" office:value="185" calcext:value-type="float">
            <text:p>185</text:p>
          </table:table-cell>
          <table:table-cell table:formula="of:=[.H122]" office:value-type="float" office:value="496" calcext:value-type="float">
            <text:p>496</text:p>
          </table:table-cell>
          <table:table-cell table:formula="of:=[.M122]-[.L122]" office:value-type="float" office:value="311" calcext:value-type="float">
            <text:p>311</text:p>
          </table:table-cell>
          <table:table-cell table:formula="of:=[.L122]/[.M122]" office:value-type="float" office:value="0.372983870967742" calcext:value-type="float">
            <text:p>0.372983870967742</text:p>
          </table:table-cell>
          <table:table-cell table:formula="of:=[.K122]/[.I122]" office:value-type="float" office:value="0.115952213633169" calcext:value-type="float">
            <text:p>0.115952213633169</text:p>
          </table:table-cell>
          <table:table-cell table:formula="of:=2038372-[.M122]-[.K122]-[.J122]" office:value-type="float" office:value="2036949" calcext:value-type="float">
            <text:p>2036949</text:p>
          </table:table-cell>
          <table:table-cell table:formula="of:=MAX([.N129];NORMINV(RAND();[.N129];0.25*[.N129]))" office:value-type="float" office:value="355.564931957665" calcext:value-type="float">
            <text:p>355.564931957665</text:p>
          </table:table-cell>
          <table:table-cell table:formula="of:=[.R122]+[.L122]" office:value-type="float" office:value="540.564931957665" calcext:value-type="float">
            <text:p>540.564931957665</text:p>
          </table:table-cell>
          <table:table-cell table:formula="of:=[.S122]-[.S121]" office:value-type="float" office:value="-48.3575008369661" calcext:value-type="float">
            <text:p>-48.3575008369661</text:p>
          </table:table-cell>
          <table:table-cell table:formula="of:=[.M122]-[.M121]" office:value-type="float" office:value="3" calcext:value-type="float">
            <text:p>3</text:p>
          </table:table-cell>
          <table:table-cell table:formula="of:=[.L122]-[.L121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0 00:00:0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H122]+[.E123]" office:value-type="float" office:value="500" calcext:value-type="float">
            <text:p>500</text:p>
          </table:table-cell>
          <table:table-cell table:formula="of:=[.I122]+[.B123]" office:value-type="float" office:value="1462" calcext:value-type="float">
            <text:p>1462</text:p>
          </table:table-cell>
          <table:table-cell table:formula="of:=[.J122]+[.G123]" office:value-type="float" office:value="795" calcext:value-type="float">
            <text:p>795</text:p>
          </table:table-cell>
          <table:table-cell table:formula="of:=[.K122]+[.C123]" office:value-type="float" office:value="167" calcext:value-type="float">
            <text:p>167</text:p>
          </table:table-cell>
          <table:table-cell table:formula="of:=[.L122]+[.F123]" office:value-type="float" office:value="190" calcext:value-type="float">
            <text:p>190</text:p>
          </table:table-cell>
          <table:table-cell table:formula="of:=[.H123]" office:value-type="float" office:value="500" calcext:value-type="float">
            <text:p>500</text:p>
          </table:table-cell>
          <table:table-cell table:formula="of:=[.M123]-[.L123]" office:value-type="float" office:value="310" calcext:value-type="float">
            <text:p>310</text:p>
          </table:table-cell>
          <table:table-cell table:formula="of:=[.L123]/[.M123]" office:value-type="float" office:value="0.38" calcext:value-type="float">
            <text:p>0.38</text:p>
          </table:table-cell>
          <table:table-cell table:formula="of:=[.K123]/[.I123]" office:value-type="float" office:value="0.114227086183311" calcext:value-type="float">
            <text:p>0.114227086183311</text:p>
          </table:table-cell>
          <table:table-cell table:formula="of:=2038372-[.M123]-[.K123]-[.J123]" office:value-type="float" office:value="2036910" calcext:value-type="float">
            <text:p>2036910</text:p>
          </table:table-cell>
          <table:table-cell table:formula="of:=MAX([.N130];NORMINV(RAND();[.N130];0.25*[.N130]))" office:value-type="float" office:value="356.864232047258" calcext:value-type="float">
            <text:p>356.864232047258</text:p>
          </table:table-cell>
          <table:table-cell table:formula="of:=[.R123]+[.L123]" office:value-type="float" office:value="546.864232047258" calcext:value-type="float">
            <text:p>546.864232047258</text:p>
          </table:table-cell>
          <table:table-cell table:formula="of:=[.S123]-[.S122]" office:value-type="float" office:value="6.2993000895932" calcext:value-type="float">
            <text:p>6.2993000895932</text:p>
          </table:table-cell>
          <table:table-cell table:formula="of:=[.M123]-[.M122]" office:value-type="float" office:value="4" calcext:value-type="float">
            <text:p>4</text:p>
          </table:table-cell>
          <table:table-cell table:formula="of:=[.L123]-[.L122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1 00:00:0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H123]+[.E124]" office:value-type="float" office:value="496" calcext:value-type="float">
            <text:p>496</text:p>
          </table:table-cell>
          <table:table-cell table:formula="of:=[.I123]+[.B124]" office:value-type="float" office:value="1495" calcext:value-type="float">
            <text:p>1495</text:p>
          </table:table-cell>
          <table:table-cell table:formula="of:=[.J123]+[.G124]" office:value-type="float" office:value="824" calcext:value-type="float">
            <text:p>824</text:p>
          </table:table-cell>
          <table:table-cell table:formula="of:=[.K123]+[.C124]" office:value-type="float" office:value="175" calcext:value-type="float">
            <text:p>175</text:p>
          </table:table-cell>
          <table:table-cell table:formula="of:=[.L123]+[.F124]" office:value-type="float" office:value="190" calcext:value-type="float">
            <text:p>190</text:p>
          </table:table-cell>
          <table:table-cell table:formula="of:=[.H124]" office:value-type="float" office:value="496" calcext:value-type="float">
            <text:p>496</text:p>
          </table:table-cell>
          <table:table-cell table:formula="of:=[.M124]-[.L124]" office:value-type="float" office:value="306" calcext:value-type="float">
            <text:p>306</text:p>
          </table:table-cell>
          <table:table-cell table:formula="of:=[.L124]/[.M124]" office:value-type="float" office:value="0.383064516129032" calcext:value-type="float">
            <text:p>0.383064516129032</text:p>
          </table:table-cell>
          <table:table-cell table:formula="of:=[.K124]/[.I124]" office:value-type="float" office:value="0.117056856187291" calcext:value-type="float">
            <text:p>0.117056856187291</text:p>
          </table:table-cell>
          <table:table-cell table:formula="of:=2038372-[.M124]-[.K124]-[.J124]" office:value-type="float" office:value="2036877" calcext:value-type="float">
            <text:p>2036877</text:p>
          </table:table-cell>
          <table:table-cell table:formula="of:=MAX([.N131];NORMINV(RAND();[.N131];0.25*[.N131]))" office:value-type="float" office:value="375.422626715008" calcext:value-type="float">
            <text:p>375.422626715008</text:p>
          </table:table-cell>
          <table:table-cell table:formula="of:=[.R124]+[.L124]" office:value-type="float" office:value="565.422626715008" calcext:value-type="float">
            <text:p>565.422626715008</text:p>
          </table:table-cell>
          <table:table-cell table:formula="of:=[.S124]-[.S123]" office:value-type="float" office:value="18.5583946677506" calcext:value-type="float">
            <text:p>18.5583946677506</text:p>
          </table:table-cell>
          <table:table-cell table:formula="of:=[.M124]-[.M123]" office:value-type="float" office:value="-4" calcext:value-type="float">
            <text:p>-4</text:p>
          </table:table-cell>
          <table:table-cell table:formula="of:=[.L124]-[.L12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2 00:00:0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formula="of:=[.H124]+[.E125]" office:value-type="float" office:value="504" calcext:value-type="float">
            <text:p>504</text:p>
          </table:table-cell>
          <table:table-cell table:formula="of:=[.I124]+[.B125]" office:value-type="float" office:value="1537" calcext:value-type="float">
            <text:p>1537</text:p>
          </table:table-cell>
          <table:table-cell table:formula="of:=[.J124]+[.G125]" office:value-type="float" office:value="851" calcext:value-type="float">
            <text:p>851</text:p>
          </table:table-cell>
          <table:table-cell table:formula="of:=[.K124]+[.C125]" office:value-type="float" office:value="182" calcext:value-type="float">
            <text:p>182</text:p>
          </table:table-cell>
          <table:table-cell table:formula="of:=[.L124]+[.F125]" office:value-type="float" office:value="189" calcext:value-type="float">
            <text:p>189</text:p>
          </table:table-cell>
          <table:table-cell table:formula="of:=[.H125]" office:value-type="float" office:value="504" calcext:value-type="float">
            <text:p>504</text:p>
          </table:table-cell>
          <table:table-cell table:formula="of:=[.M125]-[.L125]" office:value-type="float" office:value="315" calcext:value-type="float">
            <text:p>315</text:p>
          </table:table-cell>
          <table:table-cell table:formula="of:=[.L125]/[.M125]" office:value-type="float" office:value="0.375" calcext:value-type="float">
            <text:p>0.375</text:p>
          </table:table-cell>
          <table:table-cell table:formula="of:=[.K125]/[.I125]" office:value-type="float" office:value="0.118412491867274" calcext:value-type="float">
            <text:p>0.118412491867274</text:p>
          </table:table-cell>
          <table:table-cell table:formula="of:=2038372-[.M125]-[.K125]-[.J125]" office:value-type="float" office:value="2036835" calcext:value-type="float">
            <text:p>2036835</text:p>
          </table:table-cell>
          <table:table-cell table:formula="of:=MAX([.N132];NORMINV(RAND();[.N132];0.25*[.N132]))" office:value-type="float" office:value="329" calcext:value-type="float">
            <text:p>329</text:p>
          </table:table-cell>
          <table:table-cell table:formula="of:=[.R125]+[.L125]" office:value-type="float" office:value="518" calcext:value-type="float">
            <text:p>518</text:p>
          </table:table-cell>
          <table:table-cell table:formula="of:=[.S125]-[.S124]" office:value-type="float" office:value="-47.4226267150084" calcext:value-type="float">
            <text:p>-47.4226267150084</text:p>
          </table:table-cell>
          <table:table-cell table:formula="of:=[.M125]-[.M124]" office:value-type="float" office:value="8" calcext:value-type="float">
            <text:p>8</text:p>
          </table:table-cell>
          <table:table-cell table:formula="of:=[.L125]-[.L124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3 00:00: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table:formula="of:=[.H125]+[.E126]" office:value-type="float" office:value="508" calcext:value-type="float">
            <text:p>508</text:p>
          </table:table-cell>
          <table:table-cell table:formula="of:=[.I125]+[.B126]" office:value-type="float" office:value="1571" calcext:value-type="float">
            <text:p>1571</text:p>
          </table:table-cell>
          <table:table-cell table:formula="of:=[.J125]+[.G126]" office:value-type="float" office:value="872" calcext:value-type="float">
            <text:p>872</text:p>
          </table:table-cell>
          <table:table-cell table:formula="of:=[.K125]+[.C126]" office:value-type="float" office:value="191" calcext:value-type="float">
            <text:p>191</text:p>
          </table:table-cell>
          <table:table-cell table:formula="of:=[.L125]+[.F126]" office:value-type="float" office:value="181" calcext:value-type="float">
            <text:p>181</text:p>
          </table:table-cell>
          <table:table-cell table:formula="of:=[.H126]" office:value-type="float" office:value="508" calcext:value-type="float">
            <text:p>508</text:p>
          </table:table-cell>
          <table:table-cell table:formula="of:=[.M126]-[.L126]" office:value-type="float" office:value="327" calcext:value-type="float">
            <text:p>327</text:p>
          </table:table-cell>
          <table:table-cell table:formula="of:=[.L126]/[.M126]" office:value-type="float" office:value="0.356299212598425" calcext:value-type="float">
            <text:p>0.356299212598425</text:p>
          </table:table-cell>
          <table:table-cell table:formula="of:=[.K126]/[.I126]" office:value-type="float" office:value="0.121578612348822" calcext:value-type="float">
            <text:p>0.121578612348822</text:p>
          </table:table-cell>
          <table:table-cell table:formula="of:=2038372-[.M126]-[.K126]-[.J126]" office:value-type="float" office:value="2036801" calcext:value-type="float">
            <text:p>2036801</text:p>
          </table:table-cell>
          <table:table-cell table:formula="of:=MAX([.N133];NORMINV(RAND();[.N133];0.25*[.N133]))" office:value-type="float" office:value="372.383855914016" calcext:value-type="float">
            <text:p>372.383855914016</text:p>
          </table:table-cell>
          <table:table-cell table:formula="of:=[.R126]+[.L126]" office:value-type="float" office:value="553.383855914016" calcext:value-type="float">
            <text:p>553.383855914016</text:p>
          </table:table-cell>
          <table:table-cell table:formula="of:=[.S126]-[.S125]" office:value-type="float" office:value="35.3838559140161" calcext:value-type="float">
            <text:p>35.3838559140161</text:p>
          </table:table-cell>
          <table:table-cell table:formula="of:=[.M126]-[.M125]" office:value-type="float" office:value="4" calcext:value-type="float">
            <text:p>4</text:p>
          </table:table-cell>
          <table:table-cell table:formula="of:=[.L126]-[.L125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4 00:00: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H126]+[.E127]" office:value-type="float" office:value="514" calcext:value-type="float">
            <text:p>514</text:p>
          </table:table-cell>
          <table:table-cell table:formula="of:=[.I126]+[.B127]" office:value-type="float" office:value="1593" calcext:value-type="float">
            <text:p>1593</text:p>
          </table:table-cell>
          <table:table-cell table:formula="of:=[.J126]+[.G127]" office:value-type="float" office:value="884" calcext:value-type="float">
            <text:p>884</text:p>
          </table:table-cell>
          <table:table-cell table:formula="of:=[.K126]+[.C127]" office:value-type="float" office:value="195" calcext:value-type="float">
            <text:p>195</text:p>
          </table:table-cell>
          <table:table-cell table:formula="of:=[.L126]+[.F127]" office:value-type="float" office:value="185" calcext:value-type="float">
            <text:p>185</text:p>
          </table:table-cell>
          <table:table-cell table:formula="of:=[.H127]" office:value-type="float" office:value="514" calcext:value-type="float">
            <text:p>514</text:p>
          </table:table-cell>
          <table:table-cell table:formula="of:=[.M127]-[.L127]" office:value-type="float" office:value="329" calcext:value-type="float">
            <text:p>329</text:p>
          </table:table-cell>
          <table:table-cell table:formula="of:=[.L127]/[.M127]" office:value-type="float" office:value="0.359922178988327" calcext:value-type="float">
            <text:p>0.359922178988327</text:p>
          </table:table-cell>
          <table:table-cell table:formula="of:=[.K127]/[.I127]" office:value-type="float" office:value="0.12241054613936" calcext:value-type="float">
            <text:p>0.12241054613936</text:p>
          </table:table-cell>
          <table:table-cell table:formula="of:=2038372-[.M127]-[.K127]-[.J127]" office:value-type="float" office:value="2036779" calcext:value-type="float">
            <text:p>2036779</text:p>
          </table:table-cell>
          <table:table-cell table:formula="of:=MAX([.N134];NORMINV(RAND();[.N134];0.25*[.N134]))" office:value-type="float" office:value="333" calcext:value-type="float">
            <text:p>333</text:p>
          </table:table-cell>
          <table:table-cell table:formula="of:=[.R127]+[.L127]" office:value-type="float" office:value="518" calcext:value-type="float">
            <text:p>518</text:p>
          </table:table-cell>
          <table:table-cell table:formula="of:=[.S127]-[.S126]" office:value-type="float" office:value="-35.3838559140161" calcext:value-type="float">
            <text:p>-35.3838559140161</text:p>
          </table:table-cell>
          <table:table-cell table:formula="of:=[.M127]-[.M126]" office:value-type="float" office:value="6" calcext:value-type="float">
            <text:p>6</text:p>
          </table:table-cell>
          <table:table-cell table:formula="of:=[.L127]-[.L126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5 00:00:0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[.H127]+[.E128]" office:value-type="float" office:value="532" calcext:value-type="float">
            <text:p>532</text:p>
          </table:table-cell>
          <table:table-cell table:formula="of:=[.I127]+[.B128]" office:value-type="float" office:value="1652" calcext:value-type="float">
            <text:p>1652</text:p>
          </table:table-cell>
          <table:table-cell table:formula="of:=[.J127]+[.G128]" office:value-type="float" office:value="918" calcext:value-type="float">
            <text:p>918</text:p>
          </table:table-cell>
          <table:table-cell table:formula="of:=[.K127]+[.C128]" office:value-type="float" office:value="202" calcext:value-type="float">
            <text:p>202</text:p>
          </table:table-cell>
          <table:table-cell table:formula="of:=[.L127]+[.F128]" office:value-type="float" office:value="200" calcext:value-type="float">
            <text:p>200</text:p>
          </table:table-cell>
          <table:table-cell table:formula="of:=[.H128]" office:value-type="float" office:value="532" calcext:value-type="float">
            <text:p>532</text:p>
          </table:table-cell>
          <table:table-cell table:formula="of:=[.M128]-[.L128]" office:value-type="float" office:value="332" calcext:value-type="float">
            <text:p>332</text:p>
          </table:table-cell>
          <table:table-cell table:formula="of:=[.L128]/[.M128]" office:value-type="float" office:value="0.37593984962406" calcext:value-type="float">
            <text:p>0.37593984962406</text:p>
          </table:table-cell>
          <table:table-cell table:formula="of:=[.K128]/[.I128]" office:value-type="float" office:value="0.12227602905569" calcext:value-type="float">
            <text:p>0.12227602905569</text:p>
          </table:table-cell>
          <table:table-cell table:formula="of:=2038372-[.M128]-[.K128]-[.J128]" office:value-type="float" office:value="2036720" calcext:value-type="float">
            <text:p>2036720</text:p>
          </table:table-cell>
          <table:table-cell table:formula="of:=MAX([.N135];NORMINV(RAND();[.N135];0.25*[.N135]))" office:value-type="float" office:value="357.063378014357" calcext:value-type="float">
            <text:p>357.063378014357</text:p>
          </table:table-cell>
          <table:table-cell table:formula="of:=[.R128]+[.L128]" office:value-type="float" office:value="557.063378014357" calcext:value-type="float">
            <text:p>557.063378014357</text:p>
          </table:table-cell>
          <table:table-cell table:formula="of:=[.S128]-[.S127]" office:value-type="float" office:value="39.0633780143569" calcext:value-type="float">
            <text:p>39.0633780143569</text:p>
          </table:table-cell>
          <table:table-cell table:formula="of:=[.M128]-[.M127]" office:value-type="float" office:value="18" calcext:value-type="float">
            <text:p>18</text:p>
          </table:table-cell>
          <table:table-cell table:formula="of:=[.L128]-[.L127]" office:value-type="float" office:value="15" calcext:value-type="float">
            <text:p>1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6 00:00:0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40" calcext:value-type="float">
            <text:p>40</text:p>
          </table:table-cell>
          <table:table-cell table:formula="of:=[.H128]+[.E129]" office:value-type="float" office:value="531" calcext:value-type="float">
            <text:p>531</text:p>
          </table:table-cell>
          <table:table-cell table:formula="of:=[.I128]+[.B129]" office:value-type="float" office:value="1698" calcext:value-type="float">
            <text:p>1698</text:p>
          </table:table-cell>
          <table:table-cell table:formula="of:=[.J128]+[.G129]" office:value-type="float" office:value="958" calcext:value-type="float">
            <text:p>958</text:p>
          </table:table-cell>
          <table:table-cell table:formula="of:=[.K128]+[.C129]" office:value-type="float" office:value="209" calcext:value-type="float">
            <text:p>209</text:p>
          </table:table-cell>
          <table:table-cell table:formula="of:=[.L128]+[.F129]" office:value-type="float" office:value="187" calcext:value-type="float">
            <text:p>187</text:p>
          </table:table-cell>
          <table:table-cell table:formula="of:=[.H129]" office:value-type="float" office:value="531" calcext:value-type="float">
            <text:p>531</text:p>
          </table:table-cell>
          <table:table-cell table:formula="of:=[.M129]-[.L129]" office:value-type="float" office:value="344" calcext:value-type="float">
            <text:p>344</text:p>
          </table:table-cell>
          <table:table-cell table:formula="of:=[.L129]/[.M129]" office:value-type="float" office:value="0.352165725047081" calcext:value-type="float">
            <text:p>0.352165725047081</text:p>
          </table:table-cell>
          <table:table-cell table:formula="of:=[.K129]/[.I129]" office:value-type="float" office:value="0.123085983510012" calcext:value-type="float">
            <text:p>0.123085983510012</text:p>
          </table:table-cell>
          <table:table-cell table:formula="of:=2038372-[.M129]-[.K129]-[.J129]" office:value-type="float" office:value="2036674" calcext:value-type="float">
            <text:p>2036674</text:p>
          </table:table-cell>
          <table:table-cell table:formula="of:=MAX([.N136];NORMINV(RAND();[.N136];0.25*[.N136]))" office:value-type="float" office:value="330" calcext:value-type="float">
            <text:p>330</text:p>
          </table:table-cell>
          <table:table-cell table:formula="of:=[.R129]+[.L129]" office:value-type="float" office:value="517" calcext:value-type="float">
            <text:p>517</text:p>
          </table:table-cell>
          <table:table-cell table:formula="of:=[.S129]-[.S128]" office:value-type="float" office:value="-40.0633780143569" calcext:value-type="float">
            <text:p>-40.0633780143569</text:p>
          </table:table-cell>
          <table:table-cell table:formula="of:=[.M129]-[.M128]" office:value-type="float" office:value="-1" calcext:value-type="float">
            <text:p>-1</text:p>
          </table:table-cell>
          <table:table-cell table:formula="of:=[.L129]-[.L128]" office:value-type="float" office:value="-13" calcext:value-type="float">
            <text:p>-1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7 00:00: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H129]+[.E130]" office:value-type="float" office:value="530" calcext:value-type="float">
            <text:p>530</text:p>
          </table:table-cell>
          <table:table-cell table:formula="of:=[.I129]+[.B130]" office:value-type="float" office:value="1742" calcext:value-type="float">
            <text:p>1742</text:p>
          </table:table-cell>
          <table:table-cell table:formula="of:=[.J129]+[.G130]" office:value-type="float" office:value="998" calcext:value-type="float">
            <text:p>998</text:p>
          </table:table-cell>
          <table:table-cell table:formula="of:=[.K129]+[.C130]" office:value-type="float" office:value="214" calcext:value-type="float">
            <text:p>214</text:p>
          </table:table-cell>
          <table:table-cell table:formula="of:=[.L129]+[.F130]" office:value-type="float" office:value="190" calcext:value-type="float">
            <text:p>190</text:p>
          </table:table-cell>
          <table:table-cell table:formula="of:=[.H130]" office:value-type="float" office:value="530" calcext:value-type="float">
            <text:p>530</text:p>
          </table:table-cell>
          <table:table-cell table:formula="of:=[.M130]-[.L130]" office:value-type="float" office:value="340" calcext:value-type="float">
            <text:p>340</text:p>
          </table:table-cell>
          <table:table-cell table:formula="of:=[.L130]/[.M130]" office:value-type="float" office:value="0.358490566037736" calcext:value-type="float">
            <text:p>0.358490566037736</text:p>
          </table:table-cell>
          <table:table-cell table:formula="of:=[.K130]/[.I130]" office:value-type="float" office:value="0.12284730195178" calcext:value-type="float">
            <text:p>0.12284730195178</text:p>
          </table:table-cell>
          <table:table-cell table:formula="of:=2038372-[.M130]-[.K130]-[.J130]" office:value-type="float" office:value="2036630" calcext:value-type="float">
            <text:p>2036630</text:p>
          </table:table-cell>
          <table:table-cell table:formula="of:=MAX([.N137];NORMINV(RAND();[.N137];0.25*[.N137]))" office:value-type="float" office:value="350.575908669838" calcext:value-type="float">
            <text:p>350.575908669838</text:p>
          </table:table-cell>
          <table:table-cell table:formula="of:=[.R130]+[.L130]" office:value-type="float" office:value="540.575908669838" calcext:value-type="float">
            <text:p>540.575908669838</text:p>
          </table:table-cell>
          <table:table-cell table:formula="of:=[.S130]-[.S129]" office:value-type="float" office:value="23.5759086698383" calcext:value-type="float">
            <text:p>23.5759086698383</text:p>
          </table:table-cell>
          <table:table-cell table:formula="of:=[.M130]-[.M129]" office:value-type="float" office:value="-1" calcext:value-type="float">
            <text:p>-1</text:p>
          </table:table-cell>
          <table:table-cell table:formula="of:=[.L130]-[.L129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8 00:00: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H130]+[.E131]" office:value-type="float" office:value="527" calcext:value-type="float">
            <text:p>527</text:p>
          </table:table-cell>
          <table:table-cell table:formula="of:=[.I130]+[.B131]" office:value-type="float" office:value="1782" calcext:value-type="float">
            <text:p>1782</text:p>
          </table:table-cell>
          <table:table-cell table:formula="of:=[.J130]+[.G131]" office:value-type="float" office:value="1035" calcext:value-type="float">
            <text:p>1035</text:p>
          </table:table-cell>
          <table:table-cell table:formula="of:=[.K130]+[.C131]" office:value-type="float" office:value="220" calcext:value-type="float">
            <text:p>220</text:p>
          </table:table-cell>
          <table:table-cell table:formula="of:=[.L130]+[.F131]" office:value-type="float" office:value="193" calcext:value-type="float">
            <text:p>193</text:p>
          </table:table-cell>
          <table:table-cell table:formula="of:=[.H131]" office:value-type="float" office:value="527" calcext:value-type="float">
            <text:p>527</text:p>
          </table:table-cell>
          <table:table-cell table:formula="of:=[.M131]-[.L131]" office:value-type="float" office:value="334" calcext:value-type="float">
            <text:p>334</text:p>
          </table:table-cell>
          <table:table-cell table:formula="of:=[.L131]/[.M131]" office:value-type="float" office:value="0.366223908918406" calcext:value-type="float">
            <text:p>0.366223908918406</text:p>
          </table:table-cell>
          <table:table-cell table:formula="of:=[.K131]/[.I131]" office:value-type="float" office:value="0.123456790123457" calcext:value-type="float">
            <text:p>0.123456790123457</text:p>
          </table:table-cell>
          <table:table-cell table:formula="of:=2038372-[.M131]-[.K131]-[.J131]" office:value-type="float" office:value="2036590" calcext:value-type="float">
            <text:p>2036590</text:p>
          </table:table-cell>
          <table:table-cell table:formula="of:=MAX([.N138];NORMINV(RAND();[.N138];0.25*[.N138]))" office:value-type="float" office:value="346" calcext:value-type="float">
            <text:p>346</text:p>
          </table:table-cell>
          <table:table-cell table:formula="of:=[.R131]+[.L131]" office:value-type="float" office:value="539" calcext:value-type="float">
            <text:p>539</text:p>
          </table:table-cell>
          <table:table-cell table:formula="of:=[.S131]-[.S130]" office:value-type="float" office:value="-1.57590866983833" calcext:value-type="float">
            <text:p>-1.57590866983833</text:p>
          </table:table-cell>
          <table:table-cell table:formula="of:=[.M131]-[.M130]" office:value-type="float" office:value="-3" calcext:value-type="float">
            <text:p>-3</text:p>
          </table:table-cell>
          <table:table-cell table:formula="of:=[.L131]-[.L130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19 00:00:0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table:formula="of:=[.H131]+[.E132]" office:value-type="float" office:value="519" calcext:value-type="float">
            <text:p>519</text:p>
          </table:table-cell>
          <table:table-cell table:formula="of:=[.I131]+[.B132]" office:value-type="float" office:value="1811" calcext:value-type="float">
            <text:p>1811</text:p>
          </table:table-cell>
          <table:table-cell table:formula="of:=[.J131]+[.G132]" office:value-type="float" office:value="1066" calcext:value-type="float">
            <text:p>1066</text:p>
          </table:table-cell>
          <table:table-cell table:formula="of:=[.K131]+[.C132]" office:value-type="float" office:value="226" calcext:value-type="float">
            <text:p>226</text:p>
          </table:table-cell>
          <table:table-cell table:formula="of:=[.L131]+[.F132]" office:value-type="float" office:value="190" calcext:value-type="float">
            <text:p>190</text:p>
          </table:table-cell>
          <table:table-cell table:formula="of:=[.H132]" office:value-type="float" office:value="519" calcext:value-type="float">
            <text:p>519</text:p>
          </table:table-cell>
          <table:table-cell table:formula="of:=[.M132]-[.L132]" office:value-type="float" office:value="329" calcext:value-type="float">
            <text:p>329</text:p>
          </table:table-cell>
          <table:table-cell table:formula="of:=[.L132]/[.M132]" office:value-type="float" office:value="0.366088631984586" calcext:value-type="float">
            <text:p>0.366088631984586</text:p>
          </table:table-cell>
          <table:table-cell table:formula="of:=[.K132]/[.I132]" office:value-type="float" office:value="0.124792932081723" calcext:value-type="float">
            <text:p>0.124792932081723</text:p>
          </table:table-cell>
          <table:table-cell table:formula="of:=2038372-[.M132]-[.K132]-[.J132]" office:value-type="float" office:value="2036561" calcext:value-type="float">
            <text:p>2036561</text:p>
          </table:table-cell>
          <table:table-cell table:formula="of:=MAX([.N139];NORMINV(RAND();[.N139];0.25*[.N139]))" office:value-type="float" office:value="431.162117665581" calcext:value-type="float">
            <text:p>431.162117665581</text:p>
          </table:table-cell>
          <table:table-cell table:formula="of:=[.R132]+[.L132]" office:value-type="float" office:value="621.162117665581" calcext:value-type="float">
            <text:p>621.162117665581</text:p>
          </table:table-cell>
          <table:table-cell table:formula="of:=[.S132]-[.S131]" office:value-type="float" office:value="82.1621176655811" calcext:value-type="float">
            <text:p>82.1621176655811</text:p>
          </table:table-cell>
          <table:table-cell table:formula="of:=[.M132]-[.M131]" office:value-type="float" office:value="-8" calcext:value-type="float">
            <text:p>-8</text:p>
          </table:table-cell>
          <table:table-cell table:formula="of:=[.L132]-[.L131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0 00:00: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table:formula="of:=[.H132]+[.E133]" office:value-type="float" office:value="523" calcext:value-type="float">
            <text:p>523</text:p>
          </table:table-cell>
          <table:table-cell table:formula="of:=[.I132]+[.B133]" office:value-type="float" office:value="1843" calcext:value-type="float">
            <text:p>1843</text:p>
          </table:table-cell>
          <table:table-cell table:formula="of:=[.J132]+[.G133]" office:value-type="float" office:value="1089" calcext:value-type="float">
            <text:p>1089</text:p>
          </table:table-cell>
          <table:table-cell table:formula="of:=[.K132]+[.C133]" office:value-type="float" office:value="231" calcext:value-type="float">
            <text:p>231</text:p>
          </table:table-cell>
          <table:table-cell table:formula="of:=[.L132]+[.F133]" office:value-type="float" office:value="187" calcext:value-type="float">
            <text:p>187</text:p>
          </table:table-cell>
          <table:table-cell table:formula="of:=[.H133]" office:value-type="float" office:value="523" calcext:value-type="float">
            <text:p>523</text:p>
          </table:table-cell>
          <table:table-cell table:formula="of:=[.M133]-[.L133]" office:value-type="float" office:value="336" calcext:value-type="float">
            <text:p>336</text:p>
          </table:table-cell>
          <table:table-cell table:formula="of:=[.L133]/[.M133]" office:value-type="float" office:value="0.35755258126195" calcext:value-type="float">
            <text:p>0.35755258126195</text:p>
          </table:table-cell>
          <table:table-cell table:formula="of:=[.K133]/[.I133]" office:value-type="float" office:value="0.125339120998372" calcext:value-type="float">
            <text:p>0.125339120998372</text:p>
          </table:table-cell>
          <table:table-cell table:formula="of:=2038372-[.M133]-[.K133]-[.J133]" office:value-type="float" office:value="2036529" calcext:value-type="float">
            <text:p>2036529</text:p>
          </table:table-cell>
          <table:table-cell table:formula="of:=MAX([.N140];NORMINV(RAND();[.N140];0.25*[.N140]))" office:value-type="float" office:value="400.583769394117" calcext:value-type="float">
            <text:p>400.583769394117</text:p>
          </table:table-cell>
          <table:table-cell table:formula="of:=[.R133]+[.L133]" office:value-type="float" office:value="587.583769394117" calcext:value-type="float">
            <text:p>587.583769394117</text:p>
          </table:table-cell>
          <table:table-cell table:formula="of:=[.S133]-[.S132]" office:value-type="float" office:value="-33.5783482714645" calcext:value-type="float">
            <text:p>-33.5783482714645</text:p>
          </table:table-cell>
          <table:table-cell table:formula="of:=[.M133]-[.M132]" office:value-type="float" office:value="4" calcext:value-type="float">
            <text:p>4</text:p>
          </table:table-cell>
          <table:table-cell table:formula="of:=[.L133]-[.L132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1 00:00: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table:formula="of:=[.H133]+[.E134]" office:value-type="float" office:value="515" calcext:value-type="float">
            <text:p>515</text:p>
          </table:table-cell>
          <table:table-cell table:formula="of:=[.I133]+[.B134]" office:value-type="float" office:value="1859" calcext:value-type="float">
            <text:p>1859</text:p>
          </table:table-cell>
          <table:table-cell table:formula="of:=[.J133]+[.G134]" office:value-type="float" office:value="1110" calcext:value-type="float">
            <text:p>1110</text:p>
          </table:table-cell>
          <table:table-cell table:formula="of:=[.K133]+[.C134]" office:value-type="float" office:value="234" calcext:value-type="float">
            <text:p>234</text:p>
          </table:table-cell>
          <table:table-cell table:formula="of:=[.L133]+[.F134]" office:value-type="float" office:value="182" calcext:value-type="float">
            <text:p>182</text:p>
          </table:table-cell>
          <table:table-cell table:formula="of:=[.H134]" office:value-type="float" office:value="515" calcext:value-type="float">
            <text:p>515</text:p>
          </table:table-cell>
          <table:table-cell table:formula="of:=[.M134]-[.L134]" office:value-type="float" office:value="333" calcext:value-type="float">
            <text:p>333</text:p>
          </table:table-cell>
          <table:table-cell table:formula="of:=[.L134]/[.M134]" office:value-type="float" office:value="0.353398058252427" calcext:value-type="float">
            <text:p>0.353398058252427</text:p>
          </table:table-cell>
          <table:table-cell table:formula="of:=[.K134]/[.I134]" office:value-type="float" office:value="0.125874125874126" calcext:value-type="float">
            <text:p>0.125874125874126</text:p>
          </table:table-cell>
          <table:table-cell table:formula="of:=2038372-[.M134]-[.K134]-[.J134]" office:value-type="float" office:value="2036513" calcext:value-type="float">
            <text:p>2036513</text:p>
          </table:table-cell>
          <table:table-cell table:formula="of:=MAX([.N141];NORMINV(RAND();[.N141];0.25*[.N141]))" office:value-type="float" office:value="349" calcext:value-type="float">
            <text:p>349</text:p>
          </table:table-cell>
          <table:table-cell table:formula="of:=[.R134]+[.L134]" office:value-type="float" office:value="531" calcext:value-type="float">
            <text:p>531</text:p>
          </table:table-cell>
          <table:table-cell table:formula="of:=[.S134]-[.S133]" office:value-type="float" office:value="-56.5837693941166" calcext:value-type="float">
            <text:p>-56.5837693941166</text:p>
          </table:table-cell>
          <table:table-cell table:formula="of:=[.M134]-[.M133]" office:value-type="float" office:value="-8" calcext:value-type="float">
            <text:p>-8</text:p>
          </table:table-cell>
          <table:table-cell table:formula="of:=[.L134]-[.L133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2 00:00:0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[.H134]+[.E135]" office:value-type="float" office:value="514" calcext:value-type="float">
            <text:p>514</text:p>
          </table:table-cell>
          <table:table-cell table:formula="of:=[.I134]+[.B135]" office:value-type="float" office:value="1910" calcext:value-type="float">
            <text:p>1910</text:p>
          </table:table-cell>
          <table:table-cell table:formula="of:=[.J134]+[.G135]" office:value-type="float" office:value="1157" calcext:value-type="float">
            <text:p>1157</text:p>
          </table:table-cell>
          <table:table-cell table:formula="of:=[.K134]+[.C135]" office:value-type="float" office:value="239" calcext:value-type="float">
            <text:p>239</text:p>
          </table:table-cell>
          <table:table-cell table:formula="of:=[.L134]+[.F135]" office:value-type="float" office:value="186" calcext:value-type="float">
            <text:p>186</text:p>
          </table:table-cell>
          <table:table-cell table:formula="of:=[.H135]" office:value-type="float" office:value="514" calcext:value-type="float">
            <text:p>514</text:p>
          </table:table-cell>
          <table:table-cell table:formula="of:=[.M135]-[.L135]" office:value-type="float" office:value="328" calcext:value-type="float">
            <text:p>328</text:p>
          </table:table-cell>
          <table:table-cell table:formula="of:=[.L135]/[.M135]" office:value-type="float" office:value="0.361867704280156" calcext:value-type="float">
            <text:p>0.361867704280156</text:p>
          </table:table-cell>
          <table:table-cell table:formula="of:=[.K135]/[.I135]" office:value-type="float" office:value="0.125130890052356" calcext:value-type="float">
            <text:p>0.125130890052356</text:p>
          </table:table-cell>
          <table:table-cell table:formula="of:=2038372-[.M135]-[.K135]-[.J135]" office:value-type="float" office:value="2036462" calcext:value-type="float">
            <text:p>2036462</text:p>
          </table:table-cell>
          <table:table-cell table:formula="of:=MAX([.N142];NORMINV(RAND();[.N142];0.25*[.N142]))" office:value-type="float" office:value="356" calcext:value-type="float">
            <text:p>356</text:p>
          </table:table-cell>
          <table:table-cell table:formula="of:=[.R135]+[.L135]" office:value-type="float" office:value="542" calcext:value-type="float">
            <text:p>542</text:p>
          </table:table-cell>
          <table:table-cell table:formula="of:=[.S135]-[.S134]" office:value-type="float" office:value="11" calcext:value-type="float">
            <text:p>11</text:p>
          </table:table-cell>
          <table:table-cell table:formula="of:=[.M135]-[.M134]" office:value-type="float" office:value="-1" calcext:value-type="float">
            <text:p>-1</text:p>
          </table:table-cell>
          <table:table-cell table:formula="of:=[.L135]-[.L134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3 00:00: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37" calcext:value-type="float">
            <text:p>37</text:p>
          </table:table-cell>
          <table:table-cell table:formula="of:=[.H135]+[.E136]" office:value-type="float" office:value="512" calcext:value-type="float">
            <text:p>512</text:p>
          </table:table-cell>
          <table:table-cell table:formula="of:=[.I135]+[.B136]" office:value-type="float" office:value="1950" calcext:value-type="float">
            <text:p>1950</text:p>
          </table:table-cell>
          <table:table-cell table:formula="of:=[.J135]+[.G136]" office:value-type="float" office:value="1194" calcext:value-type="float">
            <text:p>1194</text:p>
          </table:table-cell>
          <table:table-cell table:formula="of:=[.K135]+[.C136]" office:value-type="float" office:value="244" calcext:value-type="float">
            <text:p>244</text:p>
          </table:table-cell>
          <table:table-cell table:formula="of:=[.L135]+[.F136]" office:value-type="float" office:value="182" calcext:value-type="float">
            <text:p>182</text:p>
          </table:table-cell>
          <table:table-cell table:formula="of:=[.H136]" office:value-type="float" office:value="512" calcext:value-type="float">
            <text:p>512</text:p>
          </table:table-cell>
          <table:table-cell table:formula="of:=[.M136]-[.L136]" office:value-type="float" office:value="330" calcext:value-type="float">
            <text:p>330</text:p>
          </table:table-cell>
          <table:table-cell table:formula="of:=[.L136]/[.M136]" office:value-type="float" office:value="0.35546875" calcext:value-type="float">
            <text:p>0.35546875</text:p>
          </table:table-cell>
          <table:table-cell table:formula="of:=[.K136]/[.I136]" office:value-type="float" office:value="0.125128205128205" calcext:value-type="float">
            <text:p>0.125128205128205</text:p>
          </table:table-cell>
          <table:table-cell table:formula="of:=2038372-[.M136]-[.K136]-[.J136]" office:value-type="float" office:value="2036422" calcext:value-type="float">
            <text:p>2036422</text:p>
          </table:table-cell>
          <table:table-cell table:formula="of:=MAX([.N143];NORMINV(RAND();[.N143];0.25*[.N143]))" office:value-type="float" office:value="394.746042223889" calcext:value-type="float">
            <text:p>394.746042223889</text:p>
          </table:table-cell>
          <table:table-cell table:formula="of:=[.R136]+[.L136]" office:value-type="float" office:value="576.746042223889" calcext:value-type="float">
            <text:p>576.746042223889</text:p>
          </table:table-cell>
          <table:table-cell table:formula="of:=[.S136]-[.S135]" office:value-type="float" office:value="34.7460422238893" calcext:value-type="float">
            <text:p>34.7460422238893</text:p>
          </table:table-cell>
          <table:table-cell table:formula="of:=[.M136]-[.M135]" office:value-type="float" office:value="-2" calcext:value-type="float">
            <text:p>-2</text:p>
          </table:table-cell>
          <table:table-cell table:formula="of:=[.L136]-[.L135]" office:value-type="float" office:value="-4" calcext:value-type="float">
            <text:p>-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4 00:00:0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table:formula="of:=[.H136]+[.E137]" office:value-type="float" office:value="520" calcext:value-type="float">
            <text:p>520</text:p>
          </table:table-cell>
          <table:table-cell table:formula="of:=[.I136]+[.B137]" office:value-type="float" office:value="1992" calcext:value-type="float">
            <text:p>1992</text:p>
          </table:table-cell>
          <table:table-cell table:formula="of:=[.J136]+[.G137]" office:value-type="float" office:value="1225" calcext:value-type="float">
            <text:p>1225</text:p>
          </table:table-cell>
          <table:table-cell table:formula="of:=[.K136]+[.C137]" office:value-type="float" office:value="247" calcext:value-type="float">
            <text:p>247</text:p>
          </table:table-cell>
          <table:table-cell table:formula="of:=[.L136]+[.F137]" office:value-type="float" office:value="180" calcext:value-type="float">
            <text:p>180</text:p>
          </table:table-cell>
          <table:table-cell table:formula="of:=[.H137]" office:value-type="float" office:value="520" calcext:value-type="float">
            <text:p>520</text:p>
          </table:table-cell>
          <table:table-cell table:formula="of:=[.M137]-[.L137]" office:value-type="float" office:value="340" calcext:value-type="float">
            <text:p>340</text:p>
          </table:table-cell>
          <table:table-cell table:formula="of:=[.L137]/[.M137]" office:value-type="float" office:value="0.346153846153846" calcext:value-type="float">
            <text:p>0.346153846153846</text:p>
          </table:table-cell>
          <table:table-cell table:formula="of:=[.K137]/[.I137]" office:value-type="float" office:value="0.123995983935743" calcext:value-type="float">
            <text:p>0.123995983935743</text:p>
          </table:table-cell>
          <table:table-cell table:formula="of:=2038372-[.M137]-[.K137]-[.J137]" office:value-type="float" office:value="2036380" calcext:value-type="float">
            <text:p>2036380</text:p>
          </table:table-cell>
          <table:table-cell table:formula="of:=MAX([.N144];NORMINV(RAND();[.N144];0.25*[.N144]))" office:value-type="float" office:value="455.127963361799" calcext:value-type="float">
            <text:p>455.127963361799</text:p>
          </table:table-cell>
          <table:table-cell table:formula="of:=[.R137]+[.L137]" office:value-type="float" office:value="635.127963361799" calcext:value-type="float">
            <text:p>635.127963361799</text:p>
          </table:table-cell>
          <table:table-cell table:formula="of:=[.S137]-[.S136]" office:value-type="float" office:value="58.3819211379094" calcext:value-type="float">
            <text:p>58.3819211379094</text:p>
          </table:table-cell>
          <table:table-cell table:formula="of:=[.M137]-[.M136]" office:value-type="float" office:value="8" calcext:value-type="float">
            <text:p>8</text:p>
          </table:table-cell>
          <table:table-cell table:formula="of:=[.L137]-[.L136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5 00:00:0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137]+[.E138]" office:value-type="float" office:value="526" calcext:value-type="float">
            <text:p>526</text:p>
          </table:table-cell>
          <table:table-cell table:formula="of:=[.I137]+[.B138]" office:value-type="float" office:value="2031" calcext:value-type="float">
            <text:p>2031</text:p>
          </table:table-cell>
          <table:table-cell table:formula="of:=[.J137]+[.G138]" office:value-type="float" office:value="1255" calcext:value-type="float">
            <text:p>1255</text:p>
          </table:table-cell>
          <table:table-cell table:formula="of:=[.K137]+[.C138]" office:value-type="float" office:value="250" calcext:value-type="float">
            <text:p>250</text:p>
          </table:table-cell>
          <table:table-cell table:formula="of:=[.L137]+[.F138]" office:value-type="float" office:value="180" calcext:value-type="float">
            <text:p>180</text:p>
          </table:table-cell>
          <table:table-cell table:formula="of:=[.H138]" office:value-type="float" office:value="526" calcext:value-type="float">
            <text:p>526</text:p>
          </table:table-cell>
          <table:table-cell table:formula="of:=[.M138]-[.L138]" office:value-type="float" office:value="346" calcext:value-type="float">
            <text:p>346</text:p>
          </table:table-cell>
          <table:table-cell table:formula="of:=[.L138]/[.M138]" office:value-type="float" office:value="0.342205323193916" calcext:value-type="float">
            <text:p>0.342205323193916</text:p>
          </table:table-cell>
          <table:table-cell table:formula="of:=[.K138]/[.I138]" office:value-type="float" office:value="0.123092072870507" calcext:value-type="float">
            <text:p>0.123092072870507</text:p>
          </table:table-cell>
          <table:table-cell table:formula="of:=2038372-[.M138]-[.K138]-[.J138]" office:value-type="float" office:value="2036341" calcext:value-type="float">
            <text:p>2036341</text:p>
          </table:table-cell>
          <table:table-cell table:formula="of:=MAX([.N145];NORMINV(RAND();[.N145];0.25*[.N145]))" office:value-type="float" office:value="405.680374875698" calcext:value-type="float">
            <text:p>405.680374875698</text:p>
          </table:table-cell>
          <table:table-cell table:formula="of:=[.R138]+[.L138]" office:value-type="float" office:value="585.680374875698" calcext:value-type="float">
            <text:p>585.680374875698</text:p>
          </table:table-cell>
          <table:table-cell table:formula="of:=[.S138]-[.S137]" office:value-type="float" office:value="-49.4475884861008" calcext:value-type="float">
            <text:p>-49.4475884861008</text:p>
          </table:table-cell>
          <table:table-cell table:formula="of:=[.M138]-[.M137]" office:value-type="float" office:value="6" calcext:value-type="float">
            <text:p>6</text:p>
          </table:table-cell>
          <table:table-cell table:formula="of:=[.L138]-[.L13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6 00:00: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formula="of:=[.H138]+[.E139]" office:value-type="float" office:value="529" calcext:value-type="float">
            <text:p>529</text:p>
          </table:table-cell>
          <table:table-cell table:formula="of:=[.I138]+[.B139]" office:value-type="float" office:value="2075" calcext:value-type="float">
            <text:p>2075</text:p>
          </table:table-cell>
          <table:table-cell table:formula="of:=[.J138]+[.G139]" office:value-type="float" office:value="1291" calcext:value-type="float">
            <text:p>1291</text:p>
          </table:table-cell>
          <table:table-cell table:formula="of:=[.K138]+[.C139]" office:value-type="float" office:value="255" calcext:value-type="float">
            <text:p>255</text:p>
          </table:table-cell>
          <table:table-cell table:formula="of:=[.L138]+[.F139]" office:value-type="float" office:value="179" calcext:value-type="float">
            <text:p>179</text:p>
          </table:table-cell>
          <table:table-cell table:formula="of:=[.H139]" office:value-type="float" office:value="529" calcext:value-type="float">
            <text:p>529</text:p>
          </table:table-cell>
          <table:table-cell table:formula="of:=[.M139]-[.L139]" office:value-type="float" office:value="350" calcext:value-type="float">
            <text:p>350</text:p>
          </table:table-cell>
          <table:table-cell table:formula="of:=[.L139]/[.M139]" office:value-type="float" office:value="0.338374291115312" calcext:value-type="float">
            <text:p>0.338374291115312</text:p>
          </table:table-cell>
          <table:table-cell table:formula="of:=[.K139]/[.I139]" office:value-type="float" office:value="0.12289156626506" calcext:value-type="float">
            <text:p>0.12289156626506</text:p>
          </table:table-cell>
          <table:table-cell table:formula="of:=2038372-[.M139]-[.K139]-[.J139]" office:value-type="float" office:value="2036297" calcext:value-type="float">
            <text:p>2036297</text:p>
          </table:table-cell>
          <table:table-cell table:formula="of:=MAX([.N146];NORMINV(RAND();[.N146];0.25*[.N146]))" office:value-type="float" office:value="368" calcext:value-type="float">
            <text:p>368</text:p>
          </table:table-cell>
          <table:table-cell table:formula="of:=[.R139]+[.L139]" office:value-type="float" office:value="547" calcext:value-type="float">
            <text:p>547</text:p>
          </table:table-cell>
          <table:table-cell table:formula="of:=[.S139]-[.S138]" office:value-type="float" office:value="-38.6803748756979" calcext:value-type="float">
            <text:p>-38.6803748756979</text:p>
          </table:table-cell>
          <table:table-cell table:formula="of:=[.M139]-[.M138]" office:value-type="float" office:value="3" calcext:value-type="float">
            <text:p>3</text:p>
          </table:table-cell>
          <table:table-cell table:formula="of:=[.L139]-[.L138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7 00:00:0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table:formula="of:=[.H139]+[.E140]" office:value-type="float" office:value="516" calcext:value-type="float">
            <text:p>516</text:p>
          </table:table-cell>
          <table:table-cell table:formula="of:=[.I139]+[.B140]" office:value-type="float" office:value="2099" calcext:value-type="float">
            <text:p>2099</text:p>
          </table:table-cell>
          <table:table-cell table:formula="of:=[.J139]+[.G140]" office:value-type="float" office:value="1319" calcext:value-type="float">
            <text:p>1319</text:p>
          </table:table-cell>
          <table:table-cell table:formula="of:=[.K139]+[.C140]" office:value-type="float" office:value="264" calcext:value-type="float">
            <text:p>264</text:p>
          </table:table-cell>
          <table:table-cell table:formula="of:=[.L139]+[.F140]" office:value-type="float" office:value="169" calcext:value-type="float">
            <text:p>169</text:p>
          </table:table-cell>
          <table:table-cell table:formula="of:=[.H140]" office:value-type="float" office:value="516" calcext:value-type="float">
            <text:p>516</text:p>
          </table:table-cell>
          <table:table-cell table:formula="of:=[.M140]-[.L140]" office:value-type="float" office:value="347" calcext:value-type="float">
            <text:p>347</text:p>
          </table:table-cell>
          <table:table-cell table:formula="of:=[.L140]/[.M140]" office:value-type="float" office:value="0.327519379844961" calcext:value-type="float">
            <text:p>0.327519379844961</text:p>
          </table:table-cell>
          <table:table-cell table:formula="of:=[.K140]/[.I140]" office:value-type="float" office:value="0.125774178180086" calcext:value-type="float">
            <text:p>0.125774178180086</text:p>
          </table:table-cell>
          <table:table-cell table:formula="of:=2038372-[.M140]-[.K140]-[.J140]" office:value-type="float" office:value="2036273" calcext:value-type="float">
            <text:p>2036273</text:p>
          </table:table-cell>
          <table:table-cell table:formula="of:=MAX([.N147];NORMINV(RAND();[.N147];0.25*[.N147]))" office:value-type="float" office:value="419.783731311397" calcext:value-type="float">
            <text:p>419.783731311397</text:p>
          </table:table-cell>
          <table:table-cell table:formula="of:=[.R140]+[.L140]" office:value-type="float" office:value="588.783731311397" calcext:value-type="float">
            <text:p>588.783731311397</text:p>
          </table:table-cell>
          <table:table-cell table:formula="of:=[.S140]-[.S139]" office:value-type="float" office:value="41.7837313113973" calcext:value-type="float">
            <text:p>41.7837313113973</text:p>
          </table:table-cell>
          <table:table-cell table:formula="of:=[.M140]-[.M139]" office:value-type="float" office:value="-13" calcext:value-type="float">
            <text:p>-13</text:p>
          </table:table-cell>
          <table:table-cell table:formula="of:=[.L140]-[.L139]" office:value-type="float" office:value="-10" calcext:value-type="float">
            <text:p>-1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8 00:00:0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H140]+[.E141]" office:value-type="float" office:value="518" calcext:value-type="float">
            <text:p>518</text:p>
          </table:table-cell>
          <table:table-cell table:formula="of:=[.I140]+[.B141]" office:value-type="float" office:value="2120" calcext:value-type="float">
            <text:p>2120</text:p>
          </table:table-cell>
          <table:table-cell table:formula="of:=[.J140]+[.G141]" office:value-type="float" office:value="1333" calcext:value-type="float">
            <text:p>1333</text:p>
          </table:table-cell>
          <table:table-cell table:formula="of:=[.K140]+[.C141]" office:value-type="float" office:value="269" calcext:value-type="float">
            <text:p>269</text:p>
          </table:table-cell>
          <table:table-cell table:formula="of:=[.L140]+[.F141]" office:value-type="float" office:value="169" calcext:value-type="float">
            <text:p>169</text:p>
          </table:table-cell>
          <table:table-cell table:formula="of:=[.H141]" office:value-type="float" office:value="518" calcext:value-type="float">
            <text:p>518</text:p>
          </table:table-cell>
          <table:table-cell table:formula="of:=[.M141]-[.L141]" office:value-type="float" office:value="349" calcext:value-type="float">
            <text:p>349</text:p>
          </table:table-cell>
          <table:table-cell table:formula="of:=[.L141]/[.M141]" office:value-type="float" office:value="0.326254826254826" calcext:value-type="float">
            <text:p>0.326254826254826</text:p>
          </table:table-cell>
          <table:table-cell table:formula="of:=[.K141]/[.I141]" office:value-type="float" office:value="0.12688679245283" calcext:value-type="float">
            <text:p>0.12688679245283</text:p>
          </table:table-cell>
          <table:table-cell table:formula="of:=2038372-[.M141]-[.K141]-[.J141]" office:value-type="float" office:value="2036252" calcext:value-type="float">
            <text:p>2036252</text:p>
          </table:table-cell>
          <table:table-cell table:formula="of:=MAX([.N148];NORMINV(RAND();[.N148];0.25*[.N148]))" office:value-type="float" office:value="368" calcext:value-type="float">
            <text:p>368</text:p>
          </table:table-cell>
          <table:table-cell table:formula="of:=[.R141]+[.L141]" office:value-type="float" office:value="537" calcext:value-type="float">
            <text:p>537</text:p>
          </table:table-cell>
          <table:table-cell table:formula="of:=[.S141]-[.S140]" office:value-type="float" office:value="-51.7837313113973" calcext:value-type="float">
            <text:p>-51.7837313113973</text:p>
          </table:table-cell>
          <table:table-cell table:formula="of:=[.M141]-[.M140]" office:value-type="float" office:value="2" calcext:value-type="float">
            <text:p>2</text:p>
          </table:table-cell>
          <table:table-cell table:formula="of:=[.L141]-[.L14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29 00:00:0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formula="of:=[.H141]+[.E142]" office:value-type="float" office:value="524" calcext:value-type="float">
            <text:p>524</text:p>
          </table:table-cell>
          <table:table-cell table:formula="of:=[.I141]+[.B142]" office:value-type="float" office:value="2180" calcext:value-type="float">
            <text:p>2180</text:p>
          </table:table-cell>
          <table:table-cell table:formula="of:=[.J141]+[.G142]" office:value-type="float" office:value="1381" calcext:value-type="float">
            <text:p>1381</text:p>
          </table:table-cell>
          <table:table-cell table:formula="of:=[.K141]+[.C142]" office:value-type="float" office:value="275" calcext:value-type="float">
            <text:p>275</text:p>
          </table:table-cell>
          <table:table-cell table:formula="of:=[.L141]+[.F142]" office:value-type="float" office:value="168" calcext:value-type="float">
            <text:p>168</text:p>
          </table:table-cell>
          <table:table-cell table:formula="of:=[.H142]" office:value-type="float" office:value="524" calcext:value-type="float">
            <text:p>524</text:p>
          </table:table-cell>
          <table:table-cell table:formula="of:=[.M142]-[.L142]" office:value-type="float" office:value="356" calcext:value-type="float">
            <text:p>356</text:p>
          </table:table-cell>
          <table:table-cell table:formula="of:=[.L142]/[.M142]" office:value-type="float" office:value="0.320610687022901" calcext:value-type="float">
            <text:p>0.320610687022901</text:p>
          </table:table-cell>
          <table:table-cell table:formula="of:=[.K142]/[.I142]" office:value-type="float" office:value="0.126146788990826" calcext:value-type="float">
            <text:p>0.126146788990826</text:p>
          </table:table-cell>
          <table:table-cell table:formula="of:=2038372-[.M142]-[.K142]-[.J142]" office:value-type="float" office:value="2036192" calcext:value-type="float">
            <text:p>2036192</text:p>
          </table:table-cell>
          <table:table-cell table:formula="of:=MAX([.N149];NORMINV(RAND();[.N149];0.25*[.N149]))" office:value-type="float" office:value="469.02455868805" calcext:value-type="float">
            <text:p>469.02455868805</text:p>
          </table:table-cell>
          <table:table-cell table:formula="of:=[.R142]+[.L142]" office:value-type="float" office:value="637.02455868805" calcext:value-type="float">
            <text:p>637.02455868805</text:p>
          </table:table-cell>
          <table:table-cell table:formula="of:=[.S142]-[.S141]" office:value-type="float" office:value="100.02455868805" calcext:value-type="float">
            <text:p>100.02455868805</text:p>
          </table:table-cell>
          <table:table-cell table:formula="of:=[.M142]-[.M141]" office:value-type="float" office:value="6" calcext:value-type="float">
            <text:p>6</text:p>
          </table:table-cell>
          <table:table-cell table:formula="of:=[.L142]-[.L141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6-30 00:00:0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H142]+[.E143]" office:value-type="float" office:value="530" calcext:value-type="float">
            <text:p>530</text:p>
          </table:table-cell>
          <table:table-cell table:formula="of:=[.I142]+[.B143]" office:value-type="float" office:value="2229" calcext:value-type="float">
            <text:p>2229</text:p>
          </table:table-cell>
          <table:table-cell table:formula="of:=[.J142]+[.G143]" office:value-type="float" office:value="1419" calcext:value-type="float">
            <text:p>1419</text:p>
          </table:table-cell>
          <table:table-cell table:formula="of:=[.K142]+[.C143]" office:value-type="float" office:value="280" calcext:value-type="float">
            <text:p>280</text:p>
          </table:table-cell>
          <table:table-cell table:formula="of:=[.L142]+[.F143]" office:value-type="float" office:value="180" calcext:value-type="float">
            <text:p>180</text:p>
          </table:table-cell>
          <table:table-cell table:formula="of:=[.H143]" office:value-type="float" office:value="530" calcext:value-type="float">
            <text:p>530</text:p>
          </table:table-cell>
          <table:table-cell table:formula="of:=[.M143]-[.L143]" office:value-type="float" office:value="350" calcext:value-type="float">
            <text:p>350</text:p>
          </table:table-cell>
          <table:table-cell table:formula="of:=[.L143]/[.M143]" office:value-type="float" office:value="0.339622641509434" calcext:value-type="float">
            <text:p>0.339622641509434</text:p>
          </table:table-cell>
          <table:table-cell table:formula="of:=[.K143]/[.I143]" office:value-type="float" office:value="0.12561686855092" calcext:value-type="float">
            <text:p>0.12561686855092</text:p>
          </table:table-cell>
          <table:table-cell table:formula="of:=2038372-[.M143]-[.K143]-[.J143]" office:value-type="float" office:value="2036143" calcext:value-type="float">
            <text:p>2036143</text:p>
          </table:table-cell>
          <table:table-cell table:formula="of:=MAX([.N150];NORMINV(RAND();[.N150];0.25*[.N150]))" office:value-type="float" office:value="404" calcext:value-type="float">
            <text:p>404</text:p>
          </table:table-cell>
          <table:table-cell table:formula="of:=[.R143]+[.L143]" office:value-type="float" office:value="584" calcext:value-type="float">
            <text:p>584</text:p>
          </table:table-cell>
          <table:table-cell table:formula="of:=[.S143]-[.S142]" office:value-type="float" office:value="-53.0245586880499" calcext:value-type="float">
            <text:p>-53.0245586880499</text:p>
          </table:table-cell>
          <table:table-cell table:formula="of:=[.M143]-[.M142]" office:value-type="float" office:value="6" calcext:value-type="float">
            <text:p>6</text:p>
          </table:table-cell>
          <table:table-cell table:formula="of:=[.L143]-[.L142]" office:value-type="float" office:value="12" calcext:value-type="float">
            <text:p>1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01 00:00:0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H143]+[.E144]" office:value-type="float" office:value="540" calcext:value-type="float">
            <text:p>540</text:p>
          </table:table-cell>
          <table:table-cell table:formula="of:=[.I143]+[.B144]" office:value-type="float" office:value="2282" calcext:value-type="float">
            <text:p>2282</text:p>
          </table:table-cell>
          <table:table-cell table:formula="of:=[.J143]+[.G144]" office:value-type="float" office:value="1456" calcext:value-type="float">
            <text:p>1456</text:p>
          </table:table-cell>
          <table:table-cell table:formula="of:=[.K143]+[.C144]" office:value-type="float" office:value="286" calcext:value-type="float">
            <text:p>286</text:p>
          </table:table-cell>
          <table:table-cell table:formula="of:=[.L143]+[.F144]" office:value-type="float" office:value="188" calcext:value-type="float">
            <text:p>188</text:p>
          </table:table-cell>
          <table:table-cell table:formula="of:=[.H144]" office:value-type="float" office:value="540" calcext:value-type="float">
            <text:p>540</text:p>
          </table:table-cell>
          <table:table-cell table:formula="of:=[.M144]-[.L144]" office:value-type="float" office:value="352" calcext:value-type="float">
            <text:p>352</text:p>
          </table:table-cell>
          <table:table-cell table:formula="of:=[.L144]/[.M144]" office:value-type="float" office:value="0.348148148148148" calcext:value-type="float">
            <text:p>0.348148148148148</text:p>
          </table:table-cell>
          <table:table-cell table:formula="of:=[.K144]/[.I144]" office:value-type="float" office:value="0.12532865907099" calcext:value-type="float">
            <text:p>0.12532865907099</text:p>
          </table:table-cell>
          <table:table-cell table:formula="of:=2038372-[.M144]-[.K144]-[.J144]" office:value-type="float" office:value="2036090" calcext:value-type="float">
            <text:p>2036090</text:p>
          </table:table-cell>
          <table:table-cell table:formula="of:=MAX([.N151];NORMINV(RAND();[.N151];0.25*[.N151]))" office:value-type="float" office:value="418" calcext:value-type="float">
            <text:p>418</text:p>
          </table:table-cell>
          <table:table-cell table:formula="of:=[.R144]+[.L144]" office:value-type="float" office:value="606" calcext:value-type="float">
            <text:p>606</text:p>
          </table:table-cell>
          <table:table-cell table:formula="of:=[.S144]-[.S143]" office:value-type="float" office:value="22" calcext:value-type="float">
            <text:p>22</text:p>
          </table:table-cell>
          <table:table-cell table:formula="of:=[.M144]-[.M143]" office:value-type="float" office:value="10" calcext:value-type="float">
            <text:p>10</text:p>
          </table:table-cell>
          <table:table-cell table:formula="of:=[.L144]-[.L143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02 00:00: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H144]+[.E145]" office:value-type="float" office:value="559" calcext:value-type="float">
            <text:p>559</text:p>
          </table:table-cell>
          <table:table-cell table:formula="of:=[.I144]+[.B145]" office:value-type="float" office:value="2346" calcext:value-type="float">
            <text:p>2346</text:p>
          </table:table-cell>
          <table:table-cell table:formula="of:=[.J144]+[.G145]" office:value-type="float" office:value="1491" calcext:value-type="float">
            <text:p>1491</text:p>
          </table:table-cell>
          <table:table-cell table:formula="of:=[.K144]+[.C145]" office:value-type="float" office:value="296" calcext:value-type="float">
            <text:p>296</text:p>
          </table:table-cell>
          <table:table-cell table:formula="of:=[.L144]+[.F145]" office:value-type="float" office:value="189" calcext:value-type="float">
            <text:p>189</text:p>
          </table:table-cell>
          <table:table-cell table:formula="of:=[.H145]" office:value-type="float" office:value="559" calcext:value-type="float">
            <text:p>559</text:p>
          </table:table-cell>
          <table:table-cell table:formula="of:=[.M145]-[.L145]" office:value-type="float" office:value="370" calcext:value-type="float">
            <text:p>370</text:p>
          </table:table-cell>
          <table:table-cell table:formula="of:=[.L145]/[.M145]" office:value-type="float" office:value="0.338103756708408" calcext:value-type="float">
            <text:p>0.338103756708408</text:p>
          </table:table-cell>
          <table:table-cell table:formula="of:=[.K145]/[.I145]" office:value-type="float" office:value="0.12617220801364" calcext:value-type="float">
            <text:p>0.12617220801364</text:p>
          </table:table-cell>
          <table:table-cell table:formula="of:=2038372-[.M145]-[.K145]-[.J145]" office:value-type="float" office:value="2036026" calcext:value-type="float">
            <text:p>2036026</text:p>
          </table:table-cell>
          <table:table-cell table:formula="of:=MAX([.N152];NORMINV(RAND();[.N152];0.25*[.N152]))" office:value-type="float" office:value="450.817869781066" calcext:value-type="float">
            <text:p>450.817869781066</text:p>
          </table:table-cell>
          <table:table-cell table:formula="of:=[.R145]+[.L145]" office:value-type="float" office:value="639.817869781066" calcext:value-type="float">
            <text:p>639.817869781066</text:p>
          </table:table-cell>
          <table:table-cell table:formula="of:=[.S145]-[.S144]" office:value-type="float" office:value="33.8178697810657" calcext:value-type="float">
            <text:p>33.8178697810657</text:p>
          </table:table-cell>
          <table:table-cell table:formula="of:=[.M145]-[.M144]" office:value-type="float" office:value="19" calcext:value-type="float">
            <text:p>19</text:p>
          </table:table-cell>
          <table:table-cell table:formula="of:=[.L145]-[.L144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03 00:00: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H145]+[.E146]" office:value-type="float" office:value="561" calcext:value-type="float">
            <text:p>561</text:p>
          </table:table-cell>
          <table:table-cell table:formula="of:=[.I145]+[.B146]" office:value-type="float" office:value="2379" calcext:value-type="float">
            <text:p>2379</text:p>
          </table:table-cell>
          <table:table-cell table:formula="of:=[.J145]+[.G146]" office:value-type="float" office:value="1517" calcext:value-type="float">
            <text:p>1517</text:p>
          </table:table-cell>
          <table:table-cell table:formula="of:=[.K145]+[.C146]" office:value-type="float" office:value="301" calcext:value-type="float">
            <text:p>301</text:p>
          </table:table-cell>
          <table:table-cell table:formula="of:=[.L145]+[.F146]" office:value-type="float" office:value="193" calcext:value-type="float">
            <text:p>193</text:p>
          </table:table-cell>
          <table:table-cell table:formula="of:=[.H146]" office:value-type="float" office:value="561" calcext:value-type="float">
            <text:p>561</text:p>
          </table:table-cell>
          <table:table-cell table:formula="of:=[.M146]-[.L146]" office:value-type="float" office:value="368" calcext:value-type="float">
            <text:p>368</text:p>
          </table:table-cell>
          <table:table-cell table:formula="of:=[.L146]/[.M146]" office:value-type="float" office:value="0.344028520499109" calcext:value-type="float">
            <text:p>0.344028520499109</text:p>
          </table:table-cell>
          <table:table-cell table:formula="of:=[.K146]/[.I146]" office:value-type="float" office:value="0.126523749474569" calcext:value-type="float">
            <text:p>0.126523749474569</text:p>
          </table:table-cell>
          <table:table-cell table:formula="of:=2038372-[.M146]-[.K146]-[.J146]" office:value-type="float" office:value="2035993" calcext:value-type="float">
            <text:p>2035993</text:p>
          </table:table-cell>
          <table:table-cell table:formula="of:=MAX([.N153];NORMINV(RAND();[.N153];0.25*[.N153]))" office:value-type="float" office:value="550.857282379692" calcext:value-type="float">
            <text:p>550.857282379692</text:p>
          </table:table-cell>
          <table:table-cell table:formula="of:=[.R146]+[.L146]" office:value-type="float" office:value="743.857282379692" calcext:value-type="float">
            <text:p>743.857282379692</text:p>
          </table:table-cell>
          <table:table-cell table:formula="of:=[.S146]-[.S145]" office:value-type="float" office:value="104.039412598627" calcext:value-type="float">
            <text:p>104.039412598627</text:p>
          </table:table-cell>
          <table:table-cell table:formula="of:=[.M146]-[.M145]" office:value-type="float" office:value="2" calcext:value-type="float">
            <text:p>2</text:p>
          </table:table-cell>
          <table:table-cell table:formula="of:=[.L146]-[.L145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04 00:00: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table:formula="of:=[.H146]+[.E147]" office:value-type="float" office:value="548" calcext:value-type="float">
            <text:p>548</text:p>
          </table:table-cell>
          <table:table-cell table:formula="of:=[.I146]+[.B147]" office:value-type="float" office:value="2402" calcext:value-type="float">
            <text:p>2402</text:p>
          </table:table-cell>
          <table:table-cell table:formula="of:=[.J146]+[.G147]" office:value-type="float" office:value="1545" calcext:value-type="float">
            <text:p>1545</text:p>
          </table:table-cell>
          <table:table-cell table:formula="of:=[.K146]+[.C147]" office:value-type="float" office:value="309" calcext:value-type="float">
            <text:p>309</text:p>
          </table:table-cell>
          <table:table-cell table:formula="of:=[.L146]+[.F147]" office:value-type="float" office:value="185" calcext:value-type="float">
            <text:p>185</text:p>
          </table:table-cell>
          <table:table-cell table:formula="of:=[.H147]" office:value-type="float" office:value="548" calcext:value-type="float">
            <text:p>548</text:p>
          </table:table-cell>
          <table:table-cell table:formula="of:=[.M147]-[.L147]" office:value-type="float" office:value="363" calcext:value-type="float">
            <text:p>363</text:p>
          </table:table-cell>
          <table:table-cell table:formula="of:=[.L147]/[.M147]" office:value-type="float" office:value="0.337591240875912" calcext:value-type="float">
            <text:p>0.337591240875912</text:p>
          </table:table-cell>
          <table:table-cell table:formula="of:=[.K147]/[.I147]" office:value-type="float" office:value="0.128642797668609" calcext:value-type="float">
            <text:p>0.128642797668609</text:p>
          </table:table-cell>
          <table:table-cell table:formula="of:=2038372-[.M147]-[.K147]-[.J147]" office:value-type="float" office:value="2035970" calcext:value-type="float">
            <text:p>2035970</text:p>
          </table:table-cell>
          <table:table-cell table:formula="of:=MAX([.N154];NORMINV(RAND();[.N154];0.25*[.N154]))" office:value-type="float" office:value="467" calcext:value-type="float">
            <text:p>467</text:p>
          </table:table-cell>
          <table:table-cell table:formula="of:=[.R147]+[.L147]" office:value-type="float" office:value="652" calcext:value-type="float">
            <text:p>652</text:p>
          </table:table-cell>
          <table:table-cell table:formula="of:=[.S147]-[.S146]" office:value-type="float" office:value="-91.8572823796923" calcext:value-type="float">
            <text:p>-91.8572823796923</text:p>
          </table:table-cell>
          <table:table-cell table:formula="of:=[.M147]-[.M146]" office:value-type="float" office:value="-13" calcext:value-type="float">
            <text:p>-13</text:p>
          </table:table-cell>
          <table:table-cell table:formula="of:=[.L147]-[.L146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05 00:00: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H147]+[.E148]" office:value-type="float" office:value="558" calcext:value-type="float">
            <text:p>558</text:p>
          </table:table-cell>
          <table:table-cell table:formula="of:=[.I147]+[.B148]" office:value-type="float" office:value="2434" calcext:value-type="float">
            <text:p>2434</text:p>
          </table:table-cell>
          <table:table-cell table:formula="of:=[.J147]+[.G148]" office:value-type="float" office:value="1561" calcext:value-type="float">
            <text:p>1561</text:p>
          </table:table-cell>
          <table:table-cell table:formula="of:=[.K147]+[.C148]" office:value-type="float" office:value="315" calcext:value-type="float">
            <text:p>315</text:p>
          </table:table-cell>
          <table:table-cell table:formula="of:=[.L147]+[.F148]" office:value-type="float" office:value="190" calcext:value-type="float">
            <text:p>190</text:p>
          </table:table-cell>
          <table:table-cell table:formula="of:=[.H148]" office:value-type="float" office:value="558" calcext:value-type="float">
            <text:p>558</text:p>
          </table:table-cell>
          <table:table-cell table:formula="of:=[.M148]-[.L148]" office:value-type="float" office:value="368" calcext:value-type="float">
            <text:p>368</text:p>
          </table:table-cell>
          <table:table-cell table:formula="of:=[.L148]/[.M148]" office:value-type="float" office:value="0.340501792114695" calcext:value-type="float">
            <text:p>0.340501792114695</text:p>
          </table:table-cell>
          <table:table-cell table:formula="of:=[.K148]/[.I148]" office:value-type="float" office:value="0.129416598192276" calcext:value-type="float">
            <text:p>0.129416598192276</text:p>
          </table:table-cell>
          <table:table-cell table:formula="of:=2038372-[.M148]-[.K148]-[.J148]" office:value-type="float" office:value="2035938" calcext:value-type="float">
            <text:p>2035938</text:p>
          </table:table-cell>
          <table:table-cell table:formula="of:=MAX([.N155];NORMINV(RAND();[.N155];0.25*[.N155]))" office:value-type="float" office:value="537.202766046473" calcext:value-type="float">
            <text:p>537.202766046473</text:p>
          </table:table-cell>
          <table:table-cell table:formula="of:=[.R148]+[.L148]" office:value-type="float" office:value="727.202766046473" calcext:value-type="float">
            <text:p>727.202766046473</text:p>
          </table:table-cell>
          <table:table-cell table:formula="of:=[.S148]-[.S147]" office:value-type="float" office:value="75.2027660464731" calcext:value-type="float">
            <text:p>75.2027660464731</text:p>
          </table:table-cell>
          <table:table-cell table:formula="of:=[.M148]-[.M147]" office:value-type="float" office:value="10" calcext:value-type="float">
            <text:p>10</text:p>
          </table:table-cell>
          <table:table-cell table:formula="of:=[.L148]-[.L147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06 00:00:0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45" calcext:value-type="float">
            <text:p>45</text:p>
          </table:table-cell>
          <table:table-cell table:formula="of:=[.H148]+[.E149]" office:value-type="float" office:value="563" calcext:value-type="float">
            <text:p>563</text:p>
          </table:table-cell>
          <table:table-cell table:formula="of:=[.I148]+[.B149]" office:value-type="float" office:value="2489" calcext:value-type="float">
            <text:p>2489</text:p>
          </table:table-cell>
          <table:table-cell table:formula="of:=[.J148]+[.G149]" office:value-type="float" office:value="1606" calcext:value-type="float">
            <text:p>1606</text:p>
          </table:table-cell>
          <table:table-cell table:formula="of:=[.K148]+[.C149]" office:value-type="float" office:value="320" calcext:value-type="float">
            <text:p>320</text:p>
          </table:table-cell>
          <table:table-cell table:formula="of:=[.L148]+[.F149]" office:value-type="float" office:value="182" calcext:value-type="float">
            <text:p>182</text:p>
          </table:table-cell>
          <table:table-cell table:formula="of:=[.H149]" office:value-type="float" office:value="563" calcext:value-type="float">
            <text:p>563</text:p>
          </table:table-cell>
          <table:table-cell table:formula="of:=[.M149]-[.L149]" office:value-type="float" office:value="381" calcext:value-type="float">
            <text:p>381</text:p>
          </table:table-cell>
          <table:table-cell table:formula="of:=[.L149]/[.M149]" office:value-type="float" office:value="0.323268206039076" calcext:value-type="float">
            <text:p>0.323268206039076</text:p>
          </table:table-cell>
          <table:table-cell table:formula="of:=[.K149]/[.I149]" office:value-type="float" office:value="0.12856568903174" calcext:value-type="float">
            <text:p>0.12856568903174</text:p>
          </table:table-cell>
          <table:table-cell table:formula="of:=2038372-[.M149]-[.K149]-[.J149]" office:value-type="float" office:value="2035883" calcext:value-type="float">
            <text:p>2035883</text:p>
          </table:table-cell>
          <table:table-cell table:formula="of:=MAX([.N156];NORMINV(RAND();[.N156];0.25*[.N156]))" office:value-type="float" office:value="834.485783357603" calcext:value-type="float">
            <text:p>834.485783357603</text:p>
          </table:table-cell>
          <table:table-cell table:formula="of:=[.R149]+[.L149]" office:value-type="float" office:value="1016.4857833576" calcext:value-type="float">
            <text:p>1016.4857833576</text:p>
          </table:table-cell>
          <table:table-cell table:formula="of:=[.S149]-[.S148]" office:value-type="float" office:value="289.28301731113" calcext:value-type="float">
            <text:p>289.28301731113</text:p>
          </table:table-cell>
          <table:table-cell table:formula="of:=[.M149]-[.M148]" office:value-type="float" office:value="5" calcext:value-type="float">
            <text:p>5</text:p>
          </table:table-cell>
          <table:table-cell table:formula="of:=[.L149]-[.L148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07 00:00:0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H149]+[.E150]" office:value-type="float" office:value="597" calcext:value-type="float">
            <text:p>597</text:p>
          </table:table-cell>
          <table:table-cell table:formula="of:=[.I149]+[.B150]" office:value-type="float" office:value="2565" calcext:value-type="float">
            <text:p>2565</text:p>
          </table:table-cell>
          <table:table-cell table:formula="of:=[.J149]+[.G150]" office:value-type="float" office:value="1641" calcext:value-type="float">
            <text:p>1641</text:p>
          </table:table-cell>
          <table:table-cell table:formula="of:=[.K149]+[.C150]" office:value-type="float" office:value="327" calcext:value-type="float">
            <text:p>327</text:p>
          </table:table-cell>
          <table:table-cell table:formula="of:=[.L149]+[.F150]" office:value-type="float" office:value="193" calcext:value-type="float">
            <text:p>193</text:p>
          </table:table-cell>
          <table:table-cell table:formula="of:=[.H150]" office:value-type="float" office:value="597" calcext:value-type="float">
            <text:p>597</text:p>
          </table:table-cell>
          <table:table-cell table:formula="of:=[.M150]-[.L150]" office:value-type="float" office:value="404" calcext:value-type="float">
            <text:p>404</text:p>
          </table:table-cell>
          <table:table-cell table:formula="of:=[.L150]/[.M150]" office:value-type="float" office:value="0.323283082077052" calcext:value-type="float">
            <text:p>0.323283082077052</text:p>
          </table:table-cell>
          <table:table-cell table:formula="of:=[.K150]/[.I150]" office:value-type="float" office:value="0.127485380116959" calcext:value-type="float">
            <text:p>0.127485380116959</text:p>
          </table:table-cell>
          <table:table-cell table:formula="of:=2038372-[.M150]-[.K150]-[.J150]" office:value-type="float" office:value="2035807" calcext:value-type="float">
            <text:p>2035807</text:p>
          </table:table-cell>
          <table:table-cell table:formula="of:=MAX([.N157];NORMINV(RAND();[.N157];0.25*[.N157]))" office:value-type="float" office:value="616.873676296498" calcext:value-type="float">
            <text:p>616.873676296498</text:p>
          </table:table-cell>
          <table:table-cell table:formula="of:=[.R150]+[.L150]" office:value-type="float" office:value="809.873676296498" calcext:value-type="float">
            <text:p>809.873676296498</text:p>
          </table:table-cell>
          <table:table-cell table:formula="of:=[.S150]-[.S149]" office:value-type="float" office:value="-206.612107061106" calcext:value-type="float">
            <text:p>-206.612107061106</text:p>
          </table:table-cell>
          <table:table-cell table:formula="of:=[.M150]-[.M149]" office:value-type="float" office:value="34" calcext:value-type="float">
            <text:p>34</text:p>
          </table:table-cell>
          <table:table-cell table:formula="of:=[.L150]-[.L149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08 00:00: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H150]+[.E151]" office:value-type="float" office:value="612" calcext:value-type="float">
            <text:p>612</text:p>
          </table:table-cell>
          <table:table-cell table:formula="of:=[.I150]+[.B151]" office:value-type="float" office:value="2629" calcext:value-type="float">
            <text:p>2629</text:p>
          </table:table-cell>
          <table:table-cell table:formula="of:=[.J150]+[.G151]" office:value-type="float" office:value="1680" calcext:value-type="float">
            <text:p>1680</text:p>
          </table:table-cell>
          <table:table-cell table:formula="of:=[.K150]+[.C151]" office:value-type="float" office:value="337" calcext:value-type="float">
            <text:p>337</text:p>
          </table:table-cell>
          <table:table-cell table:formula="of:=[.L150]+[.F151]" office:value-type="float" office:value="194" calcext:value-type="float">
            <text:p>194</text:p>
          </table:table-cell>
          <table:table-cell table:formula="of:=[.H151]" office:value-type="float" office:value="612" calcext:value-type="float">
            <text:p>612</text:p>
          </table:table-cell>
          <table:table-cell table:formula="of:=[.M151]-[.L151]" office:value-type="float" office:value="418" calcext:value-type="float">
            <text:p>418</text:p>
          </table:table-cell>
          <table:table-cell table:formula="of:=[.L151]/[.M151]" office:value-type="float" office:value="0.316993464052288" calcext:value-type="float">
            <text:p>0.316993464052288</text:p>
          </table:table-cell>
          <table:table-cell table:formula="of:=[.K151]/[.I151]" office:value-type="float" office:value="0.128185621909471" calcext:value-type="float">
            <text:p>0.128185621909471</text:p>
          </table:table-cell>
          <table:table-cell table:formula="of:=2038372-[.M151]-[.K151]-[.J151]" office:value-type="float" office:value="2035743" calcext:value-type="float">
            <text:p>2035743</text:p>
          </table:table-cell>
          <table:table-cell table:formula="of:=MAX([.N158];NORMINV(RAND();[.N158];0.25*[.N158]))" office:value-type="float" office:value="553" calcext:value-type="float">
            <text:p>553</text:p>
          </table:table-cell>
          <table:table-cell table:formula="of:=[.R151]+[.L151]" office:value-type="float" office:value="747" calcext:value-type="float">
            <text:p>747</text:p>
          </table:table-cell>
          <table:table-cell table:formula="of:=[.S151]-[.S150]" office:value-type="float" office:value="-62.8736762964976" calcext:value-type="float">
            <text:p>-62.8736762964976</text:p>
          </table:table-cell>
          <table:table-cell table:formula="of:=[.M151]-[.M150]" office:value-type="float" office:value="15" calcext:value-type="float">
            <text:p>15</text:p>
          </table:table-cell>
          <table:table-cell table:formula="of:=[.L151]-[.L150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09 00:00:0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H151]+[.E152]" office:value-type="float" office:value="641" calcext:value-type="float">
            <text:p>641</text:p>
          </table:table-cell>
          <table:table-cell table:formula="of:=[.I151]+[.B152]" office:value-type="float" office:value="2695" calcext:value-type="float">
            <text:p>2695</text:p>
          </table:table-cell>
          <table:table-cell table:formula="of:=[.J151]+[.G152]" office:value-type="float" office:value="1713" calcext:value-type="float">
            <text:p>1713</text:p>
          </table:table-cell>
          <table:table-cell table:formula="of:=[.K151]+[.C152]" office:value-type="float" office:value="341" calcext:value-type="float">
            <text:p>341</text:p>
          </table:table-cell>
          <table:table-cell table:formula="of:=[.L151]+[.F152]" office:value-type="float" office:value="201" calcext:value-type="float">
            <text:p>201</text:p>
          </table:table-cell>
          <table:table-cell table:formula="of:=[.H152]" office:value-type="float" office:value="641" calcext:value-type="float">
            <text:p>641</text:p>
          </table:table-cell>
          <table:table-cell table:formula="of:=[.M152]-[.L152]" office:value-type="float" office:value="440" calcext:value-type="float">
            <text:p>440</text:p>
          </table:table-cell>
          <table:table-cell table:formula="of:=[.L152]/[.M152]" office:value-type="float" office:value="0.313572542901716" calcext:value-type="float">
            <text:p>0.313572542901716</text:p>
          </table:table-cell>
          <table:table-cell table:formula="of:=[.K152]/[.I152]" office:value-type="float" office:value="0.126530612244898" calcext:value-type="float">
            <text:p>0.126530612244898</text:p>
          </table:table-cell>
          <table:table-cell table:formula="of:=2038372-[.M152]-[.K152]-[.J152]" office:value-type="float" office:value="2035677" calcext:value-type="float">
            <text:p>2035677</text:p>
          </table:table-cell>
          <table:table-cell table:formula="of:=MAX([.N159];NORMINV(RAND();[.N159];0.25*[.N159]))" office:value-type="float" office:value="635.51576682461" calcext:value-type="float">
            <text:p>635.51576682461</text:p>
          </table:table-cell>
          <table:table-cell table:formula="of:=[.R152]+[.L152]" office:value-type="float" office:value="836.51576682461" calcext:value-type="float">
            <text:p>836.51576682461</text:p>
          </table:table-cell>
          <table:table-cell table:formula="of:=[.S152]-[.S151]" office:value-type="float" office:value="89.51576682461" calcext:value-type="float">
            <text:p>89.51576682461</text:p>
          </table:table-cell>
          <table:table-cell table:formula="of:=[.M152]-[.M151]" office:value-type="float" office:value="29" calcext:value-type="float">
            <text:p>29</text:p>
          </table:table-cell>
          <table:table-cell table:formula="of:=[.L152]-[.L151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0 00:00:0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H152]+[.E153]" office:value-type="float" office:value="659" calcext:value-type="float">
            <text:p>659</text:p>
          </table:table-cell>
          <table:table-cell table:formula="of:=[.I152]+[.B153]" office:value-type="float" office:value="2754" calcext:value-type="float">
            <text:p>2754</text:p>
          </table:table-cell>
          <table:table-cell table:formula="of:=[.J152]+[.G153]" office:value-type="float" office:value="1751" calcext:value-type="float">
            <text:p>1751</text:p>
          </table:table-cell>
          <table:table-cell table:formula="of:=[.K152]+[.C153]" office:value-type="float" office:value="344" calcext:value-type="float">
            <text:p>344</text:p>
          </table:table-cell>
          <table:table-cell table:formula="of:=[.L152]+[.F153]" office:value-type="float" office:value="201" calcext:value-type="float">
            <text:p>201</text:p>
          </table:table-cell>
          <table:table-cell table:formula="of:=[.H153]" office:value-type="float" office:value="659" calcext:value-type="float">
            <text:p>659</text:p>
          </table:table-cell>
          <table:table-cell table:formula="of:=[.M153]-[.L153]" office:value-type="float" office:value="458" calcext:value-type="float">
            <text:p>458</text:p>
          </table:table-cell>
          <table:table-cell table:formula="of:=[.L153]/[.M153]" office:value-type="float" office:value="0.305007587253414" calcext:value-type="float">
            <text:p>0.305007587253414</text:p>
          </table:table-cell>
          <table:table-cell table:formula="of:=[.K153]/[.I153]" office:value-type="float" office:value="0.124909222948439" calcext:value-type="float">
            <text:p>0.124909222948439</text:p>
          </table:table-cell>
          <table:table-cell table:formula="of:=2038372-[.M153]-[.K153]-[.J153]" office:value-type="float" office:value="2035618" calcext:value-type="float">
            <text:p>2035618</text:p>
          </table:table-cell>
          <table:table-cell table:formula="of:=MAX([.N160];NORMINV(RAND();[.N160];0.25*[.N160]))" office:value-type="float" office:value="600" calcext:value-type="float">
            <text:p>600</text:p>
          </table:table-cell>
          <table:table-cell table:formula="of:=[.R153]+[.L153]" office:value-type="float" office:value="801" calcext:value-type="float">
            <text:p>801</text:p>
          </table:table-cell>
          <table:table-cell table:formula="of:=[.S153]-[.S152]" office:value-type="float" office:value="-35.51576682461" calcext:value-type="float">
            <text:p>-35.51576682461</text:p>
          </table:table-cell>
          <table:table-cell table:formula="of:=[.M153]-[.M152]" office:value-type="float" office:value="18" calcext:value-type="float">
            <text:p>18</text:p>
          </table:table-cell>
          <table:table-cell table:formula="of:=[.L153]-[.L15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1 00:00: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H153]+[.E154]" office:value-type="float" office:value="682" calcext:value-type="float">
            <text:p>682</text:p>
          </table:table-cell>
          <table:table-cell table:formula="of:=[.I153]+[.B154]" office:value-type="float" office:value="2802" calcext:value-type="float">
            <text:p>2802</text:p>
          </table:table-cell>
          <table:table-cell table:formula="of:=[.J153]+[.G154]" office:value-type="float" office:value="1775" calcext:value-type="float">
            <text:p>1775</text:p>
          </table:table-cell>
          <table:table-cell table:formula="of:=[.K153]+[.C154]" office:value-type="float" office:value="345" calcext:value-type="float">
            <text:p>345</text:p>
          </table:table-cell>
          <table:table-cell table:formula="of:=[.L153]+[.F154]" office:value-type="float" office:value="215" calcext:value-type="float">
            <text:p>215</text:p>
          </table:table-cell>
          <table:table-cell table:formula="of:=[.H154]" office:value-type="float" office:value="682" calcext:value-type="float">
            <text:p>682</text:p>
          </table:table-cell>
          <table:table-cell table:formula="of:=[.M154]-[.L154]" office:value-type="float" office:value="467" calcext:value-type="float">
            <text:p>467</text:p>
          </table:table-cell>
          <table:table-cell table:formula="of:=[.L154]/[.M154]" office:value-type="float" office:value="0.31524926686217" calcext:value-type="float">
            <text:p>0.31524926686217</text:p>
          </table:table-cell>
          <table:table-cell table:formula="of:=[.K154]/[.I154]" office:value-type="float" office:value="0.123126338329764" calcext:value-type="float">
            <text:p>0.123126338329764</text:p>
          </table:table-cell>
          <table:table-cell table:formula="of:=2038372-[.M154]-[.K154]-[.J154]" office:value-type="float" office:value="2035570" calcext:value-type="float">
            <text:p>2035570</text:p>
          </table:table-cell>
          <table:table-cell table:formula="of:=MAX([.N161];NORMINV(RAND();[.N161];0.25*[.N161]))" office:value-type="float" office:value="613" calcext:value-type="float">
            <text:p>613</text:p>
          </table:table-cell>
          <table:table-cell table:formula="of:=[.R154]+[.L154]" office:value-type="float" office:value="828" calcext:value-type="float">
            <text:p>828</text:p>
          </table:table-cell>
          <table:table-cell table:formula="of:=[.S154]-[.S153]" office:value-type="float" office:value="27" calcext:value-type="float">
            <text:p>27</text:p>
          </table:table-cell>
          <table:table-cell table:formula="of:=[.M154]-[.M153]" office:value-type="float" office:value="23" calcext:value-type="float">
            <text:p>23</text:p>
          </table:table-cell>
          <table:table-cell table:formula="of:=[.L154]-[.L153]" office:value-type="float" office:value="14" calcext:value-type="float">
            <text:p>1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2 00:00:0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H154]+[.E155]" office:value-type="float" office:value="689" calcext:value-type="float">
            <text:p>689</text:p>
          </table:table-cell>
          <table:table-cell table:formula="of:=[.I154]+[.B155]" office:value-type="float" office:value="2834" calcext:value-type="float">
            <text:p>2834</text:p>
          </table:table-cell>
          <table:table-cell table:formula="of:=[.J154]+[.G155]" office:value-type="float" office:value="1793" calcext:value-type="float">
            <text:p>1793</text:p>
          </table:table-cell>
          <table:table-cell table:formula="of:=[.K154]+[.C155]" office:value-type="float" office:value="352" calcext:value-type="float">
            <text:p>352</text:p>
          </table:table-cell>
          <table:table-cell table:formula="of:=[.L154]+[.F155]" office:value-type="float" office:value="217" calcext:value-type="float">
            <text:p>217</text:p>
          </table:table-cell>
          <table:table-cell table:formula="of:=[.H155]" office:value-type="float" office:value="689" calcext:value-type="float">
            <text:p>689</text:p>
          </table:table-cell>
          <table:table-cell table:formula="of:=[.M155]-[.L155]" office:value-type="float" office:value="472" calcext:value-type="float">
            <text:p>472</text:p>
          </table:table-cell>
          <table:table-cell table:formula="of:=[.L155]/[.M155]" office:value-type="float" office:value="0.314949201741655" calcext:value-type="float">
            <text:p>0.314949201741655</text:p>
          </table:table-cell>
          <table:table-cell table:formula="of:=[.K155]/[.I155]" office:value-type="float" office:value="0.124206069160198" calcext:value-type="float">
            <text:p>0.124206069160198</text:p>
          </table:table-cell>
          <table:table-cell table:formula="of:=2038372-[.M155]-[.K155]-[.J155]" office:value-type="float" office:value="2035538" calcext:value-type="float">
            <text:p>2035538</text:p>
          </table:table-cell>
          <table:table-cell table:formula="of:=MAX([.N162];NORMINV(RAND();[.N162];0.25*[.N162]))" office:value-type="float" office:value="615" calcext:value-type="float">
            <text:p>615</text:p>
          </table:table-cell>
          <table:table-cell table:formula="of:=[.R155]+[.L155]" office:value-type="float" office:value="832" calcext:value-type="float">
            <text:p>832</text:p>
          </table:table-cell>
          <table:table-cell table:formula="of:=[.S155]-[.S154]" office:value-type="float" office:value="4" calcext:value-type="float">
            <text:p>4</text:p>
          </table:table-cell>
          <table:table-cell table:formula="of:=[.M155]-[.M154]" office:value-type="float" office:value="7" calcext:value-type="float">
            <text:p>7</text:p>
          </table:table-cell>
          <table:table-cell table:formula="of:=[.L155]-[.L154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3 00:00:0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H155]+[.E156]" office:value-type="float" office:value="714" calcext:value-type="float">
            <text:p>714</text:p>
          </table:table-cell>
          <table:table-cell table:formula="of:=[.I155]+[.B156]" office:value-type="float" office:value="2921" calcext:value-type="float">
            <text:p>2921</text:p>
          </table:table-cell>
          <table:table-cell table:formula="of:=[.J155]+[.G156]" office:value-type="float" office:value="1847" calcext:value-type="float">
            <text:p>1847</text:p>
          </table:table-cell>
          <table:table-cell table:formula="of:=[.K155]+[.C156]" office:value-type="float" office:value="360" calcext:value-type="float">
            <text:p>360</text:p>
          </table:table-cell>
          <table:table-cell table:formula="of:=[.L155]+[.F156]" office:value-type="float" office:value="221" calcext:value-type="float">
            <text:p>221</text:p>
          </table:table-cell>
          <table:table-cell table:formula="of:=[.H156]" office:value-type="float" office:value="714" calcext:value-type="float">
            <text:p>714</text:p>
          </table:table-cell>
          <table:table-cell table:formula="of:=[.M156]-[.L156]" office:value-type="float" office:value="493" calcext:value-type="float">
            <text:p>493</text:p>
          </table:table-cell>
          <table:table-cell table:formula="of:=[.L156]/[.M156]" office:value-type="float" office:value="0.30952380952381" calcext:value-type="float">
            <text:p>0.30952380952381</text:p>
          </table:table-cell>
          <table:table-cell table:formula="of:=[.K156]/[.I156]" office:value-type="float" office:value="0.123245463882232" calcext:value-type="float">
            <text:p>0.123245463882232</text:p>
          </table:table-cell>
          <table:table-cell table:formula="of:=2038372-[.M156]-[.K156]-[.J156]" office:value-type="float" office:value="2035451" calcext:value-type="float">
            <text:p>2035451</text:p>
          </table:table-cell>
          <table:table-cell table:formula="of:=MAX([.N163];NORMINV(RAND();[.N163];0.25*[.N163]))" office:value-type="float" office:value="780.16821246075" calcext:value-type="float">
            <text:p>780.16821246075</text:p>
          </table:table-cell>
          <table:table-cell table:formula="of:=[.R156]+[.L156]" office:value-type="float" office:value="1001.16821246075" calcext:value-type="float">
            <text:p>1001.16821246075</text:p>
          </table:table-cell>
          <table:table-cell table:formula="of:=[.S156]-[.S155]" office:value-type="float" office:value="169.16821246075" calcext:value-type="float">
            <text:p>169.16821246075</text:p>
          </table:table-cell>
          <table:table-cell table:formula="of:=[.M156]-[.M155]" office:value-type="float" office:value="25" calcext:value-type="float">
            <text:p>25</text:p>
          </table:table-cell>
          <table:table-cell table:formula="of:=[.L156]-[.L155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4 00:00:0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36" calcext:value-type="float">
            <text:p>36</text:p>
          </table:table-cell>
          <table:table-cell table:formula="of:=[.H156]+[.E157]" office:value-type="float" office:value="735" calcext:value-type="float">
            <text:p>735</text:p>
          </table:table-cell>
          <table:table-cell table:formula="of:=[.I156]+[.B157]" office:value-type="float" office:value="2981" calcext:value-type="float">
            <text:p>2981</text:p>
          </table:table-cell>
          <table:table-cell table:formula="of:=[.J156]+[.G157]" office:value-type="float" office:value="1883" calcext:value-type="float">
            <text:p>1883</text:p>
          </table:table-cell>
          <table:table-cell table:formula="of:=[.K156]+[.C157]" office:value-type="float" office:value="363" calcext:value-type="float">
            <text:p>363</text:p>
          </table:table-cell>
          <table:table-cell table:formula="of:=[.L156]+[.F157]" office:value-type="float" office:value="217" calcext:value-type="float">
            <text:p>217</text:p>
          </table:table-cell>
          <table:table-cell table:formula="of:=[.H157]" office:value-type="float" office:value="735" calcext:value-type="float">
            <text:p>735</text:p>
          </table:table-cell>
          <table:table-cell table:formula="of:=[.M157]-[.L157]" office:value-type="float" office:value="518" calcext:value-type="float">
            <text:p>518</text:p>
          </table:table-cell>
          <table:table-cell table:formula="of:=[.L157]/[.M157]" office:value-type="float" office:value="0.295238095238095" calcext:value-type="float">
            <text:p>0.295238095238095</text:p>
          </table:table-cell>
          <table:table-cell table:formula="of:=[.K157]/[.I157]" office:value-type="float" office:value="0.121771217712177" calcext:value-type="float">
            <text:p>0.121771217712177</text:p>
          </table:table-cell>
          <table:table-cell table:formula="of:=2038372-[.M157]-[.K157]-[.J157]" office:value-type="float" office:value="2035391" calcext:value-type="float">
            <text:p>2035391</text:p>
          </table:table-cell>
          <table:table-cell table:formula="of:=MAX([.N164];NORMINV(RAND();[.N164];0.25*[.N164]))" office:value-type="float" office:value="637" calcext:value-type="float">
            <text:p>637</text:p>
          </table:table-cell>
          <table:table-cell table:formula="of:=[.R157]+[.L157]" office:value-type="float" office:value="854" calcext:value-type="float">
            <text:p>854</text:p>
          </table:table-cell>
          <table:table-cell table:formula="of:=[.S157]-[.S156]" office:value-type="float" office:value="-147.16821246075" calcext:value-type="float">
            <text:p>-147.16821246075</text:p>
          </table:table-cell>
          <table:table-cell table:formula="of:=[.M157]-[.M156]" office:value-type="float" office:value="21" calcext:value-type="float">
            <text:p>21</text:p>
          </table:table-cell>
          <table:table-cell table:formula="of:=[.L157]-[.L156]" office:value-type="float" office:value="-4" calcext:value-type="float">
            <text:p>-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5 00:00:0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[.H157]+[.E158]" office:value-type="float" office:value="781" calcext:value-type="float">
            <text:p>781</text:p>
          </table:table-cell>
          <table:table-cell table:formula="of:=[.I157]+[.B158]" office:value-type="float" office:value="3073" calcext:value-type="float">
            <text:p>3073</text:p>
          </table:table-cell>
          <table:table-cell table:formula="of:=[.J157]+[.G158]" office:value-type="float" office:value="1925" calcext:value-type="float">
            <text:p>1925</text:p>
          </table:table-cell>
          <table:table-cell table:formula="of:=[.K157]+[.C158]" office:value-type="float" office:value="367" calcext:value-type="float">
            <text:p>367</text:p>
          </table:table-cell>
          <table:table-cell table:formula="of:=[.L157]+[.F158]" office:value-type="float" office:value="228" calcext:value-type="float">
            <text:p>228</text:p>
          </table:table-cell>
          <table:table-cell table:formula="of:=[.H158]" office:value-type="float" office:value="781" calcext:value-type="float">
            <text:p>781</text:p>
          </table:table-cell>
          <table:table-cell table:formula="of:=[.M158]-[.L158]" office:value-type="float" office:value="553" calcext:value-type="float">
            <text:p>553</text:p>
          </table:table-cell>
          <table:table-cell table:formula="of:=[.L158]/[.M158]" office:value-type="float" office:value="0.291933418693982" calcext:value-type="float">
            <text:p>0.291933418693982</text:p>
          </table:table-cell>
          <table:table-cell table:formula="of:=[.K158]/[.I158]" office:value-type="float" office:value="0.119427269768955" calcext:value-type="float">
            <text:p>0.119427269768955</text:p>
          </table:table-cell>
          <table:table-cell table:formula="of:=2038372-[.M158]-[.K158]-[.J158]" office:value-type="float" office:value="2035299" calcext:value-type="float">
            <text:p>2035299</text:p>
          </table:table-cell>
          <table:table-cell table:formula="of:=MAX([.N165];NORMINV(RAND();[.N165];0.25*[.N165]))" office:value-type="float" office:value="697.506354081302" calcext:value-type="float">
            <text:p>697.506354081302</text:p>
          </table:table-cell>
          <table:table-cell table:formula="of:=[.R158]+[.L158]" office:value-type="float" office:value="925.506354081302" calcext:value-type="float">
            <text:p>925.506354081302</text:p>
          </table:table-cell>
          <table:table-cell table:formula="of:=[.S158]-[.S157]" office:value-type="float" office:value="71.5063540813021" calcext:value-type="float">
            <text:p>71.5063540813021</text:p>
          </table:table-cell>
          <table:table-cell table:formula="of:=[.M158]-[.M157]" office:value-type="float" office:value="46" calcext:value-type="float">
            <text:p>46</text:p>
          </table:table-cell>
          <table:table-cell table:formula="of:=[.L158]-[.L157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6 00:00:0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  <table:table-cell table:formula="of:=[.H158]+[.E159]" office:value-type="float" office:value="789" calcext:value-type="float">
            <text:p>789</text:p>
          </table:table-cell>
          <table:table-cell table:formula="of:=[.I158]+[.B159]" office:value-type="float" office:value="3145" calcext:value-type="float">
            <text:p>3145</text:p>
          </table:table-cell>
          <table:table-cell table:formula="of:=[.J158]+[.G159]" office:value-type="float" office:value="1982" calcext:value-type="float">
            <text:p>1982</text:p>
          </table:table-cell>
          <table:table-cell table:formula="of:=[.K158]+[.C159]" office:value-type="float" office:value="374" calcext:value-type="float">
            <text:p>374</text:p>
          </table:table-cell>
          <table:table-cell table:formula="of:=[.L158]+[.F159]" office:value-type="float" office:value="226" calcext:value-type="float">
            <text:p>226</text:p>
          </table:table-cell>
          <table:table-cell table:formula="of:=[.H159]" office:value-type="float" office:value="789" calcext:value-type="float">
            <text:p>789</text:p>
          </table:table-cell>
          <table:table-cell table:formula="of:=[.M159]-[.L159]" office:value-type="float" office:value="563" calcext:value-type="float">
            <text:p>563</text:p>
          </table:table-cell>
          <table:table-cell table:formula="of:=[.L159]/[.M159]" office:value-type="float" office:value="0.286438529784537" calcext:value-type="float">
            <text:p>0.286438529784537</text:p>
          </table:table-cell>
          <table:table-cell table:formula="of:=[.K159]/[.I159]" office:value-type="float" office:value="0.118918918918919" calcext:value-type="float">
            <text:p>0.118918918918919</text:p>
          </table:table-cell>
          <table:table-cell table:formula="of:=2038372-[.M159]-[.K159]-[.J159]" office:value-type="float" office:value="2035227" calcext:value-type="float">
            <text:p>2035227</text:p>
          </table:table-cell>
          <table:table-cell table:formula="of:=MAX([.N166];NORMINV(RAND();[.N166];0.25*[.N166]))" office:value-type="float" office:value="644" calcext:value-type="float">
            <text:p>644</text:p>
          </table:table-cell>
          <table:table-cell table:formula="of:=[.R159]+[.L159]" office:value-type="float" office:value="870" calcext:value-type="float">
            <text:p>870</text:p>
          </table:table-cell>
          <table:table-cell table:formula="of:=[.S159]-[.S158]" office:value-type="float" office:value="-55.5063540813021" calcext:value-type="float">
            <text:p>-55.5063540813021</text:p>
          </table:table-cell>
          <table:table-cell table:formula="of:=[.M159]-[.M158]" office:value-type="float" office:value="8" calcext:value-type="float">
            <text:p>8</text:p>
          </table:table-cell>
          <table:table-cell table:formula="of:=[.L159]-[.L158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7 00:00: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H159]+[.E160]" office:value-type="float" office:value="832" calcext:value-type="float">
            <text:p>832</text:p>
          </table:table-cell>
          <table:table-cell table:formula="of:=[.I159]+[.B160]" office:value-type="float" office:value="3225" calcext:value-type="float">
            <text:p>3225</text:p>
          </table:table-cell>
          <table:table-cell table:formula="of:=[.J159]+[.G160]" office:value-type="float" office:value="2011" calcext:value-type="float">
            <text:p>2011</text:p>
          </table:table-cell>
          <table:table-cell table:formula="of:=[.K159]+[.C160]" office:value-type="float" office:value="382" calcext:value-type="float">
            <text:p>382</text:p>
          </table:table-cell>
          <table:table-cell table:formula="of:=[.L159]+[.F160]" office:value-type="float" office:value="232" calcext:value-type="float">
            <text:p>232</text:p>
          </table:table-cell>
          <table:table-cell table:formula="of:=[.H160]" office:value-type="float" office:value="832" calcext:value-type="float">
            <text:p>832</text:p>
          </table:table-cell>
          <table:table-cell table:formula="of:=[.M160]-[.L160]" office:value-type="float" office:value="600" calcext:value-type="float">
            <text:p>600</text:p>
          </table:table-cell>
          <table:table-cell table:formula="of:=[.L160]/[.M160]" office:value-type="float" office:value="0.278846153846154" calcext:value-type="float">
            <text:p>0.278846153846154</text:p>
          </table:table-cell>
          <table:table-cell table:formula="of:=[.K160]/[.I160]" office:value-type="float" office:value="0.118449612403101" calcext:value-type="float">
            <text:p>0.118449612403101</text:p>
          </table:table-cell>
          <table:table-cell table:formula="of:=2038372-[.M160]-[.K160]-[.J160]" office:value-type="float" office:value="2035147" calcext:value-type="float">
            <text:p>2035147</text:p>
          </table:table-cell>
          <table:table-cell table:formula="of:=MAX([.N167];NORMINV(RAND();[.N167];0.25*[.N167]))" office:value-type="float" office:value="675.515693361696" calcext:value-type="float">
            <text:p>675.515693361696</text:p>
          </table:table-cell>
          <table:table-cell table:formula="of:=[.R160]+[.L160]" office:value-type="float" office:value="907.515693361696" calcext:value-type="float">
            <text:p>907.515693361696</text:p>
          </table:table-cell>
          <table:table-cell table:formula="of:=[.S160]-[.S159]" office:value-type="float" office:value="37.5156933616955" calcext:value-type="float">
            <text:p>37.5156933616955</text:p>
          </table:table-cell>
          <table:table-cell table:formula="of:=[.M160]-[.M159]" office:value-type="float" office:value="43" calcext:value-type="float">
            <text:p>43</text:p>
          </table:table-cell>
          <table:table-cell table:formula="of:=[.L160]-[.L159]" office:value-type="float" office:value="6" calcext:value-type="float">
            <text:p>6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8 00:00:0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H160]+[.E161]" office:value-type="float" office:value="855" calcext:value-type="float">
            <text:p>855</text:p>
          </table:table-cell>
          <table:table-cell table:formula="of:=[.I160]+[.B161]" office:value-type="float" office:value="3272" calcext:value-type="float">
            <text:p>3272</text:p>
          </table:table-cell>
          <table:table-cell table:formula="of:=[.J160]+[.G161]" office:value-type="float" office:value="2030" calcext:value-type="float">
            <text:p>2030</text:p>
          </table:table-cell>
          <table:table-cell table:formula="of:=[.K160]+[.C161]" office:value-type="float" office:value="387" calcext:value-type="float">
            <text:p>387</text:p>
          </table:table-cell>
          <table:table-cell table:formula="of:=[.L160]+[.F161]" office:value-type="float" office:value="242" calcext:value-type="float">
            <text:p>242</text:p>
          </table:table-cell>
          <table:table-cell table:formula="of:=[.H161]" office:value-type="float" office:value="855" calcext:value-type="float">
            <text:p>855</text:p>
          </table:table-cell>
          <table:table-cell table:formula="of:=[.M161]-[.L161]" office:value-type="float" office:value="613" calcext:value-type="float">
            <text:p>613</text:p>
          </table:table-cell>
          <table:table-cell table:formula="of:=[.L161]/[.M161]" office:value-type="float" office:value="0.283040935672515" calcext:value-type="float">
            <text:p>0.283040935672515</text:p>
          </table:table-cell>
          <table:table-cell table:formula="of:=[.K161]/[.I161]" office:value-type="float" office:value="0.118276283618582" calcext:value-type="float">
            <text:p>0.118276283618582</text:p>
          </table:table-cell>
          <table:table-cell table:formula="of:=2038372-[.M161]-[.K161]-[.J161]" office:value-type="float" office:value="2035100" calcext:value-type="float">
            <text:p>2035100</text:p>
          </table:table-cell>
          <table:table-cell table:formula="of:=MAX([.N168];NORMINV(RAND();[.N168];0.25*[.N168]))" office:value-type="float" office:value="738.641293723942" calcext:value-type="float">
            <text:p>738.641293723942</text:p>
          </table:table-cell>
          <table:table-cell table:formula="of:=[.R161]+[.L161]" office:value-type="float" office:value="980.641293723942" calcext:value-type="float">
            <text:p>980.641293723942</text:p>
          </table:table-cell>
          <table:table-cell table:formula="of:=[.S161]-[.S160]" office:value-type="float" office:value="73.1256003622461" calcext:value-type="float">
            <text:p>73.1256003622461</text:p>
          </table:table-cell>
          <table:table-cell table:formula="of:=[.M161]-[.M160]" office:value-type="float" office:value="23" calcext:value-type="float">
            <text:p>23</text:p>
          </table:table-cell>
          <table:table-cell table:formula="of:=[.L161]-[.L160]" office:value-type="float" office:value="10" calcext:value-type="float">
            <text:p>1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19 00:00: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.H161]+[.E162]" office:value-type="float" office:value="855" calcext:value-type="float">
            <text:p>855</text:p>
          </table:table-cell>
          <table:table-cell table:formula="of:=[.I161]+[.B162]" office:value-type="float" office:value="3304" calcext:value-type="float">
            <text:p>3304</text:p>
          </table:table-cell>
          <table:table-cell table:formula="of:=[.J161]+[.G162]" office:value-type="float" office:value="2054" calcext:value-type="float">
            <text:p>2054</text:p>
          </table:table-cell>
          <table:table-cell table:formula="of:=[.K161]+[.C162]" office:value-type="float" office:value="395" calcext:value-type="float">
            <text:p>395</text:p>
          </table:table-cell>
          <table:table-cell table:formula="of:=[.L161]+[.F162]" office:value-type="float" office:value="240" calcext:value-type="float">
            <text:p>240</text:p>
          </table:table-cell>
          <table:table-cell table:formula="of:=[.H162]" office:value-type="float" office:value="855" calcext:value-type="float">
            <text:p>855</text:p>
          </table:table-cell>
          <table:table-cell table:formula="of:=[.M162]-[.L162]" office:value-type="float" office:value="615" calcext:value-type="float">
            <text:p>615</text:p>
          </table:table-cell>
          <table:table-cell table:formula="of:=[.L162]/[.M162]" office:value-type="float" office:value="0.280701754385965" calcext:value-type="float">
            <text:p>0.280701754385965</text:p>
          </table:table-cell>
          <table:table-cell table:formula="of:=[.K162]/[.I162]" office:value-type="float" office:value="0.11955205811138" calcext:value-type="float">
            <text:p>0.11955205811138</text:p>
          </table:table-cell>
          <table:table-cell table:formula="of:=2038372-[.M162]-[.K162]-[.J162]" office:value-type="float" office:value="2035068" calcext:value-type="float">
            <text:p>2035068</text:p>
          </table:table-cell>
          <table:table-cell table:formula="of:=MAX([.N169];NORMINV(RAND();[.N169];0.25*[.N169]))" office:value-type="float" office:value="667.620701448423" calcext:value-type="float">
            <text:p>667.620701448423</text:p>
          </table:table-cell>
          <table:table-cell table:formula="of:=[.R162]+[.L162]" office:value-type="float" office:value="907.620701448423" calcext:value-type="float">
            <text:p>907.620701448423</text:p>
          </table:table-cell>
          <table:table-cell table:formula="of:=[.S162]-[.S161]" office:value-type="float" office:value="-73.0205922755188" calcext:value-type="float">
            <text:p>-73.0205922755188</text:p>
          </table:table-cell>
          <table:table-cell table:formula="of:=[.M162]-[.M161]" office:value-type="float" office:value="0" calcext:value-type="float">
            <text:p>0</text:p>
          </table:table-cell>
          <table:table-cell table:formula="of:=[.L162]-[.L161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0 00:00:0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[.H162]+[.E163]" office:value-type="float" office:value="882" calcext:value-type="float">
            <text:p>882</text:p>
          </table:table-cell>
          <table:table-cell table:formula="of:=[.I162]+[.B163]" office:value-type="float" office:value="3388" calcext:value-type="float">
            <text:p>3388</text:p>
          </table:table-cell>
          <table:table-cell table:formula="of:=[.J162]+[.G163]" office:value-type="float" office:value="2103" calcext:value-type="float">
            <text:p>2103</text:p>
          </table:table-cell>
          <table:table-cell table:formula="of:=[.K162]+[.C163]" office:value-type="float" office:value="403" calcext:value-type="float">
            <text:p>403</text:p>
          </table:table-cell>
          <table:table-cell table:formula="of:=[.L162]+[.F163]" office:value-type="float" office:value="244" calcext:value-type="float">
            <text:p>244</text:p>
          </table:table-cell>
          <table:table-cell table:formula="of:=[.H163]" office:value-type="float" office:value="882" calcext:value-type="float">
            <text:p>882</text:p>
          </table:table-cell>
          <table:table-cell table:formula="of:=[.M163]-[.L163]" office:value-type="float" office:value="638" calcext:value-type="float">
            <text:p>638</text:p>
          </table:table-cell>
          <table:table-cell table:formula="of:=[.L163]/[.M163]" office:value-type="float" office:value="0.276643990929705" calcext:value-type="float">
            <text:p>0.276643990929705</text:p>
          </table:table-cell>
          <table:table-cell table:formula="of:=[.K163]/[.I163]" office:value-type="float" office:value="0.118949232585596" calcext:value-type="float">
            <text:p>0.118949232585596</text:p>
          </table:table-cell>
          <table:table-cell table:formula="of:=2038372-[.M163]-[.K163]-[.J163]" office:value-type="float" office:value="2034984" calcext:value-type="float">
            <text:p>2034984</text:p>
          </table:table-cell>
          <table:table-cell table:formula="of:=MAX([.N170];NORMINV(RAND();[.N170];0.25*[.N170]))" office:value-type="float" office:value="623" calcext:value-type="float">
            <text:p>623</text:p>
          </table:table-cell>
          <table:table-cell table:formula="of:=[.R163]+[.L163]" office:value-type="float" office:value="867" calcext:value-type="float">
            <text:p>867</text:p>
          </table:table-cell>
          <table:table-cell table:formula="of:=[.S163]-[.S162]" office:value-type="float" office:value="-40.6207014484229" calcext:value-type="float">
            <text:p>-40.6207014484229</text:p>
          </table:table-cell>
          <table:table-cell table:formula="of:=[.M163]-[.M162]" office:value-type="float" office:value="27" calcext:value-type="float">
            <text:p>27</text:p>
          </table:table-cell>
          <table:table-cell table:formula="of:=[.L163]-[.L162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1 00:00:0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[.H163]+[.E164]" office:value-type="float" office:value="889" calcext:value-type="float">
            <text:p>889</text:p>
          </table:table-cell>
          <table:table-cell table:formula="of:=[.I163]+[.B164]" office:value-type="float" office:value="3463" calcext:value-type="float">
            <text:p>3463</text:p>
          </table:table-cell>
          <table:table-cell table:formula="of:=[.J163]+[.G164]" office:value-type="float" office:value="2168" calcext:value-type="float">
            <text:p>2168</text:p>
          </table:table-cell>
          <table:table-cell table:formula="of:=[.K163]+[.C164]" office:value-type="float" office:value="406" calcext:value-type="float">
            <text:p>406</text:p>
          </table:table-cell>
          <table:table-cell table:formula="of:=[.L163]+[.F164]" office:value-type="float" office:value="252" calcext:value-type="float">
            <text:p>252</text:p>
          </table:table-cell>
          <table:table-cell table:formula="of:=[.H164]" office:value-type="float" office:value="889" calcext:value-type="float">
            <text:p>889</text:p>
          </table:table-cell>
          <table:table-cell table:formula="of:=[.M164]-[.L164]" office:value-type="float" office:value="637" calcext:value-type="float">
            <text:p>637</text:p>
          </table:table-cell>
          <table:table-cell table:formula="of:=[.L164]/[.M164]" office:value-type="float" office:value="0.283464566929134" calcext:value-type="float">
            <text:p>0.283464566929134</text:p>
          </table:table-cell>
          <table:table-cell table:formula="of:=[.K164]/[.I164]" office:value-type="float" office:value="0.117239387814034" calcext:value-type="float">
            <text:p>0.117239387814034</text:p>
          </table:table-cell>
          <table:table-cell table:formula="of:=2038372-[.M164]-[.K164]-[.J164]" office:value-type="float" office:value="2034909" calcext:value-type="float">
            <text:p>2034909</text:p>
          </table:table-cell>
          <table:table-cell table:formula="of:=MAX([.N171];NORMINV(RAND();[.N171];0.25*[.N171]))" office:value-type="float" office:value="635" calcext:value-type="float">
            <text:p>635</text:p>
          </table:table-cell>
          <table:table-cell table:formula="of:=[.R164]+[.L164]" office:value-type="float" office:value="887" calcext:value-type="float">
            <text:p>887</text:p>
          </table:table-cell>
          <table:table-cell table:formula="of:=[.S164]-[.S163]" office:value-type="float" office:value="20" calcext:value-type="float">
            <text:p>20</text:p>
          </table:table-cell>
          <table:table-cell table:formula="of:=[.M164]-[.M163]" office:value-type="float" office:value="7" calcext:value-type="float">
            <text:p>7</text:p>
          </table:table-cell>
          <table:table-cell table:formula="of:=[.L164]-[.L163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2 00:00:0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[.H164]+[.E165]" office:value-type="float" office:value="896" calcext:value-type="float">
            <text:p>896</text:p>
          </table:table-cell>
          <table:table-cell table:formula="of:=[.I164]+[.B165]" office:value-type="float" office:value="3537" calcext:value-type="float">
            <text:p>3537</text:p>
          </table:table-cell>
          <table:table-cell table:formula="of:=[.J164]+[.G165]" office:value-type="float" office:value="2227" calcext:value-type="float">
            <text:p>2227</text:p>
          </table:table-cell>
          <table:table-cell table:formula="of:=[.K164]+[.C165]" office:value-type="float" office:value="414" calcext:value-type="float">
            <text:p>414</text:p>
          </table:table-cell>
          <table:table-cell table:formula="of:=[.L164]+[.F165]" office:value-type="float" office:value="254" calcext:value-type="float">
            <text:p>254</text:p>
          </table:table-cell>
          <table:table-cell table:formula="of:=[.H165]" office:value-type="float" office:value="896" calcext:value-type="float">
            <text:p>896</text:p>
          </table:table-cell>
          <table:table-cell table:formula="of:=[.M165]-[.L165]" office:value-type="float" office:value="642" calcext:value-type="float">
            <text:p>642</text:p>
          </table:table-cell>
          <table:table-cell table:formula="of:=[.L165]/[.M165]" office:value-type="float" office:value="0.283482142857143" calcext:value-type="float">
            <text:p>0.283482142857143</text:p>
          </table:table-cell>
          <table:table-cell table:formula="of:=[.K165]/[.I165]" office:value-type="float" office:value="0.11704834605598" calcext:value-type="float">
            <text:p>0.11704834605598</text:p>
          </table:table-cell>
          <table:table-cell table:formula="of:=2038372-[.M165]-[.K165]-[.J165]" office:value-type="float" office:value="2034835" calcext:value-type="float">
            <text:p>2034835</text:p>
          </table:table-cell>
          <table:table-cell table:formula="of:=MAX([.N172];NORMINV(RAND();[.N172];0.25*[.N172]))" office:value-type="float" office:value="894.450117146113" calcext:value-type="float">
            <text:p>894.450117146113</text:p>
          </table:table-cell>
          <table:table-cell table:formula="of:=[.R165]+[.L165]" office:value-type="float" office:value="1148.45011714611" calcext:value-type="float">
            <text:p>1148.45011714611</text:p>
          </table:table-cell>
          <table:table-cell table:formula="of:=[.S165]-[.S164]" office:value-type="float" office:value="261.450117146113" calcext:value-type="float">
            <text:p>261.450117146113</text:p>
          </table:table-cell>
          <table:table-cell table:formula="of:=[.M165]-[.M164]" office:value-type="float" office:value="7" calcext:value-type="float">
            <text:p>7</text:p>
          </table:table-cell>
          <table:table-cell table:formula="of:=[.L165]-[.L164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3 00:00:0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H165]+[.E166]" office:value-type="float" office:value="899" calcext:value-type="float">
            <text:p>899</text:p>
          </table:table-cell>
          <table:table-cell table:formula="of:=[.I165]+[.B166]" office:value-type="float" office:value="3606" calcext:value-type="float">
            <text:p>3606</text:p>
          </table:table-cell>
          <table:table-cell table:formula="of:=[.J165]+[.G166]" office:value-type="float" office:value="2287" calcext:value-type="float">
            <text:p>2287</text:p>
          </table:table-cell>
          <table:table-cell table:formula="of:=[.K165]+[.C166]" office:value-type="float" office:value="420" calcext:value-type="float">
            <text:p>420</text:p>
          </table:table-cell>
          <table:table-cell table:formula="of:=[.L165]+[.F166]" office:value-type="float" office:value="255" calcext:value-type="float">
            <text:p>255</text:p>
          </table:table-cell>
          <table:table-cell table:formula="of:=[.H166]" office:value-type="float" office:value="899" calcext:value-type="float">
            <text:p>899</text:p>
          </table:table-cell>
          <table:table-cell table:formula="of:=[.M166]-[.L166]" office:value-type="float" office:value="644" calcext:value-type="float">
            <text:p>644</text:p>
          </table:table-cell>
          <table:table-cell table:formula="of:=[.L166]/[.M166]" office:value-type="float" office:value="0.283648498331479" calcext:value-type="float">
            <text:p>0.283648498331479</text:p>
          </table:table-cell>
          <table:table-cell table:formula="of:=[.K166]/[.I166]" office:value-type="float" office:value="0.116472545757072" calcext:value-type="float">
            <text:p>0.116472545757072</text:p>
          </table:table-cell>
          <table:table-cell table:formula="of:=2038372-[.M166]-[.K166]-[.J166]" office:value-type="float" office:value="2034766" calcext:value-type="float">
            <text:p>2034766</text:p>
          </table:table-cell>
          <table:table-cell table:formula="of:=MAX([.N173];NORMINV(RAND();[.N173];0.25*[.N173]))" office:value-type="float" office:value="759.943646343085" calcext:value-type="float">
            <text:p>759.943646343085</text:p>
          </table:table-cell>
          <table:table-cell table:formula="of:=[.R166]+[.L166]" office:value-type="float" office:value="1014.94364634308" calcext:value-type="float">
            <text:p>1014.94364634308</text:p>
          </table:table-cell>
          <table:table-cell table:formula="of:=[.S166]-[.S165]" office:value-type="float" office:value="-133.506470803028" calcext:value-type="float">
            <text:p>-133.506470803028</text:p>
          </table:table-cell>
          <table:table-cell table:formula="of:=[.M166]-[.M165]" office:value-type="float" office:value="3" calcext:value-type="float">
            <text:p>3</text:p>
          </table:table-cell>
          <table:table-cell table:formula="of:=[.L166]-[.L165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4 00:00: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H166]+[.E167]" office:value-type="float" office:value="894" calcext:value-type="float">
            <text:p>894</text:p>
          </table:table-cell>
          <table:table-cell table:formula="of:=[.I166]+[.B167]" office:value-type="float" office:value="3662" calcext:value-type="float">
            <text:p>3662</text:p>
          </table:table-cell>
          <table:table-cell table:formula="of:=[.J166]+[.G167]" office:value-type="float" office:value="2344" calcext:value-type="float">
            <text:p>2344</text:p>
          </table:table-cell>
          <table:table-cell table:formula="of:=[.K166]+[.C167]" office:value-type="float" office:value="424" calcext:value-type="float">
            <text:p>424</text:p>
          </table:table-cell>
          <table:table-cell table:formula="of:=[.L166]+[.F167]" office:value-type="float" office:value="262" calcext:value-type="float">
            <text:p>262</text:p>
          </table:table-cell>
          <table:table-cell table:formula="of:=[.H167]" office:value-type="float" office:value="894" calcext:value-type="float">
            <text:p>894</text:p>
          </table:table-cell>
          <table:table-cell table:formula="of:=[.M167]-[.L167]" office:value-type="float" office:value="632" calcext:value-type="float">
            <text:p>632</text:p>
          </table:table-cell>
          <table:table-cell table:formula="of:=[.L167]/[.M167]" office:value-type="float" office:value="0.293064876957494" calcext:value-type="float">
            <text:p>0.293064876957494</text:p>
          </table:table-cell>
          <table:table-cell table:formula="of:=[.K167]/[.I167]" office:value-type="float" office:value="0.115783724740579" calcext:value-type="float">
            <text:p>0.115783724740579</text:p>
          </table:table-cell>
          <table:table-cell table:formula="of:=2038372-[.M167]-[.K167]-[.J167]" office:value-type="float" office:value="2034710" calcext:value-type="float">
            <text:p>2034710</text:p>
          </table:table-cell>
          <table:table-cell table:formula="of:=MAX([.N174];NORMINV(RAND();[.N174];0.25*[.N174]))" office:value-type="float" office:value="644" calcext:value-type="float">
            <text:p>644</text:p>
          </table:table-cell>
          <table:table-cell table:formula="of:=[.R167]+[.L167]" office:value-type="float" office:value="906" calcext:value-type="float">
            <text:p>906</text:p>
          </table:table-cell>
          <table:table-cell table:formula="of:=[.S167]-[.S166]" office:value-type="float" office:value="-108.943646343085" calcext:value-type="float">
            <text:p>-108.943646343085</text:p>
          </table:table-cell>
          <table:table-cell table:formula="of:=[.M167]-[.M166]" office:value-type="float" office:value="-5" calcext:value-type="float">
            <text:p>-5</text:p>
          </table:table-cell>
          <table:table-cell table:formula="of:=[.L167]-[.L166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5 00:00:0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H167]+[.E168]" office:value-type="float" office:value="891" calcext:value-type="float">
            <text:p>891</text:p>
          </table:table-cell>
          <table:table-cell table:formula="of:=[.I167]+[.B168]" office:value-type="float" office:value="3711" calcext:value-type="float">
            <text:p>3711</text:p>
          </table:table-cell>
          <table:table-cell table:formula="of:=[.J167]+[.G168]" office:value-type="float" office:value="2390" calcext:value-type="float">
            <text:p>2390</text:p>
          </table:table-cell>
          <table:table-cell table:formula="of:=[.K167]+[.C168]" office:value-type="float" office:value="430" calcext:value-type="float">
            <text:p>430</text:p>
          </table:table-cell>
          <table:table-cell table:formula="of:=[.L167]+[.F168]" office:value-type="float" office:value="264" calcext:value-type="float">
            <text:p>264</text:p>
          </table:table-cell>
          <table:table-cell table:formula="of:=[.H168]" office:value-type="float" office:value="891" calcext:value-type="float">
            <text:p>891</text:p>
          </table:table-cell>
          <table:table-cell table:formula="of:=[.M168]-[.L168]" office:value-type="float" office:value="627" calcext:value-type="float">
            <text:p>627</text:p>
          </table:table-cell>
          <table:table-cell table:formula="of:=[.L168]/[.M168]" office:value-type="float" office:value="0.296296296296296" calcext:value-type="float">
            <text:p>0.296296296296296</text:p>
          </table:table-cell>
          <table:table-cell table:formula="of:=[.K168]/[.I168]" office:value-type="float" office:value="0.115871732686607" calcext:value-type="float">
            <text:p>0.115871732686607</text:p>
          </table:table-cell>
          <table:table-cell table:formula="of:=2038372-[.M168]-[.K168]-[.J168]" office:value-type="float" office:value="2034661" calcext:value-type="float">
            <text:p>2034661</text:p>
          </table:table-cell>
          <table:table-cell table:formula="of:=MAX([.N175];NORMINV(RAND();[.N175];0.25*[.N175]))" office:value-type="float" office:value="647" calcext:value-type="float">
            <text:p>647</text:p>
          </table:table-cell>
          <table:table-cell table:formula="of:=[.R168]+[.L168]" office:value-type="float" office:value="911" calcext:value-type="float">
            <text:p>911</text:p>
          </table:table-cell>
          <table:table-cell table:formula="of:=[.S168]-[.S167]" office:value-type="float" office:value="5" calcext:value-type="float">
            <text:p>5</text:p>
          </table:table-cell>
          <table:table-cell table:formula="of:=[.M168]-[.M167]" office:value-type="float" office:value="-3" calcext:value-type="float">
            <text:p>-3</text:p>
          </table:table-cell>
          <table:table-cell table:formula="of:=[.L168]-[.L167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6 00:00:0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formula="of:=[.H168]+[.E169]" office:value-type="float" office:value="894" calcext:value-type="float">
            <text:p>894</text:p>
          </table:table-cell>
          <table:table-cell table:formula="of:=[.I168]+[.B169]" office:value-type="float" office:value="3748" calcext:value-type="float">
            <text:p>3748</text:p>
          </table:table-cell>
          <table:table-cell table:formula="of:=[.J168]+[.G169]" office:value-type="float" office:value="2416" calcext:value-type="float">
            <text:p>2416</text:p>
          </table:table-cell>
          <table:table-cell table:formula="of:=[.K168]+[.C169]" office:value-type="float" office:value="438" calcext:value-type="float">
            <text:p>438</text:p>
          </table:table-cell>
          <table:table-cell table:formula="of:=[.L168]+[.F169]" office:value-type="float" office:value="263" calcext:value-type="float">
            <text:p>263</text:p>
          </table:table-cell>
          <table:table-cell table:formula="of:=[.H169]" office:value-type="float" office:value="894" calcext:value-type="float">
            <text:p>894</text:p>
          </table:table-cell>
          <table:table-cell table:formula="of:=[.M169]-[.L169]" office:value-type="float" office:value="631" calcext:value-type="float">
            <text:p>631</text:p>
          </table:table-cell>
          <table:table-cell table:formula="of:=[.L169]/[.M169]" office:value-type="float" office:value="0.294183445190157" calcext:value-type="float">
            <text:p>0.294183445190157</text:p>
          </table:table-cell>
          <table:table-cell table:formula="of:=[.K169]/[.I169]" office:value-type="float" office:value="0.116862326574173" calcext:value-type="float">
            <text:p>0.116862326574173</text:p>
          </table:table-cell>
          <table:table-cell table:formula="of:=2038372-[.M169]-[.K169]-[.J169]" office:value-type="float" office:value="2034624" calcext:value-type="float">
            <text:p>2034624</text:p>
          </table:table-cell>
          <table:table-cell table:formula="of:=MAX([.N176];NORMINV(RAND();[.N176];0.25*[.N176]))" office:value-type="float" office:value="820.038693698644" calcext:value-type="float">
            <text:p>820.038693698644</text:p>
          </table:table-cell>
          <table:table-cell table:formula="of:=[.R169]+[.L169]" office:value-type="float" office:value="1083.03869369864" calcext:value-type="float">
            <text:p>1083.03869369864</text:p>
          </table:table-cell>
          <table:table-cell table:formula="of:=[.S169]-[.S168]" office:value-type="float" office:value="172.038693698644" calcext:value-type="float">
            <text:p>172.038693698644</text:p>
          </table:table-cell>
          <table:table-cell table:formula="of:=[.M169]-[.M168]" office:value-type="float" office:value="3" calcext:value-type="float">
            <text:p>3</text:p>
          </table:table-cell>
          <table:table-cell table:formula="of:=[.L169]-[.L168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7 00:00: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formula="of:=[.H169]+[.E170]" office:value-type="float" office:value="899" calcext:value-type="float">
            <text:p>899</text:p>
          </table:table-cell>
          <table:table-cell table:formula="of:=[.I169]+[.B170]" office:value-type="float" office:value="3833" calcext:value-type="float">
            <text:p>3833</text:p>
          </table:table-cell>
          <table:table-cell table:formula="of:=[.J169]+[.G170]" office:value-type="float" office:value="2493" calcext:value-type="float">
            <text:p>2493</text:p>
          </table:table-cell>
          <table:table-cell table:formula="of:=[.K169]+[.C170]" office:value-type="float" office:value="441" calcext:value-type="float">
            <text:p>441</text:p>
          </table:table-cell>
          <table:table-cell table:formula="of:=[.L169]+[.F170]" office:value-type="float" office:value="276" calcext:value-type="float">
            <text:p>276</text:p>
          </table:table-cell>
          <table:table-cell table:formula="of:=[.H170]" office:value-type="float" office:value="899" calcext:value-type="float">
            <text:p>899</text:p>
          </table:table-cell>
          <table:table-cell table:formula="of:=[.M170]-[.L170]" office:value-type="float" office:value="623" calcext:value-type="float">
            <text:p>623</text:p>
          </table:table-cell>
          <table:table-cell table:formula="of:=[.L170]/[.M170]" office:value-type="float" office:value="0.307007786429366" calcext:value-type="float">
            <text:p>0.307007786429366</text:p>
          </table:table-cell>
          <table:table-cell table:formula="of:=[.K170]/[.I170]" office:value-type="float" office:value="0.115053482911558" calcext:value-type="float">
            <text:p>0.115053482911558</text:p>
          </table:table-cell>
          <table:table-cell table:formula="of:=2038372-[.M170]-[.K170]-[.J170]" office:value-type="float" office:value="2034539" calcext:value-type="float">
            <text:p>2034539</text:p>
          </table:table-cell>
          <table:table-cell table:formula="of:=MAX([.N177];NORMINV(RAND();[.N177];0.25*[.N177]))" office:value-type="float" office:value="643" calcext:value-type="float">
            <text:p>643</text:p>
          </table:table-cell>
          <table:table-cell table:formula="of:=[.R170]+[.L170]" office:value-type="float" office:value="919" calcext:value-type="float">
            <text:p>919</text:p>
          </table:table-cell>
          <table:table-cell table:formula="of:=[.S170]-[.S169]" office:value-type="float" office:value="-164.038693698644" calcext:value-type="float">
            <text:p>-164.038693698644</text:p>
          </table:table-cell>
          <table:table-cell table:formula="of:=[.M170]-[.M169]" office:value-type="float" office:value="5" calcext:value-type="float">
            <text:p>5</text:p>
          </table:table-cell>
          <table:table-cell table:formula="of:=[.L170]-[.L169]" office:value-type="float" office:value="13" calcext:value-type="float">
            <text:p>1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8 00:00:0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[.H170]+[.E171]" office:value-type="float" office:value="920" calcext:value-type="float">
            <text:p>920</text:p>
          </table:table-cell>
          <table:table-cell table:formula="of:=[.I170]+[.B171]" office:value-type="float" office:value="3917" calcext:value-type="float">
            <text:p>3917</text:p>
          </table:table-cell>
          <table:table-cell table:formula="of:=[.J170]+[.G171]" office:value-type="float" office:value="2550" calcext:value-type="float">
            <text:p>2550</text:p>
          </table:table-cell>
          <table:table-cell table:formula="of:=[.K170]+[.C171]" office:value-type="float" office:value="447" calcext:value-type="float">
            <text:p>447</text:p>
          </table:table-cell>
          <table:table-cell table:formula="of:=[.L170]+[.F171]" office:value-type="float" office:value="285" calcext:value-type="float">
            <text:p>285</text:p>
          </table:table-cell>
          <table:table-cell table:formula="of:=[.H171]" office:value-type="float" office:value="920" calcext:value-type="float">
            <text:p>920</text:p>
          </table:table-cell>
          <table:table-cell table:formula="of:=[.M171]-[.L171]" office:value-type="float" office:value="635" calcext:value-type="float">
            <text:p>635</text:p>
          </table:table-cell>
          <table:table-cell table:formula="of:=[.L171]/[.M171]" office:value-type="float" office:value="0.309782608695652" calcext:value-type="float">
            <text:p>0.309782608695652</text:p>
          </table:table-cell>
          <table:table-cell table:formula="of:=[.K171]/[.I171]" office:value-type="float" office:value="0.114117947408731" calcext:value-type="float">
            <text:p>0.114117947408731</text:p>
          </table:table-cell>
          <table:table-cell table:formula="of:=2038372-[.M171]-[.K171]-[.J171]" office:value-type="float" office:value="2034455" calcext:value-type="float">
            <text:p>2034455</text:p>
          </table:table-cell>
          <table:table-cell table:formula="of:=MAX([.N178];NORMINV(RAND();[.N178];0.25*[.N178]))" office:value-type="float" office:value="769.883288786187" calcext:value-type="float">
            <text:p>769.883288786187</text:p>
          </table:table-cell>
          <table:table-cell table:formula="of:=[.R171]+[.L171]" office:value-type="float" office:value="1054.88328878619" calcext:value-type="float">
            <text:p>1054.88328878619</text:p>
          </table:table-cell>
          <table:table-cell table:formula="of:=[.S171]-[.S170]" office:value-type="float" office:value="135.883288786187" calcext:value-type="float">
            <text:p>135.883288786187</text:p>
          </table:table-cell>
          <table:table-cell table:formula="of:=[.M171]-[.M170]" office:value-type="float" office:value="21" calcext:value-type="float">
            <text:p>21</text:p>
          </table:table-cell>
          <table:table-cell table:formula="of:=[.L171]-[.L170]" office:value-type="float" office:value="9" calcext:value-type="float">
            <text:p>9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29 00:00:0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formula="of:=[.H171]+[.E172]" office:value-type="float" office:value="920" calcext:value-type="float">
            <text:p>920</text:p>
          </table:table-cell>
          <table:table-cell table:formula="of:=[.I171]+[.B172]" office:value-type="float" office:value="4003" calcext:value-type="float">
            <text:p>4003</text:p>
          </table:table-cell>
          <table:table-cell table:formula="of:=[.J171]+[.G172]" office:value-type="float" office:value="2631" calcext:value-type="float">
            <text:p>2631</text:p>
          </table:table-cell>
          <table:table-cell table:formula="of:=[.K171]+[.C172]" office:value-type="float" office:value="452" calcext:value-type="float">
            <text:p>452</text:p>
          </table:table-cell>
          <table:table-cell table:formula="of:=[.L171]+[.F172]" office:value-type="float" office:value="288" calcext:value-type="float">
            <text:p>288</text:p>
          </table:table-cell>
          <table:table-cell table:formula="of:=[.H172]" office:value-type="float" office:value="920" calcext:value-type="float">
            <text:p>920</text:p>
          </table:table-cell>
          <table:table-cell table:formula="of:=[.M172]-[.L172]" office:value-type="float" office:value="632" calcext:value-type="float">
            <text:p>632</text:p>
          </table:table-cell>
          <table:table-cell table:formula="of:=[.L172]/[.M172]" office:value-type="float" office:value="0.31304347826087" calcext:value-type="float">
            <text:p>0.31304347826087</text:p>
          </table:table-cell>
          <table:table-cell table:formula="of:=[.K172]/[.I172]" office:value-type="float" office:value="0.112915313514864" calcext:value-type="float">
            <text:p>0.112915313514864</text:p>
          </table:table-cell>
          <table:table-cell table:formula="of:=2038372-[.M172]-[.K172]-[.J172]" office:value-type="float" office:value="2034369" calcext:value-type="float">
            <text:p>2034369</text:p>
          </table:table-cell>
          <table:table-cell table:formula="of:=MAX([.N179];NORMINV(RAND();[.N179];0.25*[.N179]))" office:value-type="float" office:value="796.682218513093" calcext:value-type="float">
            <text:p>796.682218513093</text:p>
          </table:table-cell>
          <table:table-cell table:formula="of:=[.R172]+[.L172]" office:value-type="float" office:value="1084.68221851309" calcext:value-type="float">
            <text:p>1084.68221851309</text:p>
          </table:table-cell>
          <table:table-cell table:formula="of:=[.S172]-[.S171]" office:value-type="float" office:value="29.798929726905" calcext:value-type="float">
            <text:p>29.798929726905</text:p>
          </table:table-cell>
          <table:table-cell table:formula="of:=[.M172]-[.M171]" office:value-type="float" office:value="0" calcext:value-type="float">
            <text:p>0</text:p>
          </table:table-cell>
          <table:table-cell table:formula="of:=[.L172]-[.L171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30 00:00:0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formula="of:=[.H172]+[.E173]" office:value-type="float" office:value="925" calcext:value-type="float">
            <text:p>925</text:p>
          </table:table-cell>
          <table:table-cell table:formula="of:=[.I172]+[.B173]" office:value-type="float" office:value="4080" calcext:value-type="float">
            <text:p>4080</text:p>
          </table:table-cell>
          <table:table-cell table:formula="of:=[.J172]+[.G173]" office:value-type="float" office:value="2696" calcext:value-type="float">
            <text:p>2696</text:p>
          </table:table-cell>
          <table:table-cell table:formula="of:=[.K172]+[.C173]" office:value-type="float" office:value="459" calcext:value-type="float">
            <text:p>459</text:p>
          </table:table-cell>
          <table:table-cell table:formula="of:=[.L172]+[.F173]" office:value-type="float" office:value="287" calcext:value-type="float">
            <text:p>287</text:p>
          </table:table-cell>
          <table:table-cell table:formula="of:=[.H173]" office:value-type="float" office:value="925" calcext:value-type="float">
            <text:p>925</text:p>
          </table:table-cell>
          <table:table-cell table:formula="of:=[.M173]-[.L173]" office:value-type="float" office:value="638" calcext:value-type="float">
            <text:p>638</text:p>
          </table:table-cell>
          <table:table-cell table:formula="of:=[.L173]/[.M173]" office:value-type="float" office:value="0.31027027027027" calcext:value-type="float">
            <text:p>0.31027027027027</text:p>
          </table:table-cell>
          <table:table-cell table:formula="of:=[.K173]/[.I173]" office:value-type="float" office:value="0.1125" calcext:value-type="float">
            <text:p>0.1125</text:p>
          </table:table-cell>
          <table:table-cell table:formula="of:=2038372-[.M173]-[.K173]-[.J173]" office:value-type="float" office:value="2034292" calcext:value-type="float">
            <text:p>2034292</text:p>
          </table:table-cell>
          <table:table-cell table:formula="of:=MAX([.N180];NORMINV(RAND();[.N180];0.25*[.N180]))" office:value-type="float" office:value="692" calcext:value-type="float">
            <text:p>692</text:p>
          </table:table-cell>
          <table:table-cell table:formula="of:=[.R173]+[.L173]" office:value-type="float" office:value="979" calcext:value-type="float">
            <text:p>979</text:p>
          </table:table-cell>
          <table:table-cell table:formula="of:=[.S173]-[.S172]" office:value-type="float" office:value="-105.682218513093" calcext:value-type="float">
            <text:p>-105.682218513093</text:p>
          </table:table-cell>
          <table:table-cell table:formula="of:=[.M173]-[.M172]" office:value-type="float" office:value="5" calcext:value-type="float">
            <text:p>5</text:p>
          </table:table-cell>
          <table:table-cell table:formula="of:=[.L173]-[.L172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7-31 00:00:0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76" calcext:value-type="float">
            <text:p>76</text:p>
          </table:table-cell>
          <table:table-cell table:formula="of:=[.H173]+[.E174]" office:value-type="float" office:value="919" calcext:value-type="float">
            <text:p>919</text:p>
          </table:table-cell>
          <table:table-cell table:formula="of:=[.I173]+[.B174]" office:value-type="float" office:value="4159" calcext:value-type="float">
            <text:p>4159</text:p>
          </table:table-cell>
          <table:table-cell table:formula="of:=[.J173]+[.G174]" office:value-type="float" office:value="2772" calcext:value-type="float">
            <text:p>2772</text:p>
          </table:table-cell>
          <table:table-cell table:formula="of:=[.K173]+[.C174]" office:value-type="float" office:value="468" calcext:value-type="float">
            <text:p>468</text:p>
          </table:table-cell>
          <table:table-cell table:formula="of:=[.L173]+[.F174]" office:value-type="float" office:value="275" calcext:value-type="float">
            <text:p>275</text:p>
          </table:table-cell>
          <table:table-cell table:formula="of:=[.H174]" office:value-type="float" office:value="919" calcext:value-type="float">
            <text:p>919</text:p>
          </table:table-cell>
          <table:table-cell table:formula="of:=[.M174]-[.L174]" office:value-type="float" office:value="644" calcext:value-type="float">
            <text:p>644</text:p>
          </table:table-cell>
          <table:table-cell table:formula="of:=[.L174]/[.M174]" office:value-type="float" office:value="0.29923830250272" calcext:value-type="float">
            <text:p>0.29923830250272</text:p>
          </table:table-cell>
          <table:table-cell table:formula="of:=[.K174]/[.I174]" office:value-type="float" office:value="0.11252704977158" calcext:value-type="float">
            <text:p>0.11252704977158</text:p>
          </table:table-cell>
          <table:table-cell table:formula="of:=2038372-[.M174]-[.K174]-[.J174]" office:value-type="float" office:value="2034213" calcext:value-type="float">
            <text:p>2034213</text:p>
          </table:table-cell>
          <table:table-cell table:formula="of:=MAX([.N181];NORMINV(RAND();[.N181];0.25*[.N181]))" office:value-type="float" office:value="712" calcext:value-type="float">
            <text:p>712</text:p>
          </table:table-cell>
          <table:table-cell table:formula="of:=[.R174]+[.L174]" office:value-type="float" office:value="987" calcext:value-type="float">
            <text:p>987</text:p>
          </table:table-cell>
          <table:table-cell table:formula="of:=[.S174]-[.S173]" office:value-type="float" office:value="8" calcext:value-type="float">
            <text:p>8</text:p>
          </table:table-cell>
          <table:table-cell table:formula="of:=[.M174]-[.M173]" office:value-type="float" office:value="-6" calcext:value-type="float">
            <text:p>-6</text:p>
          </table:table-cell>
          <table:table-cell table:formula="of:=[.L174]-[.L173]" office:value-type="float" office:value="-12" calcext:value-type="float">
            <text:p>-1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01 00:00:0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  <table:table-cell table:formula="of:=[.H174]+[.E175]" office:value-type="float" office:value="915" calcext:value-type="float">
            <text:p>915</text:p>
          </table:table-cell>
          <table:table-cell table:formula="of:=[.I174]+[.B175]" office:value-type="float" office:value="4207" calcext:value-type="float">
            <text:p>4207</text:p>
          </table:table-cell>
          <table:table-cell table:formula="of:=[.J174]+[.G175]" office:value-type="float" office:value="2815" calcext:value-type="float">
            <text:p>2815</text:p>
          </table:table-cell>
          <table:table-cell table:formula="of:=[.K174]+[.C175]" office:value-type="float" office:value="477" calcext:value-type="float">
            <text:p>477</text:p>
          </table:table-cell>
          <table:table-cell table:formula="of:=[.L174]+[.F175]" office:value-type="float" office:value="268" calcext:value-type="float">
            <text:p>268</text:p>
          </table:table-cell>
          <table:table-cell table:formula="of:=[.H175]" office:value-type="float" office:value="915" calcext:value-type="float">
            <text:p>915</text:p>
          </table:table-cell>
          <table:table-cell table:formula="of:=[.M175]-[.L175]" office:value-type="float" office:value="647" calcext:value-type="float">
            <text:p>647</text:p>
          </table:table-cell>
          <table:table-cell table:formula="of:=[.L175]/[.M175]" office:value-type="float" office:value="0.292896174863388" calcext:value-type="float">
            <text:p>0.292896174863388</text:p>
          </table:table-cell>
          <table:table-cell table:formula="of:=[.K175]/[.I175]" office:value-type="float" office:value="0.113382457808415" calcext:value-type="float">
            <text:p>0.113382457808415</text:p>
          </table:table-cell>
          <table:table-cell table:formula="of:=2038372-[.M175]-[.K175]-[.J175]" office:value-type="float" office:value="2034165" calcext:value-type="float">
            <text:p>2034165</text:p>
          </table:table-cell>
          <table:table-cell table:formula="of:=MAX([.N182];NORMINV(RAND();[.N182];0.25*[.N182]))" office:value-type="float" office:value="722.225197565231" calcext:value-type="float">
            <text:p>722.225197565231</text:p>
          </table:table-cell>
          <table:table-cell table:formula="of:=[.R175]+[.L175]" office:value-type="float" office:value="990.225197565231" calcext:value-type="float">
            <text:p>990.225197565231</text:p>
          </table:table-cell>
          <table:table-cell table:formula="of:=[.S175]-[.S174]" office:value-type="float" office:value="3.22519756523138" calcext:value-type="float">
            <text:p>3.22519756523138</text:p>
          </table:table-cell>
          <table:table-cell table:formula="of:=[.M175]-[.M174]" office:value-type="float" office:value="-4" calcext:value-type="float">
            <text:p>-4</text:p>
          </table:table-cell>
          <table:table-cell table:formula="of:=[.L175]-[.L174]" office:value-type="float" office:value="-7" calcext:value-type="float">
            <text:p>-7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02 00:00:0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.H175]+[.E176]" office:value-type="float" office:value="910" calcext:value-type="float">
            <text:p>910</text:p>
          </table:table-cell>
          <table:table-cell table:formula="of:=[.I175]+[.B176]" office:value-type="float" office:value="4237" calcext:value-type="float">
            <text:p>4237</text:p>
          </table:table-cell>
          <table:table-cell table:formula="of:=[.J175]+[.G176]" office:value-type="float" office:value="2839" calcext:value-type="float">
            <text:p>2839</text:p>
          </table:table-cell>
          <table:table-cell table:formula="of:=[.K175]+[.C176]" office:value-type="float" office:value="488" calcext:value-type="float">
            <text:p>488</text:p>
          </table:table-cell>
          <table:table-cell table:formula="of:=[.L175]+[.F176]" office:value-type="float" office:value="266" calcext:value-type="float">
            <text:p>266</text:p>
          </table:table-cell>
          <table:table-cell table:formula="of:=[.H176]" office:value-type="float" office:value="910" calcext:value-type="float">
            <text:p>910</text:p>
          </table:table-cell>
          <table:table-cell table:formula="of:=[.M176]-[.L176]" office:value-type="float" office:value="644" calcext:value-type="float">
            <text:p>644</text:p>
          </table:table-cell>
          <table:table-cell table:formula="of:=[.L176]/[.M176]" office:value-type="float" office:value="0.292307692307692" calcext:value-type="float">
            <text:p>0.292307692307692</text:p>
          </table:table-cell>
          <table:table-cell table:formula="of:=[.K176]/[.I176]" office:value-type="float" office:value="0.115175831956573" calcext:value-type="float">
            <text:p>0.115175831956573</text:p>
          </table:table-cell>
          <table:table-cell table:formula="of:=2038372-[.M176]-[.K176]-[.J176]" office:value-type="float" office:value="2034135" calcext:value-type="float">
            <text:p>2034135</text:p>
          </table:table-cell>
          <table:table-cell table:formula="of:=MAX([.N183];NORMINV(RAND();[.N183];0.25*[.N183]))" office:value-type="float" office:value="721" calcext:value-type="float">
            <text:p>721</text:p>
          </table:table-cell>
          <table:table-cell table:formula="of:=[.R176]+[.L176]" office:value-type="float" office:value="987" calcext:value-type="float">
            <text:p>987</text:p>
          </table:table-cell>
          <table:table-cell table:formula="of:=[.S176]-[.S175]" office:value-type="float" office:value="-3.22519756523138" calcext:value-type="float">
            <text:p>-3.22519756523138</text:p>
          </table:table-cell>
          <table:table-cell table:formula="of:=[.M176]-[.M175]" office:value-type="float" office:value="-5" calcext:value-type="float">
            <text:p>-5</text:p>
          </table:table-cell>
          <table:table-cell table:formula="of:=[.L176]-[.L175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03 00:00:0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formula="of:=[.H176]+[.E177]" office:value-type="float" office:value="928" calcext:value-type="float">
            <text:p>928</text:p>
          </table:table-cell>
          <table:table-cell table:formula="of:=[.I176]+[.B177]" office:value-type="float" office:value="4335" calcext:value-type="float">
            <text:p>4335</text:p>
          </table:table-cell>
          <table:table-cell table:formula="of:=[.J176]+[.G177]" office:value-type="float" office:value="2916" calcext:value-type="float">
            <text:p>2916</text:p>
          </table:table-cell>
          <table:table-cell table:formula="of:=[.K176]+[.C177]" office:value-type="float" office:value="491" calcext:value-type="float">
            <text:p>491</text:p>
          </table:table-cell>
          <table:table-cell table:formula="of:=[.L176]+[.F177]" office:value-type="float" office:value="285" calcext:value-type="float">
            <text:p>285</text:p>
          </table:table-cell>
          <table:table-cell table:formula="of:=[.H177]" office:value-type="float" office:value="928" calcext:value-type="float">
            <text:p>928</text:p>
          </table:table-cell>
          <table:table-cell table:formula="of:=[.M177]-[.L177]" office:value-type="float" office:value="643" calcext:value-type="float">
            <text:p>643</text:p>
          </table:table-cell>
          <table:table-cell table:formula="of:=[.L177]/[.M177]" office:value-type="float" office:value="0.307112068965517" calcext:value-type="float">
            <text:p>0.307112068965517</text:p>
          </table:table-cell>
          <table:table-cell table:formula="of:=[.K177]/[.I177]" office:value-type="float" office:value="0.113264129181084" calcext:value-type="float">
            <text:p>0.113264129181084</text:p>
          </table:table-cell>
          <table:table-cell table:formula="of:=2038372-[.M177]-[.K177]-[.J177]" office:value-type="float" office:value="2034037" calcext:value-type="float">
            <text:p>2034037</text:p>
          </table:table-cell>
          <table:table-cell table:formula="of:=MAX([.N184];NORMINV(RAND();[.N184];0.25*[.N184]))" office:value-type="float" office:value="751" calcext:value-type="float">
            <text:p>751</text:p>
          </table:table-cell>
          <table:table-cell table:formula="of:=[.R177]+[.L177]" office:value-type="float" office:value="1036" calcext:value-type="float">
            <text:p>1036</text:p>
          </table:table-cell>
          <table:table-cell table:formula="of:=[.S177]-[.S176]" office:value-type="float" office:value="49" calcext:value-type="float">
            <text:p>49</text:p>
          </table:table-cell>
          <table:table-cell table:formula="of:=[.M177]-[.M176]" office:value-type="float" office:value="18" calcext:value-type="float">
            <text:p>18</text:p>
          </table:table-cell>
          <table:table-cell table:formula="of:=[.L177]-[.L176]" office:value-type="float" office:value="19" calcext:value-type="float">
            <text:p>19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04 00:00:0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H177]+[.E178]" office:value-type="float" office:value="949" calcext:value-type="float">
            <text:p>949</text:p>
          </table:table-cell>
          <table:table-cell table:formula="of:=[.I177]+[.B178]" office:value-type="float" office:value="4426" calcext:value-type="float">
            <text:p>4426</text:p>
          </table:table-cell>
          <table:table-cell table:formula="of:=[.J177]+[.G178]" office:value-type="float" office:value="2981" calcext:value-type="float">
            <text:p>2981</text:p>
          </table:table-cell>
          <table:table-cell table:formula="of:=[.K177]+[.C178]" office:value-type="float" office:value="496" calcext:value-type="float">
            <text:p>496</text:p>
          </table:table-cell>
          <table:table-cell table:formula="of:=[.L177]+[.F178]" office:value-type="float" office:value="286" calcext:value-type="float">
            <text:p>286</text:p>
          </table:table-cell>
          <table:table-cell table:formula="of:=[.H178]" office:value-type="float" office:value="949" calcext:value-type="float">
            <text:p>949</text:p>
          </table:table-cell>
          <table:table-cell table:formula="of:=[.M178]-[.L178]" office:value-type="float" office:value="663" calcext:value-type="float">
            <text:p>663</text:p>
          </table:table-cell>
          <table:table-cell table:formula="of:=[.L178]/[.M178]" office:value-type="float" office:value="0.301369863013699" calcext:value-type="float">
            <text:p>0.301369863013699</text:p>
          </table:table-cell>
          <table:table-cell table:formula="of:=[.K178]/[.I178]" office:value-type="float" office:value="0.112065070040669" calcext:value-type="float">
            <text:p>0.112065070040669</text:p>
          </table:table-cell>
          <table:table-cell table:formula="of:=2038372-[.M178]-[.K178]-[.J178]" office:value-type="float" office:value="2033946" calcext:value-type="float">
            <text:p>2033946</text:p>
          </table:table-cell>
          <table:table-cell table:formula="of:=MAX([.N185];NORMINV(RAND();[.N185];0.25*[.N185]))" office:value-type="float" office:value="763.31907236152" calcext:value-type="float">
            <text:p>763.31907236152</text:p>
          </table:table-cell>
          <table:table-cell table:formula="of:=[.R178]+[.L178]" office:value-type="float" office:value="1049.31907236152" calcext:value-type="float">
            <text:p>1049.31907236152</text:p>
          </table:table-cell>
          <table:table-cell table:formula="of:=[.S178]-[.S177]" office:value-type="float" office:value="13.3190723615203" calcext:value-type="float">
            <text:p>13.3190723615203</text:p>
          </table:table-cell>
          <table:table-cell table:formula="of:=[.M178]-[.M177]" office:value-type="float" office:value="21" calcext:value-type="float">
            <text:p>21</text:p>
          </table:table-cell>
          <table:table-cell table:formula="of:=[.L178]-[.L177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05 00:00:0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68" calcext:value-type="float">
            <text:p>68</text:p>
          </table:table-cell>
          <table:table-cell table:formula="of:=[.H178]+[.E179]" office:value-type="float" office:value="944" calcext:value-type="float">
            <text:p>944</text:p>
          </table:table-cell>
          <table:table-cell table:formula="of:=[.I178]+[.B179]" office:value-type="float" office:value="4499" calcext:value-type="float">
            <text:p>4499</text:p>
          </table:table-cell>
          <table:table-cell table:formula="of:=[.J178]+[.G179]" office:value-type="float" office:value="3049" calcext:value-type="float">
            <text:p>3049</text:p>
          </table:table-cell>
          <table:table-cell table:formula="of:=[.K178]+[.C179]" office:value-type="float" office:value="506" calcext:value-type="float">
            <text:p>506</text:p>
          </table:table-cell>
          <table:table-cell table:formula="of:=[.L178]+[.F179]" office:value-type="float" office:value="282" calcext:value-type="float">
            <text:p>282</text:p>
          </table:table-cell>
          <table:table-cell table:formula="of:=[.H179]" office:value-type="float" office:value="944" calcext:value-type="float">
            <text:p>944</text:p>
          </table:table-cell>
          <table:table-cell table:formula="of:=[.M179]-[.L179]" office:value-type="float" office:value="662" calcext:value-type="float">
            <text:p>662</text:p>
          </table:table-cell>
          <table:table-cell table:formula="of:=[.L179]/[.M179]" office:value-type="float" office:value="0.298728813559322" calcext:value-type="float">
            <text:p>0.298728813559322</text:p>
          </table:table-cell>
          <table:table-cell table:formula="of:=[.K179]/[.I179]" office:value-type="float" office:value="0.112469437652812" calcext:value-type="float">
            <text:p>0.112469437652812</text:p>
          </table:table-cell>
          <table:table-cell table:formula="of:=2038372-[.M179]-[.K179]-[.J179]" office:value-type="float" office:value="2033873" calcext:value-type="float">
            <text:p>2033873</text:p>
          </table:table-cell>
          <table:table-cell table:formula="of:=MAX([.N186];NORMINV(RAND();[.N186];0.25*[.N186]))" office:value-type="float" office:value="773" calcext:value-type="float">
            <text:p>773</text:p>
          </table:table-cell>
          <table:table-cell table:formula="of:=[.R179]+[.L179]" office:value-type="float" office:value="1055" calcext:value-type="float">
            <text:p>1055</text:p>
          </table:table-cell>
          <table:table-cell table:formula="of:=[.S179]-[.S178]" office:value-type="float" office:value="5.68092763847972" calcext:value-type="float">
            <text:p>5.68092763847972</text:p>
          </table:table-cell>
          <table:table-cell table:formula="of:=[.M179]-[.M178]" office:value-type="float" office:value="-5" calcext:value-type="float">
            <text:p>-5</text:p>
          </table:table-cell>
          <table:table-cell table:formula="of:=[.L179]-[.L178]" office:value-type="float" office:value="-4" calcext:value-type="float">
            <text:p>-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06 00:00: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[.H179]+[.E180]" office:value-type="float" office:value="976" calcext:value-type="float">
            <text:p>976</text:p>
          </table:table-cell>
          <table:table-cell table:formula="of:=[.I179]+[.B180]" office:value-type="float" office:value="4602" calcext:value-type="float">
            <text:p>4602</text:p>
          </table:table-cell>
          <table:table-cell table:formula="of:=[.J179]+[.G180]" office:value-type="float" office:value="3112" calcext:value-type="float">
            <text:p>3112</text:p>
          </table:table-cell>
          <table:table-cell table:formula="of:=[.K179]+[.C180]" office:value-type="float" office:value="514" calcext:value-type="float">
            <text:p>514</text:p>
          </table:table-cell>
          <table:table-cell table:formula="of:=[.L179]+[.F180]" office:value-type="float" office:value="284" calcext:value-type="float">
            <text:p>284</text:p>
          </table:table-cell>
          <table:table-cell table:formula="of:=[.H180]" office:value-type="float" office:value="976" calcext:value-type="float">
            <text:p>976</text:p>
          </table:table-cell>
          <table:table-cell table:formula="of:=[.M180]-[.L180]" office:value-type="float" office:value="692" calcext:value-type="float">
            <text:p>692</text:p>
          </table:table-cell>
          <table:table-cell table:formula="of:=[.L180]/[.M180]" office:value-type="float" office:value="0.290983606557377" calcext:value-type="float">
            <text:p>0.290983606557377</text:p>
          </table:table-cell>
          <table:table-cell table:formula="of:=[.K180]/[.I180]" office:value-type="float" office:value="0.111690569317688" calcext:value-type="float">
            <text:p>0.111690569317688</text:p>
          </table:table-cell>
          <table:table-cell table:formula="of:=2038372-[.M180]-[.K180]-[.J180]" office:value-type="float" office:value="2033770" calcext:value-type="float">
            <text:p>2033770</text:p>
          </table:table-cell>
          <table:table-cell table:formula="of:=MAX([.N187];NORMINV(RAND();[.N187];0.25*[.N187]))" office:value-type="float" office:value="764" calcext:value-type="float">
            <text:p>764</text:p>
          </table:table-cell>
          <table:table-cell table:formula="of:=[.R180]+[.L180]" office:value-type="float" office:value="1048" calcext:value-type="float">
            <text:p>1048</text:p>
          </table:table-cell>
          <table:table-cell table:formula="of:=[.S180]-[.S179]" office:value-type="float" office:value="-7" calcext:value-type="float">
            <text:p>-7</text:p>
          </table:table-cell>
          <table:table-cell table:formula="of:=[.M180]-[.M179]" office:value-type="float" office:value="32" calcext:value-type="float">
            <text:p>32</text:p>
          </table:table-cell>
          <table:table-cell table:formula="of:=[.L180]-[.L179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07 00:00:0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180]+[.E181]" office:value-type="float" office:value="1005" calcext:value-type="float">
            <text:p>1005</text:p>
          </table:table-cell>
          <table:table-cell table:formula="of:=[.I180]+[.B181]" office:value-type="float" office:value="4685" calcext:value-type="float">
            <text:p>4685</text:p>
          </table:table-cell>
          <table:table-cell table:formula="of:=[.J180]+[.G181]" office:value-type="float" office:value="3162" calcext:value-type="float">
            <text:p>3162</text:p>
          </table:table-cell>
          <table:table-cell table:formula="of:=[.K180]+[.C181]" office:value-type="float" office:value="518" calcext:value-type="float">
            <text:p>518</text:p>
          </table:table-cell>
          <table:table-cell table:formula="of:=[.L180]+[.F181]" office:value-type="float" office:value="293" calcext:value-type="float">
            <text:p>293</text:p>
          </table:table-cell>
          <table:table-cell table:formula="of:=[.H181]" office:value-type="float" office:value="1005" calcext:value-type="float">
            <text:p>1005</text:p>
          </table:table-cell>
          <table:table-cell table:formula="of:=[.M181]-[.L181]" office:value-type="float" office:value="712" calcext:value-type="float">
            <text:p>712</text:p>
          </table:table-cell>
          <table:table-cell table:formula="of:=[.L181]/[.M181]" office:value-type="float" office:value="0.291542288557214" calcext:value-type="float">
            <text:p>0.291542288557214</text:p>
          </table:table-cell>
          <table:table-cell table:formula="of:=[.K181]/[.I181]" office:value-type="float" office:value="0.110565635005336" calcext:value-type="float">
            <text:p>0.110565635005336</text:p>
          </table:table-cell>
          <table:table-cell table:formula="of:=2038372-[.M181]-[.K181]-[.J181]" office:value-type="float" office:value="2033687" calcext:value-type="float">
            <text:p>2033687</text:p>
          </table:table-cell>
          <table:table-cell table:formula="of:=MAX([.N188];NORMINV(RAND();[.N188];0.25*[.N188]))" office:value-type="float" office:value="893.813134366264" calcext:value-type="float">
            <text:p>893.813134366264</text:p>
          </table:table-cell>
          <table:table-cell table:formula="of:=[.R181]+[.L181]" office:value-type="float" office:value="1186.81313436626" calcext:value-type="float">
            <text:p>1186.81313436626</text:p>
          </table:table-cell>
          <table:table-cell table:formula="of:=[.S181]-[.S180]" office:value-type="float" office:value="138.813134366264" calcext:value-type="float">
            <text:p>138.813134366264</text:p>
          </table:table-cell>
          <table:table-cell table:formula="of:=[.M181]-[.M180]" office:value-type="float" office:value="29" calcext:value-type="float">
            <text:p>29</text:p>
          </table:table-cell>
          <table:table-cell table:formula="of:=[.L181]-[.L180]" office:value-type="float" office:value="9" calcext:value-type="float">
            <text:p>9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08 00:00:0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42" calcext:value-type="float">
            <text:p>42</text:p>
          </table:table-cell>
          <table:table-cell table:formula="of:=[.H181]+[.E182]" office:value-type="float" office:value="997" calcext:value-type="float">
            <text:p>997</text:p>
          </table:table-cell>
          <table:table-cell table:formula="of:=[.I181]+[.B182]" office:value-type="float" office:value="4728" calcext:value-type="float">
            <text:p>4728</text:p>
          </table:table-cell>
          <table:table-cell table:formula="of:=[.J181]+[.G182]" office:value-type="float" office:value="3204" calcext:value-type="float">
            <text:p>3204</text:p>
          </table:table-cell>
          <table:table-cell table:formula="of:=[.K181]+[.C182]" office:value-type="float" office:value="527" calcext:value-type="float">
            <text:p>527</text:p>
          </table:table-cell>
          <table:table-cell table:formula="of:=[.L181]+[.F182]" office:value-type="float" office:value="278" calcext:value-type="float">
            <text:p>278</text:p>
          </table:table-cell>
          <table:table-cell table:formula="of:=[.H182]" office:value-type="float" office:value="997" calcext:value-type="float">
            <text:p>997</text:p>
          </table:table-cell>
          <table:table-cell table:formula="of:=[.M182]-[.L182]" office:value-type="float" office:value="719" calcext:value-type="float">
            <text:p>719</text:p>
          </table:table-cell>
          <table:table-cell table:formula="of:=[.L182]/[.M182]" office:value-type="float" office:value="0.278836509528586" calcext:value-type="float">
            <text:p>0.278836509528586</text:p>
          </table:table-cell>
          <table:table-cell table:formula="of:=[.K182]/[.I182]" office:value-type="float" office:value="0.111463620981387" calcext:value-type="float">
            <text:p>0.111463620981387</text:p>
          </table:table-cell>
          <table:table-cell table:formula="of:=2038372-[.M182]-[.K182]-[.J182]" office:value-type="float" office:value="2033644" calcext:value-type="float">
            <text:p>2033644</text:p>
          </table:table-cell>
          <table:table-cell table:formula="of:=MAX([.N189];NORMINV(RAND();[.N189];0.25*[.N189]))" office:value-type="float" office:value="785" calcext:value-type="float">
            <text:p>785</text:p>
          </table:table-cell>
          <table:table-cell table:formula="of:=[.R182]+[.L182]" office:value-type="float" office:value="1063" calcext:value-type="float">
            <text:p>1063</text:p>
          </table:table-cell>
          <table:table-cell table:formula="of:=[.S182]-[.S181]" office:value-type="float" office:value="-123.813134366264" calcext:value-type="float">
            <text:p>-123.813134366264</text:p>
          </table:table-cell>
          <table:table-cell table:formula="of:=[.M182]-[.M181]" office:value-type="float" office:value="-8" calcext:value-type="float">
            <text:p>-8</text:p>
          </table:table-cell>
          <table:table-cell table:formula="of:=[.L182]-[.L181]" office:value-type="float" office:value="-15" calcext:value-type="float">
            <text:p>-1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09 00:00:0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  <table:table-cell table:formula="of:=[.H182]+[.E183]" office:value-type="float" office:value="991" calcext:value-type="float">
            <text:p>991</text:p>
          </table:table-cell>
          <table:table-cell table:formula="of:=[.I182]+[.B183]" office:value-type="float" office:value="4762" calcext:value-type="float">
            <text:p>4762</text:p>
          </table:table-cell>
          <table:table-cell table:formula="of:=[.J182]+[.G183]" office:value-type="float" office:value="3237" calcext:value-type="float">
            <text:p>3237</text:p>
          </table:table-cell>
          <table:table-cell table:formula="of:=[.K182]+[.C183]" office:value-type="float" office:value="534" calcext:value-type="float">
            <text:p>534</text:p>
          </table:table-cell>
          <table:table-cell table:formula="of:=[.L182]+[.F183]" office:value-type="float" office:value="270" calcext:value-type="float">
            <text:p>270</text:p>
          </table:table-cell>
          <table:table-cell table:formula="of:=[.H183]" office:value-type="float" office:value="991" calcext:value-type="float">
            <text:p>991</text:p>
          </table:table-cell>
          <table:table-cell table:formula="of:=[.M183]-[.L183]" office:value-type="float" office:value="721" calcext:value-type="float">
            <text:p>721</text:p>
          </table:table-cell>
          <table:table-cell table:formula="of:=[.L183]/[.M183]" office:value-type="float" office:value="0.272452068617558" calcext:value-type="float">
            <text:p>0.272452068617558</text:p>
          </table:table-cell>
          <table:table-cell table:formula="of:=[.K183]/[.I183]" office:value-type="float" office:value="0.112137757244855" calcext:value-type="float">
            <text:p>0.112137757244855</text:p>
          </table:table-cell>
          <table:table-cell table:formula="of:=2038372-[.M183]-[.K183]-[.J183]" office:value-type="float" office:value="2033610" calcext:value-type="float">
            <text:p>2033610</text:p>
          </table:table-cell>
          <table:table-cell table:formula="of:=MAX([.N190];NORMINV(RAND();[.N190];0.25*[.N190]))" office:value-type="float" office:value="826.019298263841" calcext:value-type="float">
            <text:p>826.019298263841</text:p>
          </table:table-cell>
          <table:table-cell table:formula="of:=[.R183]+[.L183]" office:value-type="float" office:value="1096.01929826384" calcext:value-type="float">
            <text:p>1096.01929826384</text:p>
          </table:table-cell>
          <table:table-cell table:formula="of:=[.S183]-[.S182]" office:value-type="float" office:value="33.0192982638409" calcext:value-type="float">
            <text:p>33.0192982638409</text:p>
          </table:table-cell>
          <table:table-cell table:formula="of:=[.M183]-[.M182]" office:value-type="float" office:value="-6" calcext:value-type="float">
            <text:p>-6</text:p>
          </table:table-cell>
          <table:table-cell table:formula="of:=[.L183]-[.L182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0 00:00:0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H183]+[.E184]" office:value-type="float" office:value="1023" calcext:value-type="float">
            <text:p>1023</text:p>
          </table:table-cell>
          <table:table-cell table:formula="of:=[.I183]+[.B184]" office:value-type="float" office:value="4881" calcext:value-type="float">
            <text:p>4881</text:p>
          </table:table-cell>
          <table:table-cell table:formula="of:=[.J183]+[.G184]" office:value-type="float" office:value="3314" calcext:value-type="float">
            <text:p>3314</text:p>
          </table:table-cell>
          <table:table-cell table:formula="of:=[.K183]+[.C184]" office:value-type="float" office:value="544" calcext:value-type="float">
            <text:p>544</text:p>
          </table:table-cell>
          <table:table-cell table:formula="of:=[.L183]+[.F184]" office:value-type="float" office:value="272" calcext:value-type="float">
            <text:p>272</text:p>
          </table:table-cell>
          <table:table-cell table:formula="of:=[.H184]" office:value-type="float" office:value="1023" calcext:value-type="float">
            <text:p>1023</text:p>
          </table:table-cell>
          <table:table-cell table:formula="of:=[.M184]-[.L184]" office:value-type="float" office:value="751" calcext:value-type="float">
            <text:p>751</text:p>
          </table:table-cell>
          <table:table-cell table:formula="of:=[.L184]/[.M184]" office:value-type="float" office:value="0.265884652981427" calcext:value-type="float">
            <text:p>0.265884652981427</text:p>
          </table:table-cell>
          <table:table-cell table:formula="of:=[.K184]/[.I184]" office:value-type="float" office:value="0.111452571194427" calcext:value-type="float">
            <text:p>0.111452571194427</text:p>
          </table:table-cell>
          <table:table-cell table:formula="of:=2038372-[.M184]-[.K184]-[.J184]" office:value-type="float" office:value="2033491" calcext:value-type="float">
            <text:p>2033491</text:p>
          </table:table-cell>
          <table:table-cell table:formula="of:=MAX([.N191];NORMINV(RAND();[.N191];0.25*[.N191]))" office:value-type="float" office:value="826.955820560337" calcext:value-type="float">
            <text:p>826.955820560337</text:p>
          </table:table-cell>
          <table:table-cell table:formula="of:=[.R184]+[.L184]" office:value-type="float" office:value="1098.95582056034" calcext:value-type="float">
            <text:p>1098.95582056034</text:p>
          </table:table-cell>
          <table:table-cell table:formula="of:=[.S184]-[.S183]" office:value-type="float" office:value="2.9365222964957" calcext:value-type="float">
            <text:p>2.9365222964957</text:p>
          </table:table-cell>
          <table:table-cell table:formula="of:=[.M184]-[.M183]" office:value-type="float" office:value="32" calcext:value-type="float">
            <text:p>32</text:p>
          </table:table-cell>
          <table:table-cell table:formula="of:=[.L184]-[.L183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1 00:00:0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H184]+[.E185]" office:value-type="float" office:value="1030" calcext:value-type="float">
            <text:p>1030</text:p>
          </table:table-cell>
          <table:table-cell table:formula="of:=[.I184]+[.B185]" office:value-type="float" office:value="4972" calcext:value-type="float">
            <text:p>4972</text:p>
          </table:table-cell>
          <table:table-cell table:formula="of:=[.J184]+[.G185]" office:value-type="float" office:value="3392" calcext:value-type="float">
            <text:p>3392</text:p>
          </table:table-cell>
          <table:table-cell table:formula="of:=[.K184]+[.C185]" office:value-type="float" office:value="550" calcext:value-type="float">
            <text:p>550</text:p>
          </table:table-cell>
          <table:table-cell table:formula="of:=[.L184]+[.F185]" office:value-type="float" office:value="275" calcext:value-type="float">
            <text:p>275</text:p>
          </table:table-cell>
          <table:table-cell table:formula="of:=[.H185]" office:value-type="float" office:value="1030" calcext:value-type="float">
            <text:p>1030</text:p>
          </table:table-cell>
          <table:table-cell table:formula="of:=[.M185]-[.L185]" office:value-type="float" office:value="755" calcext:value-type="float">
            <text:p>755</text:p>
          </table:table-cell>
          <table:table-cell table:formula="of:=[.L185]/[.M185]" office:value-type="float" office:value="0.266990291262136" calcext:value-type="float">
            <text:p>0.266990291262136</text:p>
          </table:table-cell>
          <table:table-cell table:formula="of:=[.K185]/[.I185]" office:value-type="float" office:value="0.110619469026549" calcext:value-type="float">
            <text:p>0.110619469026549</text:p>
          </table:table-cell>
          <table:table-cell table:formula="of:=2038372-[.M185]-[.K185]-[.J185]" office:value-type="float" office:value="2033400" calcext:value-type="float">
            <text:p>2033400</text:p>
          </table:table-cell>
          <table:table-cell table:formula="of:=MAX([.N192];NORMINV(RAND();[.N192];0.25*[.N192]))" office:value-type="float" office:value="797" calcext:value-type="float">
            <text:p>797</text:p>
          </table:table-cell>
          <table:table-cell table:formula="of:=[.R185]+[.L185]" office:value-type="float" office:value="1072" calcext:value-type="float">
            <text:p>1072</text:p>
          </table:table-cell>
          <table:table-cell table:formula="of:=[.S185]-[.S184]" office:value-type="float" office:value="-26.9558205603366" calcext:value-type="float">
            <text:p>-26.9558205603366</text:p>
          </table:table-cell>
          <table:table-cell table:formula="of:=[.M185]-[.M184]" office:value-type="float" office:value="7" calcext:value-type="float">
            <text:p>7</text:p>
          </table:table-cell>
          <table:table-cell table:formula="of:=[.L185]-[.L184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2 00:00:0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185]+[.E186]" office:value-type="float" office:value="1048" calcext:value-type="float">
            <text:p>1048</text:p>
          </table:table-cell>
          <table:table-cell table:formula="of:=[.I185]+[.B186]" office:value-type="float" office:value="5069" calcext:value-type="float">
            <text:p>5069</text:p>
          </table:table-cell>
          <table:table-cell table:formula="of:=[.J185]+[.G186]" office:value-type="float" office:value="3468" calcext:value-type="float">
            <text:p>3468</text:p>
          </table:table-cell>
          <table:table-cell table:formula="of:=[.K185]+[.C186]" office:value-type="float" office:value="553" calcext:value-type="float">
            <text:p>553</text:p>
          </table:table-cell>
          <table:table-cell table:formula="of:=[.L185]+[.F186]" office:value-type="float" office:value="275" calcext:value-type="float">
            <text:p>275</text:p>
          </table:table-cell>
          <table:table-cell table:formula="of:=[.H186]" office:value-type="float" office:value="1048" calcext:value-type="float">
            <text:p>1048</text:p>
          </table:table-cell>
          <table:table-cell table:formula="of:=[.M186]-[.L186]" office:value-type="float" office:value="773" calcext:value-type="float">
            <text:p>773</text:p>
          </table:table-cell>
          <table:table-cell table:formula="of:=[.L186]/[.M186]" office:value-type="float" office:value="0.262404580152672" calcext:value-type="float">
            <text:p>0.262404580152672</text:p>
          </table:table-cell>
          <table:table-cell table:formula="of:=[.K186]/[.I186]" office:value-type="float" office:value="0.10909449595581" calcext:value-type="float">
            <text:p>0.10909449595581</text:p>
          </table:table-cell>
          <table:table-cell table:formula="of:=2038372-[.M186]-[.K186]-[.J186]" office:value-type="float" office:value="2033303" calcext:value-type="float">
            <text:p>2033303</text:p>
          </table:table-cell>
          <table:table-cell table:formula="of:=MAX([.N193];NORMINV(RAND();[.N193];0.25*[.N193]))" office:value-type="float" office:value="833" calcext:value-type="float">
            <text:p>833</text:p>
          </table:table-cell>
          <table:table-cell table:formula="of:=[.R186]+[.L186]" office:value-type="float" office:value="1108" calcext:value-type="float">
            <text:p>1108</text:p>
          </table:table-cell>
          <table:table-cell table:formula="of:=[.S186]-[.S185]" office:value-type="float" office:value="36" calcext:value-type="float">
            <text:p>36</text:p>
          </table:table-cell>
          <table:table-cell table:formula="of:=[.M186]-[.M185]" office:value-type="float" office:value="18" calcext:value-type="float">
            <text:p>18</text:p>
          </table:table-cell>
          <table:table-cell table:formula="of:=[.L186]-[.L18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3 00:00:0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H186]+[.E187]" office:value-type="float" office:value="1044" calcext:value-type="float">
            <text:p>1044</text:p>
          </table:table-cell>
          <table:table-cell table:formula="of:=[.I186]+[.B187]" office:value-type="float" office:value="5140" calcext:value-type="float">
            <text:p>5140</text:p>
          </table:table-cell>
          <table:table-cell table:formula="of:=[.J186]+[.G187]" office:value-type="float" office:value="3538" calcext:value-type="float">
            <text:p>3538</text:p>
          </table:table-cell>
          <table:table-cell table:formula="of:=[.K186]+[.C187]" office:value-type="float" office:value="558" calcext:value-type="float">
            <text:p>558</text:p>
          </table:table-cell>
          <table:table-cell table:formula="of:=[.L186]+[.F187]" office:value-type="float" office:value="280" calcext:value-type="float">
            <text:p>280</text:p>
          </table:table-cell>
          <table:table-cell table:formula="of:=[.H187]" office:value-type="float" office:value="1044" calcext:value-type="float">
            <text:p>1044</text:p>
          </table:table-cell>
          <table:table-cell table:formula="of:=[.M187]-[.L187]" office:value-type="float" office:value="764" calcext:value-type="float">
            <text:p>764</text:p>
          </table:table-cell>
          <table:table-cell table:formula="of:=[.L187]/[.M187]" office:value-type="float" office:value="0.268199233716475" calcext:value-type="float">
            <text:p>0.268199233716475</text:p>
          </table:table-cell>
          <table:table-cell table:formula="of:=[.K187]/[.I187]" office:value-type="float" office:value="0.108560311284047" calcext:value-type="float">
            <text:p>0.108560311284047</text:p>
          </table:table-cell>
          <table:table-cell table:formula="of:=2038372-[.M187]-[.K187]-[.J187]" office:value-type="float" office:value="2033232" calcext:value-type="float">
            <text:p>2033232</text:p>
          </table:table-cell>
          <table:table-cell table:formula="of:=MAX([.N194];NORMINV(RAND();[.N194];0.25*[.N194]))" office:value-type="float" office:value="821" calcext:value-type="float">
            <text:p>821</text:p>
          </table:table-cell>
          <table:table-cell table:formula="of:=[.R187]+[.L187]" office:value-type="float" office:value="1101" calcext:value-type="float">
            <text:p>1101</text:p>
          </table:table-cell>
          <table:table-cell table:formula="of:=[.S187]-[.S186]" office:value-type="float" office:value="-7" calcext:value-type="float">
            <text:p>-7</text:p>
          </table:table-cell>
          <table:table-cell table:formula="of:=[.M187]-[.M186]" office:value-type="float" office:value="-4" calcext:value-type="float">
            <text:p>-4</text:p>
          </table:table-cell>
          <table:table-cell table:formula="of:=[.L187]-[.L186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4 00:00:0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H187]+[.E188]" office:value-type="float" office:value="1061" calcext:value-type="float">
            <text:p>1061</text:p>
          </table:table-cell>
          <table:table-cell table:formula="of:=[.I187]+[.B188]" office:value-type="float" office:value="5242" calcext:value-type="float">
            <text:p>5242</text:p>
          </table:table-cell>
          <table:table-cell table:formula="of:=[.J187]+[.G188]" office:value-type="float" office:value="3613" calcext:value-type="float">
            <text:p>3613</text:p>
          </table:table-cell>
          <table:table-cell table:formula="of:=[.K187]+[.C188]" office:value-type="float" office:value="568" calcext:value-type="float">
            <text:p>568</text:p>
          </table:table-cell>
          <table:table-cell table:formula="of:=[.L187]+[.F188]" office:value-type="float" office:value="282" calcext:value-type="float">
            <text:p>282</text:p>
          </table:table-cell>
          <table:table-cell table:formula="of:=[.H188]" office:value-type="float" office:value="1061" calcext:value-type="float">
            <text:p>1061</text:p>
          </table:table-cell>
          <table:table-cell table:formula="of:=[.M188]-[.L188]" office:value-type="float" office:value="779" calcext:value-type="float">
            <text:p>779</text:p>
          </table:table-cell>
          <table:table-cell table:formula="of:=[.L188]/[.M188]" office:value-type="float" office:value="0.26578699340245" calcext:value-type="float">
            <text:p>0.26578699340245</text:p>
          </table:table-cell>
          <table:table-cell table:formula="of:=[.K188]/[.I188]" office:value-type="float" office:value="0.108355589469668" calcext:value-type="float">
            <text:p>0.108355589469668</text:p>
          </table:table-cell>
          <table:table-cell table:formula="of:=2038372-[.M188]-[.K188]-[.J188]" office:value-type="float" office:value="2033130" calcext:value-type="float">
            <text:p>2033130</text:p>
          </table:table-cell>
          <table:table-cell table:formula="of:=MAX([.N195];NORMINV(RAND();[.N195];0.25*[.N195]))" office:value-type="float" office:value="835" calcext:value-type="float">
            <text:p>835</text:p>
          </table:table-cell>
          <table:table-cell table:formula="of:=[.R188]+[.L188]" office:value-type="float" office:value="1117" calcext:value-type="float">
            <text:p>1117</text:p>
          </table:table-cell>
          <table:table-cell table:formula="of:=[.S188]-[.S187]" office:value-type="float" office:value="16" calcext:value-type="float">
            <text:p>16</text:p>
          </table:table-cell>
          <table:table-cell table:formula="of:=[.M188]-[.M187]" office:value-type="float" office:value="17" calcext:value-type="float">
            <text:p>17</text:p>
          </table:table-cell>
          <table:table-cell table:formula="of:=[.L188]-[.L187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5 00:00:0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H188]+[.E189]" office:value-type="float" office:value="1070" calcext:value-type="float">
            <text:p>1070</text:p>
          </table:table-cell>
          <table:table-cell table:formula="of:=[.I188]+[.B189]" office:value-type="float" office:value="5303" calcext:value-type="float">
            <text:p>5303</text:p>
          </table:table-cell>
          <table:table-cell table:formula="of:=[.J188]+[.G189]" office:value-type="float" office:value="3655" calcext:value-type="float">
            <text:p>3655</text:p>
          </table:table-cell>
          <table:table-cell table:formula="of:=[.K188]+[.C189]" office:value-type="float" office:value="578" calcext:value-type="float">
            <text:p>578</text:p>
          </table:table-cell>
          <table:table-cell table:formula="of:=[.L188]+[.F189]" office:value-type="float" office:value="285" calcext:value-type="float">
            <text:p>285</text:p>
          </table:table-cell>
          <table:table-cell table:formula="of:=[.H189]" office:value-type="float" office:value="1070" calcext:value-type="float">
            <text:p>1070</text:p>
          </table:table-cell>
          <table:table-cell table:formula="of:=[.M189]-[.L189]" office:value-type="float" office:value="785" calcext:value-type="float">
            <text:p>785</text:p>
          </table:table-cell>
          <table:table-cell table:formula="of:=[.L189]/[.M189]" office:value-type="float" office:value="0.266355140186916" calcext:value-type="float">
            <text:p>0.266355140186916</text:p>
          </table:table-cell>
          <table:table-cell table:formula="of:=[.K189]/[.I189]" office:value-type="float" office:value="0.108994908542335" calcext:value-type="float">
            <text:p>0.108994908542335</text:p>
          </table:table-cell>
          <table:table-cell table:formula="of:=2038372-[.M189]-[.K189]-[.J189]" office:value-type="float" office:value="2033069" calcext:value-type="float">
            <text:p>2033069</text:p>
          </table:table-cell>
          <table:table-cell table:formula="of:=MAX([.N196];NORMINV(RAND();[.N196];0.25*[.N196]))" office:value-type="float" office:value="841" calcext:value-type="float">
            <text:p>841</text:p>
          </table:table-cell>
          <table:table-cell table:formula="of:=[.R189]+[.L189]" office:value-type="float" office:value="1126" calcext:value-type="float">
            <text:p>1126</text:p>
          </table:table-cell>
          <table:table-cell table:formula="of:=[.S189]-[.S188]" office:value-type="float" office:value="9" calcext:value-type="float">
            <text:p>9</text:p>
          </table:table-cell>
          <table:table-cell table:formula="of:=[.M189]-[.M188]" office:value-type="float" office:value="9" calcext:value-type="float">
            <text:p>9</text:p>
          </table:table-cell>
          <table:table-cell table:formula="of:=[.L189]-[.L188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6 00:00:0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H189]+[.E190]" office:value-type="float" office:value="1094" calcext:value-type="float">
            <text:p>1094</text:p>
          </table:table-cell>
          <table:table-cell table:formula="of:=[.I189]+[.B190]" office:value-type="float" office:value="5356" calcext:value-type="float">
            <text:p>5356</text:p>
          </table:table-cell>
          <table:table-cell table:formula="of:=[.J189]+[.G190]" office:value-type="float" office:value="3677" calcext:value-type="float">
            <text:p>3677</text:p>
          </table:table-cell>
          <table:table-cell table:formula="of:=[.K189]+[.C190]" office:value-type="float" office:value="585" calcext:value-type="float">
            <text:p>585</text:p>
          </table:table-cell>
          <table:table-cell table:formula="of:=[.L189]+[.F190]" office:value-type="float" office:value="291" calcext:value-type="float">
            <text:p>291</text:p>
          </table:table-cell>
          <table:table-cell table:formula="of:=[.H190]" office:value-type="float" office:value="1094" calcext:value-type="float">
            <text:p>1094</text:p>
          </table:table-cell>
          <table:table-cell table:formula="of:=[.M190]-[.L190]" office:value-type="float" office:value="803" calcext:value-type="float">
            <text:p>803</text:p>
          </table:table-cell>
          <table:table-cell table:formula="of:=[.L190]/[.M190]" office:value-type="float" office:value="0.26599634369287" calcext:value-type="float">
            <text:p>0.26599634369287</text:p>
          </table:table-cell>
          <table:table-cell table:formula="of:=[.K190]/[.I190]" office:value-type="float" office:value="0.109223300970874" calcext:value-type="float">
            <text:p>0.109223300970874</text:p>
          </table:table-cell>
          <table:table-cell table:formula="of:=2038372-[.M190]-[.K190]-[.J190]" office:value-type="float" office:value="2033016" calcext:value-type="float">
            <text:p>2033016</text:p>
          </table:table-cell>
          <table:table-cell table:formula="of:=MAX([.N197];NORMINV(RAND();[.N197];0.25*[.N197]))" office:value-type="float" office:value="997.681098863584" calcext:value-type="float">
            <text:p>997.681098863584</text:p>
          </table:table-cell>
          <table:table-cell table:formula="of:=[.R190]+[.L190]" office:value-type="float" office:value="1288.68109886358" calcext:value-type="float">
            <text:p>1288.68109886358</text:p>
          </table:table-cell>
          <table:table-cell table:formula="of:=[.S190]-[.S189]" office:value-type="float" office:value="162.681098863584" calcext:value-type="float">
            <text:p>162.681098863584</text:p>
          </table:table-cell>
          <table:table-cell table:formula="of:=[.M190]-[.M189]" office:value-type="float" office:value="24" calcext:value-type="float">
            <text:p>24</text:p>
          </table:table-cell>
          <table:table-cell table:formula="of:=[.L190]-[.L189]" office:value-type="float" office:value="6" calcext:value-type="float">
            <text:p>6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7 00:00:0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formula="of:=[.H190]+[.E191]" office:value-type="float" office:value="1108" calcext:value-type="float">
            <text:p>1108</text:p>
          </table:table-cell>
          <table:table-cell table:formula="of:=[.I190]+[.B191]" office:value-type="float" office:value="5459" calcext:value-type="float">
            <text:p>5459</text:p>
          </table:table-cell>
          <table:table-cell table:formula="of:=[.J190]+[.G191]" office:value-type="float" office:value="3763" calcext:value-type="float">
            <text:p>3763</text:p>
          </table:table-cell>
          <table:table-cell table:formula="of:=[.K190]+[.C191]" office:value-type="float" office:value="588" calcext:value-type="float">
            <text:p>588</text:p>
          </table:table-cell>
          <table:table-cell table:formula="of:=[.L190]+[.F191]" office:value-type="float" office:value="301" calcext:value-type="float">
            <text:p>301</text:p>
          </table:table-cell>
          <table:table-cell table:formula="of:=[.H191]" office:value-type="float" office:value="1108" calcext:value-type="float">
            <text:p>1108</text:p>
          </table:table-cell>
          <table:table-cell table:formula="of:=[.M191]-[.L191]" office:value-type="float" office:value="807" calcext:value-type="float">
            <text:p>807</text:p>
          </table:table-cell>
          <table:table-cell table:formula="of:=[.L191]/[.M191]" office:value-type="float" office:value="0.271660649819495" calcext:value-type="float">
            <text:p>0.271660649819495</text:p>
          </table:table-cell>
          <table:table-cell table:formula="of:=[.K191]/[.I191]" office:value-type="float" office:value="0.107712035171277" calcext:value-type="float">
            <text:p>0.107712035171277</text:p>
          </table:table-cell>
          <table:table-cell table:formula="of:=2038372-[.M191]-[.K191]-[.J191]" office:value-type="float" office:value="2032913" calcext:value-type="float">
            <text:p>2032913</text:p>
          </table:table-cell>
          <table:table-cell table:formula="of:=MAX([.N198];NORMINV(RAND();[.N198];0.25*[.N198]))" office:value-type="float" office:value="1166.1587328861" calcext:value-type="float">
            <text:p>1166.1587328861</text:p>
          </table:table-cell>
          <table:table-cell table:formula="of:=[.R191]+[.L191]" office:value-type="float" office:value="1467.1587328861" calcext:value-type="float">
            <text:p>1467.1587328861</text:p>
          </table:table-cell>
          <table:table-cell table:formula="of:=[.S191]-[.S190]" office:value-type="float" office:value="178.477634022518" calcext:value-type="float">
            <text:p>178.477634022518</text:p>
          </table:table-cell>
          <table:table-cell table:formula="of:=[.M191]-[.M190]" office:value-type="float" office:value="14" calcext:value-type="float">
            <text:p>14</text:p>
          </table:table-cell>
          <table:table-cell table:formula="of:=[.L191]-[.L190]" office:value-type="float" office:value="10" calcext:value-type="float">
            <text:p>1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8 00:00:0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H191]+[.E192]" office:value-type="float" office:value="1104" calcext:value-type="float">
            <text:p>1104</text:p>
          </table:table-cell>
          <table:table-cell table:formula="of:=[.I191]+[.B192]" office:value-type="float" office:value="5544" calcext:value-type="float">
            <text:p>5544</text:p>
          </table:table-cell>
          <table:table-cell table:formula="of:=[.J191]+[.G192]" office:value-type="float" office:value="3843" calcext:value-type="float">
            <text:p>3843</text:p>
          </table:table-cell>
          <table:table-cell table:formula="of:=[.K191]+[.C192]" office:value-type="float" office:value="597" calcext:value-type="float">
            <text:p>597</text:p>
          </table:table-cell>
          <table:table-cell table:formula="of:=[.L191]+[.F192]" office:value-type="float" office:value="307" calcext:value-type="float">
            <text:p>307</text:p>
          </table:table-cell>
          <table:table-cell table:formula="of:=[.H192]" office:value-type="float" office:value="1104" calcext:value-type="float">
            <text:p>1104</text:p>
          </table:table-cell>
          <table:table-cell table:formula="of:=[.M192]-[.L192]" office:value-type="float" office:value="797" calcext:value-type="float">
            <text:p>797</text:p>
          </table:table-cell>
          <table:table-cell table:formula="of:=[.L192]/[.M192]" office:value-type="float" office:value="0.278079710144928" calcext:value-type="float">
            <text:p>0.278079710144928</text:p>
          </table:table-cell>
          <table:table-cell table:formula="of:=[.K192]/[.I192]" office:value-type="float" office:value="0.107683982683983" calcext:value-type="float">
            <text:p>0.107683982683983</text:p>
          </table:table-cell>
          <table:table-cell table:formula="of:=2038372-[.M192]-[.K192]-[.J192]" office:value-type="float" office:value="2032828" calcext:value-type="float">
            <text:p>2032828</text:p>
          </table:table-cell>
          <table:table-cell table:formula="of:=MAX([.N199];NORMINV(RAND();[.N199];0.25*[.N199]))" office:value-type="float" office:value="898" calcext:value-type="float">
            <text:p>898</text:p>
          </table:table-cell>
          <table:table-cell table:formula="of:=[.R192]+[.L192]" office:value-type="float" office:value="1205" calcext:value-type="float">
            <text:p>1205</text:p>
          </table:table-cell>
          <table:table-cell table:formula="of:=[.S192]-[.S191]" office:value-type="float" office:value="-262.158732886102" calcext:value-type="float">
            <text:p>-262.158732886102</text:p>
          </table:table-cell>
          <table:table-cell table:formula="of:=[.M192]-[.M191]" office:value-type="float" office:value="-4" calcext:value-type="float">
            <text:p>-4</text:p>
          </table:table-cell>
          <table:table-cell table:formula="of:=[.L192]-[.L191]" office:value-type="float" office:value="6" calcext:value-type="float">
            <text:p>6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19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[.H192]+[.E193]" office:value-type="float" office:value="1144" calcext:value-type="float">
            <text:p>1144</text:p>
          </table:table-cell>
          <table:table-cell table:formula="of:=[.I192]+[.B193]" office:value-type="float" office:value="5664" calcext:value-type="float">
            <text:p>5664</text:p>
          </table:table-cell>
          <table:table-cell table:formula="of:=[.J192]+[.G193]" office:value-type="float" office:value="3912" calcext:value-type="float">
            <text:p>3912</text:p>
          </table:table-cell>
          <table:table-cell table:formula="of:=[.K192]+[.C193]" office:value-type="float" office:value="608" calcext:value-type="float">
            <text:p>608</text:p>
          </table:table-cell>
          <table:table-cell table:formula="of:=[.L192]+[.F193]" office:value-type="float" office:value="311" calcext:value-type="float">
            <text:p>311</text:p>
          </table:table-cell>
          <table:table-cell table:formula="of:=[.H193]" office:value-type="float" office:value="1144" calcext:value-type="float">
            <text:p>1144</text:p>
          </table:table-cell>
          <table:table-cell table:formula="of:=[.M193]-[.L193]" office:value-type="float" office:value="833" calcext:value-type="float">
            <text:p>833</text:p>
          </table:table-cell>
          <table:table-cell table:formula="of:=[.L193]/[.M193]" office:value-type="float" office:value="0.271853146853147" calcext:value-type="float">
            <text:p>0.271853146853147</text:p>
          </table:table-cell>
          <table:table-cell table:formula="of:=[.K193]/[.I193]" office:value-type="float" office:value="0.107344632768362" calcext:value-type="float">
            <text:p>0.107344632768362</text:p>
          </table:table-cell>
          <table:table-cell table:formula="of:=2038372-[.M193]-[.K193]-[.J193]" office:value-type="float" office:value="2032708" calcext:value-type="float">
            <text:p>2032708</text:p>
          </table:table-cell>
          <table:table-cell table:formula="of:=MAX([.N200];NORMINV(RAND();[.N200];0.25*[.N200]))" office:value-type="float" office:value="1126.53792236178" calcext:value-type="float">
            <text:p>1126.53792236178</text:p>
          </table:table-cell>
          <table:table-cell table:formula="of:=[.R193]+[.L193]" office:value-type="float" office:value="1437.53792236179" calcext:value-type="float">
            <text:p>1437.53792236179</text:p>
          </table:table-cell>
          <table:table-cell table:formula="of:=[.S193]-[.S192]" office:value-type="float" office:value="232.537922361785" calcext:value-type="float">
            <text:p>232.537922361785</text:p>
          </table:table-cell>
          <table:table-cell table:formula="of:=[.M193]-[.M192]" office:value-type="float" office:value="40" calcext:value-type="float">
            <text:p>40</text:p>
          </table:table-cell>
          <table:table-cell table:formula="of:=[.L193]-[.L192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0 00:00:0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H193]+[.E194]" office:value-type="float" office:value="1134" calcext:value-type="float">
            <text:p>1134</text:p>
          </table:table-cell>
          <table:table-cell table:formula="of:=[.I193]+[.B194]" office:value-type="float" office:value="5756" calcext:value-type="float">
            <text:p>5756</text:p>
          </table:table-cell>
          <table:table-cell table:formula="of:=[.J193]+[.G194]" office:value-type="float" office:value="4006" calcext:value-type="float">
            <text:p>4006</text:p>
          </table:table-cell>
          <table:table-cell table:formula="of:=[.K193]+[.C194]" office:value-type="float" office:value="616" calcext:value-type="float">
            <text:p>616</text:p>
          </table:table-cell>
          <table:table-cell table:formula="of:=[.L193]+[.F194]" office:value-type="float" office:value="313" calcext:value-type="float">
            <text:p>313</text:p>
          </table:table-cell>
          <table:table-cell table:formula="of:=[.H194]" office:value-type="float" office:value="1134" calcext:value-type="float">
            <text:p>1134</text:p>
          </table:table-cell>
          <table:table-cell table:formula="of:=[.M194]-[.L194]" office:value-type="float" office:value="821" calcext:value-type="float">
            <text:p>821</text:p>
          </table:table-cell>
          <table:table-cell table:formula="of:=[.L194]/[.M194]" office:value-type="float" office:value="0.276014109347443" calcext:value-type="float">
            <text:p>0.276014109347443</text:p>
          </table:table-cell>
          <table:table-cell table:formula="of:=[.K194]/[.I194]" office:value-type="float" office:value="0.107018763029882" calcext:value-type="float">
            <text:p>0.107018763029882</text:p>
          </table:table-cell>
          <table:table-cell table:formula="of:=2038372-[.M194]-[.K194]-[.J194]" office:value-type="float" office:value="2032616" calcext:value-type="float">
            <text:p>2032616</text:p>
          </table:table-cell>
          <table:table-cell table:formula="of:=MAX([.N201];NORMINV(RAND();[.N201];0.25*[.N201]))" office:value-type="float" office:value="956" calcext:value-type="float">
            <text:p>956</text:p>
          </table:table-cell>
          <table:table-cell table:formula="of:=[.R194]+[.L194]" office:value-type="float" office:value="1269" calcext:value-type="float">
            <text:p>1269</text:p>
          </table:table-cell>
          <table:table-cell table:formula="of:=[.S194]-[.S193]" office:value-type="float" office:value="-168.537922361785" calcext:value-type="float">
            <text:p>-168.537922361785</text:p>
          </table:table-cell>
          <table:table-cell table:formula="of:=[.M194]-[.M193]" office:value-type="float" office:value="-10" calcext:value-type="float">
            <text:p>-10</text:p>
          </table:table-cell>
          <table:table-cell table:formula="of:=[.L194]-[.L193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1 00:00: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74" calcext:value-type="float">
            <text:p>74</text:p>
          </table:table-cell>
          <table:table-cell table:formula="of:=[.H194]+[.E195]" office:value-type="float" office:value="1143" calcext:value-type="float">
            <text:p>1143</text:p>
          </table:table-cell>
          <table:table-cell table:formula="of:=[.I194]+[.B195]" office:value-type="float" office:value="5846" calcext:value-type="float">
            <text:p>5846</text:p>
          </table:table-cell>
          <table:table-cell table:formula="of:=[.J194]+[.G195]" office:value-type="float" office:value="4080" calcext:value-type="float">
            <text:p>4080</text:p>
          </table:table-cell>
          <table:table-cell table:formula="of:=[.K194]+[.C195]" office:value-type="float" office:value="623" calcext:value-type="float">
            <text:p>623</text:p>
          </table:table-cell>
          <table:table-cell table:formula="of:=[.L194]+[.F195]" office:value-type="float" office:value="308" calcext:value-type="float">
            <text:p>308</text:p>
          </table:table-cell>
          <table:table-cell table:formula="of:=[.H195]" office:value-type="float" office:value="1143" calcext:value-type="float">
            <text:p>1143</text:p>
          </table:table-cell>
          <table:table-cell table:formula="of:=[.M195]-[.L195]" office:value-type="float" office:value="835" calcext:value-type="float">
            <text:p>835</text:p>
          </table:table-cell>
          <table:table-cell table:formula="of:=[.L195]/[.M195]" office:value-type="float" office:value="0.269466316710411" calcext:value-type="float">
            <text:p>0.269466316710411</text:p>
          </table:table-cell>
          <table:table-cell table:formula="of:=[.K195]/[.I195]" office:value-type="float" office:value="0.106568593910366" calcext:value-type="float">
            <text:p>0.106568593910366</text:p>
          </table:table-cell>
          <table:table-cell table:formula="of:=2038372-[.M195]-[.K195]-[.J195]" office:value-type="float" office:value="2032526" calcext:value-type="float">
            <text:p>2032526</text:p>
          </table:table-cell>
          <table:table-cell table:formula="of:=MAX([.N202];NORMINV(RAND();[.N202];0.25*[.N202]))" office:value-type="float" office:value="982.64807498745" calcext:value-type="float">
            <text:p>982.64807498745</text:p>
          </table:table-cell>
          <table:table-cell table:formula="of:=[.R195]+[.L195]" office:value-type="float" office:value="1290.64807498745" calcext:value-type="float">
            <text:p>1290.64807498745</text:p>
          </table:table-cell>
          <table:table-cell table:formula="of:=[.S195]-[.S194]" office:value-type="float" office:value="21.6480749874499" calcext:value-type="float">
            <text:p>21.6480749874499</text:p>
          </table:table-cell>
          <table:table-cell table:formula="of:=[.M195]-[.M194]" office:value-type="float" office:value="9" calcext:value-type="float">
            <text:p>9</text:p>
          </table:table-cell>
          <table:table-cell table:formula="of:=[.L195]-[.L194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2 00:00:0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table:formula="of:=[.H195]+[.E196]" office:value-type="float" office:value="1141" calcext:value-type="float">
            <text:p>1141</text:p>
          </table:table-cell>
          <table:table-cell table:formula="of:=[.I195]+[.B196]" office:value-type="float" office:value="5896" calcext:value-type="float">
            <text:p>5896</text:p>
          </table:table-cell>
          <table:table-cell table:formula="of:=[.J195]+[.G196]" office:value-type="float" office:value="4119" calcext:value-type="float">
            <text:p>4119</text:p>
          </table:table-cell>
          <table:table-cell table:formula="of:=[.K195]+[.C196]" office:value-type="float" office:value="636" calcext:value-type="float">
            <text:p>636</text:p>
          </table:table-cell>
          <table:table-cell table:formula="of:=[.L195]+[.F196]" office:value-type="float" office:value="300" calcext:value-type="float">
            <text:p>300</text:p>
          </table:table-cell>
          <table:table-cell table:formula="of:=[.H196]" office:value-type="float" office:value="1141" calcext:value-type="float">
            <text:p>1141</text:p>
          </table:table-cell>
          <table:table-cell table:formula="of:=[.M196]-[.L196]" office:value-type="float" office:value="841" calcext:value-type="float">
            <text:p>841</text:p>
          </table:table-cell>
          <table:table-cell table:formula="of:=[.L196]/[.M196]" office:value-type="float" office:value="0.262927256792287" calcext:value-type="float">
            <text:p>0.262927256792287</text:p>
          </table:table-cell>
          <table:table-cell table:formula="of:=[.K196]/[.I196]" office:value-type="float" office:value="0.1078697421981" calcext:value-type="float">
            <text:p>0.1078697421981</text:p>
          </table:table-cell>
          <table:table-cell table:formula="of:=2038372-[.M196]-[.K196]-[.J196]" office:value-type="float" office:value="2032476" calcext:value-type="float">
            <text:p>2032476</text:p>
          </table:table-cell>
          <table:table-cell table:formula="of:=MAX([.N203];NORMINV(RAND();[.N203];0.25*[.N203]))" office:value-type="float" office:value="981" calcext:value-type="float">
            <text:p>981</text:p>
          </table:table-cell>
          <table:table-cell table:formula="of:=[.R196]+[.L196]" office:value-type="float" office:value="1281" calcext:value-type="float">
            <text:p>1281</text:p>
          </table:table-cell>
          <table:table-cell table:formula="of:=[.S196]-[.S195]" office:value-type="float" office:value="-9.64807498744995" calcext:value-type="float">
            <text:p>-9.64807498744995</text:p>
          </table:table-cell>
          <table:table-cell table:formula="of:=[.M196]-[.M195]" office:value-type="float" office:value="-2" calcext:value-type="float">
            <text:p>-2</text:p>
          </table:table-cell>
          <table:table-cell table:formula="of:=[.L196]-[.L195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3 00:00: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table:formula="of:=[.H196]+[.E197]" office:value-type="float" office:value="1136" calcext:value-type="float">
            <text:p>1136</text:p>
          </table:table-cell>
          <table:table-cell table:formula="of:=[.I196]+[.B197]" office:value-type="float" office:value="5926" calcext:value-type="float">
            <text:p>5926</text:p>
          </table:table-cell>
          <table:table-cell table:formula="of:=[.J196]+[.G197]" office:value-type="float" office:value="4148" calcext:value-type="float">
            <text:p>4148</text:p>
          </table:table-cell>
          <table:table-cell table:formula="of:=[.K196]+[.C197]" office:value-type="float" office:value="642" calcext:value-type="float">
            <text:p>642</text:p>
          </table:table-cell>
          <table:table-cell table:formula="of:=[.L196]+[.F197]" office:value-type="float" office:value="297" calcext:value-type="float">
            <text:p>297</text:p>
          </table:table-cell>
          <table:table-cell table:formula="of:=[.H197]" office:value-type="float" office:value="1136" calcext:value-type="float">
            <text:p>1136</text:p>
          </table:table-cell>
          <table:table-cell table:formula="of:=[.M197]-[.L197]" office:value-type="float" office:value="839" calcext:value-type="float">
            <text:p>839</text:p>
          </table:table-cell>
          <table:table-cell table:formula="of:=[.L197]/[.M197]" office:value-type="float" office:value="0.261443661971831" calcext:value-type="float">
            <text:p>0.261443661971831</text:p>
          </table:table-cell>
          <table:table-cell table:formula="of:=[.K197]/[.I197]" office:value-type="float" office:value="0.108336145798178" calcext:value-type="float">
            <text:p>0.108336145798178</text:p>
          </table:table-cell>
          <table:table-cell table:formula="of:=2038372-[.M197]-[.K197]-[.J197]" office:value-type="float" office:value="2032446" calcext:value-type="float">
            <text:p>2032446</text:p>
          </table:table-cell>
          <table:table-cell table:formula="of:=MAX([.N204];NORMINV(RAND();[.N204];0.25*[.N204]))" office:value-type="float" office:value="990" calcext:value-type="float">
            <text:p>990</text:p>
          </table:table-cell>
          <table:table-cell table:formula="of:=[.R197]+[.L197]" office:value-type="float" office:value="1287" calcext:value-type="float">
            <text:p>1287</text:p>
          </table:table-cell>
          <table:table-cell table:formula="of:=[.S197]-[.S196]" office:value-type="float" office:value="6" calcext:value-type="float">
            <text:p>6</text:p>
          </table:table-cell>
          <table:table-cell table:formula="of:=[.M197]-[.M196]" office:value-type="float" office:value="-5" calcext:value-type="float">
            <text:p>-5</text:p>
          </table:table-cell>
          <table:table-cell table:formula="of:=[.L197]-[.L196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4 00:00: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formula="of:=[.H197]+[.E198]" office:value-type="float" office:value="1169" calcext:value-type="float">
            <text:p>1169</text:p>
          </table:table-cell>
          <table:table-cell table:formula="of:=[.I197]+[.B198]" office:value-type="float" office:value="6066" calcext:value-type="float">
            <text:p>6066</text:p>
          </table:table-cell>
          <table:table-cell table:formula="of:=[.J197]+[.G198]" office:value-type="float" office:value="4250" calcext:value-type="float">
            <text:p>4250</text:p>
          </table:table-cell>
          <table:table-cell table:formula="of:=[.K197]+[.C198]" office:value-type="float" office:value="647" calcext:value-type="float">
            <text:p>647</text:p>
          </table:table-cell>
          <table:table-cell table:formula="of:=[.L197]+[.F198]" office:value-type="float" office:value="308" calcext:value-type="float">
            <text:p>308</text:p>
          </table:table-cell>
          <table:table-cell table:formula="of:=[.H198]" office:value-type="float" office:value="1169" calcext:value-type="float">
            <text:p>1169</text:p>
          </table:table-cell>
          <table:table-cell table:formula="of:=[.M198]-[.L198]" office:value-type="float" office:value="861" calcext:value-type="float">
            <text:p>861</text:p>
          </table:table-cell>
          <table:table-cell table:formula="of:=[.L198]/[.M198]" office:value-type="float" office:value="0.263473053892216" calcext:value-type="float">
            <text:p>0.263473053892216</text:p>
          </table:table-cell>
          <table:table-cell table:formula="of:=[.K198]/[.I198]" office:value-type="float" office:value="0.106660072535443" calcext:value-type="float">
            <text:p>0.106660072535443</text:p>
          </table:table-cell>
          <table:table-cell table:formula="of:=2038372-[.M198]-[.K198]-[.J198]" office:value-type="float" office:value="2032306" calcext:value-type="float">
            <text:p>2032306</text:p>
          </table:table-cell>
          <table:table-cell table:formula="of:=MAX([.N205];NORMINV(RAND();[.N205];0.25*[.N205]))" office:value-type="float" office:value="1367.53858751753" calcext:value-type="float">
            <text:p>1367.53858751753</text:p>
          </table:table-cell>
          <table:table-cell table:formula="of:=[.R198]+[.L198]" office:value-type="float" office:value="1675.53858751753" calcext:value-type="float">
            <text:p>1675.53858751753</text:p>
          </table:table-cell>
          <table:table-cell table:formula="of:=[.S198]-[.S197]" office:value-type="float" office:value="388.538587517529" calcext:value-type="float">
            <text:p>388.538587517529</text:p>
          </table:table-cell>
          <table:table-cell table:formula="of:=[.M198]-[.M197]" office:value-type="float" office:value="33" calcext:value-type="float">
            <text:p>33</text:p>
          </table:table-cell>
          <table:table-cell table:formula="of:=[.L198]-[.L197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5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[.H198]+[.E199]" office:value-type="float" office:value="1211" calcext:value-type="float">
            <text:p>1211</text:p>
          </table:table-cell>
          <table:table-cell table:formula="of:=[.I198]+[.B199]" office:value-type="float" office:value="6198" calcext:value-type="float">
            <text:p>6198</text:p>
          </table:table-cell>
          <table:table-cell table:formula="of:=[.J198]+[.G199]" office:value-type="float" office:value="4328" calcext:value-type="float">
            <text:p>4328</text:p>
          </table:table-cell>
          <table:table-cell table:formula="of:=[.K198]+[.C199]" office:value-type="float" office:value="659" calcext:value-type="float">
            <text:p>659</text:p>
          </table:table-cell>
          <table:table-cell table:formula="of:=[.L198]+[.F199]" office:value-type="float" office:value="313" calcext:value-type="float">
            <text:p>313</text:p>
          </table:table-cell>
          <table:table-cell table:formula="of:=[.H199]" office:value-type="float" office:value="1211" calcext:value-type="float">
            <text:p>1211</text:p>
          </table:table-cell>
          <table:table-cell table:formula="of:=[.M199]-[.L199]" office:value-type="float" office:value="898" calcext:value-type="float">
            <text:p>898</text:p>
          </table:table-cell>
          <table:table-cell table:formula="of:=[.L199]/[.M199]" office:value-type="float" office:value="0.258464079273328" calcext:value-type="float">
            <text:p>0.258464079273328</text:p>
          </table:table-cell>
          <table:table-cell table:formula="of:=[.K199]/[.I199]" office:value-type="float" office:value="0.106324620845434" calcext:value-type="float">
            <text:p>0.106324620845434</text:p>
          </table:table-cell>
          <table:table-cell table:formula="of:=2038372-[.M199]-[.K199]-[.J199]" office:value-type="float" office:value="2032174" calcext:value-type="float">
            <text:p>2032174</text:p>
          </table:table-cell>
          <table:table-cell table:formula="of:=MAX([.N206];NORMINV(RAND();[.N206];0.25*[.N206]))" office:value-type="float" office:value="1559.92699500726" calcext:value-type="float">
            <text:p>1559.92699500726</text:p>
          </table:table-cell>
          <table:table-cell table:formula="of:=[.R199]+[.L199]" office:value-type="float" office:value="1872.92699500726" calcext:value-type="float">
            <text:p>1872.92699500726</text:p>
          </table:table-cell>
          <table:table-cell table:formula="of:=[.S199]-[.S198]" office:value-type="float" office:value="197.388407489736" calcext:value-type="float">
            <text:p>197.388407489736</text:p>
          </table:table-cell>
          <table:table-cell table:formula="of:=[.M199]-[.M198]" office:value-type="float" office:value="42" calcext:value-type="float">
            <text:p>42</text:p>
          </table:table-cell>
          <table:table-cell table:formula="of:=[.L199]-[.L198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6 00:00:00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formula="of:=[.H199]+[.E200]" office:value-type="float" office:value="1243" calcext:value-type="float">
            <text:p>1243</text:p>
          </table:table-cell>
          <table:table-cell table:formula="of:=[.I199]+[.B200]" office:value-type="float" office:value="6333" calcext:value-type="float">
            <text:p>6333</text:p>
          </table:table-cell>
          <table:table-cell table:formula="of:=[.J199]+[.G200]" office:value-type="float" office:value="4421" calcext:value-type="float">
            <text:p>4421</text:p>
          </table:table-cell>
          <table:table-cell table:formula="of:=[.K199]+[.C200]" office:value-type="float" office:value="669" calcext:value-type="float">
            <text:p>669</text:p>
          </table:table-cell>
          <table:table-cell table:formula="of:=[.L199]+[.F200]" office:value-type="float" office:value="321" calcext:value-type="float">
            <text:p>321</text:p>
          </table:table-cell>
          <table:table-cell table:formula="of:=[.H200]" office:value-type="float" office:value="1243" calcext:value-type="float">
            <text:p>1243</text:p>
          </table:table-cell>
          <table:table-cell table:formula="of:=[.M200]-[.L200]" office:value-type="float" office:value="922" calcext:value-type="float">
            <text:p>922</text:p>
          </table:table-cell>
          <table:table-cell table:formula="of:=[.L200]/[.M200]" office:value-type="float" office:value="0.258246178600161" calcext:value-type="float">
            <text:p>0.258246178600161</text:p>
          </table:table-cell>
          <table:table-cell table:formula="of:=[.K200]/[.I200]" office:value-type="float" office:value="0.105637138796779" calcext:value-type="float">
            <text:p>0.105637138796779</text:p>
          </table:table-cell>
          <table:table-cell table:formula="of:=2038372-[.M200]-[.K200]-[.J200]" office:value-type="float" office:value="2032039" calcext:value-type="float">
            <text:p>2032039</text:p>
          </table:table-cell>
          <table:table-cell table:formula="of:=MAX([.N207];NORMINV(RAND();[.N207];0.25*[.N207]))" office:value-type="float" office:value="1184.00079370358" calcext:value-type="float">
            <text:p>1184.00079370358</text:p>
          </table:table-cell>
          <table:table-cell table:formula="of:=[.R200]+[.L200]" office:value-type="float" office:value="1505.00079370358" calcext:value-type="float">
            <text:p>1505.00079370358</text:p>
          </table:table-cell>
          <table:table-cell table:formula="of:=[.S200]-[.S199]" office:value-type="float" office:value="-367.926201303682" calcext:value-type="float">
            <text:p>-367.926201303682</text:p>
          </table:table-cell>
          <table:table-cell table:formula="of:=[.M200]-[.M199]" office:value-type="float" office:value="32" calcext:value-type="float">
            <text:p>32</text:p>
          </table:table-cell>
          <table:table-cell table:formula="of:=[.L200]-[.L199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7 00:00:0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formula="of:=[.H200]+[.E201]" office:value-type="float" office:value="1280" calcext:value-type="float">
            <text:p>1280</text:p>
          </table:table-cell>
          <table:table-cell table:formula="of:=[.I200]+[.B201]" office:value-type="float" office:value="6443" calcext:value-type="float">
            <text:p>6443</text:p>
          </table:table-cell>
          <table:table-cell table:formula="of:=[.J200]+[.G201]" office:value-type="float" office:value="4487" calcext:value-type="float">
            <text:p>4487</text:p>
          </table:table-cell>
          <table:table-cell table:formula="of:=[.K200]+[.C201]" office:value-type="float" office:value="676" calcext:value-type="float">
            <text:p>676</text:p>
          </table:table-cell>
          <table:table-cell table:formula="of:=[.L200]+[.F201]" office:value-type="float" office:value="324" calcext:value-type="float">
            <text:p>324</text:p>
          </table:table-cell>
          <table:table-cell table:formula="of:=[.H201]" office:value-type="float" office:value="1280" calcext:value-type="float">
            <text:p>1280</text:p>
          </table:table-cell>
          <table:table-cell table:formula="of:=[.M201]-[.L201]" office:value-type="float" office:value="956" calcext:value-type="float">
            <text:p>956</text:p>
          </table:table-cell>
          <table:table-cell table:formula="of:=[.L201]/[.M201]" office:value-type="float" office:value="0.253125" calcext:value-type="float">
            <text:p>0.253125</text:p>
          </table:table-cell>
          <table:table-cell table:formula="of:=[.K201]/[.I201]" office:value-type="float" office:value="0.104920068291169" calcext:value-type="float">
            <text:p>0.104920068291169</text:p>
          </table:table-cell>
          <table:table-cell table:formula="of:=2038372-[.M201]-[.K201]-[.J201]" office:value-type="float" office:value="2031929" calcext:value-type="float">
            <text:p>2031929</text:p>
          </table:table-cell>
          <table:table-cell table:formula="of:=MAX([.N208];NORMINV(RAND();[.N208];0.25*[.N208]))" office:value-type="float" office:value="1569.11091758494" calcext:value-type="float">
            <text:p>1569.11091758494</text:p>
          </table:table-cell>
          <table:table-cell table:formula="of:=[.R201]+[.L201]" office:value-type="float" office:value="1893.11091758494" calcext:value-type="float">
            <text:p>1893.11091758494</text:p>
          </table:table-cell>
          <table:table-cell table:formula="of:=[.S201]-[.S200]" office:value-type="float" office:value="388.110123881361" calcext:value-type="float">
            <text:p>388.110123881361</text:p>
          </table:table-cell>
          <table:table-cell table:formula="of:=[.M201]-[.M200]" office:value-type="float" office:value="37" calcext:value-type="float">
            <text:p>37</text:p>
          </table:table-cell>
          <table:table-cell table:formula="of:=[.L201]-[.L200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8 00:00:0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table:formula="of:=[.H201]+[.E202]" office:value-type="float" office:value="1278" calcext:value-type="float">
            <text:p>1278</text:p>
          </table:table-cell>
          <table:table-cell table:formula="of:=[.I201]+[.B202]" office:value-type="float" office:value="6542" calcext:value-type="float">
            <text:p>6542</text:p>
          </table:table-cell>
          <table:table-cell table:formula="of:=[.J201]+[.G202]" office:value-type="float" office:value="4582" calcext:value-type="float">
            <text:p>4582</text:p>
          </table:table-cell>
          <table:table-cell table:formula="of:=[.K201]+[.C202]" office:value-type="float" office:value="682" calcext:value-type="float">
            <text:p>682</text:p>
          </table:table-cell>
          <table:table-cell table:formula="of:=[.L201]+[.F202]" office:value-type="float" office:value="323" calcext:value-type="float">
            <text:p>323</text:p>
          </table:table-cell>
          <table:table-cell table:formula="of:=[.H202]" office:value-type="float" office:value="1278" calcext:value-type="float">
            <text:p>1278</text:p>
          </table:table-cell>
          <table:table-cell table:formula="of:=[.M202]-[.L202]" office:value-type="float" office:value="955" calcext:value-type="float">
            <text:p>955</text:p>
          </table:table-cell>
          <table:table-cell table:formula="of:=[.L202]/[.M202]" office:value-type="float" office:value="0.252738654147105" calcext:value-type="float">
            <text:p>0.252738654147105</text:p>
          </table:table-cell>
          <table:table-cell table:formula="of:=[.K202]/[.I202]" office:value-type="float" office:value="0.104249464995414" calcext:value-type="float">
            <text:p>0.104249464995414</text:p>
          </table:table-cell>
          <table:table-cell table:formula="of:=2038372-[.M202]-[.K202]-[.J202]" office:value-type="float" office:value="2031830" calcext:value-type="float">
            <text:p>2031830</text:p>
          </table:table-cell>
          <table:table-cell table:formula="of:=MAX([.N209];NORMINV(RAND();[.N209];0.25*[.N209]))" office:value-type="float" office:value="1149.51850702886" calcext:value-type="float">
            <text:p>1149.51850702886</text:p>
          </table:table-cell>
          <table:table-cell table:formula="of:=[.R202]+[.L202]" office:value-type="float" office:value="1472.51850702886" calcext:value-type="float">
            <text:p>1472.51850702886</text:p>
          </table:table-cell>
          <table:table-cell table:formula="of:=[.S202]-[.S201]" office:value-type="float" office:value="-420.592410556083" calcext:value-type="float">
            <text:p>-420.592410556083</text:p>
          </table:table-cell>
          <table:table-cell table:formula="of:=[.M202]-[.M201]" office:value-type="float" office:value="-2" calcext:value-type="float">
            <text:p>-2</text:p>
          </table:table-cell>
          <table:table-cell table:formula="of:=[.L202]-[.L201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29 00:00:0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54" calcext:value-type="float">
            <text:p>54</text:p>
          </table:table-cell>
          <table:table-cell table:formula="of:=[.H202]+[.E203]" office:value-type="float" office:value="1293" calcext:value-type="float">
            <text:p>1293</text:p>
          </table:table-cell>
          <table:table-cell table:formula="of:=[.I202]+[.B203]" office:value-type="float" office:value="6624" calcext:value-type="float">
            <text:p>6624</text:p>
          </table:table-cell>
          <table:table-cell table:formula="of:=[.J202]+[.G203]" office:value-type="float" office:value="4636" calcext:value-type="float">
            <text:p>4636</text:p>
          </table:table-cell>
          <table:table-cell table:formula="of:=[.K202]+[.C203]" office:value-type="float" office:value="695" calcext:value-type="float">
            <text:p>695</text:p>
          </table:table-cell>
          <table:table-cell table:formula="of:=[.L202]+[.F203]" office:value-type="float" office:value="312" calcext:value-type="float">
            <text:p>312</text:p>
          </table:table-cell>
          <table:table-cell table:formula="of:=[.H203]" office:value-type="float" office:value="1293" calcext:value-type="float">
            <text:p>1293</text:p>
          </table:table-cell>
          <table:table-cell table:formula="of:=[.M203]-[.L203]" office:value-type="float" office:value="981" calcext:value-type="float">
            <text:p>981</text:p>
          </table:table-cell>
          <table:table-cell table:formula="of:=[.L203]/[.M203]" office:value-type="float" office:value="0.241299303944316" calcext:value-type="float">
            <text:p>0.241299303944316</text:p>
          </table:table-cell>
          <table:table-cell table:formula="of:=[.K203]/[.I203]" office:value-type="float" office:value="0.104921497584541" calcext:value-type="float">
            <text:p>0.104921497584541</text:p>
          </table:table-cell>
          <table:table-cell table:formula="of:=2038372-[.M203]-[.K203]-[.J203]" office:value-type="float" office:value="2031748" calcext:value-type="float">
            <text:p>2031748</text:p>
          </table:table-cell>
          <table:table-cell table:formula="of:=MAX([.N210];NORMINV(RAND();[.N210];0.25*[.N210]))" office:value-type="float" office:value="1632.00380962323" calcext:value-type="float">
            <text:p>1632.00380962323</text:p>
          </table:table-cell>
          <table:table-cell table:formula="of:=[.R203]+[.L203]" office:value-type="float" office:value="1944.00380962323" calcext:value-type="float">
            <text:p>1944.00380962323</text:p>
          </table:table-cell>
          <table:table-cell table:formula="of:=[.S203]-[.S202]" office:value-type="float" office:value="471.485302594369" calcext:value-type="float">
            <text:p>471.485302594369</text:p>
          </table:table-cell>
          <table:table-cell table:formula="of:=[.M203]-[.M202]" office:value-type="float" office:value="15" calcext:value-type="float">
            <text:p>15</text:p>
          </table:table-cell>
          <table:table-cell table:formula="of:=[.L203]-[.L202]" office:value-type="float" office:value="-11" calcext:value-type="float">
            <text:p>-1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30 00:00: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49" calcext:value-type="float">
            <text:p>49</text:p>
          </table:table-cell>
          <table:table-cell table:formula="of:=[.H203]+[.E204]" office:value-type="float" office:value="1288" calcext:value-type="float">
            <text:p>1288</text:p>
          </table:table-cell>
          <table:table-cell table:formula="of:=[.I203]+[.B204]" office:value-type="float" office:value="6684" calcext:value-type="float">
            <text:p>6684</text:p>
          </table:table-cell>
          <table:table-cell table:formula="of:=[.J203]+[.G204]" office:value-type="float" office:value="4685" calcext:value-type="float">
            <text:p>4685</text:p>
          </table:table-cell>
          <table:table-cell table:formula="of:=[.K203]+[.C204]" office:value-type="float" office:value="711" calcext:value-type="float">
            <text:p>711</text:p>
          </table:table-cell>
          <table:table-cell table:formula="of:=[.L203]+[.F204]" office:value-type="float" office:value="298" calcext:value-type="float">
            <text:p>298</text:p>
          </table:table-cell>
          <table:table-cell table:formula="of:=[.H204]" office:value-type="float" office:value="1288" calcext:value-type="float">
            <text:p>1288</text:p>
          </table:table-cell>
          <table:table-cell table:formula="of:=[.M204]-[.L204]" office:value-type="float" office:value="990" calcext:value-type="float">
            <text:p>990</text:p>
          </table:table-cell>
          <table:table-cell table:formula="of:=[.L204]/[.M204]" office:value-type="float" office:value="0.231366459627329" calcext:value-type="float">
            <text:p>0.231366459627329</text:p>
          </table:table-cell>
          <table:table-cell table:formula="of:=[.K204]/[.I204]" office:value-type="float" office:value="0.106373429084381" calcext:value-type="float">
            <text:p>0.106373429084381</text:p>
          </table:table-cell>
          <table:table-cell table:formula="of:=2038372-[.M204]-[.K204]-[.J204]" office:value-type="float" office:value="2031688" calcext:value-type="float">
            <text:p>2031688</text:p>
          </table:table-cell>
          <table:table-cell table:formula="of:=MAX([.N211];NORMINV(RAND();[.N211];0.25*[.N211]))" office:value-type="float" office:value="1152" calcext:value-type="float">
            <text:p>1152</text:p>
          </table:table-cell>
          <table:table-cell table:formula="of:=[.R204]+[.L204]" office:value-type="float" office:value="1450" calcext:value-type="float">
            <text:p>1450</text:p>
          </table:table-cell>
          <table:table-cell table:formula="of:=[.S204]-[.S203]" office:value-type="float" office:value="-494.003809623229" calcext:value-type="float">
            <text:p>-494.003809623229</text:p>
          </table:table-cell>
          <table:table-cell table:formula="of:=[.M204]-[.M203]" office:value-type="float" office:value="-5" calcext:value-type="float">
            <text:p>-5</text:p>
          </table:table-cell>
          <table:table-cell table:formula="of:=[.L204]-[.L203]" office:value-type="float" office:value="-14" calcext:value-type="float">
            <text:p>-1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8-31 00:00:00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89" calcext:value-type="float">
            <text:p>89</text:p>
          </table:table-cell>
          <table:table-cell table:formula="of:=[.H204]+[.E205]" office:value-type="float" office:value="1325" calcext:value-type="float">
            <text:p>1325</text:p>
          </table:table-cell>
          <table:table-cell table:formula="of:=[.I204]+[.B205]" office:value-type="float" office:value="6821" calcext:value-type="float">
            <text:p>6821</text:p>
          </table:table-cell>
          <table:table-cell table:formula="of:=[.J204]+[.G205]" office:value-type="float" office:value="4774" calcext:value-type="float">
            <text:p>4774</text:p>
          </table:table-cell>
          <table:table-cell table:formula="of:=[.K204]+[.C205]" office:value-type="float" office:value="722" calcext:value-type="float">
            <text:p>722</text:p>
          </table:table-cell>
          <table:table-cell table:formula="of:=[.L204]+[.F205]" office:value-type="float" office:value="293" calcext:value-type="float">
            <text:p>293</text:p>
          </table:table-cell>
          <table:table-cell table:formula="of:=[.H205]" office:value-type="float" office:value="1325" calcext:value-type="float">
            <text:p>1325</text:p>
          </table:table-cell>
          <table:table-cell table:formula="of:=[.M205]-[.L205]" office:value-type="float" office:value="1032" calcext:value-type="float">
            <text:p>1032</text:p>
          </table:table-cell>
          <table:table-cell table:formula="of:=[.L205]/[.M205]" office:value-type="float" office:value="0.221132075471698" calcext:value-type="float">
            <text:p>0.221132075471698</text:p>
          </table:table-cell>
          <table:table-cell table:formula="of:=[.K205]/[.I205]" office:value-type="float" office:value="0.105849582172702" calcext:value-type="float">
            <text:p>0.105849582172702</text:p>
          </table:table-cell>
          <table:table-cell table:formula="of:=2038372-[.M205]-[.K205]-[.J205]" office:value-type="float" office:value="2031551" calcext:value-type="float">
            <text:p>2031551</text:p>
          </table:table-cell>
          <table:table-cell table:formula="of:=MAX([.N212];NORMINV(RAND();[.N212];0.25*[.N212]))" office:value-type="float" office:value="1251.07008887943" calcext:value-type="float">
            <text:p>1251.07008887943</text:p>
          </table:table-cell>
          <table:table-cell table:formula="of:=[.R205]+[.L205]" office:value-type="float" office:value="1544.07008887943" calcext:value-type="float">
            <text:p>1544.07008887943</text:p>
          </table:table-cell>
          <table:table-cell table:formula="of:=[.S205]-[.S204]" office:value-type="float" office:value="94.0700888794252" calcext:value-type="float">
            <text:p>94.0700888794252</text:p>
          </table:table-cell>
          <table:table-cell table:formula="of:=[.M205]-[.M204]" office:value-type="float" office:value="37" calcext:value-type="float">
            <text:p>37</text:p>
          </table:table-cell>
          <table:table-cell table:formula="of:=[.L205]-[.L204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01 00:00:00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[.H205]+[.E206]" office:value-type="float" office:value="1404" calcext:value-type="float">
            <text:p>1404</text:p>
          </table:table-cell>
          <table:table-cell table:formula="of:=[.I205]+[.B206]" office:value-type="float" office:value="6979" calcext:value-type="float">
            <text:p>6979</text:p>
          </table:table-cell>
          <table:table-cell table:formula="of:=[.J205]+[.G206]" office:value-type="float" office:value="4847" calcext:value-type="float">
            <text:p>4847</text:p>
          </table:table-cell>
          <table:table-cell table:formula="of:=[.K205]+[.C206]" office:value-type="float" office:value="728" calcext:value-type="float">
            <text:p>728</text:p>
          </table:table-cell>
          <table:table-cell table:formula="of:=[.L205]+[.F206]" office:value-type="float" office:value="304" calcext:value-type="float">
            <text:p>304</text:p>
          </table:table-cell>
          <table:table-cell table:formula="of:=[.H206]" office:value-type="float" office:value="1404" calcext:value-type="float">
            <text:p>1404</text:p>
          </table:table-cell>
          <table:table-cell table:formula="of:=[.M206]-[.L206]" office:value-type="float" office:value="1100" calcext:value-type="float">
            <text:p>1100</text:p>
          </table:table-cell>
          <table:table-cell table:formula="of:=[.L206]/[.M206]" office:value-type="float" office:value="0.216524216524216" calcext:value-type="float">
            <text:p>0.216524216524216</text:p>
          </table:table-cell>
          <table:table-cell table:formula="of:=[.K206]/[.I206]" office:value-type="float" office:value="0.104312938816449" calcext:value-type="float">
            <text:p>0.104312938816449</text:p>
          </table:table-cell>
          <table:table-cell table:formula="of:=2038372-[.M206]-[.K206]-[.J206]" office:value-type="float" office:value="2031393" calcext:value-type="float">
            <text:p>2031393</text:p>
          </table:table-cell>
          <table:table-cell table:formula="of:=MAX([.N213];NORMINV(RAND();[.N213];0.25*[.N213]))" office:value-type="float" office:value="1582.08326948807" calcext:value-type="float">
            <text:p>1582.08326948807</text:p>
          </table:table-cell>
          <table:table-cell table:formula="of:=[.R206]+[.L206]" office:value-type="float" office:value="1886.08326948807" calcext:value-type="float">
            <text:p>1886.08326948807</text:p>
          </table:table-cell>
          <table:table-cell table:formula="of:=[.S206]-[.S205]" office:value-type="float" office:value="342.013180608647" calcext:value-type="float">
            <text:p>342.013180608647</text:p>
          </table:table-cell>
          <table:table-cell table:formula="of:=[.M206]-[.M205]" office:value-type="float" office:value="79" calcext:value-type="float">
            <text:p>79</text:p>
          </table:table-cell>
          <table:table-cell table:formula="of:=[.L206]-[.L205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02 00:00:0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[.H206]+[.E207]" office:value-type="float" office:value="1399" calcext:value-type="float">
            <text:p>1399</text:p>
          </table:table-cell>
          <table:table-cell table:formula="of:=[.I206]+[.B207]" office:value-type="float" office:value="7090" calcext:value-type="float">
            <text:p>7090</text:p>
          </table:table-cell>
          <table:table-cell table:formula="of:=[.J206]+[.G207]" office:value-type="float" office:value="4956" calcext:value-type="float">
            <text:p>4956</text:p>
          </table:table-cell>
          <table:table-cell table:formula="of:=[.K206]+[.C207]" office:value-type="float" office:value="735" calcext:value-type="float">
            <text:p>735</text:p>
          </table:table-cell>
          <table:table-cell table:formula="of:=[.L206]+[.F207]" office:value-type="float" office:value="305" calcext:value-type="float">
            <text:p>305</text:p>
          </table:table-cell>
          <table:table-cell table:formula="of:=[.H207]" office:value-type="float" office:value="1399" calcext:value-type="float">
            <text:p>1399</text:p>
          </table:table-cell>
          <table:table-cell table:formula="of:=[.M207]-[.L207]" office:value-type="float" office:value="1094" calcext:value-type="float">
            <text:p>1094</text:p>
          </table:table-cell>
          <table:table-cell table:formula="of:=[.L207]/[.M207]" office:value-type="float" office:value="0.218012866333095" calcext:value-type="float">
            <text:p>0.218012866333095</text:p>
          </table:table-cell>
          <table:table-cell table:formula="of:=[.K207]/[.I207]" office:value-type="float" office:value="0.103667136812412" calcext:value-type="float">
            <text:p>0.103667136812412</text:p>
          </table:table-cell>
          <table:table-cell table:formula="of:=2038372-[.M207]-[.K207]-[.J207]" office:value-type="float" office:value="2031282" calcext:value-type="float">
            <text:p>2031282</text:p>
          </table:table-cell>
          <table:table-cell table:formula="of:=MAX([.N214];NORMINV(RAND();[.N214];0.25*[.N214]))" office:value-type="float" office:value="1218.29874377788" calcext:value-type="float">
            <text:p>1218.29874377788</text:p>
          </table:table-cell>
          <table:table-cell table:formula="of:=[.R207]+[.L207]" office:value-type="float" office:value="1523.29874377788" calcext:value-type="float">
            <text:p>1523.29874377788</text:p>
          </table:table-cell>
          <table:table-cell table:formula="of:=[.S207]-[.S206]" office:value-type="float" office:value="-362.784525710192" calcext:value-type="float">
            <text:p>-362.784525710192</text:p>
          </table:table-cell>
          <table:table-cell table:formula="of:=[.M207]-[.M206]" office:value-type="float" office:value="-5" calcext:value-type="float">
            <text:p>-5</text:p>
          </table:table-cell>
          <table:table-cell table:formula="of:=[.L207]-[.L206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03 00:00:00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table:formula="of:=[.H207]+[.E208]" office:value-type="float" office:value="1418" calcext:value-type="float">
            <text:p>1418</text:p>
          </table:table-cell>
          <table:table-cell table:formula="of:=[.I207]+[.B208]" office:value-type="float" office:value="7201" calcext:value-type="float">
            <text:p>7201</text:p>
          </table:table-cell>
          <table:table-cell table:formula="of:=[.J207]+[.G208]" office:value-type="float" office:value="5040" calcext:value-type="float">
            <text:p>5040</text:p>
          </table:table-cell>
          <table:table-cell table:formula="of:=[.K207]+[.C208]" office:value-type="float" office:value="743" calcext:value-type="float">
            <text:p>743</text:p>
          </table:table-cell>
          <table:table-cell table:formula="of:=[.L207]+[.F208]" office:value-type="float" office:value="304" calcext:value-type="float">
            <text:p>304</text:p>
          </table:table-cell>
          <table:table-cell table:formula="of:=[.H208]" office:value-type="float" office:value="1418" calcext:value-type="float">
            <text:p>1418</text:p>
          </table:table-cell>
          <table:table-cell table:formula="of:=[.M208]-[.L208]" office:value-type="float" office:value="1114" calcext:value-type="float">
            <text:p>1114</text:p>
          </table:table-cell>
          <table:table-cell table:formula="of:=[.L208]/[.M208]" office:value-type="float" office:value="0.214386459802539" calcext:value-type="float">
            <text:p>0.214386459802539</text:p>
          </table:table-cell>
          <table:table-cell table:formula="of:=[.K208]/[.I208]" office:value-type="float" office:value="0.103180113873073" calcext:value-type="float">
            <text:p>0.103180113873073</text:p>
          </table:table-cell>
          <table:table-cell table:formula="of:=2038372-[.M208]-[.K208]-[.J208]" office:value-type="float" office:value="2031171" calcext:value-type="float">
            <text:p>2031171</text:p>
          </table:table-cell>
          <table:table-cell table:formula="of:=MAX([.N215];NORMINV(RAND();[.N215];0.25*[.N215]))" office:value-type="float" office:value="1406.30304481696" calcext:value-type="float">
            <text:p>1406.30304481696</text:p>
          </table:table-cell>
          <table:table-cell table:formula="of:=[.R208]+[.L208]" office:value-type="float" office:value="1710.30304481696" calcext:value-type="float">
            <text:p>1710.30304481696</text:p>
          </table:table-cell>
          <table:table-cell table:formula="of:=[.S208]-[.S207]" office:value-type="float" office:value="187.00430103908" calcext:value-type="float">
            <text:p>187.00430103908</text:p>
          </table:table-cell>
          <table:table-cell table:formula="of:=[.M208]-[.M207]" office:value-type="float" office:value="19" calcext:value-type="float">
            <text:p>19</text:p>
          </table:table-cell>
          <table:table-cell table:formula="of:=[.L208]-[.L207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04 00:00:00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[.H208]+[.E209]" office:value-type="float" office:value="1448" calcext:value-type="float">
            <text:p>1448</text:p>
          </table:table-cell>
          <table:table-cell table:formula="of:=[.I208]+[.B209]" office:value-type="float" office:value="7324" calcext:value-type="float">
            <text:p>7324</text:p>
          </table:table-cell>
          <table:table-cell table:formula="of:=[.J208]+[.G209]" office:value-type="float" office:value="5124" calcext:value-type="float">
            <text:p>5124</text:p>
          </table:table-cell>
          <table:table-cell table:formula="of:=[.K208]+[.C209]" office:value-type="float" office:value="752" calcext:value-type="float">
            <text:p>752</text:p>
          </table:table-cell>
          <table:table-cell table:formula="of:=[.L208]+[.F209]" office:value-type="float" office:value="306" calcext:value-type="float">
            <text:p>306</text:p>
          </table:table-cell>
          <table:table-cell table:formula="of:=[.H209]" office:value-type="float" office:value="1448" calcext:value-type="float">
            <text:p>1448</text:p>
          </table:table-cell>
          <table:table-cell table:formula="of:=[.M209]-[.L209]" office:value-type="float" office:value="1142" calcext:value-type="float">
            <text:p>1142</text:p>
          </table:table-cell>
          <table:table-cell table:formula="of:=[.L209]/[.M209]" office:value-type="float" office:value="0.211325966850829" calcext:value-type="float">
            <text:p>0.211325966850829</text:p>
          </table:table-cell>
          <table:table-cell table:formula="of:=[.K209]/[.I209]" office:value-type="float" office:value="0.102676133260513" calcext:value-type="float">
            <text:p>0.102676133260513</text:p>
          </table:table-cell>
          <table:table-cell table:formula="of:=2038372-[.M209]-[.K209]-[.J209]" office:value-type="float" office:value="2031048" calcext:value-type="float">
            <text:p>2031048</text:p>
          </table:table-cell>
          <table:table-cell table:formula="of:=MAX([.N216];NORMINV(RAND();[.N216];0.25*[.N216]))" office:value-type="float" office:value="1065" calcext:value-type="float">
            <text:p>1065</text:p>
          </table:table-cell>
          <table:table-cell table:formula="of:=[.R209]+[.L209]" office:value-type="float" office:value="1371" calcext:value-type="float">
            <text:p>1371</text:p>
          </table:table-cell>
          <table:table-cell table:formula="of:=[.S209]-[.S208]" office:value-type="float" office:value="-339.30304481696" calcext:value-type="float">
            <text:p>-339.30304481696</text:p>
          </table:table-cell>
          <table:table-cell table:formula="of:=[.M209]-[.M208]" office:value-type="float" office:value="30" calcext:value-type="float">
            <text:p>30</text:p>
          </table:table-cell>
          <table:table-cell table:formula="of:=[.L209]-[.L208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05 00:00:0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H209]+[.E210]" office:value-type="float" office:value="1450" calcext:value-type="float">
            <text:p>1450</text:p>
          </table:table-cell>
          <table:table-cell table:formula="of:=[.I209]+[.B210]" office:value-type="float" office:value="7382" calcext:value-type="float">
            <text:p>7382</text:p>
          </table:table-cell>
          <table:table-cell table:formula="of:=[.J209]+[.G210]" office:value-type="float" office:value="5168" calcext:value-type="float">
            <text:p>5168</text:p>
          </table:table-cell>
          <table:table-cell table:formula="of:=[.K209]+[.C210]" office:value-type="float" office:value="764" calcext:value-type="float">
            <text:p>764</text:p>
          </table:table-cell>
          <table:table-cell table:formula="of:=[.L209]+[.F210]" office:value-type="float" office:value="308" calcext:value-type="float">
            <text:p>308</text:p>
          </table:table-cell>
          <table:table-cell table:formula="of:=[.H210]" office:value-type="float" office:value="1450" calcext:value-type="float">
            <text:p>1450</text:p>
          </table:table-cell>
          <table:table-cell table:formula="of:=[.M210]-[.L210]" office:value-type="float" office:value="1142" calcext:value-type="float">
            <text:p>1142</text:p>
          </table:table-cell>
          <table:table-cell table:formula="of:=[.L210]/[.M210]" office:value-type="float" office:value="0.212413793103448" calcext:value-type="float">
            <text:p>0.212413793103448</text:p>
          </table:table-cell>
          <table:table-cell table:formula="of:=[.K210]/[.I210]" office:value-type="float" office:value="0.103494987808182" calcext:value-type="float">
            <text:p>0.103494987808182</text:p>
          </table:table-cell>
          <table:table-cell table:formula="of:=2038372-[.M210]-[.K210]-[.J210]" office:value-type="float" office:value="2030990" calcext:value-type="float">
            <text:p>2030990</text:p>
          </table:table-cell>
          <table:table-cell table:formula="of:=MAX([.N217];NORMINV(RAND();[.N217];0.25*[.N217]))" office:value-type="float" office:value="1136.56674071809" calcext:value-type="float">
            <text:p>1136.56674071809</text:p>
          </table:table-cell>
          <table:table-cell table:formula="of:=[.R210]+[.L210]" office:value-type="float" office:value="1444.56674071809" calcext:value-type="float">
            <text:p>1444.56674071809</text:p>
          </table:table-cell>
          <table:table-cell table:formula="of:=[.S210]-[.S209]" office:value-type="float" office:value="73.5667407180927" calcext:value-type="float">
            <text:p>73.5667407180927</text:p>
          </table:table-cell>
          <table:table-cell table:formula="of:=[.M210]-[.M209]" office:value-type="float" office:value="2" calcext:value-type="float">
            <text:p>2</text:p>
          </table:table-cell>
          <table:table-cell table:formula="of:=[.L210]-[.L209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06 00:00:0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[.H210]+[.E211]" office:value-type="float" office:value="1465" calcext:value-type="float">
            <text:p>1465</text:p>
          </table:table-cell>
          <table:table-cell table:formula="of:=[.I210]+[.B211]" office:value-type="float" office:value="7429" calcext:value-type="float">
            <text:p>7429</text:p>
          </table:table-cell>
          <table:table-cell table:formula="of:=[.J210]+[.G211]" office:value-type="float" office:value="5194" calcext:value-type="float">
            <text:p>5194</text:p>
          </table:table-cell>
          <table:table-cell table:formula="of:=[.K210]+[.C211]" office:value-type="float" office:value="770" calcext:value-type="float">
            <text:p>770</text:p>
          </table:table-cell>
          <table:table-cell table:formula="of:=[.L210]+[.F211]" office:value-type="float" office:value="313" calcext:value-type="float">
            <text:p>313</text:p>
          </table:table-cell>
          <table:table-cell table:formula="of:=[.H211]" office:value-type="float" office:value="1465" calcext:value-type="float">
            <text:p>1465</text:p>
          </table:table-cell>
          <table:table-cell table:formula="of:=[.M211]-[.L211]" office:value-type="float" office:value="1152" calcext:value-type="float">
            <text:p>1152</text:p>
          </table:table-cell>
          <table:table-cell table:formula="of:=[.L211]/[.M211]" office:value-type="float" office:value="0.213651877133106" calcext:value-type="float">
            <text:p>0.213651877133106</text:p>
          </table:table-cell>
          <table:table-cell table:formula="of:=[.K211]/[.I211]" office:value-type="float" office:value="0.103647866469242" calcext:value-type="float">
            <text:p>0.103647866469242</text:p>
          </table:table-cell>
          <table:table-cell table:formula="of:=2038372-[.M211]-[.K211]-[.J211]" office:value-type="float" office:value="2030943" calcext:value-type="float">
            <text:p>2030943</text:p>
          </table:table-cell>
          <table:table-cell table:formula="of:=MAX([.N218];NORMINV(RAND();[.N218];0.25*[.N218]))" office:value-type="float" office:value="999" calcext:value-type="float">
            <text:p>999</text:p>
          </table:table-cell>
          <table:table-cell table:formula="of:=[.R211]+[.L211]" office:value-type="float" office:value="1312" calcext:value-type="float">
            <text:p>1312</text:p>
          </table:table-cell>
          <table:table-cell table:formula="of:=[.S211]-[.S210]" office:value-type="float" office:value="-132.566740718093" calcext:value-type="float">
            <text:p>-132.566740718093</text:p>
          </table:table-cell>
          <table:table-cell table:formula="of:=[.M211]-[.M210]" office:value-type="float" office:value="15" calcext:value-type="float">
            <text:p>15</text:p>
          </table:table-cell>
          <table:table-cell table:formula="of:=[.L211]-[.L210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07 00:00:00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27" calcext:value-type="float">
            <text:p>127</text:p>
          </table:table-cell>
          <table:table-cell table:formula="of:=[.H211]+[.E212]" office:value-type="float" office:value="1434" calcext:value-type="float">
            <text:p>1434</text:p>
          </table:table-cell>
          <table:table-cell table:formula="of:=[.I211]+[.B212]" office:value-type="float" office:value="7542" calcext:value-type="float">
            <text:p>7542</text:p>
          </table:table-cell>
          <table:table-cell table:formula="of:=[.J211]+[.G212]" office:value-type="float" office:value="5321" calcext:value-type="float">
            <text:p>5321</text:p>
          </table:table-cell>
          <table:table-cell table:formula="of:=[.K211]+[.C212]" office:value-type="float" office:value="787" calcext:value-type="float">
            <text:p>787</text:p>
          </table:table-cell>
          <table:table-cell table:formula="of:=[.L211]+[.F212]" office:value-type="float" office:value="299" calcext:value-type="float">
            <text:p>299</text:p>
          </table:table-cell>
          <table:table-cell table:formula="of:=[.H212]" office:value-type="float" office:value="1434" calcext:value-type="float">
            <text:p>1434</text:p>
          </table:table-cell>
          <table:table-cell table:formula="of:=[.M212]-[.L212]" office:value-type="float" office:value="1135" calcext:value-type="float">
            <text:p>1135</text:p>
          </table:table-cell>
          <table:table-cell table:formula="of:=[.L212]/[.M212]" office:value-type="float" office:value="0.208507670850767" calcext:value-type="float">
            <text:p>0.208507670850767</text:p>
          </table:table-cell>
          <table:table-cell table:formula="of:=[.K212]/[.I212]" office:value-type="float" office:value="0.10434897905065" calcext:value-type="float">
            <text:p>0.10434897905065</text:p>
          </table:table-cell>
          <table:table-cell table:formula="of:=2038372-[.M212]-[.K212]-[.J212]" office:value-type="float" office:value="2030830" calcext:value-type="float">
            <text:p>2030830</text:p>
          </table:table-cell>
          <table:table-cell table:formula="of:=MAX([.N219];NORMINV(RAND();[.N219];0.25*[.N219]))" office:value-type="float" office:value="1055.96253837157" calcext:value-type="float">
            <text:p>1055.96253837157</text:p>
          </table:table-cell>
          <table:table-cell table:formula="of:=[.R212]+[.L212]" office:value-type="float" office:value="1354.96253837157" calcext:value-type="float">
            <text:p>1354.96253837157</text:p>
          </table:table-cell>
          <table:table-cell table:formula="of:=[.S212]-[.S211]" office:value-type="float" office:value="42.9625383715718" calcext:value-type="float">
            <text:p>42.9625383715718</text:p>
          </table:table-cell>
          <table:table-cell table:formula="of:=[.M212]-[.M211]" office:value-type="float" office:value="-31" calcext:value-type="float">
            <text:p>-31</text:p>
          </table:table-cell>
          <table:table-cell table:formula="of:=[.L212]-[.L211]" office:value-type="float" office:value="-14" calcext:value-type="float">
            <text:p>-1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08 00:00:00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H212]+[.E213]" office:value-type="float" office:value="1425" calcext:value-type="float">
            <text:p>1425</text:p>
          </table:table-cell>
          <table:table-cell table:formula="of:=[.I212]+[.B213]" office:value-type="float" office:value="7656" calcext:value-type="float">
            <text:p>7656</text:p>
          </table:table-cell>
          <table:table-cell table:formula="of:=[.J212]+[.G213]" office:value-type="float" office:value="5437" calcext:value-type="float">
            <text:p>5437</text:p>
          </table:table-cell>
          <table:table-cell table:formula="of:=[.K212]+[.C213]" office:value-type="float" office:value="794" calcext:value-type="float">
            <text:p>794</text:p>
          </table:table-cell>
          <table:table-cell table:formula="of:=[.L212]+[.F213]" office:value-type="float" office:value="299" calcext:value-type="float">
            <text:p>299</text:p>
          </table:table-cell>
          <table:table-cell table:formula="of:=[.H213]" office:value-type="float" office:value="1425" calcext:value-type="float">
            <text:p>1425</text:p>
          </table:table-cell>
          <table:table-cell table:formula="of:=[.M213]-[.L213]" office:value-type="float" office:value="1126" calcext:value-type="float">
            <text:p>1126</text:p>
          </table:table-cell>
          <table:table-cell table:formula="of:=[.L213]/[.M213]" office:value-type="float" office:value="0.209824561403509" calcext:value-type="float">
            <text:p>0.209824561403509</text:p>
          </table:table-cell>
          <table:table-cell table:formula="of:=[.K213]/[.I213]" office:value-type="float" office:value="0.103709508881923" calcext:value-type="float">
            <text:p>0.103709508881923</text:p>
          </table:table-cell>
          <table:table-cell table:formula="of:=2038372-[.M213]-[.K213]-[.J213]" office:value-type="float" office:value="2030716" calcext:value-type="float">
            <text:p>2030716</text:p>
          </table:table-cell>
          <table:table-cell table:formula="of:=MAX([.N220];NORMINV(RAND();[.N220];0.25*[.N220]))" office:value-type="float" office:value="910" calcext:value-type="float">
            <text:p>910</text:p>
          </table:table-cell>
          <table:table-cell table:formula="of:=[.R213]+[.L213]" office:value-type="float" office:value="1209" calcext:value-type="float">
            <text:p>1209</text:p>
          </table:table-cell>
          <table:table-cell table:formula="of:=[.S213]-[.S212]" office:value-type="float" office:value="-145.962538371572" calcext:value-type="float">
            <text:p>-145.962538371572</text:p>
          </table:table-cell>
          <table:table-cell table:formula="of:=[.M213]-[.M212]" office:value-type="float" office:value="-9" calcext:value-type="float">
            <text:p>-9</text:p>
          </table:table-cell>
          <table:table-cell table:formula="of:=[.L213]-[.L21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09 00:00:00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126" calcext:value-type="float">
            <text:p>126</text:p>
          </table:table-cell>
          <table:table-cell table:formula="of:=[.H213]+[.E214]" office:value-type="float" office:value="1398" calcext:value-type="float">
            <text:p>1398</text:p>
          </table:table-cell>
          <table:table-cell table:formula="of:=[.I213]+[.B214]" office:value-type="float" office:value="7765" calcext:value-type="float">
            <text:p>7765</text:p>
          </table:table-cell>
          <table:table-cell table:formula="of:=[.J213]+[.G214]" office:value-type="float" office:value="5563" calcext:value-type="float">
            <text:p>5563</text:p>
          </table:table-cell>
          <table:table-cell table:formula="of:=[.K213]+[.C214]" office:value-type="float" office:value="804" calcext:value-type="float">
            <text:p>804</text:p>
          </table:table-cell>
          <table:table-cell table:formula="of:=[.L213]+[.F214]" office:value-type="float" office:value="294" calcext:value-type="float">
            <text:p>294</text:p>
          </table:table-cell>
          <table:table-cell table:formula="of:=[.H214]" office:value-type="float" office:value="1398" calcext:value-type="float">
            <text:p>1398</text:p>
          </table:table-cell>
          <table:table-cell table:formula="of:=[.M214]-[.L214]" office:value-type="float" office:value="1104" calcext:value-type="float">
            <text:p>1104</text:p>
          </table:table-cell>
          <table:table-cell table:formula="of:=[.L214]/[.M214]" office:value-type="float" office:value="0.210300429184549" calcext:value-type="float">
            <text:p>0.210300429184549</text:p>
          </table:table-cell>
          <table:table-cell table:formula="of:=[.K214]/[.I214]" office:value-type="float" office:value="0.103541532517708" calcext:value-type="float">
            <text:p>0.103541532517708</text:p>
          </table:table-cell>
          <table:table-cell table:formula="of:=2038372-[.M214]-[.K214]-[.J214]" office:value-type="float" office:value="2030607" calcext:value-type="float">
            <text:p>2030607</text:p>
          </table:table-cell>
          <table:table-cell table:formula="of:=MAX([.N221];NORMINV(RAND();[.N221];0.25*[.N221]))" office:value-type="float" office:value="850" calcext:value-type="float">
            <text:p>850</text:p>
          </table:table-cell>
          <table:table-cell table:formula="of:=[.R214]+[.L214]" office:value-type="float" office:value="1144" calcext:value-type="float">
            <text:p>1144</text:p>
          </table:table-cell>
          <table:table-cell table:formula="of:=[.S214]-[.S213]" office:value-type="float" office:value="-65" calcext:value-type="float">
            <text:p>-65</text:p>
          </table:table-cell>
          <table:table-cell table:formula="of:=[.M214]-[.M213]" office:value-type="float" office:value="-27" calcext:value-type="float">
            <text:p>-27</text:p>
          </table:table-cell>
          <table:table-cell table:formula="of:=[.L214]-[.L213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0 00:00: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98" calcext:value-type="float">
            <text:p>98</text:p>
          </table:table-cell>
          <table:table-cell table:formula="of:=[.H214]+[.E215]" office:value-type="float" office:value="1356" calcext:value-type="float">
            <text:p>1356</text:p>
          </table:table-cell>
          <table:table-cell table:formula="of:=[.I214]+[.B215]" office:value-type="float" office:value="7835" calcext:value-type="float">
            <text:p>7835</text:p>
          </table:table-cell>
          <table:table-cell table:formula="of:=[.J214]+[.G215]" office:value-type="float" office:value="5661" calcext:value-type="float">
            <text:p>5661</text:p>
          </table:table-cell>
          <table:table-cell table:formula="of:=[.K214]+[.C215]" office:value-type="float" office:value="818" calcext:value-type="float">
            <text:p>818</text:p>
          </table:table-cell>
          <table:table-cell table:formula="of:=[.L214]+[.F215]" office:value-type="float" office:value="279" calcext:value-type="float">
            <text:p>279</text:p>
          </table:table-cell>
          <table:table-cell table:formula="of:=[.H215]" office:value-type="float" office:value="1356" calcext:value-type="float">
            <text:p>1356</text:p>
          </table:table-cell>
          <table:table-cell table:formula="of:=[.M215]-[.L215]" office:value-type="float" office:value="1077" calcext:value-type="float">
            <text:p>1077</text:p>
          </table:table-cell>
          <table:table-cell table:formula="of:=[.L215]/[.M215]" office:value-type="float" office:value="0.20575221238938" calcext:value-type="float">
            <text:p>0.20575221238938</text:p>
          </table:table-cell>
          <table:table-cell table:formula="of:=[.K215]/[.I215]" office:value-type="float" office:value="0.104403318442884" calcext:value-type="float">
            <text:p>0.104403318442884</text:p>
          </table:table-cell>
          <table:table-cell table:formula="of:=2038372-[.M215]-[.K215]-[.J215]" office:value-type="float" office:value="2030537" calcext:value-type="float">
            <text:p>2030537</text:p>
          </table:table-cell>
          <table:table-cell table:formula="of:=MAX([.N222];NORMINV(RAND();[.N222];0.25*[.N222]))" office:value-type="float" office:value="825" calcext:value-type="float">
            <text:p>825</text:p>
          </table:table-cell>
          <table:table-cell table:formula="of:=[.R215]+[.L215]" office:value-type="float" office:value="1104" calcext:value-type="float">
            <text:p>1104</text:p>
          </table:table-cell>
          <table:table-cell table:formula="of:=[.S215]-[.S214]" office:value-type="float" office:value="-40" calcext:value-type="float">
            <text:p>-40</text:p>
          </table:table-cell>
          <table:table-cell table:formula="of:=[.M215]-[.M214]" office:value-type="float" office:value="-42" calcext:value-type="float">
            <text:p>-42</text:p>
          </table:table-cell>
          <table:table-cell table:formula="of:=[.L215]-[.L214]" office:value-type="float" office:value="-15" calcext:value-type="float">
            <text:p>-1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1 00:00:0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H215]+[.E216]" office:value-type="float" office:value="1345" calcext:value-type="float">
            <text:p>1345</text:p>
          </table:table-cell>
          <table:table-cell table:formula="of:=[.I215]+[.B216]" office:value-type="float" office:value="7929" calcext:value-type="float">
            <text:p>7929</text:p>
          </table:table-cell>
          <table:table-cell table:formula="of:=[.J215]+[.G216]" office:value-type="float" office:value="5754" calcext:value-type="float">
            <text:p>5754</text:p>
          </table:table-cell>
          <table:table-cell table:formula="of:=[.K215]+[.C216]" office:value-type="float" office:value="830" calcext:value-type="float">
            <text:p>830</text:p>
          </table:table-cell>
          <table:table-cell table:formula="of:=[.L215]+[.F216]" office:value-type="float" office:value="280" calcext:value-type="float">
            <text:p>280</text:p>
          </table:table-cell>
          <table:table-cell table:formula="of:=[.H216]" office:value-type="float" office:value="1345" calcext:value-type="float">
            <text:p>1345</text:p>
          </table:table-cell>
          <table:table-cell table:formula="of:=[.M216]-[.L216]" office:value-type="float" office:value="1065" calcext:value-type="float">
            <text:p>1065</text:p>
          </table:table-cell>
          <table:table-cell table:formula="of:=[.L216]/[.M216]" office:value-type="float" office:value="0.20817843866171" calcext:value-type="float">
            <text:p>0.20817843866171</text:p>
          </table:table-cell>
          <table:table-cell table:formula="of:=[.K216]/[.I216]" office:value-type="float" office:value="0.104679026358936" calcext:value-type="float">
            <text:p>0.104679026358936</text:p>
          </table:table-cell>
          <table:table-cell table:formula="of:=2038372-[.M216]-[.K216]-[.J216]" office:value-type="float" office:value="2030443" calcext:value-type="float">
            <text:p>2030443</text:p>
          </table:table-cell>
          <table:table-cell table:formula="of:=MAX([.N223];NORMINV(RAND();[.N223];0.25*[.N223]))" office:value-type="float" office:value="828.651660623203" calcext:value-type="float">
            <text:p>828.651660623203</text:p>
          </table:table-cell>
          <table:table-cell table:formula="of:=[.R216]+[.L216]" office:value-type="float" office:value="1108.6516606232" calcext:value-type="float">
            <text:p>1108.6516606232</text:p>
          </table:table-cell>
          <table:table-cell table:formula="of:=[.S216]-[.S215]" office:value-type="float" office:value="4.6516606232035" calcext:value-type="float">
            <text:p>4.6516606232035</text:p>
          </table:table-cell>
          <table:table-cell table:formula="of:=[.M216]-[.M215]" office:value-type="float" office:value="-11" calcext:value-type="float">
            <text:p>-11</text:p>
          </table:table-cell>
          <table:table-cell table:formula="of:=[.L216]-[.L215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2 00:00: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6" calcext:value-type="float">
            <text:p>-4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formula="of:=[.H216]+[.E217]" office:value-type="float" office:value="1299" calcext:value-type="float">
            <text:p>1299</text:p>
          </table:table-cell>
          <table:table-cell table:formula="of:=[.I216]+[.B217]" office:value-type="float" office:value="7964" calcext:value-type="float">
            <text:p>7964</text:p>
          </table:table-cell>
          <table:table-cell table:formula="of:=[.J216]+[.G217]" office:value-type="float" office:value="5828" calcext:value-type="float">
            <text:p>5828</text:p>
          </table:table-cell>
          <table:table-cell table:formula="of:=[.K216]+[.C217]" office:value-type="float" office:value="837" calcext:value-type="float">
            <text:p>837</text:p>
          </table:table-cell>
          <table:table-cell table:formula="of:=[.L216]+[.F217]" office:value-type="float" office:value="283" calcext:value-type="float">
            <text:p>283</text:p>
          </table:table-cell>
          <table:table-cell table:formula="of:=[.H217]" office:value-type="float" office:value="1299" calcext:value-type="float">
            <text:p>1299</text:p>
          </table:table-cell>
          <table:table-cell table:formula="of:=[.M217]-[.L217]" office:value-type="float" office:value="1016" calcext:value-type="float">
            <text:p>1016</text:p>
          </table:table-cell>
          <table:table-cell table:formula="of:=[.L217]/[.M217]" office:value-type="float" office:value="0.217859892224788" calcext:value-type="float">
            <text:p>0.217859892224788</text:p>
          </table:table-cell>
          <table:table-cell table:formula="of:=[.K217]/[.I217]" office:value-type="float" office:value="0.1050979407333" calcext:value-type="float">
            <text:p>0.1050979407333</text:p>
          </table:table-cell>
          <table:table-cell table:formula="of:=2038372-[.M217]-[.K217]-[.J217]" office:value-type="float" office:value="2030408" calcext:value-type="float">
            <text:p>2030408</text:p>
          </table:table-cell>
          <table:table-cell table:formula="of:=MAX([.N224];NORMINV(RAND();[.N224];0.25*[.N224]))" office:value-type="float" office:value="1141.01557857079" calcext:value-type="float">
            <text:p>1141.01557857079</text:p>
          </table:table-cell>
          <table:table-cell table:formula="of:=[.R217]+[.L217]" office:value-type="float" office:value="1424.01557857079" calcext:value-type="float">
            <text:p>1424.01557857079</text:p>
          </table:table-cell>
          <table:table-cell table:formula="of:=[.S217]-[.S216]" office:value-type="float" office:value="315.363917947591" calcext:value-type="float">
            <text:p>315.363917947591</text:p>
          </table:table-cell>
          <table:table-cell table:formula="of:=[.M217]-[.M216]" office:value-type="float" office:value="-46" calcext:value-type="float">
            <text:p>-46</text:p>
          </table:table-cell>
          <table:table-cell table:formula="of:=[.L217]-[.L216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3 00:00:0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formula="of:=[.H217]+[.E218]" office:value-type="float" office:value="1279" calcext:value-type="float">
            <text:p>1279</text:p>
          </table:table-cell>
          <table:table-cell table:formula="of:=[.I217]+[.B218]" office:value-type="float" office:value="8005" calcext:value-type="float">
            <text:p>8005</text:p>
          </table:table-cell>
          <table:table-cell table:formula="of:=[.J217]+[.G218]" office:value-type="float" office:value="5879" calcext:value-type="float">
            <text:p>5879</text:p>
          </table:table-cell>
          <table:table-cell table:formula="of:=[.K217]+[.C218]" office:value-type="float" office:value="847" calcext:value-type="float">
            <text:p>847</text:p>
          </table:table-cell>
          <table:table-cell table:formula="of:=[.L217]+[.F218]" office:value-type="float" office:value="280" calcext:value-type="float">
            <text:p>280</text:p>
          </table:table-cell>
          <table:table-cell table:formula="of:=[.H218]" office:value-type="float" office:value="1279" calcext:value-type="float">
            <text:p>1279</text:p>
          </table:table-cell>
          <table:table-cell table:formula="of:=[.M218]-[.L218]" office:value-type="float" office:value="999" calcext:value-type="float">
            <text:p>999</text:p>
          </table:table-cell>
          <table:table-cell table:formula="of:=[.L218]/[.M218]" office:value-type="float" office:value="0.218921032056294" calcext:value-type="float">
            <text:p>0.218921032056294</text:p>
          </table:table-cell>
          <table:table-cell table:formula="of:=[.K218]/[.I218]" office:value-type="float" office:value="0.10580886945659" calcext:value-type="float">
            <text:p>0.10580886945659</text:p>
          </table:table-cell>
          <table:table-cell table:formula="of:=2038372-[.M218]-[.K218]-[.J218]" office:value-type="float" office:value="2030367" calcext:value-type="float">
            <text:p>2030367</text:p>
          </table:table-cell>
          <table:table-cell table:formula="of:=MAX([.N225];NORMINV(RAND();[.N225];0.25*[.N225]))" office:value-type="float" office:value="920.981584787534" calcext:value-type="float">
            <text:p>920.981584787534</text:p>
          </table:table-cell>
          <table:table-cell table:formula="of:=[.R218]+[.L218]" office:value-type="float" office:value="1200.98158478753" calcext:value-type="float">
            <text:p>1200.98158478753</text:p>
          </table:table-cell>
          <table:table-cell table:formula="of:=[.S218]-[.S217]" office:value-type="float" office:value="-223.03399378326" calcext:value-type="float">
            <text:p>-223.03399378326</text:p>
          </table:table-cell>
          <table:table-cell table:formula="of:=[.M218]-[.M217]" office:value-type="float" office:value="-20" calcext:value-type="float">
            <text:p>-20</text:p>
          </table:table-cell>
          <table:table-cell table:formula="of:=[.L218]-[.L217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4 00:00:00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126" calcext:value-type="float">
            <text:p>126</text:p>
          </table:table-cell>
          <table:table-cell table:formula="of:=[.H218]+[.E219]" office:value-type="float" office:value="1249" calcext:value-type="float">
            <text:p>1249</text:p>
          </table:table-cell>
          <table:table-cell table:formula="of:=[.I218]+[.B219]" office:value-type="float" office:value="8111" calcext:value-type="float">
            <text:p>8111</text:p>
          </table:table-cell>
          <table:table-cell table:formula="of:=[.J218]+[.G219]" office:value-type="float" office:value="6005" calcext:value-type="float">
            <text:p>6005</text:p>
          </table:table-cell>
          <table:table-cell table:formula="of:=[.K218]+[.C219]" office:value-type="float" office:value="857" calcext:value-type="float">
            <text:p>857</text:p>
          </table:table-cell>
          <table:table-cell table:formula="of:=[.L218]+[.F219]" office:value-type="float" office:value="271" calcext:value-type="float">
            <text:p>271</text:p>
          </table:table-cell>
          <table:table-cell table:formula="of:=[.H219]" office:value-type="float" office:value="1249" calcext:value-type="float">
            <text:p>1249</text:p>
          </table:table-cell>
          <table:table-cell table:formula="of:=[.M219]-[.L219]" office:value-type="float" office:value="978" calcext:value-type="float">
            <text:p>978</text:p>
          </table:table-cell>
          <table:table-cell table:formula="of:=[.L219]/[.M219]" office:value-type="float" office:value="0.21697357886309" calcext:value-type="float">
            <text:p>0.21697357886309</text:p>
          </table:table-cell>
          <table:table-cell table:formula="of:=[.K219]/[.I219]" office:value-type="float" office:value="0.105658981629885" calcext:value-type="float">
            <text:p>0.105658981629885</text:p>
          </table:table-cell>
          <table:table-cell table:formula="of:=2038372-[.M219]-[.K219]-[.J219]" office:value-type="float" office:value="2030261" calcext:value-type="float">
            <text:p>2030261</text:p>
          </table:table-cell>
          <table:table-cell table:formula="of:=MAX([.N226];NORMINV(RAND();[.N226];0.25*[.N226]))" office:value-type="float" office:value="980.884699820592" calcext:value-type="float">
            <text:p>980.884699820592</text:p>
          </table:table-cell>
          <table:table-cell table:formula="of:=[.R219]+[.L219]" office:value-type="float" office:value="1251.88469982059" calcext:value-type="float">
            <text:p>1251.88469982059</text:p>
          </table:table-cell>
          <table:table-cell table:formula="of:=[.S219]-[.S218]" office:value-type="float" office:value="50.9031150330577" calcext:value-type="float">
            <text:p>50.9031150330577</text:p>
          </table:table-cell>
          <table:table-cell table:formula="of:=[.M219]-[.M218]" office:value-type="float" office:value="-30" calcext:value-type="float">
            <text:p>-30</text:p>
          </table:table-cell>
          <table:table-cell table:formula="of:=[.L219]-[.L218]" office:value-type="float" office:value="-9" calcext:value-type="float">
            <text:p>-9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5 00:00:0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147" calcext:value-type="float">
            <text:p>147</text:p>
          </table:table-cell>
          <table:table-cell table:formula="of:=[.H219]+[.E220]" office:value-type="float" office:value="1172" calcext:value-type="float">
            <text:p>1172</text:p>
          </table:table-cell>
          <table:table-cell table:formula="of:=[.I219]+[.B220]" office:value-type="float" office:value="8187" calcext:value-type="float">
            <text:p>8187</text:p>
          </table:table-cell>
          <table:table-cell table:formula="of:=[.J219]+[.G220]" office:value-type="float" office:value="6152" calcext:value-type="float">
            <text:p>6152</text:p>
          </table:table-cell>
          <table:table-cell table:formula="of:=[.K219]+[.C220]" office:value-type="float" office:value="863" calcext:value-type="float">
            <text:p>863</text:p>
          </table:table-cell>
          <table:table-cell table:formula="of:=[.L219]+[.F220]" office:value-type="float" office:value="262" calcext:value-type="float">
            <text:p>262</text:p>
          </table:table-cell>
          <table:table-cell table:formula="of:=[.H220]" office:value-type="float" office:value="1172" calcext:value-type="float">
            <text:p>1172</text:p>
          </table:table-cell>
          <table:table-cell table:formula="of:=[.M220]-[.L220]" office:value-type="float" office:value="910" calcext:value-type="float">
            <text:p>910</text:p>
          </table:table-cell>
          <table:table-cell table:formula="of:=[.L220]/[.M220]" office:value-type="float" office:value="0.223549488054607" calcext:value-type="float">
            <text:p>0.223549488054607</text:p>
          </table:table-cell>
          <table:table-cell table:formula="of:=[.K220]/[.I220]" office:value-type="float" office:value="0.105411017466716" calcext:value-type="float">
            <text:p>0.105411017466716</text:p>
          </table:table-cell>
          <table:table-cell table:formula="of:=2038372-[.M220]-[.K220]-[.J220]" office:value-type="float" office:value="2030185" calcext:value-type="float">
            <text:p>2030185</text:p>
          </table:table-cell>
          <table:table-cell table:formula="of:=MAX([.N227];NORMINV(RAND();[.N227];0.25*[.N227]))" office:value-type="float" office:value="806" calcext:value-type="float">
            <text:p>806</text:p>
          </table:table-cell>
          <table:table-cell table:formula="of:=[.R220]+[.L220]" office:value-type="float" office:value="1068" calcext:value-type="float">
            <text:p>1068</text:p>
          </table:table-cell>
          <table:table-cell table:formula="of:=[.S220]-[.S219]" office:value-type="float" office:value="-183.884699820592" calcext:value-type="float">
            <text:p>-183.884699820592</text:p>
          </table:table-cell>
          <table:table-cell table:formula="of:=[.M220]-[.M219]" office:value-type="float" office:value="-77" calcext:value-type="float">
            <text:p>-77</text:p>
          </table:table-cell>
          <table:table-cell table:formula="of:=[.L220]-[.L219]" office:value-type="float" office:value="-9" calcext:value-type="float">
            <text:p>-9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6 00:00: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77" calcext:value-type="float">
            <text:p>-77</text:p>
          </table:table-cell>
          <table:table-cell office:value-type="float" office:value="-17" calcext:value-type="float">
            <text:p>-17</text:p>
          </table:table-cell>
          <table:table-cell office:value-type="float" office:value="104" calcext:value-type="float">
            <text:p>104</text:p>
          </table:table-cell>
          <table:table-cell table:formula="of:=[.H220]+[.E221]" office:value-type="float" office:value="1095" calcext:value-type="float">
            <text:p>1095</text:p>
          </table:table-cell>
          <table:table-cell table:formula="of:=[.I220]+[.B221]" office:value-type="float" office:value="8220" calcext:value-type="float">
            <text:p>8220</text:p>
          </table:table-cell>
          <table:table-cell table:formula="of:=[.J220]+[.G221]" office:value-type="float" office:value="6256" calcext:value-type="float">
            <text:p>6256</text:p>
          </table:table-cell>
          <table:table-cell table:formula="of:=[.K220]+[.C221]" office:value-type="float" office:value="869" calcext:value-type="float">
            <text:p>869</text:p>
          </table:table-cell>
          <table:table-cell table:formula="of:=[.L220]+[.F221]" office:value-type="float" office:value="245" calcext:value-type="float">
            <text:p>245</text:p>
          </table:table-cell>
          <table:table-cell table:formula="of:=[.H221]" office:value-type="float" office:value="1095" calcext:value-type="float">
            <text:p>1095</text:p>
          </table:table-cell>
          <table:table-cell table:formula="of:=[.M221]-[.L221]" office:value-type="float" office:value="850" calcext:value-type="float">
            <text:p>850</text:p>
          </table:table-cell>
          <table:table-cell table:formula="of:=[.L221]/[.M221]" office:value-type="float" office:value="0.223744292237443" calcext:value-type="float">
            <text:p>0.223744292237443</text:p>
          </table:table-cell>
          <table:table-cell table:formula="of:=[.K221]/[.I221]" office:value-type="float" office:value="0.105717761557178" calcext:value-type="float">
            <text:p>0.105717761557178</text:p>
          </table:table-cell>
          <table:table-cell table:formula="of:=2038372-[.M221]-[.K221]-[.J221]" office:value-type="float" office:value="2030152" calcext:value-type="float">
            <text:p>2030152</text:p>
          </table:table-cell>
          <table:table-cell table:formula="of:=MAX([.N228];NORMINV(RAND();[.N228];0.25*[.N228]))" office:value-type="float" office:value="825" calcext:value-type="float">
            <text:p>825</text:p>
          </table:table-cell>
          <table:table-cell table:formula="of:=[.R221]+[.L221]" office:value-type="float" office:value="1070" calcext:value-type="float">
            <text:p>1070</text:p>
          </table:table-cell>
          <table:table-cell table:formula="of:=[.S221]-[.S220]" office:value-type="float" office:value="2" calcext:value-type="float">
            <text:p>2</text:p>
          </table:table-cell>
          <table:table-cell table:formula="of:=[.M221]-[.M220]" office:value-type="float" office:value="-77" calcext:value-type="float">
            <text:p>-77</text:p>
          </table:table-cell>
          <table:table-cell table:formula="of:=[.L221]-[.L220]" office:value-type="float" office:value="-17" calcext:value-type="float">
            <text:p>-17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7 00:00:0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[.H221]+[.E222]" office:value-type="float" office:value="1072" calcext:value-type="float">
            <text:p>1072</text:p>
          </table:table-cell>
          <table:table-cell table:formula="of:=[.I221]+[.B222]" office:value-type="float" office:value="8302" calcext:value-type="float">
            <text:p>8302</text:p>
          </table:table-cell>
          <table:table-cell table:formula="of:=[.J221]+[.G222]" office:value-type="float" office:value="6357" calcext:value-type="float">
            <text:p>6357</text:p>
          </table:table-cell>
          <table:table-cell table:formula="of:=[.K221]+[.C222]" office:value-type="float" office:value="873" calcext:value-type="float">
            <text:p>873</text:p>
          </table:table-cell>
          <table:table-cell table:formula="of:=[.L221]+[.F222]" office:value-type="float" office:value="247" calcext:value-type="float">
            <text:p>247</text:p>
          </table:table-cell>
          <table:table-cell table:formula="of:=[.H222]" office:value-type="float" office:value="1072" calcext:value-type="float">
            <text:p>1072</text:p>
          </table:table-cell>
          <table:table-cell table:formula="of:=[.M222]-[.L222]" office:value-type="float" office:value="825" calcext:value-type="float">
            <text:p>825</text:p>
          </table:table-cell>
          <table:table-cell table:formula="of:=[.L222]/[.M222]" office:value-type="float" office:value="0.230410447761194" calcext:value-type="float">
            <text:p>0.230410447761194</text:p>
          </table:table-cell>
          <table:table-cell table:formula="of:=[.K222]/[.I222]" office:value-type="float" office:value="0.10515538424476" calcext:value-type="float">
            <text:p>0.10515538424476</text:p>
          </table:table-cell>
          <table:table-cell table:formula="of:=2038372-[.M222]-[.K222]-[.J222]" office:value-type="float" office:value="2030070" calcext:value-type="float">
            <text:p>2030070</text:p>
          </table:table-cell>
          <table:table-cell table:formula="of:=MAX([.N229];NORMINV(RAND();[.N229];0.25*[.N229]))" office:value-type="float" office:value="1221.32710991341" calcext:value-type="float">
            <text:p>1221.32710991341</text:p>
          </table:table-cell>
          <table:table-cell table:formula="of:=[.R222]+[.L222]" office:value-type="float" office:value="1468.32710991341" calcext:value-type="float">
            <text:p>1468.32710991341</text:p>
          </table:table-cell>
          <table:table-cell table:formula="of:=[.S222]-[.S221]" office:value-type="float" office:value="398.327109913406" calcext:value-type="float">
            <text:p>398.327109913406</text:p>
          </table:table-cell>
          <table:table-cell table:formula="of:=[.M222]-[.M221]" office:value-type="float" office:value="-23" calcext:value-type="float">
            <text:p>-23</text:p>
          </table:table-cell>
          <table:table-cell table:formula="of:=[.L222]-[.L221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8 00:00:0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111" calcext:value-type="float">
            <text:p>111</text:p>
          </table:table-cell>
          <table:table-cell table:formula="of:=[.H222]+[.E223]" office:value-type="float" office:value="1032" calcext:value-type="float">
            <text:p>1032</text:p>
          </table:table-cell>
          <table:table-cell table:formula="of:=[.I222]+[.B223]" office:value-type="float" office:value="8380" calcext:value-type="float">
            <text:p>8380</text:p>
          </table:table-cell>
          <table:table-cell table:formula="of:=[.J222]+[.G223]" office:value-type="float" office:value="6468" calcext:value-type="float">
            <text:p>6468</text:p>
          </table:table-cell>
          <table:table-cell table:formula="of:=[.K222]+[.C223]" office:value-type="float" office:value="880" calcext:value-type="float">
            <text:p>880</text:p>
          </table:table-cell>
          <table:table-cell table:formula="of:=[.L222]+[.F223]" office:value-type="float" office:value="245" calcext:value-type="float">
            <text:p>245</text:p>
          </table:table-cell>
          <table:table-cell table:formula="of:=[.H223]" office:value-type="float" office:value="1032" calcext:value-type="float">
            <text:p>1032</text:p>
          </table:table-cell>
          <table:table-cell table:formula="of:=[.M223]-[.L223]" office:value-type="float" office:value="787" calcext:value-type="float">
            <text:p>787</text:p>
          </table:table-cell>
          <table:table-cell table:formula="of:=[.L223]/[.M223]" office:value-type="float" office:value="0.237403100775194" calcext:value-type="float">
            <text:p>0.237403100775194</text:p>
          </table:table-cell>
          <table:table-cell table:formula="of:=[.K223]/[.I223]" office:value-type="float" office:value="0.105011933174224" calcext:value-type="float">
            <text:p>0.105011933174224</text:p>
          </table:table-cell>
          <table:table-cell table:formula="of:=2038372-[.M223]-[.K223]-[.J223]" office:value-type="float" office:value="2029992" calcext:value-type="float">
            <text:p>2029992</text:p>
          </table:table-cell>
          <table:table-cell table:formula="of:=MAX([.N230];NORMINV(RAND();[.N230];0.25*[.N230]))" office:value-type="float" office:value="861" calcext:value-type="float">
            <text:p>861</text:p>
          </table:table-cell>
          <table:table-cell table:formula="of:=[.R223]+[.L223]" office:value-type="float" office:value="1106" calcext:value-type="float">
            <text:p>1106</text:p>
          </table:table-cell>
          <table:table-cell table:formula="of:=[.S223]-[.S222]" office:value-type="float" office:value="-362.327109913406" calcext:value-type="float">
            <text:p>-362.327109913406</text:p>
          </table:table-cell>
          <table:table-cell table:formula="of:=[.M223]-[.M222]" office:value-type="float" office:value="-40" calcext:value-type="float">
            <text:p>-40</text:p>
          </table:table-cell>
          <table:table-cell table:formula="of:=[.L223]-[.L222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19 00:00:0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49" calcext:value-type="float">
            <text:p>49</text:p>
          </table:table-cell>
          <table:table-cell table:formula="of:=[.H223]+[.E224]" office:value-type="float" office:value="1035" calcext:value-type="float">
            <text:p>1035</text:p>
          </table:table-cell>
          <table:table-cell table:formula="of:=[.I223]+[.B224]" office:value-type="float" office:value="8441" calcext:value-type="float">
            <text:p>8441</text:p>
          </table:table-cell>
          <table:table-cell table:formula="of:=[.J223]+[.G224]" office:value-type="float" office:value="6517" calcext:value-type="float">
            <text:p>6517</text:p>
          </table:table-cell>
          <table:table-cell table:formula="of:=[.K223]+[.C224]" office:value-type="float" office:value="889" calcext:value-type="float">
            <text:p>889</text:p>
          </table:table-cell>
          <table:table-cell table:formula="of:=[.L223]+[.F224]" office:value-type="float" office:value="235" calcext:value-type="float">
            <text:p>235</text:p>
          </table:table-cell>
          <table:table-cell table:formula="of:=[.H224]" office:value-type="float" office:value="1035" calcext:value-type="float">
            <text:p>1035</text:p>
          </table:table-cell>
          <table:table-cell table:formula="of:=[.M224]-[.L224]" office:value-type="float" office:value="800" calcext:value-type="float">
            <text:p>800</text:p>
          </table:table-cell>
          <table:table-cell table:formula="of:=[.L224]/[.M224]" office:value-type="float" office:value="0.227053140096618" calcext:value-type="float">
            <text:p>0.227053140096618</text:p>
          </table:table-cell>
          <table:table-cell table:formula="of:=[.K224]/[.I224]" office:value-type="float" office:value="0.105319274967421" calcext:value-type="float">
            <text:p>0.105319274967421</text:p>
          </table:table-cell>
          <table:table-cell table:formula="of:=2038372-[.M224]-[.K224]-[.J224]" office:value-type="float" office:value="2029931" calcext:value-type="float">
            <text:p>2029931</text:p>
          </table:table-cell>
          <table:table-cell table:formula="of:=MAX([.N231];NORMINV(RAND();[.N231];0.25*[.N231]))" office:value-type="float" office:value="946.549699044445" calcext:value-type="float">
            <text:p>946.549699044445</text:p>
          </table:table-cell>
          <table:table-cell table:formula="of:=[.R224]+[.L224]" office:value-type="float" office:value="1181.54969904445" calcext:value-type="float">
            <text:p>1181.54969904445</text:p>
          </table:table-cell>
          <table:table-cell table:formula="of:=[.S224]-[.S223]" office:value-type="float" office:value="75.5496990444449" calcext:value-type="float">
            <text:p>75.5496990444449</text:p>
          </table:table-cell>
          <table:table-cell table:formula="of:=[.M224]-[.M223]" office:value-type="float" office:value="3" calcext:value-type="float">
            <text:p>3</text:p>
          </table:table-cell>
          <table:table-cell table:formula="of:=[.L224]-[.L223]" office:value-type="float" office:value="-10" calcext:value-type="float">
            <text:p>-1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0 00:00: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table:formula="of:=[.H224]+[.E225]" office:value-type="float" office:value="1032" calcext:value-type="float">
            <text:p>1032</text:p>
          </table:table-cell>
          <table:table-cell table:formula="of:=[.I224]+[.B225]" office:value-type="float" office:value="8486" calcext:value-type="float">
            <text:p>8486</text:p>
          </table:table-cell>
          <table:table-cell table:formula="of:=[.J224]+[.G225]" office:value-type="float" office:value="6561" calcext:value-type="float">
            <text:p>6561</text:p>
          </table:table-cell>
          <table:table-cell table:formula="of:=[.K224]+[.C225]" office:value-type="float" office:value="893" calcext:value-type="float">
            <text:p>893</text:p>
          </table:table-cell>
          <table:table-cell table:formula="of:=[.L224]+[.F225]" office:value-type="float" office:value="233" calcext:value-type="float">
            <text:p>233</text:p>
          </table:table-cell>
          <table:table-cell table:formula="of:=[.H225]" office:value-type="float" office:value="1032" calcext:value-type="float">
            <text:p>1032</text:p>
          </table:table-cell>
          <table:table-cell table:formula="of:=[.M225]-[.L225]" office:value-type="float" office:value="799" calcext:value-type="float">
            <text:p>799</text:p>
          </table:table-cell>
          <table:table-cell table:formula="of:=[.L225]/[.M225]" office:value-type="float" office:value="0.22577519379845" calcext:value-type="float">
            <text:p>0.22577519379845</text:p>
          </table:table-cell>
          <table:table-cell table:formula="of:=[.K225]/[.I225]" office:value-type="float" office:value="0.105232147065755" calcext:value-type="float">
            <text:p>0.105232147065755</text:p>
          </table:table-cell>
          <table:table-cell table:formula="of:=2038372-[.M225]-[.K225]-[.J225]" office:value-type="float" office:value="2029886" calcext:value-type="float">
            <text:p>2029886</text:p>
          </table:table-cell>
          <table:table-cell table:formula="of:=MAX([.N232];NORMINV(RAND();[.N232];0.25*[.N232]))" office:value-type="float" office:value="876" calcext:value-type="float">
            <text:p>876</text:p>
          </table:table-cell>
          <table:table-cell table:formula="of:=[.R225]+[.L225]" office:value-type="float" office:value="1109" calcext:value-type="float">
            <text:p>1109</text:p>
          </table:table-cell>
          <table:table-cell table:formula="of:=[.S225]-[.S224]" office:value-type="float" office:value="-72.5496990444449" calcext:value-type="float">
            <text:p>-72.5496990444449</text:p>
          </table:table-cell>
          <table:table-cell table:formula="of:=[.M225]-[.M224]" office:value-type="float" office:value="-3" calcext:value-type="float">
            <text:p>-3</text:p>
          </table:table-cell>
          <table:table-cell table:formula="of:=[.L225]-[.L224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1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01" calcext:value-type="float">
            <text:p>101</text:p>
          </table:table-cell>
          <table:table-cell table:formula="of:=[.H225]+[.E226]" office:value-type="float" office:value="1043" calcext:value-type="float">
            <text:p>1043</text:p>
          </table:table-cell>
          <table:table-cell table:formula="of:=[.I225]+[.B226]" office:value-type="float" office:value="8606" calcext:value-type="float">
            <text:p>8606</text:p>
          </table:table-cell>
          <table:table-cell table:formula="of:=[.J225]+[.G226]" office:value-type="float" office:value="6662" calcext:value-type="float">
            <text:p>6662</text:p>
          </table:table-cell>
          <table:table-cell table:formula="of:=[.K225]+[.C226]" office:value-type="float" office:value="901" calcext:value-type="float">
            <text:p>901</text:p>
          </table:table-cell>
          <table:table-cell table:formula="of:=[.L225]+[.F226]" office:value-type="float" office:value="227" calcext:value-type="float">
            <text:p>227</text:p>
          </table:table-cell>
          <table:table-cell table:formula="of:=[.H226]" office:value-type="float" office:value="1043" calcext:value-type="float">
            <text:p>1043</text:p>
          </table:table-cell>
          <table:table-cell table:formula="of:=[.M226]-[.L226]" office:value-type="float" office:value="816" calcext:value-type="float">
            <text:p>816</text:p>
          </table:table-cell>
          <table:table-cell table:formula="of:=[.L226]/[.M226]" office:value-type="float" office:value="0.217641418983701" calcext:value-type="float">
            <text:p>0.217641418983701</text:p>
          </table:table-cell>
          <table:table-cell table:formula="of:=[.K226]/[.I226]" office:value-type="float" office:value="0.104694399256333" calcext:value-type="float">
            <text:p>0.104694399256333</text:p>
          </table:table-cell>
          <table:table-cell table:formula="of:=2038372-[.M226]-[.K226]-[.J226]" office:value-type="float" office:value="2029766" calcext:value-type="float">
            <text:p>2029766</text:p>
          </table:table-cell>
          <table:table-cell table:formula="of:=MAX([.N233];NORMINV(RAND();[.N233];0.25*[.N233]))" office:value-type="float" office:value="906" calcext:value-type="float">
            <text:p>906</text:p>
          </table:table-cell>
          <table:table-cell table:formula="of:=[.R226]+[.L226]" office:value-type="float" office:value="1133" calcext:value-type="float">
            <text:p>1133</text:p>
          </table:table-cell>
          <table:table-cell table:formula="of:=[.S226]-[.S225]" office:value-type="float" office:value="24" calcext:value-type="float">
            <text:p>24</text:p>
          </table:table-cell>
          <table:table-cell table:formula="of:=[.M226]-[.M225]" office:value-type="float" office:value="11" calcext:value-type="float">
            <text:p>11</text:p>
          </table:table-cell>
          <table:table-cell table:formula="of:=[.L226]-[.L225]" office:value-type="float" office:value="-6" calcext:value-type="float">
            <text:p>-6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2 00:00:00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formula="of:=[.H226]+[.E227]" office:value-type="float" office:value="1035" calcext:value-type="float">
            <text:p>1035</text:p>
          </table:table-cell>
          <table:table-cell table:formula="of:=[.I226]+[.B227]" office:value-type="float" office:value="8713" calcext:value-type="float">
            <text:p>8713</text:p>
          </table:table-cell>
          <table:table-cell table:formula="of:=[.J226]+[.G227]" office:value-type="float" office:value="6766" calcext:value-type="float">
            <text:p>6766</text:p>
          </table:table-cell>
          <table:table-cell table:formula="of:=[.K226]+[.C227]" office:value-type="float" office:value="912" calcext:value-type="float">
            <text:p>912</text:p>
          </table:table-cell>
          <table:table-cell table:formula="of:=[.L226]+[.F227]" office:value-type="float" office:value="229" calcext:value-type="float">
            <text:p>229</text:p>
          </table:table-cell>
          <table:table-cell table:formula="of:=[.H227]" office:value-type="float" office:value="1035" calcext:value-type="float">
            <text:p>1035</text:p>
          </table:table-cell>
          <table:table-cell table:formula="of:=[.M227]-[.L227]" office:value-type="float" office:value="806" calcext:value-type="float">
            <text:p>806</text:p>
          </table:table-cell>
          <table:table-cell table:formula="of:=[.L227]/[.M227]" office:value-type="float" office:value="0.221256038647343" calcext:value-type="float">
            <text:p>0.221256038647343</text:p>
          </table:table-cell>
          <table:table-cell table:formula="of:=[.K227]/[.I227]" office:value-type="float" office:value="0.104671180993917" calcext:value-type="float">
            <text:p>0.104671180993917</text:p>
          </table:table-cell>
          <table:table-cell table:formula="of:=2038372-[.M227]-[.K227]-[.J227]" office:value-type="float" office:value="2029659" calcext:value-type="float">
            <text:p>2029659</text:p>
          </table:table-cell>
          <table:table-cell table:formula="of:=MAX([.N234];NORMINV(RAND();[.N234];0.25*[.N234]))" office:value-type="float" office:value="943" calcext:value-type="float">
            <text:p>943</text:p>
          </table:table-cell>
          <table:table-cell table:formula="of:=[.R227]+[.L227]" office:value-type="float" office:value="1172" calcext:value-type="float">
            <text:p>1172</text:p>
          </table:table-cell>
          <table:table-cell table:formula="of:=[.S227]-[.S226]" office:value-type="float" office:value="39" calcext:value-type="float">
            <text:p>39</text:p>
          </table:table-cell>
          <table:table-cell table:formula="of:=[.M227]-[.M226]" office:value-type="float" office:value="-8" calcext:value-type="float">
            <text:p>-8</text:p>
          </table:table-cell>
          <table:table-cell table:formula="of:=[.L227]-[.L226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3 00:00:0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103" calcext:value-type="float">
            <text:p>103</text:p>
          </table:table-cell>
          <table:table-cell table:formula="of:=[.H227]+[.E228]" office:value-type="float" office:value="1042" calcext:value-type="float">
            <text:p>1042</text:p>
          </table:table-cell>
          <table:table-cell table:formula="of:=[.I227]+[.B228]" office:value-type="float" office:value="8831" calcext:value-type="float">
            <text:p>8831</text:p>
          </table:table-cell>
          <table:table-cell table:formula="of:=[.J227]+[.G228]" office:value-type="float" office:value="6869" calcext:value-type="float">
            <text:p>6869</text:p>
          </table:table-cell>
          <table:table-cell table:formula="of:=[.K227]+[.C228]" office:value-type="float" office:value="920" calcext:value-type="float">
            <text:p>920</text:p>
          </table:table-cell>
          <table:table-cell table:formula="of:=[.L227]+[.F228]" office:value-type="float" office:value="217" calcext:value-type="float">
            <text:p>217</text:p>
          </table:table-cell>
          <table:table-cell table:formula="of:=[.H228]" office:value-type="float" office:value="1042" calcext:value-type="float">
            <text:p>1042</text:p>
          </table:table-cell>
          <table:table-cell table:formula="of:=[.M228]-[.L228]" office:value-type="float" office:value="825" calcext:value-type="float">
            <text:p>825</text:p>
          </table:table-cell>
          <table:table-cell table:formula="of:=[.L228]/[.M228]" office:value-type="float" office:value="0.208253358925144" calcext:value-type="float">
            <text:p>0.208253358925144</text:p>
          </table:table-cell>
          <table:table-cell table:formula="of:=[.K228]/[.I228]" office:value-type="float" office:value="0.104178462235307" calcext:value-type="float">
            <text:p>0.104178462235307</text:p>
          </table:table-cell>
          <table:table-cell table:formula="of:=2038372-[.M228]-[.K228]-[.J228]" office:value-type="float" office:value="2029541" calcext:value-type="float">
            <text:p>2029541</text:p>
          </table:table-cell>
          <table:table-cell table:formula="of:=MAX([.N235];NORMINV(RAND();[.N235];0.25*[.N235]))" office:value-type="float" office:value="1020" calcext:value-type="float">
            <text:p>1020</text:p>
          </table:table-cell>
          <table:table-cell table:formula="of:=[.R228]+[.L228]" office:value-type="float" office:value="1237" calcext:value-type="float">
            <text:p>1237</text:p>
          </table:table-cell>
          <table:table-cell table:formula="of:=[.S228]-[.S227]" office:value-type="float" office:value="65" calcext:value-type="float">
            <text:p>65</text:p>
          </table:table-cell>
          <table:table-cell table:formula="of:=[.M228]-[.M227]" office:value-type="float" office:value="7" calcext:value-type="float">
            <text:p>7</text:p>
          </table:table-cell>
          <table:table-cell table:formula="of:=[.L228]-[.L227]" office:value-type="float" office:value="-12" calcext:value-type="float">
            <text:p>-1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4 00:00:0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65" calcext:value-type="float">
            <text:p>65</text:p>
          </table:table-cell>
          <table:table-cell table:formula="of:=[.H228]+[.E229]" office:value-type="float" office:value="1064" calcext:value-type="float">
            <text:p>1064</text:p>
          </table:table-cell>
          <table:table-cell table:formula="of:=[.I228]+[.B229]" office:value-type="float" office:value="8924" calcext:value-type="float">
            <text:p>8924</text:p>
          </table:table-cell>
          <table:table-cell table:formula="of:=[.J228]+[.G229]" office:value-type="float" office:value="6934" calcext:value-type="float">
            <text:p>6934</text:p>
          </table:table-cell>
          <table:table-cell table:formula="of:=[.K228]+[.C229]" office:value-type="float" office:value="926" calcext:value-type="float">
            <text:p>926</text:p>
          </table:table-cell>
          <table:table-cell table:formula="of:=[.L228]+[.F229]" office:value-type="float" office:value="208" calcext:value-type="float">
            <text:p>208</text:p>
          </table:table-cell>
          <table:table-cell table:formula="of:=[.H229]" office:value-type="float" office:value="1064" calcext:value-type="float">
            <text:p>1064</text:p>
          </table:table-cell>
          <table:table-cell table:formula="of:=[.M229]-[.L229]" office:value-type="float" office:value="856" calcext:value-type="float">
            <text:p>856</text:p>
          </table:table-cell>
          <table:table-cell table:formula="of:=[.L229]/[.M229]" office:value-type="float" office:value="0.195488721804511" calcext:value-type="float">
            <text:p>0.195488721804511</text:p>
          </table:table-cell>
          <table:table-cell table:formula="of:=[.K229]/[.I229]" office:value-type="float" office:value="0.103765127745406" calcext:value-type="float">
            <text:p>0.103765127745406</text:p>
          </table:table-cell>
          <table:table-cell table:formula="of:=2038372-[.M229]-[.K229]-[.J229]" office:value-type="float" office:value="2029448" calcext:value-type="float">
            <text:p>2029448</text:p>
          </table:table-cell>
          <table:table-cell table:formula="of:=MAX([.N236];NORMINV(RAND();[.N236];0.25*[.N236]))" office:value-type="float" office:value="1066" calcext:value-type="float">
            <text:p>1066</text:p>
          </table:table-cell>
          <table:table-cell table:formula="of:=[.R229]+[.L229]" office:value-type="float" office:value="1274" calcext:value-type="float">
            <text:p>1274</text:p>
          </table:table-cell>
          <table:table-cell table:formula="of:=[.S229]-[.S228]" office:value-type="float" office:value="37" calcext:value-type="float">
            <text:p>37</text:p>
          </table:table-cell>
          <table:table-cell table:formula="of:=[.M229]-[.M228]" office:value-type="float" office:value="22" calcext:value-type="float">
            <text:p>22</text:p>
          </table:table-cell>
          <table:table-cell table:formula="of:=[.L229]-[.L228]" office:value-type="float" office:value="-9" calcext:value-type="float">
            <text:p>-9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5 00:00: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H229]+[.E230]" office:value-type="float" office:value="1069" calcext:value-type="float">
            <text:p>1069</text:p>
          </table:table-cell>
          <table:table-cell table:formula="of:=[.I229]+[.B230]" office:value-type="float" office:value="9014" calcext:value-type="float">
            <text:p>9014</text:p>
          </table:table-cell>
          <table:table-cell table:formula="of:=[.J229]+[.G230]" office:value-type="float" office:value="7016" calcext:value-type="float">
            <text:p>7016</text:p>
          </table:table-cell>
          <table:table-cell table:formula="of:=[.K229]+[.C230]" office:value-type="float" office:value="929" calcext:value-type="float">
            <text:p>929</text:p>
          </table:table-cell>
          <table:table-cell table:formula="of:=[.L229]+[.F230]" office:value-type="float" office:value="208" calcext:value-type="float">
            <text:p>208</text:p>
          </table:table-cell>
          <table:table-cell table:formula="of:=[.H230]" office:value-type="float" office:value="1069" calcext:value-type="float">
            <text:p>1069</text:p>
          </table:table-cell>
          <table:table-cell table:formula="of:=[.M230]-[.L230]" office:value-type="float" office:value="861" calcext:value-type="float">
            <text:p>861</text:p>
          </table:table-cell>
          <table:table-cell table:formula="of:=[.L230]/[.M230]" office:value-type="float" office:value="0.194574368568756" calcext:value-type="float">
            <text:p>0.194574368568756</text:p>
          </table:table-cell>
          <table:table-cell table:formula="of:=[.K230]/[.I230]" office:value-type="float" office:value="0.103061903705347" calcext:value-type="float">
            <text:p>0.103061903705347</text:p>
          </table:table-cell>
          <table:table-cell table:formula="of:=2038372-[.M230]-[.K230]-[.J230]" office:value-type="float" office:value="2029358" calcext:value-type="float">
            <text:p>2029358</text:p>
          </table:table-cell>
          <table:table-cell table:formula="of:=MAX([.N237];NORMINV(RAND();[.N237];0.25*[.N237]))" office:value-type="float" office:value="1094" calcext:value-type="float">
            <text:p>1094</text:p>
          </table:table-cell>
          <table:table-cell table:formula="of:=[.R230]+[.L230]" office:value-type="float" office:value="1302" calcext:value-type="float">
            <text:p>1302</text:p>
          </table:table-cell>
          <table:table-cell table:formula="of:=[.S230]-[.S229]" office:value-type="float" office:value="28" calcext:value-type="float">
            <text:p>28</text:p>
          </table:table-cell>
          <table:table-cell table:formula="of:=[.M230]-[.M229]" office:value-type="float" office:value="5" calcext:value-type="float">
            <text:p>5</text:p>
          </table:table-cell>
          <table:table-cell table:formula="of:=[.L230]-[.L22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6 00:00:0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table:formula="of:=[.H230]+[.E231]" office:value-type="float" office:value="1082" calcext:value-type="float">
            <text:p>1082</text:p>
          </table:table-cell>
          <table:table-cell table:formula="of:=[.I230]+[.B231]" office:value-type="float" office:value="9059" calcext:value-type="float">
            <text:p>9059</text:p>
          </table:table-cell>
          <table:table-cell table:formula="of:=[.J230]+[.G231]" office:value-type="float" office:value="7045" calcext:value-type="float">
            <text:p>7045</text:p>
          </table:table-cell>
          <table:table-cell table:formula="of:=[.K230]+[.C231]" office:value-type="float" office:value="932" calcext:value-type="float">
            <text:p>932</text:p>
          </table:table-cell>
          <table:table-cell table:formula="of:=[.L230]+[.F231]" office:value-type="float" office:value="206" calcext:value-type="float">
            <text:p>206</text:p>
          </table:table-cell>
          <table:table-cell table:formula="of:=[.H231]" office:value-type="float" office:value="1082" calcext:value-type="float">
            <text:p>1082</text:p>
          </table:table-cell>
          <table:table-cell table:formula="of:=[.M231]-[.L231]" office:value-type="float" office:value="876" calcext:value-type="float">
            <text:p>876</text:p>
          </table:table-cell>
          <table:table-cell table:formula="of:=[.L231]/[.M231]" office:value-type="float" office:value="0.190388170055453" calcext:value-type="float">
            <text:p>0.190388170055453</text:p>
          </table:table-cell>
          <table:table-cell table:formula="of:=[.K231]/[.I231]" office:value-type="float" office:value="0.102881112705597" calcext:value-type="float">
            <text:p>0.102881112705597</text:p>
          </table:table-cell>
          <table:table-cell table:formula="of:=2038372-[.M231]-[.K231]-[.J231]" office:value-type="float" office:value="2029313" calcext:value-type="float">
            <text:p>2029313</text:p>
          </table:table-cell>
          <table:table-cell table:formula="of:=MAX([.N238];NORMINV(RAND();[.N238];0.25*[.N238]))" office:value-type="float" office:value="1106.77506015789" calcext:value-type="float">
            <text:p>1106.77506015789</text:p>
          </table:table-cell>
          <table:table-cell table:formula="of:=[.R231]+[.L231]" office:value-type="float" office:value="1312.77506015789" calcext:value-type="float">
            <text:p>1312.77506015789</text:p>
          </table:table-cell>
          <table:table-cell table:formula="of:=[.S231]-[.S230]" office:value-type="float" office:value="10.7750601578919" calcext:value-type="float">
            <text:p>10.7750601578919</text:p>
          </table:table-cell>
          <table:table-cell table:formula="of:=[.M231]-[.M230]" office:value-type="float" office:value="13" calcext:value-type="float">
            <text:p>13</text:p>
          </table:table-cell>
          <table:table-cell table:formula="of:=[.L231]-[.L230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7 00:00:0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table:formula="of:=[.H231]+[.E232]" office:value-type="float" office:value="1080" calcext:value-type="float">
            <text:p>1080</text:p>
          </table:table-cell>
          <table:table-cell table:formula="of:=[.I231]+[.B232]" office:value-type="float" office:value="9098" calcext:value-type="float">
            <text:p>9098</text:p>
          </table:table-cell>
          <table:table-cell table:formula="of:=[.J231]+[.G232]" office:value-type="float" office:value="7079" calcext:value-type="float">
            <text:p>7079</text:p>
          </table:table-cell>
          <table:table-cell table:formula="of:=[.K231]+[.C232]" office:value-type="float" office:value="939" calcext:value-type="float">
            <text:p>939</text:p>
          </table:table-cell>
          <table:table-cell table:formula="of:=[.L231]+[.F232]" office:value-type="float" office:value="204" calcext:value-type="float">
            <text:p>204</text:p>
          </table:table-cell>
          <table:table-cell table:formula="of:=[.H232]" office:value-type="float" office:value="1080" calcext:value-type="float">
            <text:p>1080</text:p>
          </table:table-cell>
          <table:table-cell table:formula="of:=[.M232]-[.L232]" office:value-type="float" office:value="876" calcext:value-type="float">
            <text:p>876</text:p>
          </table:table-cell>
          <table:table-cell table:formula="of:=[.L232]/[.M232]" office:value-type="float" office:value="0.188888888888889" calcext:value-type="float">
            <text:p>0.188888888888889</text:p>
          </table:table-cell>
          <table:table-cell table:formula="of:=[.K232]/[.I232]" office:value-type="float" office:value="0.103209496592658" calcext:value-type="float">
            <text:p>0.103209496592658</text:p>
          </table:table-cell>
          <table:table-cell table:formula="of:=2038372-[.M232]-[.K232]-[.J232]" office:value-type="float" office:value="2029274" calcext:value-type="float">
            <text:p>2029274</text:p>
          </table:table-cell>
          <table:table-cell table:formula="of:=MAX([.N239];NORMINV(RAND();[.N239];0.25*[.N239]))" office:value-type="float" office:value="1080" calcext:value-type="float">
            <text:p>1080</text:p>
          </table:table-cell>
          <table:table-cell table:formula="of:=[.R232]+[.L232]" office:value-type="float" office:value="1284" calcext:value-type="float">
            <text:p>1284</text:p>
          </table:table-cell>
          <table:table-cell table:formula="of:=[.S232]-[.S231]" office:value-type="float" office:value="-28.7750601578919" calcext:value-type="float">
            <text:p>-28.7750601578919</text:p>
          </table:table-cell>
          <table:table-cell table:formula="of:=[.M232]-[.M231]" office:value-type="float" office:value="-2" calcext:value-type="float">
            <text:p>-2</text:p>
          </table:table-cell>
          <table:table-cell table:formula="of:=[.L232]-[.L231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8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100" calcext:value-type="float">
            <text:p>100</text:p>
          </table:table-cell>
          <table:table-cell table:formula="of:=[.H232]+[.E233]" office:value-type="float" office:value="1103" calcext:value-type="float">
            <text:p>1103</text:p>
          </table:table-cell>
          <table:table-cell table:formula="of:=[.I232]+[.B233]" office:value-type="float" office:value="9230" calcext:value-type="float">
            <text:p>9230</text:p>
          </table:table-cell>
          <table:table-cell table:formula="of:=[.J232]+[.G233]" office:value-type="float" office:value="7179" calcext:value-type="float">
            <text:p>7179</text:p>
          </table:table-cell>
          <table:table-cell table:formula="of:=[.K232]+[.C233]" office:value-type="float" office:value="948" calcext:value-type="float">
            <text:p>948</text:p>
          </table:table-cell>
          <table:table-cell table:formula="of:=[.L232]+[.F233]" office:value-type="float" office:value="197" calcext:value-type="float">
            <text:p>197</text:p>
          </table:table-cell>
          <table:table-cell table:formula="of:=[.H233]" office:value-type="float" office:value="1103" calcext:value-type="float">
            <text:p>1103</text:p>
          </table:table-cell>
          <table:table-cell table:formula="of:=[.M233]-[.L233]" office:value-type="float" office:value="906" calcext:value-type="float">
            <text:p>906</text:p>
          </table:table-cell>
          <table:table-cell table:formula="of:=[.L233]/[.M233]" office:value-type="float" office:value="0.178603807796918" calcext:value-type="float">
            <text:p>0.178603807796918</text:p>
          </table:table-cell>
          <table:table-cell table:formula="of:=[.K233]/[.I233]" office:value-type="float" office:value="0.102708559046587" calcext:value-type="float">
            <text:p>0.102708559046587</text:p>
          </table:table-cell>
          <table:table-cell table:formula="of:=2038372-[.M233]-[.K233]-[.J233]" office:value-type="float" office:value="2029142" calcext:value-type="float">
            <text:p>2029142</text:p>
          </table:table-cell>
          <table:table-cell table:formula="of:=MAX([.N240];NORMINV(RAND();[.N240];0.25*[.N240]))" office:value-type="float" office:value="1249.37019630564" calcext:value-type="float">
            <text:p>1249.37019630564</text:p>
          </table:table-cell>
          <table:table-cell table:formula="of:=[.R233]+[.L233]" office:value-type="float" office:value="1446.37019630564" calcext:value-type="float">
            <text:p>1446.37019630564</text:p>
          </table:table-cell>
          <table:table-cell table:formula="of:=[.S233]-[.S232]" office:value-type="float" office:value="162.370196305638" calcext:value-type="float">
            <text:p>162.370196305638</text:p>
          </table:table-cell>
          <table:table-cell table:formula="of:=[.M233]-[.M232]" office:value-type="float" office:value="23" calcext:value-type="float">
            <text:p>23</text:p>
          </table:table-cell>
          <table:table-cell table:formula="of:=[.L233]-[.L232]" office:value-type="float" office:value="-7" calcext:value-type="float">
            <text:p>-7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29 00:00:0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formula="of:=[.H233]+[.E234]" office:value-type="float" office:value="1143" calcext:value-type="float">
            <text:p>1143</text:p>
          </table:table-cell>
          <table:table-cell table:formula="of:=[.I233]+[.B234]" office:value-type="float" office:value="9344" calcext:value-type="float">
            <text:p>9344</text:p>
          </table:table-cell>
          <table:table-cell table:formula="of:=[.J233]+[.G234]" office:value-type="float" office:value="7247" calcext:value-type="float">
            <text:p>7247</text:p>
          </table:table-cell>
          <table:table-cell table:formula="of:=[.K233]+[.C234]" office:value-type="float" office:value="954" calcext:value-type="float">
            <text:p>954</text:p>
          </table:table-cell>
          <table:table-cell table:formula="of:=[.L233]+[.F234]" office:value-type="float" office:value="200" calcext:value-type="float">
            <text:p>200</text:p>
          </table:table-cell>
          <table:table-cell table:formula="of:=[.H234]" office:value-type="float" office:value="1143" calcext:value-type="float">
            <text:p>1143</text:p>
          </table:table-cell>
          <table:table-cell table:formula="of:=[.M234]-[.L234]" office:value-type="float" office:value="943" calcext:value-type="float">
            <text:p>943</text:p>
          </table:table-cell>
          <table:table-cell table:formula="of:=[.L234]/[.M234]" office:value-type="float" office:value="0.174978127734033" calcext:value-type="float">
            <text:p>0.174978127734033</text:p>
          </table:table-cell>
          <table:table-cell table:formula="of:=[.K234]/[.I234]" office:value-type="float" office:value="0.102097602739726" calcext:value-type="float">
            <text:p>0.102097602739726</text:p>
          </table:table-cell>
          <table:table-cell table:formula="of:=2038372-[.M234]-[.K234]-[.J234]" office:value-type="float" office:value="2029028" calcext:value-type="float">
            <text:p>2029028</text:p>
          </table:table-cell>
          <table:table-cell table:formula="of:=MAX([.N241];NORMINV(RAND();[.N241];0.25*[.N241]))" office:value-type="float" office:value="1087" calcext:value-type="float">
            <text:p>1087</text:p>
          </table:table-cell>
          <table:table-cell table:formula="of:=[.R234]+[.L234]" office:value-type="float" office:value="1287" calcext:value-type="float">
            <text:p>1287</text:p>
          </table:table-cell>
          <table:table-cell table:formula="of:=[.S234]-[.S233]" office:value-type="float" office:value="-159.370196305638" calcext:value-type="float">
            <text:p>-159.370196305638</text:p>
          </table:table-cell>
          <table:table-cell table:formula="of:=[.M234]-[.M233]" office:value-type="float" office:value="40" calcext:value-type="float">
            <text:p>40</text:p>
          </table:table-cell>
          <table:table-cell table:formula="of:=[.L234]-[.L233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09-30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H234]+[.E235]" office:value-type="float" office:value="1223" calcext:value-type="float">
            <text:p>1223</text:p>
          </table:table-cell>
          <table:table-cell table:formula="of:=[.I234]+[.B235]" office:value-type="float" office:value="9464" calcext:value-type="float">
            <text:p>9464</text:p>
          </table:table-cell>
          <table:table-cell table:formula="of:=[.J234]+[.G235]" office:value-type="float" office:value="7277" calcext:value-type="float">
            <text:p>7277</text:p>
          </table:table-cell>
          <table:table-cell table:formula="of:=[.K234]+[.C235]" office:value-type="float" office:value="964" calcext:value-type="float">
            <text:p>964</text:p>
          </table:table-cell>
          <table:table-cell table:formula="of:=[.L234]+[.F235]" office:value-type="float" office:value="203" calcext:value-type="float">
            <text:p>203</text:p>
          </table:table-cell>
          <table:table-cell table:formula="of:=[.H235]" office:value-type="float" office:value="1223" calcext:value-type="float">
            <text:p>1223</text:p>
          </table:table-cell>
          <table:table-cell table:formula="of:=[.M235]-[.L235]" office:value-type="float" office:value="1020" calcext:value-type="float">
            <text:p>1020</text:p>
          </table:table-cell>
          <table:table-cell table:formula="of:=[.L235]/[.M235]" office:value-type="float" office:value="0.165985282093213" calcext:value-type="float">
            <text:p>0.165985282093213</text:p>
          </table:table-cell>
          <table:table-cell table:formula="of:=[.K235]/[.I235]" office:value-type="float" office:value="0.101859678782756" calcext:value-type="float">
            <text:p>0.101859678782756</text:p>
          </table:table-cell>
          <table:table-cell table:formula="of:=2038372-[.M235]-[.K235]-[.J235]" office:value-type="float" office:value="2028908" calcext:value-type="float">
            <text:p>2028908</text:p>
          </table:table-cell>
          <table:table-cell table:formula="of:=MAX([.N242];NORMINV(RAND();[.N242];0.25*[.N242]))" office:value-type="float" office:value="1398.27320962961" calcext:value-type="float">
            <text:p>1398.27320962961</text:p>
          </table:table-cell>
          <table:table-cell table:formula="of:=[.R235]+[.L235]" office:value-type="float" office:value="1601.27320962961" calcext:value-type="float">
            <text:p>1601.27320962961</text:p>
          </table:table-cell>
          <table:table-cell table:formula="of:=[.S235]-[.S234]" office:value-type="float" office:value="314.273209629608" calcext:value-type="float">
            <text:p>314.273209629608</text:p>
          </table:table-cell>
          <table:table-cell table:formula="of:=[.M235]-[.M234]" office:value-type="float" office:value="80" calcext:value-type="float">
            <text:p>80</text:p>
          </table:table-cell>
          <table:table-cell table:formula="of:=[.L235]-[.L234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01 00:00: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formula="of:=[.H235]+[.E236]" office:value-type="float" office:value="1268" calcext:value-type="float">
            <text:p>1268</text:p>
          </table:table-cell>
          <table:table-cell table:formula="of:=[.I235]+[.B236]" office:value-type="float" office:value="9592" calcext:value-type="float">
            <text:p>9592</text:p>
          </table:table-cell>
          <table:table-cell table:formula="of:=[.J235]+[.G236]" office:value-type="float" office:value="7353" calcext:value-type="float">
            <text:p>7353</text:p>
          </table:table-cell>
          <table:table-cell table:formula="of:=[.K235]+[.C236]" office:value-type="float" office:value="971" calcext:value-type="float">
            <text:p>971</text:p>
          </table:table-cell>
          <table:table-cell table:formula="of:=[.L235]+[.F236]" office:value-type="float" office:value="202" calcext:value-type="float">
            <text:p>202</text:p>
          </table:table-cell>
          <table:table-cell table:formula="of:=[.H236]" office:value-type="float" office:value="1268" calcext:value-type="float">
            <text:p>1268</text:p>
          </table:table-cell>
          <table:table-cell table:formula="of:=[.M236]-[.L236]" office:value-type="float" office:value="1066" calcext:value-type="float">
            <text:p>1066</text:p>
          </table:table-cell>
          <table:table-cell table:formula="of:=[.L236]/[.M236]" office:value-type="float" office:value="0.159305993690852" calcext:value-type="float">
            <text:p>0.159305993690852</text:p>
          </table:table-cell>
          <table:table-cell table:formula="of:=[.K236]/[.I236]" office:value-type="float" office:value="0.101230191826522" calcext:value-type="float">
            <text:p>0.101230191826522</text:p>
          </table:table-cell>
          <table:table-cell table:formula="of:=2038372-[.M236]-[.K236]-[.J236]" office:value-type="float" office:value="2028780" calcext:value-type="float">
            <text:p>2028780</text:p>
          </table:table-cell>
          <table:table-cell table:formula="of:=MAX([.N243];NORMINV(RAND();[.N243];0.25*[.N243]))" office:value-type="float" office:value="1112" calcext:value-type="float">
            <text:p>1112</text:p>
          </table:table-cell>
          <table:table-cell table:formula="of:=[.R236]+[.L236]" office:value-type="float" office:value="1314" calcext:value-type="float">
            <text:p>1314</text:p>
          </table:table-cell>
          <table:table-cell table:formula="of:=[.S236]-[.S235]" office:value-type="float" office:value="-287.273209629608" calcext:value-type="float">
            <text:p>-287.273209629608</text:p>
          </table:table-cell>
          <table:table-cell table:formula="of:=[.M236]-[.M235]" office:value-type="float" office:value="45" calcext:value-type="float">
            <text:p>45</text:p>
          </table:table-cell>
          <table:table-cell table:formula="of:=[.L236]-[.L235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02 00:00:0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[.H236]+[.E237]" office:value-type="float" office:value="1298" calcext:value-type="float">
            <text:p>1298</text:p>
          </table:table-cell>
          <table:table-cell table:formula="of:=[.I236]+[.B237]" office:value-type="float" office:value="9698" calcext:value-type="float">
            <text:p>9698</text:p>
          </table:table-cell>
          <table:table-cell table:formula="of:=[.J236]+[.G237]" office:value-type="float" office:value="7422" calcext:value-type="float">
            <text:p>7422</text:p>
          </table:table-cell>
          <table:table-cell table:formula="of:=[.K236]+[.C237]" office:value-type="float" office:value="978" calcext:value-type="float">
            <text:p>978</text:p>
          </table:table-cell>
          <table:table-cell table:formula="of:=[.L236]+[.F237]" office:value-type="float" office:value="204" calcext:value-type="float">
            <text:p>204</text:p>
          </table:table-cell>
          <table:table-cell table:formula="of:=[.H237]" office:value-type="float" office:value="1298" calcext:value-type="float">
            <text:p>1298</text:p>
          </table:table-cell>
          <table:table-cell table:formula="of:=[.M237]-[.L237]" office:value-type="float" office:value="1094" calcext:value-type="float">
            <text:p>1094</text:p>
          </table:table-cell>
          <table:table-cell table:formula="of:=[.L237]/[.M237]" office:value-type="float" office:value="0.157164869029276" calcext:value-type="float">
            <text:p>0.157164869029276</text:p>
          </table:table-cell>
          <table:table-cell table:formula="of:=[.K237]/[.I237]" office:value-type="float" office:value="0.100845535161889" calcext:value-type="float">
            <text:p>0.100845535161889</text:p>
          </table:table-cell>
          <table:table-cell table:formula="of:=2038372-[.M237]-[.K237]-[.J237]" office:value-type="float" office:value="2028674" calcext:value-type="float">
            <text:p>2028674</text:p>
          </table:table-cell>
          <table:table-cell table:formula="of:=MAX([.N244];NORMINV(RAND();[.N244];0.25*[.N244]))" office:value-type="float" office:value="1399.81477112472" calcext:value-type="float">
            <text:p>1399.81477112472</text:p>
          </table:table-cell>
          <table:table-cell table:formula="of:=[.R237]+[.L237]" office:value-type="float" office:value="1603.81477112472" calcext:value-type="float">
            <text:p>1603.81477112472</text:p>
          </table:table-cell>
          <table:table-cell table:formula="of:=[.S237]-[.S236]" office:value-type="float" office:value="289.814771124724" calcext:value-type="float">
            <text:p>289.814771124724</text:p>
          </table:table-cell>
          <table:table-cell table:formula="of:=[.M237]-[.M236]" office:value-type="float" office:value="30" calcext:value-type="float">
            <text:p>30</text:p>
          </table:table-cell>
          <table:table-cell table:formula="of:=[.L237]-[.L236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03 00:00:0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[.H237]+[.E238]" office:value-type="float" office:value="1294" calcext:value-type="float">
            <text:p>1294</text:p>
          </table:table-cell>
          <table:table-cell table:formula="of:=[.I237]+[.B238]" office:value-type="float" office:value="9755" calcext:value-type="float">
            <text:p>9755</text:p>
          </table:table-cell>
          <table:table-cell table:formula="of:=[.J237]+[.G238]" office:value-type="float" office:value="7477" calcext:value-type="float">
            <text:p>7477</text:p>
          </table:table-cell>
          <table:table-cell table:formula="of:=[.K237]+[.C238]" office:value-type="float" office:value="984" calcext:value-type="float">
            <text:p>984</text:p>
          </table:table-cell>
          <table:table-cell table:formula="of:=[.L237]+[.F238]" office:value-type="float" office:value="212" calcext:value-type="float">
            <text:p>212</text:p>
          </table:table-cell>
          <table:table-cell table:formula="of:=[.H238]" office:value-type="float" office:value="1294" calcext:value-type="float">
            <text:p>1294</text:p>
          </table:table-cell>
          <table:table-cell table:formula="of:=[.M238]-[.L238]" office:value-type="float" office:value="1082" calcext:value-type="float">
            <text:p>1082</text:p>
          </table:table-cell>
          <table:table-cell table:formula="of:=[.L238]/[.M238]" office:value-type="float" office:value="0.163833075734158" calcext:value-type="float">
            <text:p>0.163833075734158</text:p>
          </table:table-cell>
          <table:table-cell table:formula="of:=[.K238]/[.I238]" office:value-type="float" office:value="0.100871348026653" calcext:value-type="float">
            <text:p>0.100871348026653</text:p>
          </table:table-cell>
          <table:table-cell table:formula="of:=2038372-[.M238]-[.K238]-[.J238]" office:value-type="float" office:value="2028617" calcext:value-type="float">
            <text:p>2028617</text:p>
          </table:table-cell>
          <table:table-cell table:formula="of:=MAX([.N245];NORMINV(RAND();[.N245];0.25*[.N245]))" office:value-type="float" office:value="1357.67850598282" calcext:value-type="float">
            <text:p>1357.67850598282</text:p>
          </table:table-cell>
          <table:table-cell table:formula="of:=[.R238]+[.L238]" office:value-type="float" office:value="1569.67850598282" calcext:value-type="float">
            <text:p>1569.67850598282</text:p>
          </table:table-cell>
          <table:table-cell table:formula="of:=[.S238]-[.S237]" office:value-type="float" office:value="-34.136265141904" calcext:value-type="float">
            <text:p>-34.136265141904</text:p>
          </table:table-cell>
          <table:table-cell table:formula="of:=[.M238]-[.M237]" office:value-type="float" office:value="-4" calcext:value-type="float">
            <text:p>-4</text:p>
          </table:table-cell>
          <table:table-cell table:formula="of:=[.L238]-[.L237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04 00:00:0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H238]+[.E239]" office:value-type="float" office:value="1293" calcext:value-type="float">
            <text:p>1293</text:p>
          </table:table-cell>
          <table:table-cell table:formula="of:=[.I238]+[.B239]" office:value-type="float" office:value="9800" calcext:value-type="float">
            <text:p>9800</text:p>
          </table:table-cell>
          <table:table-cell table:formula="of:=[.J238]+[.G239]" office:value-type="float" office:value="7517" calcext:value-type="float">
            <text:p>7517</text:p>
          </table:table-cell>
          <table:table-cell table:formula="of:=[.K238]+[.C239]" office:value-type="float" office:value="990" calcext:value-type="float">
            <text:p>990</text:p>
          </table:table-cell>
          <table:table-cell table:formula="of:=[.L238]+[.F239]" office:value-type="float" office:value="213" calcext:value-type="float">
            <text:p>213</text:p>
          </table:table-cell>
          <table:table-cell table:formula="of:=[.H239]" office:value-type="float" office:value="1293" calcext:value-type="float">
            <text:p>1293</text:p>
          </table:table-cell>
          <table:table-cell table:formula="of:=[.M239]-[.L239]" office:value-type="float" office:value="1080" calcext:value-type="float">
            <text:p>1080</text:p>
          </table:table-cell>
          <table:table-cell table:formula="of:=[.L239]/[.M239]" office:value-type="float" office:value="0.164733178654292" calcext:value-type="float">
            <text:p>0.164733178654292</text:p>
          </table:table-cell>
          <table:table-cell table:formula="of:=[.K239]/[.I239]" office:value-type="float" office:value="0.101020408163265" calcext:value-type="float">
            <text:p>0.101020408163265</text:p>
          </table:table-cell>
          <table:table-cell table:formula="of:=2038372-[.M239]-[.K239]-[.J239]" office:value-type="float" office:value="2028572" calcext:value-type="float">
            <text:p>2028572</text:p>
          </table:table-cell>
          <table:table-cell table:formula="of:=MAX([.N246];NORMINV(RAND();[.N246];0.25*[.N246]))" office:value-type="float" office:value="1249" calcext:value-type="float">
            <text:p>1249</text:p>
          </table:table-cell>
          <table:table-cell table:formula="of:=[.R239]+[.L239]" office:value-type="float" office:value="1462" calcext:value-type="float">
            <text:p>1462</text:p>
          </table:table-cell>
          <table:table-cell table:formula="of:=[.S239]-[.S238]" office:value-type="float" office:value="-107.67850598282" calcext:value-type="float">
            <text:p>-107.67850598282</text:p>
          </table:table-cell>
          <table:table-cell table:formula="of:=[.M239]-[.M238]" office:value-type="float" office:value="-1" calcext:value-type="float">
            <text:p>-1</text:p>
          </table:table-cell>
          <table:table-cell table:formula="of:=[.L239]-[.L238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05 00:00:00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117" calcext:value-type="float">
            <text:p>117</text:p>
          </table:table-cell>
          <table:table-cell table:formula="of:=[.H239]+[.E240]" office:value-type="float" office:value="1287" calcext:value-type="float">
            <text:p>1287</text:p>
          </table:table-cell>
          <table:table-cell table:formula="of:=[.I239]+[.B240]" office:value-type="float" office:value="9918" calcext:value-type="float">
            <text:p>9918</text:p>
          </table:table-cell>
          <table:table-cell table:formula="of:=[.J239]+[.G240]" office:value-type="float" office:value="7634" calcext:value-type="float">
            <text:p>7634</text:p>
          </table:table-cell>
          <table:table-cell table:formula="of:=[.K239]+[.C240]" office:value-type="float" office:value="997" calcext:value-type="float">
            <text:p>997</text:p>
          </table:table-cell>
          <table:table-cell table:formula="of:=[.L239]+[.F240]" office:value-type="float" office:value="208" calcext:value-type="float">
            <text:p>208</text:p>
          </table:table-cell>
          <table:table-cell table:formula="of:=[.H240]" office:value-type="float" office:value="1287" calcext:value-type="float">
            <text:p>1287</text:p>
          </table:table-cell>
          <table:table-cell table:formula="of:=[.M240]-[.L240]" office:value-type="float" office:value="1079" calcext:value-type="float">
            <text:p>1079</text:p>
          </table:table-cell>
          <table:table-cell table:formula="of:=[.L240]/[.M240]" office:value-type="float" office:value="0.161616161616162" calcext:value-type="float">
            <text:p>0.161616161616162</text:p>
          </table:table-cell>
          <table:table-cell table:formula="of:=[.K240]/[.I240]" office:value-type="float" office:value="0.100524299253882" calcext:value-type="float">
            <text:p>0.100524299253882</text:p>
          </table:table-cell>
          <table:table-cell table:formula="of:=2038372-[.M240]-[.K240]-[.J240]" office:value-type="float" office:value="2028454" calcext:value-type="float">
            <text:p>2028454</text:p>
          </table:table-cell>
          <table:table-cell table:formula="of:=MAX([.N247];NORMINV(RAND();[.N247];0.25*[.N247]))" office:value-type="float" office:value="1439.33641952299" calcext:value-type="float">
            <text:p>1439.33641952299</text:p>
          </table:table-cell>
          <table:table-cell table:formula="of:=[.R240]+[.L240]" office:value-type="float" office:value="1647.33641952299" calcext:value-type="float">
            <text:p>1647.33641952299</text:p>
          </table:table-cell>
          <table:table-cell table:formula="of:=[.S240]-[.S239]" office:value-type="float" office:value="185.336419522991" calcext:value-type="float">
            <text:p>185.336419522991</text:p>
          </table:table-cell>
          <table:table-cell table:formula="of:=[.M240]-[.M239]" office:value-type="float" office:value="-6" calcext:value-type="float">
            <text:p>-6</text:p>
          </table:table-cell>
          <table:table-cell table:formula="of:=[.L240]-[.L239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06 00:00: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table:formula="of:=[.H240]+[.E241]" office:value-type="float" office:value="1293" calcext:value-type="float">
            <text:p>1293</text:p>
          </table:table-cell>
          <table:table-cell table:formula="of:=[.I240]+[.B241]" office:value-type="float" office:value="10028" calcext:value-type="float">
            <text:p>10028</text:p>
          </table:table-cell>
          <table:table-cell table:formula="of:=[.J240]+[.G241]" office:value-type="float" office:value="7734" calcext:value-type="float">
            <text:p>7734</text:p>
          </table:table-cell>
          <table:table-cell table:formula="of:=[.K240]+[.C241]" office:value-type="float" office:value="1001" calcext:value-type="float">
            <text:p>1001</text:p>
          </table:table-cell>
          <table:table-cell table:formula="of:=[.L240]+[.F241]" office:value-type="float" office:value="206" calcext:value-type="float">
            <text:p>206</text:p>
          </table:table-cell>
          <table:table-cell table:formula="of:=[.H241]" office:value-type="float" office:value="1293" calcext:value-type="float">
            <text:p>1293</text:p>
          </table:table-cell>
          <table:table-cell table:formula="of:=[.M241]-[.L241]" office:value-type="float" office:value="1087" calcext:value-type="float">
            <text:p>1087</text:p>
          </table:table-cell>
          <table:table-cell table:formula="of:=[.L241]/[.M241]" office:value-type="float" office:value="0.159319412219644" calcext:value-type="float">
            <text:p>0.159319412219644</text:p>
          </table:table-cell>
          <table:table-cell table:formula="of:=[.K241]/[.I241]" office:value-type="float" office:value="0.0998205025927403" calcext:value-type="float">
            <text:p>0.09982050259274</text:p>
          </table:table-cell>
          <table:table-cell table:formula="of:=2038372-[.M241]-[.K241]-[.J241]" office:value-type="float" office:value="2028344" calcext:value-type="float">
            <text:p>2028344</text:p>
          </table:table-cell>
          <table:table-cell table:formula="of:=MAX([.N248];NORMINV(RAND();[.N248];0.25*[.N248]))" office:value-type="float" office:value="1436.09504557938" calcext:value-type="float">
            <text:p>1436.09504557938</text:p>
          </table:table-cell>
          <table:table-cell table:formula="of:=[.R241]+[.L241]" office:value-type="float" office:value="1642.09504557938" calcext:value-type="float">
            <text:p>1642.09504557938</text:p>
          </table:table-cell>
          <table:table-cell table:formula="of:=[.S241]-[.S240]" office:value-type="float" office:value="-5.24137394361105" calcext:value-type="float">
            <text:p>-5.24137394361105</text:p>
          </table:table-cell>
          <table:table-cell table:formula="of:=[.M241]-[.M240]" office:value-type="float" office:value="6" calcext:value-type="float">
            <text:p>6</text:p>
          </table:table-cell>
          <table:table-cell table:formula="of:=[.L241]-[.L240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07 00:00:0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13" calcext:value-type="float">
            <text:p>113</text:p>
          </table:table-cell>
          <table:table-cell table:formula="of:=[.H241]+[.E242]" office:value-type="float" office:value="1288" calcext:value-type="float">
            <text:p>1288</text:p>
          </table:table-cell>
          <table:table-cell table:formula="of:=[.I241]+[.B242]" office:value-type="float" office:value="10144" calcext:value-type="float">
            <text:p>10144</text:p>
          </table:table-cell>
          <table:table-cell table:formula="of:=[.J241]+[.G242]" office:value-type="float" office:value="7847" calcext:value-type="float">
            <text:p>7847</text:p>
          </table:table-cell>
          <table:table-cell table:formula="of:=[.K241]+[.C242]" office:value-type="float" office:value="1009" calcext:value-type="float">
            <text:p>1009</text:p>
          </table:table-cell>
          <table:table-cell table:formula="of:=[.L241]+[.F242]" office:value-type="float" office:value="204" calcext:value-type="float">
            <text:p>204</text:p>
          </table:table-cell>
          <table:table-cell table:formula="of:=[.H242]" office:value-type="float" office:value="1288" calcext:value-type="float">
            <text:p>1288</text:p>
          </table:table-cell>
          <table:table-cell table:formula="of:=[.M242]-[.L242]" office:value-type="float" office:value="1084" calcext:value-type="float">
            <text:p>1084</text:p>
          </table:table-cell>
          <table:table-cell table:formula="of:=[.L242]/[.M242]" office:value-type="float" office:value="0.158385093167702" calcext:value-type="float">
            <text:p>0.158385093167702</text:p>
          </table:table-cell>
          <table:table-cell table:formula="of:=[.K242]/[.I242]" office:value-type="float" office:value="0.099467665615142" calcext:value-type="float">
            <text:p>0.099467665615142</text:p>
          </table:table-cell>
          <table:table-cell table:formula="of:=2038372-[.M242]-[.K242]-[.J242]" office:value-type="float" office:value="2028228" calcext:value-type="float">
            <text:p>2028228</text:p>
          </table:table-cell>
          <table:table-cell table:formula="of:=MAX([.N249];NORMINV(RAND();[.N249];0.25*[.N249]))" office:value-type="float" office:value="1356.20676007982" calcext:value-type="float">
            <text:p>1356.20676007982</text:p>
          </table:table-cell>
          <table:table-cell table:formula="of:=[.R242]+[.L242]" office:value-type="float" office:value="1560.20676007982" calcext:value-type="float">
            <text:p>1560.20676007982</text:p>
          </table:table-cell>
          <table:table-cell table:formula="of:=[.S242]-[.S241]" office:value-type="float" office:value="-81.8882854995616" calcext:value-type="float">
            <text:p>-81.8882854995616</text:p>
          </table:table-cell>
          <table:table-cell table:formula="of:=[.M242]-[.M241]" office:value-type="float" office:value="-5" calcext:value-type="float">
            <text:p>-5</text:p>
          </table:table-cell>
          <table:table-cell table:formula="of:=[.L242]-[.L241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08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[.H242]+[.E243]" office:value-type="float" office:value="1324" calcext:value-type="float">
            <text:p>1324</text:p>
          </table:table-cell>
          <table:table-cell table:formula="of:=[.I242]+[.B243]" office:value-type="float" office:value="10276" calcext:value-type="float">
            <text:p>10276</text:p>
          </table:table-cell>
          <table:table-cell table:formula="of:=[.J242]+[.G243]" office:value-type="float" office:value="7939" calcext:value-type="float">
            <text:p>7939</text:p>
          </table:table-cell>
          <table:table-cell table:formula="of:=[.K242]+[.C243]" office:value-type="float" office:value="1013" calcext:value-type="float">
            <text:p>1013</text:p>
          </table:table-cell>
          <table:table-cell table:formula="of:=[.L242]+[.F243]" office:value-type="float" office:value="212" calcext:value-type="float">
            <text:p>212</text:p>
          </table:table-cell>
          <table:table-cell table:formula="of:=[.H243]" office:value-type="float" office:value="1324" calcext:value-type="float">
            <text:p>1324</text:p>
          </table:table-cell>
          <table:table-cell table:formula="of:=[.M243]-[.L243]" office:value-type="float" office:value="1112" calcext:value-type="float">
            <text:p>1112</text:p>
          </table:table-cell>
          <table:table-cell table:formula="of:=[.L243]/[.M243]" office:value-type="float" office:value="0.16012084592145" calcext:value-type="float">
            <text:p>0.16012084592145</text:p>
          </table:table-cell>
          <table:table-cell table:formula="of:=[.K243]/[.I243]" office:value-type="float" office:value="0.0985792137018295" calcext:value-type="float">
            <text:p>0.09857921370183</text:p>
          </table:table-cell>
          <table:table-cell table:formula="of:=2038372-[.M243]-[.K243]-[.J243]" office:value-type="float" office:value="2028096" calcext:value-type="float">
            <text:p>2028096</text:p>
          </table:table-cell>
          <table:table-cell table:formula="of:=MAX([.N$249];NORMINV(RAND();[.N$249];0.25*[.N$249]))" office:value-type="float" office:value="1253" calcext:value-type="float">
            <text:p>1253</text:p>
          </table:table-cell>
          <table:table-cell table:formula="of:=[.R243]+[.L243]" office:value-type="float" office:value="1465" calcext:value-type="float">
            <text:p>1465</text:p>
          </table:table-cell>
          <table:table-cell table:formula="of:=[.S243]-[.S242]" office:value-type="float" office:value="-95.2067600798184" calcext:value-type="float">
            <text:p>-95.2067600798184</text:p>
          </table:table-cell>
          <table:table-cell table:formula="of:=[.M243]-[.M242]" office:value-type="float" office:value="36" calcext:value-type="float">
            <text:p>36</text:p>
          </table:table-cell>
          <table:table-cell table:formula="of:=[.L243]-[.L242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09 00:00:0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[.H243]+[.E244]" office:value-type="float" office:value="1400" calcext:value-type="float">
            <text:p>1400</text:p>
          </table:table-cell>
          <table:table-cell table:formula="of:=[.I243]+[.B244]" office:value-type="float" office:value="10439" calcext:value-type="float">
            <text:p>10439</text:p>
          </table:table-cell>
          <table:table-cell table:formula="of:=[.J243]+[.G244]" office:value-type="float" office:value="8024" calcext:value-type="float">
            <text:p>8024</text:p>
          </table:table-cell>
          <table:table-cell table:formula="of:=[.K243]+[.C244]" office:value-type="float" office:value="1015" calcext:value-type="float">
            <text:p>1015</text:p>
          </table:table-cell>
          <table:table-cell table:formula="of:=[.L243]+[.F244]" office:value-type="float" office:value="216" calcext:value-type="float">
            <text:p>216</text:p>
          </table:table-cell>
          <table:table-cell table:formula="of:=[.H244]" office:value-type="float" office:value="1400" calcext:value-type="float">
            <text:p>1400</text:p>
          </table:table-cell>
          <table:table-cell table:formula="of:=[.M244]-[.L244]" office:value-type="float" office:value="1184" calcext:value-type="float">
            <text:p>1184</text:p>
          </table:table-cell>
          <table:table-cell table:formula="of:=[.L244]/[.M244]" office:value-type="float" office:value="0.154285714285714" calcext:value-type="float">
            <text:p>0.154285714285714</text:p>
          </table:table-cell>
          <table:table-cell table:formula="of:=[.K244]/[.I244]" office:value-type="float" office:value="0.0972315355877" calcext:value-type="float">
            <text:p>0.0972315355877</text:p>
          </table:table-cell>
          <table:table-cell table:formula="of:=2038372-[.M244]-[.K244]-[.J244]" office:value-type="float" office:value="2027933" calcext:value-type="float">
            <text:p>2027933</text:p>
          </table:table-cell>
          <table:table-cell table:formula="of:=MAX([.N$249];NORMINV(RAND();[.N$249];0.25*[.N$249]))" office:value-type="float" office:value="1314.88505463306" calcext:value-type="float">
            <text:p>1314.88505463306</text:p>
          </table:table-cell>
          <table:table-cell table:formula="of:=[.R244]+[.L244]" office:value-type="float" office:value="1530.88505463306" calcext:value-type="float">
            <text:p>1530.88505463306</text:p>
          </table:table-cell>
          <table:table-cell table:formula="of:=[.S244]-[.S243]" office:value-type="float" office:value="65.8850546330641" calcext:value-type="float">
            <text:p>65.8850546330641</text:p>
          </table:table-cell>
          <table:table-cell table:formula="of:=[.M244]-[.M243]" office:value-type="float" office:value="76" calcext:value-type="float">
            <text:p>76</text:p>
          </table:table-cell>
          <table:table-cell table:formula="of:=[.L244]-[.L243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10 00:00:0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table:formula="of:=[.H244]+[.E245]" office:value-type="float" office:value="1437" calcext:value-type="float">
            <text:p>1437</text:p>
          </table:table-cell>
          <table:table-cell table:formula="of:=[.I244]+[.B245]" office:value-type="float" office:value="10521" calcext:value-type="float">
            <text:p>10521</text:p>
          </table:table-cell>
          <table:table-cell table:formula="of:=[.J244]+[.G245]" office:value-type="float" office:value="8066" calcext:value-type="float">
            <text:p>8066</text:p>
          </table:table-cell>
          <table:table-cell table:formula="of:=[.K244]+[.C245]" office:value-type="float" office:value="1018" calcext:value-type="float">
            <text:p>1018</text:p>
          </table:table-cell>
          <table:table-cell table:formula="of:=[.L244]+[.F245]" office:value-type="float" office:value="215" calcext:value-type="float">
            <text:p>215</text:p>
          </table:table-cell>
          <table:table-cell table:formula="of:=[.H245]" office:value-type="float" office:value="1437" calcext:value-type="float">
            <text:p>1437</text:p>
          </table:table-cell>
          <table:table-cell table:formula="of:=[.M245]-[.L245]" office:value-type="float" office:value="1222" calcext:value-type="float">
            <text:p>1222</text:p>
          </table:table-cell>
          <table:table-cell table:formula="of:=[.L245]/[.M245]" office:value-type="float" office:value="0.149617258176757" calcext:value-type="float">
            <text:p>0.149617258176757</text:p>
          </table:table-cell>
          <table:table-cell table:formula="of:=[.K245]/[.I245]" office:value-type="float" office:value="0.0967588632259291" calcext:value-type="float">
            <text:p>0.096758863225929</text:p>
          </table:table-cell>
          <table:table-cell table:formula="of:=2038372-[.M245]-[.K245]-[.J245]" office:value-type="float" office:value="2027851" calcext:value-type="float">
            <text:p>2027851</text:p>
          </table:table-cell>
          <table:table-cell table:formula="of:=MAX([.N$249];NORMINV(RAND();[.N$249];0.25*[.N$249]))" office:value-type="float" office:value="1253" calcext:value-type="float">
            <text:p>1253</text:p>
          </table:table-cell>
          <table:table-cell table:formula="of:=[.R245]+[.L245]" office:value-type="float" office:value="1468" calcext:value-type="float">
            <text:p>1468</text:p>
          </table:table-cell>
          <table:table-cell table:formula="of:=[.S245]-[.S244]" office:value-type="float" office:value="-62.8850546330641" calcext:value-type="float">
            <text:p>-62.8850546330641</text:p>
          </table:table-cell>
          <table:table-cell table:formula="of:=[.M245]-[.M244]" office:value-type="float" office:value="37" calcext:value-type="float">
            <text:p>37</text:p>
          </table:table-cell>
          <table:table-cell table:formula="of:=[.L245]-[.L244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11 00:00: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formula="of:=[.H245]+[.E246]" office:value-type="float" office:value="1463" calcext:value-type="float">
            <text:p>1463</text:p>
          </table:table-cell>
          <table:table-cell table:formula="of:=[.I245]+[.B246]" office:value-type="float" office:value="10585" calcext:value-type="float">
            <text:p>10585</text:p>
          </table:table-cell>
          <table:table-cell table:formula="of:=[.J245]+[.G246]" office:value-type="float" office:value="8099" calcext:value-type="float">
            <text:p>8099</text:p>
          </table:table-cell>
          <table:table-cell table:formula="of:=[.K245]+[.C246]" office:value-type="float" office:value="1023" calcext:value-type="float">
            <text:p>1023</text:p>
          </table:table-cell>
          <table:table-cell table:formula="of:=[.L245]+[.F246]" office:value-type="float" office:value="214" calcext:value-type="float">
            <text:p>214</text:p>
          </table:table-cell>
          <table:table-cell table:formula="of:=[.H246]" office:value-type="float" office:value="1463" calcext:value-type="float">
            <text:p>1463</text:p>
          </table:table-cell>
          <table:table-cell table:formula="of:=[.M246]-[.L246]" office:value-type="float" office:value="1249" calcext:value-type="float">
            <text:p>1249</text:p>
          </table:table-cell>
          <table:table-cell table:formula="of:=[.L246]/[.M246]" office:value-type="float" office:value="0.146274777853725" calcext:value-type="float">
            <text:p>0.146274777853725</text:p>
          </table:table-cell>
          <table:table-cell table:formula="of:=[.K246]/[.I246]" office:value-type="float" office:value="0.0966461974492206" calcext:value-type="float">
            <text:p>0.096646197449221</text:p>
          </table:table-cell>
          <table:table-cell table:formula="of:=2038372-[.M246]-[.K246]-[.J246]" office:value-type="float" office:value="2027787" calcext:value-type="float">
            <text:p>2027787</text:p>
          </table:table-cell>
          <table:table-cell table:formula="of:=MAX([.N$249];NORMINV(RAND();[.N$249];0.25*[.N$249]))" office:value-type="float" office:value="1253" calcext:value-type="float">
            <text:p>1253</text:p>
          </table:table-cell>
          <table:table-cell table:formula="of:=[.R246]+[.L246]" office:value-type="float" office:value="1467" calcext:value-type="float">
            <text:p>1467</text:p>
          </table:table-cell>
          <table:table-cell table:formula="of:=[.S246]-[.S245]" office:value-type="float" office:value="-1" calcext:value-type="float">
            <text:p>-1</text:p>
          </table:table-cell>
          <table:table-cell table:formula="of:=[.M246]-[.M245]" office:value-type="float" office:value="26" calcext:value-type="float">
            <text:p>26</text:p>
          </table:table-cell>
          <table:table-cell table:formula="of:=[.L246]-[.L245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12 00:00:00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formula="of:=[.H246]+[.E247]" office:value-type="float" office:value="1501" calcext:value-type="float">
            <text:p>1501</text:p>
          </table:table-cell>
          <table:table-cell table:formula="of:=[.I246]+[.B247]" office:value-type="float" office:value="10759" calcext:value-type="float">
            <text:p>10759</text:p>
          </table:table-cell>
          <table:table-cell table:formula="of:=[.J246]+[.G247]" office:value-type="float" office:value="8228" calcext:value-type="float">
            <text:p>8228</text:p>
          </table:table-cell>
          <table:table-cell table:formula="of:=[.K246]+[.C247]" office:value-type="float" office:value="1030" calcext:value-type="float">
            <text:p>1030</text:p>
          </table:table-cell>
          <table:table-cell table:formula="of:=[.L246]+[.F247]" office:value-type="float" office:value="219" calcext:value-type="float">
            <text:p>219</text:p>
          </table:table-cell>
          <table:table-cell table:formula="of:=[.H247]" office:value-type="float" office:value="1501" calcext:value-type="float">
            <text:p>1501</text:p>
          </table:table-cell>
          <table:table-cell table:formula="of:=[.M247]-[.L247]" office:value-type="float" office:value="1282" calcext:value-type="float">
            <text:p>1282</text:p>
          </table:table-cell>
          <table:table-cell table:formula="of:=[.L247]/[.M247]" office:value-type="float" office:value="0.145902731512325" calcext:value-type="float">
            <text:p>0.145902731512325</text:p>
          </table:table-cell>
          <table:table-cell table:formula="of:=[.K247]/[.I247]" office:value-type="float" office:value="0.0957338042569012" calcext:value-type="float">
            <text:p>0.095733804256901</text:p>
          </table:table-cell>
          <table:table-cell table:formula="of:=2038372-[.M247]-[.K247]-[.J247]" office:value-type="float" office:value="2027613" calcext:value-type="float">
            <text:p>2027613</text:p>
          </table:table-cell>
          <table:table-cell table:formula="of:=MAX([.N$249];NORMINV(RAND();[.N$249];0.25*[.N$249]))" office:value-type="float" office:value="1764.77436452756" calcext:value-type="float">
            <text:p>1764.77436452756</text:p>
          </table:table-cell>
          <table:table-cell table:formula="of:=[.R247]+[.L247]" office:value-type="float" office:value="1983.77436452756" calcext:value-type="float">
            <text:p>1983.77436452756</text:p>
          </table:table-cell>
          <table:table-cell table:formula="of:=[.S247]-[.S246]" office:value-type="float" office:value="516.774364527559" calcext:value-type="float">
            <text:p>516.774364527559</text:p>
          </table:table-cell>
          <table:table-cell table:formula="of:=[.M247]-[.M246]" office:value-type="float" office:value="38" calcext:value-type="float">
            <text:p>38</text:p>
          </table:table-cell>
          <table:table-cell table:formula="of:=[.L247]-[.L246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13 00:00:0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13" calcext:value-type="float">
            <text:p>113</text:p>
          </table:table-cell>
          <table:table-cell table:formula="of:=[.H247]+[.E248]" office:value-type="float" office:value="1530" calcext:value-type="float">
            <text:p>1530</text:p>
          </table:table-cell>
          <table:table-cell table:formula="of:=[.I247]+[.B248]" office:value-type="float" office:value="10905" calcext:value-type="float">
            <text:p>10905</text:p>
          </table:table-cell>
          <table:table-cell table:formula="of:=[.J247]+[.G248]" office:value-type="float" office:value="8341" calcext:value-type="float">
            <text:p>8341</text:p>
          </table:table-cell>
          <table:table-cell table:formula="of:=[.K247]+[.C248]" office:value-type="float" office:value="1034" calcext:value-type="float">
            <text:p>1034</text:p>
          </table:table-cell>
          <table:table-cell table:formula="of:=[.L247]+[.F248]" office:value-type="float" office:value="208" calcext:value-type="float">
            <text:p>208</text:p>
          </table:table-cell>
          <table:table-cell table:formula="of:=[.H248]" office:value-type="float" office:value="1530" calcext:value-type="float">
            <text:p>1530</text:p>
          </table:table-cell>
          <table:table-cell table:formula="of:=[.M248]-[.L248]" office:value-type="float" office:value="1322" calcext:value-type="float">
            <text:p>1322</text:p>
          </table:table-cell>
          <table:table-cell table:formula="of:=[.L248]/[.M248]" office:value-type="float" office:value="0.135947712418301" calcext:value-type="float">
            <text:p>0.135947712418301</text:p>
          </table:table-cell>
          <table:table-cell table:formula="of:=[.K248]/[.I248]" office:value-type="float" office:value="0.0948188904172398" calcext:value-type="float">
            <text:p>0.09481889041724</text:p>
          </table:table-cell>
          <table:table-cell table:formula="of:=2038372-[.M248]-[.K248]-[.J248]" office:value-type="float" office:value="2027467" calcext:value-type="float">
            <text:p>2027467</text:p>
          </table:table-cell>
          <table:table-cell table:formula="of:=MAX([.N$249];NORMINV(RAND();[.N$249];0.25*[.N$249]))" office:value-type="float" office:value="1253" calcext:value-type="float">
            <text:p>1253</text:p>
          </table:table-cell>
          <table:table-cell table:formula="of:=[.R248]+[.L248]" office:value-type="float" office:value="1461" calcext:value-type="float">
            <text:p>1461</text:p>
          </table:table-cell>
          <table:table-cell table:formula="of:=[.S248]-[.S247]" office:value-type="float" office:value="-522.774364527559" calcext:value-type="float">
            <text:p>-522.774364527559</text:p>
          </table:table-cell>
          <table:table-cell table:formula="of:=[.M248]-[.M247]" office:value-type="float" office:value="29" calcext:value-type="float">
            <text:p>29</text:p>
          </table:table-cell>
          <table:table-cell table:formula="of:=[.L248]-[.L247]" office:value-type="float" office:value="-11" calcext:value-type="float">
            <text:p>-11</text:p>
          </table:table-cell>
          <table:table-cell office:value-type="string" calcext:value-type="string">
            <text:p>No Closures</text:p>
          </table:table-cell>
          <table:table-cell/>
        </table:table-row>
        <table:table-row table:style-name="ro1">
          <table:table-cell office:value-type="string" calcext:value-type="string">
            <text:p>2020-10-14 00:00: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-18" calcext:value-type="float">
            <text:p>-18</text:p>
          </table:table-cell>
          <table:table-cell office:value-type="float" office:value="118" calcext:value-type="float">
            <text:p>118</text:p>
          </table:table-cell>
          <table:table-cell table:formula="of:=[.H248]+[.E249]" office:value-type="float" office:value="1443" calcext:value-type="float">
            <text:p>1443</text:p>
          </table:table-cell>
          <table:table-cell table:formula="of:=[.I248]+[.B249]" office:value-type="float" office:value="10938" calcext:value-type="float">
            <text:p>10938</text:p>
          </table:table-cell>
          <table:table-cell table:formula="of:=[.J248]+[.G249]" office:value-type="float" office:value="8459" calcext:value-type="float">
            <text:p>8459</text:p>
          </table:table-cell>
          <table:table-cell table:formula="of:=[.K248]+[.C249]" office:value-type="float" office:value="1036" calcext:value-type="float">
            <text:p>1036</text:p>
          </table:table-cell>
          <table:table-cell table:formula="of:=[.L248]+[.F249]" office:value-type="float" office:value="190" calcext:value-type="float">
            <text:p>190</text:p>
          </table:table-cell>
          <table:table-cell table:formula="of:=[.H249]" office:value-type="float" office:value="1443" calcext:value-type="float">
            <text:p>1443</text:p>
          </table:table-cell>
          <table:table-cell table:formula="of:=[.M249]-[.L249]" office:value-type="float" office:value="1253" calcext:value-type="float">
            <text:p>1253</text:p>
          </table:table-cell>
          <table:table-cell table:formula="of:=[.L249]/[.M249]" office:value-type="float" office:value="0.131670131670132" calcext:value-type="float">
            <text:p>0.131670131670132</text:p>
          </table:table-cell>
          <table:table-cell table:formula="of:=[.K249]/[.I249]" office:value-type="float" office:value="0.0947156701407936" calcext:value-type="float">
            <text:p>0.094715670140794</text:p>
          </table:table-cell>
          <table:table-cell table:formula="of:=2038372-[.M249]-[.K249]-[.J249]" office:value-type="float" office:value="2027434" calcext:value-type="float">
            <text:p>2027434</text:p>
          </table:table-cell>
          <table:table-cell table:formula="of:=MAX([.N$249];NORMINV(RAND();[.N$249];0.25*[.N$249]))" office:value-type="float" office:value="1253" calcext:value-type="float">
            <text:p>1253</text:p>
          </table:table-cell>
          <table:table-cell table:formula="of:=[.R249]+[.L249]" office:value-type="float" office:value="1443" calcext:value-type="float">
            <text:p>1443</text:p>
          </table:table-cell>
          <table:table-cell table:formula="of:=[.S249]-[.S248]" office:value-type="float" office:value="-18" calcext:value-type="float">
            <text:p>-18</text:p>
          </table:table-cell>
          <table:table-cell table:formula="of:=[.M249]-[.M248]" office:value-type="float" office:value="-87" calcext:value-type="float">
            <text:p>-87</text:p>
          </table:table-cell>
          <table:table-cell table:formula="of:=[.L249]-[.L248]" office:value-type="float" office:value="-18" calcext:value-type="float">
            <text:p>-18</text:p>
          </table:table-cell>
          <table:table-cell office:value-type="string" calcext:value-type="string">
            <text:p>No Closu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8:23:56.819493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6T18:24:21.751699779</dc:date>
    <meta:editing-duration>PT2H23M7S</meta:editing-duration>
    <meta:editing-cycles>4</meta:editing-cycles>
    <meta:generator>LibreOffice/6.4.6.2$Linux_X86_64 LibreOffice_project/40$Build-2</meta:generator>
    <meta:document-statistic meta:table-count="1" meta:cell-count="5707" meta:object-count="0"/>
  </office:meta>
</office:document-meta>
</file>